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2.379cm"/>
    </style:style>
    <style:style style:name="co3" style:family="table-column">
      <style:table-column-properties fo:break-before="auto" style:column-width="2.471cm"/>
    </style:style>
    <style:style style:name="co4" style:family="table-column">
      <style:table-column-properties fo:break-before="auto" style:column-width="1.734cm"/>
    </style:style>
    <style:style style:name="co5" style:family="table-column">
      <style:table-column-properties fo:break-before="auto" style:column-width="2.993cm"/>
    </style:style>
    <style:style style:name="co6" style:family="table-column">
      <style:table-column-properties fo:break-before="auto" style:column-width="2.194cm"/>
    </style:style>
    <style:style style:name="co7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.704cm"/>
    </style:style>
    <style:style style:name="co8" style:family="table-column">
      <style:table-column-properties fo:break-before="auto" style:column-width="1.919cm"/>
    </style:style>
    <style:style style:name="co12" style:family="table-column">
      <style:table-column-properties fo:break-before="auto" style:column-width="1.887cm"/>
    </style:style>
    <style:style style:name="co13" style:family="table-column">
      <style:table-column-properties fo:break-before="auto" style:column-width="1.826cm"/>
    </style:style>
    <style:style style:name="co14" style:family="table-column">
      <style:table-column-properties fo:break-before="auto" style:column-width="3.424cm"/>
    </style:style>
    <style:style style:name="co15" style:family="table-column">
      <style:table-column-properties fo:break-before="auto" style:column-width="2.595cm"/>
    </style:style>
    <style:style style:name="co16" style:family="table-column">
      <style:table-column-properties fo:break-before="auto" style:column-width="3.547cm"/>
    </style:style>
    <style:style style:name="co17" style:family="table-column">
      <style:table-column-properties fo:break-before="auto" style:column-width="55.18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Category">
      <style:table-cell-properties fo:border-bottom="0.99pt solid #000000" fo:border-left="2.01pt solid #000000" fo:border-right="0.99pt solid #000000" fo:border-top="none"/>
    </style:style>
    <style:style style:name="ce8" style:family="table-cell" style:parent-style-name="Pivot_20_Table_20_Category">
      <style:table-cell-properties fo:border-bottom="2.01pt solid #000000" fo:border-left="2.01pt solid #000000" fo:border-right="0.99pt solid #000000" fo:border-top="none"/>
    </style:style>
    <style:style style:name="ce9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0" style:family="table-cell" style:parent-style-name="Pivot_20_Table_20_Field">
      <style:table-cell-properties fo:border="0.99pt solid #000000"/>
    </style:style>
    <style:style style:name="ce11" style:family="table-cell" style:parent-style-name="Pivot_20_Table_20_Category">
      <style:table-cell-properties fo:border-bottom="none" fo:border-left="0.99pt solid #000000" fo:border-right="0.99pt solid #000000" fo:border-top="0.99pt solid #000000"/>
    </style:style>
    <style:style style:name="ce12" style:family="table-cell" style:parent-style-name="Pivot_20_Table_20_Category">
      <style:table-cell-properties fo:border-bottom="none" fo:border-left="0.99pt solid #000000" fo:border-right="0.99pt solid #000000" fo:border-top="none"/>
    </style:style>
    <style:style style:name="ce13" style:family="table-cell" style:parent-style-name="Pivot_20_Table_20_Category">
      <style:table-cell-properties fo:border-bottom="0.99pt solid #000000" fo:border-left="0.99pt solid #000000" fo:border-right="0.99pt solid #000000" fo:border-top="none"/>
    </style:style>
    <style:style style:name="ce14" style:family="table-cell" style:parent-style-name="Pivot_20_Table_20_Category">
      <style:table-cell-properties fo:border-bottom="2.01pt solid #000000" fo:border-left="0.99pt solid #000000" fo:border-right="0.99pt solid #000000" fo:border-top="none"/>
    </style:style>
    <style:style style:name="ce1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6" style:family="table-cell" style:parent-style-name="Pivot_20_Table_20_Category">
      <style:table-cell-properties fo:border-bottom="0.99pt solid #000000" fo:border-left="0.99pt solid #000000" fo:border-right="none" fo:border-top="none"/>
    </style:style>
    <style:style style:name="ce17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8" style:family="table-cell" style:parent-style-name="Pivot_20_Table_20_Value">
      <style:table-cell-properties fo:border-bottom="none" fo:border-left="0.99pt solid #000000" fo:border-right="none" fo:border-top="none"/>
    </style:style>
    <style:style style:name="ce19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20" style:family="table-cell" style:parent-style-name="Pivot_20_Table_20_Value">
      <style:table-cell-properties fo:border-bottom="2.01pt solid #000000" fo:border-left="0.99pt solid #000000" fo:border-right="none" fo:border-top="none"/>
    </style:style>
    <style:style style:name="ce2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2" style:family="table-cell" style:parent-style-name="Pivot_20_Table_20_Category">
      <style:table-cell-properties fo:border-bottom="0.99pt solid #000000" fo:border-left="none" fo:border-right="none" fo:border-top="none"/>
    </style:style>
    <style:style style:name="ce23" style:family="table-cell" style:parent-style-name="Pivot_20_Table_20_Value">
      <style:table-cell-properties fo:border-bottom="none" fo:border-left="none" fo:border-right="none" fo:border-top="0.99pt solid #000000"/>
    </style:style>
    <style:style style:name="ce24" style:family="table-cell" style:parent-style-name="Pivot_20_Table_20_Value">
      <style:table-cell-properties fo:border-bottom="0.99pt solid #000000" fo:border-left="none" fo:border-right="none" fo:border-top="none"/>
    </style:style>
    <style:style style:name="ce25" style:family="table-cell" style:parent-style-name="Pivot_20_Table_20_Value">
      <style:table-cell-properties fo:border-bottom="2.01pt solid #000000" fo:border-left="none" fo:border-right="none" fo:border-top="none"/>
    </style:style>
    <style:style style:name="ce2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7" style:family="table-cell" style:parent-style-name="Pivot_20_Table_20_Category">
      <style:table-cell-properties fo:border-bottom="0.99pt solid #000000" fo:border-left="none" fo:border-right="2.01pt solid #000000" fo:border-top="none"/>
    </style:style>
    <style:style style:name="ce28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29" style:family="table-cell" style:parent-style-name="Pivot_20_Table_20_Value">
      <style:table-cell-properties fo:border-bottom="none" fo:border-left="none" fo:border-right="2.01pt solid #000000" fo:border-top="none"/>
    </style:style>
    <style:style style:name="ce30" style:family="table-cell" style:parent-style-name="Pivot_20_Table_20_Value">
      <style:table-cell-properties fo:border-bottom="0.99pt solid #000000" fo:border-left="none" fo:border-right="2.01pt solid #000000" fo:border-top="none"/>
    </style:style>
    <style:style style:name="ce31" style:family="table-cell" style:parent-style-name="Pivot_20_Table_20_Value">
      <style:table-cell-properties fo:border-bottom="2.01pt solid #000000" fo:border-left="none" fo:border-right="2.01pt solid #000000" fo:border-top="none"/>
    </style:style>
    <style:style style:name="ce32" style:family="table-cell" style:parent-style-name="Default">
      <style:text-properties style:font-name="Arial" style:font-name-asian="Droid Sans" style:font-name-complex="Lohit Hindi"/>
    </style:style>
  </office:automatic-styles>
  <office:body>
    <office:spreadsheet>
      <table:table table:name="Raw In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Phrase</text:p>
          </table:table-cell>
          <table:table-cell table:style-name="ce1" office:value-type="string">
            <text:p>Structure</text:p>
          </table:table-cell>
          <table:table-cell table:style-name="ce1" office:value-type="string">
            <text:p>Workload</text:p>
          </table:table-cell>
          <table:table-cell table:style-name="ce1" office:value-type="string">
            <text:p>Loop</text:p>
          </table:table-cell>
          <table:table-cell table:style-name="ce1" office:value-type="string">
            <text:p>Processing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Parsing</text:p>
          </table:table-cell>
          <table:table-cell table:style-name="ce1" office:value-type="string">
            <text:p>Xpath</text:p>
          </table:table-cell>
          <table:table-cell table:style-name="ce1" office:value-type="string">
            <text:p>Results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1</text:p>
          </table:table-cell>
          <table:table-cell office:value-type="float" office:value="195.17578125">
            <text:p>195.17578125</text:p>
          </table:table-cell>
          <table:table-cell office:value-type="float" office:value="105.540771484">
            <text:p>105.540771484</text:p>
          </table:table-cell>
          <table:table-cell office:value-type="float" office:value="79.7463378906">
            <text:p>79.7463378906</text:p>
          </table:table-cell>
          <table:table-cell office:value-type="float" office:value="21.87109375">
            <text:p>21.87109375</text:p>
          </table:table-cell>
          <table:table-cell office:value-type="float" office:value="25">
            <text:p>2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24.6237792969">
            <text:p>24.6237792969</text:p>
          </table:table-cell>
          <table:table-cell office:value-type="float" office:value="22.7155761719">
            <text:p>22.7155761719</text:p>
          </table:table-cell>
          <table:table-cell office:value-type="float" office:value="9.50927734375">
            <text:p>9.5092773438</text:p>
          </table:table-cell>
          <table:table-cell office:value-type="float" office:value="11.1213378906">
            <text:p>11.1213378906</text:p>
          </table:table-cell>
          <table:table-cell office:value-type="float" office:value="25">
            <text:p>2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24.6318359375">
            <text:p>24.6318359375</text:p>
          </table:table-cell>
          <table:table-cell office:value-type="float" office:value="22.7106933594">
            <text:p>22.7106933594</text:p>
          </table:table-cell>
          <table:table-cell office:value-type="float" office:value="9.435546875">
            <text:p>9.435546875</text:p>
          </table:table-cell>
          <table:table-cell office:value-type="float" office:value="11.2109375">
            <text:p>11.2109375</text:p>
          </table:table-cell>
          <table:table-cell office:value-type="float" office:value="25">
            <text:p>2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24.6437988281">
            <text:p>24.6437988281</text:p>
          </table:table-cell>
          <table:table-cell office:value-type="float" office:value="22.7436523438">
            <text:p>22.7436523438</text:p>
          </table:table-cell>
          <table:table-cell office:value-type="float" office:value="9.4736328125">
            <text:p>9.4736328125</text:p>
          </table:table-cell>
          <table:table-cell office:value-type="float" office:value="11.2099609375">
            <text:p>11.2099609375</text:p>
          </table:table-cell>
          <table:table-cell office:value-type="float" office:value="25">
            <text:p>2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24.7700195312">
            <text:p>24.7700195312</text:p>
          </table:table-cell>
          <table:table-cell office:value-type="float" office:value="22.8693847656">
            <text:p>22.8693847656</text:p>
          </table:table-cell>
          <table:table-cell office:value-type="float" office:value="9.55737304688">
            <text:p>9.5573730469</text:p>
          </table:table-cell>
          <table:table-cell office:value-type="float" office:value="11.2333984375">
            <text:p>11.2333984375</text:p>
          </table:table-cell>
          <table:table-cell office:value-type="float" office:value="25">
            <text:p>2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1</text:p>
          </table:table-cell>
          <table:table-cell office:value-type="float" office:value="282.107910156">
            <text:p>282.107910156</text:p>
          </table:table-cell>
          <table:table-cell office:value-type="float" office:value="202.227539062">
            <text:p>202.227539062</text:p>
          </table:table-cell>
          <table:table-cell office:value-type="float" office:value="147.719970703">
            <text:p>147.719970703</text:p>
          </table:table-cell>
          <table:table-cell office:value-type="float" office:value="45.5712890625">
            <text:p>45.5712890625</text:p>
          </table:table-cell>
          <table:table-cell office:value-type="float" office:value="36">
            <text:p>3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47.9291992188">
            <text:p>47.9291992188</text:p>
          </table:table-cell>
          <table:table-cell office:value-type="float" office:value="44.8227539062">
            <text:p>44.8227539062</text:p>
          </table:table-cell>
          <table:table-cell office:value-type="float" office:value="18.7854003906">
            <text:p>18.7854003906</text:p>
          </table:table-cell>
          <table:table-cell office:value-type="float" office:value="21.7717285156">
            <text:p>21.7717285156</text:p>
          </table:table-cell>
          <table:table-cell office:value-type="float" office:value="36">
            <text:p>3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47.9440917969">
            <text:p>47.9440917969</text:p>
          </table:table-cell>
          <table:table-cell office:value-type="float" office:value="44.7583007812">
            <text:p>44.7583007812</text:p>
          </table:table-cell>
          <table:table-cell office:value-type="float" office:value="18.6857910156">
            <text:p>18.6857910156</text:p>
          </table:table-cell>
          <table:table-cell office:value-type="float" office:value="21.8474121094">
            <text:p>21.8474121094</text:p>
          </table:table-cell>
          <table:table-cell office:value-type="float" office:value="36">
            <text:p>3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47.6337890625">
            <text:p>47.6337890625</text:p>
          </table:table-cell>
          <table:table-cell office:value-type="float" office:value="44.4750976562">
            <text:p>44.4750976562</text:p>
          </table:table-cell>
          <table:table-cell office:value-type="float" office:value="18.5437011719">
            <text:p>18.5437011719</text:p>
          </table:table-cell>
          <table:table-cell office:value-type="float" office:value="21.7731933594">
            <text:p>21.7731933594</text:p>
          </table:table-cell>
          <table:table-cell office:value-type="float" office:value="36">
            <text:p>3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47.9899902344">
            <text:p>47.9899902344</text:p>
          </table:table-cell>
          <table:table-cell office:value-type="float" office:value="44.8269042969">
            <text:p>44.8269042969</text:p>
          </table:table-cell>
          <table:table-cell office:value-type="float" office:value="18.7707519531">
            <text:p>18.7707519531</text:p>
          </table:table-cell>
          <table:table-cell office:value-type="float" office:value="21.8212890625">
            <text:p>21.8212890625</text:p>
          </table:table-cell>
          <table:table-cell office:value-type="float" office:value="36">
            <text:p>3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1</text:p>
          </table:table-cell>
          <table:table-cell office:value-type="float" office:value="404.634033203">
            <text:p>404.634033203</text:p>
          </table:table-cell>
          <table:table-cell office:value-type="float" office:value="338.128662109">
            <text:p>338.128662109</text:p>
          </table:table-cell>
          <table:table-cell office:value-type="float" office:value="224.980712891">
            <text:p>224.980712891</text:p>
          </table:table-cell>
          <table:table-cell office:value-type="float" office:value="95.1860351562">
            <text:p>95.1860351562</text:p>
          </table:table-cell>
          <table:table-cell office:value-type="float" office:value="105">
            <text:p>10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97.6687011719">
            <text:p>97.6687011719</text:p>
          </table:table-cell>
          <table:table-cell office:value-type="float" office:value="91.6403808594">
            <text:p>91.6403808594</text:p>
          </table:table-cell>
          <table:table-cell office:value-type="float" office:value="38.3527832031">
            <text:p>38.3527832031</text:p>
          </table:table-cell>
          <table:table-cell office:value-type="float" office:value="44.7150878906">
            <text:p>44.7150878906</text:p>
          </table:table-cell>
          <table:table-cell office:value-type="float" office:value="105">
            <text:p>10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97.1459960938">
            <text:p>97.1459960938</text:p>
          </table:table-cell>
          <table:table-cell office:value-type="float" office:value="91.1435546875">
            <text:p>91.1435546875</text:p>
          </table:table-cell>
          <table:table-cell office:value-type="float" office:value="37.7573242188">
            <text:p>37.7573242188</text:p>
          </table:table-cell>
          <table:table-cell office:value-type="float" office:value="44.9387207031">
            <text:p>44.9387207031</text:p>
          </table:table-cell>
          <table:table-cell office:value-type="float" office:value="105">
            <text:p>10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97.2431640625">
            <text:p>97.2431640625</text:p>
          </table:table-cell>
          <table:table-cell office:value-type="float" office:value="91.2783203125">
            <text:p>91.2783203125</text:p>
          </table:table-cell>
          <table:table-cell office:value-type="float" office:value="37.8317871094">
            <text:p>37.8317871094</text:p>
          </table:table-cell>
          <table:table-cell office:value-type="float" office:value="44.8981933594">
            <text:p>44.8981933594</text:p>
          </table:table-cell>
          <table:table-cell office:value-type="float" office:value="105">
            <text:p>10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97.4750976562">
            <text:p>97.4750976562</text:p>
          </table:table-cell>
          <table:table-cell office:value-type="float" office:value="91.4372558594">
            <text:p>91.4372558594</text:p>
          </table:table-cell>
          <table:table-cell office:value-type="float" office:value="38.0234375">
            <text:p>38.0234375</text:p>
          </table:table-cell>
          <table:table-cell office:value-type="float" office:value="45.0100097656">
            <text:p>45.0100097656</text:p>
          </table:table-cell>
          <table:table-cell office:value-type="float" office:value="105">
            <text:p>10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1</text:p>
          </table:table-cell>
          <table:table-cell office:value-type="float" office:value="1170.4609375">
            <text:p>1170.4609375</text:p>
          </table:table-cell>
          <table:table-cell office:value-type="float" office:value="803.705322266">
            <text:p>803.705322266</text:p>
          </table:table-cell>
          <table:table-cell office:value-type="float" office:value="582.856445312">
            <text:p>582.856445312</text:p>
          </table:table-cell>
          <table:table-cell office:value-type="float" office:value="185.888183594">
            <text:p>185.888183594</text:p>
          </table:table-cell>
          <table:table-cell office:value-type="float" office:value="186">
            <text:p>18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191.637939453">
            <text:p>191.637939453</text:p>
          </table:table-cell>
          <table:table-cell office:value-type="float" office:value="180.975097656">
            <text:p>180.975097656</text:p>
          </table:table-cell>
          <table:table-cell office:value-type="float" office:value="75.6965332031">
            <text:p>75.6965332031</text:p>
          </table:table-cell>
          <table:table-cell office:value-type="float" office:value="88.6442871094">
            <text:p>88.6442871094</text:p>
          </table:table-cell>
          <table:table-cell office:value-type="float" office:value="186">
            <text:p>18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191.563232422">
            <text:p>191.563232422</text:p>
          </table:table-cell>
          <table:table-cell office:value-type="float" office:value="180.863769531">
            <text:p>180.863769531</text:p>
          </table:table-cell>
          <table:table-cell office:value-type="float" office:value="75.7551269531">
            <text:p>75.7551269531</text:p>
          </table:table-cell>
          <table:table-cell office:value-type="float" office:value="88.4885253906">
            <text:p>88.4885253906</text:p>
          </table:table-cell>
          <table:table-cell office:value-type="float" office:value="186">
            <text:p>18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192.263183594">
            <text:p>192.263183594</text:p>
          </table:table-cell>
          <table:table-cell office:value-type="float" office:value="181.431640625">
            <text:p>181.431640625</text:p>
          </table:table-cell>
          <table:table-cell office:value-type="float" office:value="75.7338867188">
            <text:p>75.7338867188</text:p>
          </table:table-cell>
          <table:table-cell office:value-type="float" office:value="89.0981445312">
            <text:p>89.0981445312</text:p>
          </table:table-cell>
          <table:table-cell office:value-type="float" office:value="186">
            <text:p>18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192.144775391">
            <text:p>192.144775391</text:p>
          </table:table-cell>
          <table:table-cell office:value-type="float" office:value="181.325439453">
            <text:p>181.325439453</text:p>
          </table:table-cell>
          <table:table-cell office:value-type="float" office:value="75.6140136719">
            <text:p>75.6140136719</text:p>
          </table:table-cell>
          <table:table-cell office:value-type="float" office:value="88.9567871094">
            <text:p>88.9567871094</text:p>
          </table:table-cell>
          <table:table-cell office:value-type="float" office:value="186">
            <text:p>18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1</text:p>
          </table:table-cell>
          <table:table-cell office:value-type="float" office:value="2677.08569336">
            <text:p>2677.08569336</text:p>
          </table:table-cell>
          <table:table-cell office:value-type="float" office:value="1750.92456055">
            <text:p>1750.92456055</text:p>
          </table:table-cell>
          <table:table-cell office:value-type="float" office:value="1305.56103516">
            <text:p>1305.56103516</text:p>
          </table:table-cell>
          <table:table-cell office:value-type="float" office:value="374.739013672">
            <text:p>374.739013672</text:p>
          </table:table-cell>
          <table:table-cell office:value-type="float" office:value="399">
            <text:p>3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387.166992188">
            <text:p>387.166992188</text:p>
          </table:table-cell>
          <table:table-cell office:value-type="float" office:value="367.501464844">
            <text:p>367.501464844</text:p>
          </table:table-cell>
          <table:table-cell office:value-type="float" office:value="153.266845703">
            <text:p>153.266845703</text:p>
          </table:table-cell>
          <table:table-cell office:value-type="float" office:value="181.033691406">
            <text:p>181.033691406</text:p>
          </table:table-cell>
          <table:table-cell office:value-type="float" office:value="399">
            <text:p>3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387.266113281">
            <text:p>387.266113281</text:p>
          </table:table-cell>
          <table:table-cell office:value-type="float" office:value="367.483886719">
            <text:p>367.483886719</text:p>
          </table:table-cell>
          <table:table-cell office:value-type="float" office:value="152.393554688">
            <text:p>152.393554688</text:p>
          </table:table-cell>
          <table:table-cell office:value-type="float" office:value="181.193359375">
            <text:p>181.193359375</text:p>
          </table:table-cell>
          <table:table-cell office:value-type="float" office:value="399">
            <text:p>3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386.954101562">
            <text:p>386.954101562</text:p>
          </table:table-cell>
          <table:table-cell office:value-type="float" office:value="367.212402344">
            <text:p>367.212402344</text:p>
          </table:table-cell>
          <table:table-cell office:value-type="float" office:value="151.770751953">
            <text:p>151.770751953</text:p>
          </table:table-cell>
          <table:table-cell office:value-type="float" office:value="181.410644531">
            <text:p>181.410644531</text:p>
          </table:table-cell>
          <table:table-cell office:value-type="float" office:value="399">
            <text:p>3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386.573242188">
            <text:p>386.573242188</text:p>
          </table:table-cell>
          <table:table-cell office:value-type="float" office:value="366.830078125">
            <text:p>366.830078125</text:p>
          </table:table-cell>
          <table:table-cell office:value-type="float" office:value="152.331787109">
            <text:p>152.331787109</text:p>
          </table:table-cell>
          <table:table-cell office:value-type="float" office:value="180.599609375">
            <text:p>180.599609375</text:p>
          </table:table-cell>
          <table:table-cell office:value-type="float" office:value="399">
            <text:p>3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1</text:p>
          </table:table-cell>
          <table:table-cell office:value-type="float" office:value="2936.7109375">
            <text:p>2936.7109375</text:p>
          </table:table-cell>
          <table:table-cell office:value-type="float" office:value="2688.44140625">
            <text:p>2688.44140625</text:p>
          </table:table-cell>
          <table:table-cell office:value-type="float" office:value="1791.52416992">
            <text:p>1791.52416992</text:p>
          </table:table-cell>
          <table:table-cell office:value-type="float" office:value="756.939697266">
            <text:p>756.939697266</text:p>
          </table:table-cell>
          <table:table-cell office:value-type="float" office:value="785">
            <text:p>78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768.2421875">
            <text:p>768.2421875</text:p>
          </table:table-cell>
          <table:table-cell office:value-type="float" office:value="730.927978516">
            <text:p>730.927978516</text:p>
          </table:table-cell>
          <table:table-cell office:value-type="float" office:value="304.511962891">
            <text:p>304.511962891</text:p>
          </table:table-cell>
          <table:table-cell office:value-type="float" office:value="360.080566406">
            <text:p>360.080566406</text:p>
          </table:table-cell>
          <table:table-cell office:value-type="float" office:value="785">
            <text:p>78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768.206298828">
            <text:p>768.206298828</text:p>
          </table:table-cell>
          <table:table-cell office:value-type="float" office:value="730.699462891">
            <text:p>730.699462891</text:p>
          </table:table-cell>
          <table:table-cell office:value-type="float" office:value="304.463134766">
            <text:p>304.463134766</text:p>
          </table:table-cell>
          <table:table-cell office:value-type="float" office:value="359.642578125">
            <text:p>359.642578125</text:p>
          </table:table-cell>
          <table:table-cell office:value-type="float" office:value="785">
            <text:p>78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771.624023438">
            <text:p>771.624023438</text:p>
          </table:table-cell>
          <table:table-cell office:value-type="float" office:value="733.884277344">
            <text:p>733.884277344</text:p>
          </table:table-cell>
          <table:table-cell office:value-type="float" office:value="305.470703125">
            <text:p>305.470703125</text:p>
          </table:table-cell>
          <table:table-cell office:value-type="float" office:value="360.861816406">
            <text:p>360.861816406</text:p>
          </table:table-cell>
          <table:table-cell office:value-type="float" office:value="785">
            <text:p>78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765.315185547">
            <text:p>765.315185547</text:p>
          </table:table-cell>
          <table:table-cell office:value-type="float" office:value="728.031005859">
            <text:p>728.031005859</text:p>
          </table:table-cell>
          <table:table-cell office:value-type="float" office:value="301.865478516">
            <text:p>301.865478516</text:p>
          </table:table-cell>
          <table:table-cell office:value-type="float" office:value="359.120849609">
            <text:p>359.120849609</text:p>
          </table:table-cell>
          <table:table-cell office:value-type="float" office:value="785">
            <text:p>78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1</text:p>
          </table:table-cell>
          <table:table-cell office:value-type="float" office:value="6624.93115234">
            <text:p>6624.93115234</text:p>
          </table:table-cell>
          <table:table-cell office:value-type="float" office:value="6201.2746582">
            <text:p>6201.2746582</text:p>
          </table:table-cell>
          <table:table-cell office:value-type="float" office:value="4407.16064453">
            <text:p>4407.16064453</text:p>
          </table:table-cell>
          <table:table-cell office:value-type="float" office:value="1510.1784668">
            <text:p>1510.1784668</text:p>
          </table:table-cell>
          <table:table-cell office:value-type="float" office:value="1493">
            <text:p>149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1544.50708008">
            <text:p>1544.50708008</text:p>
          </table:table-cell>
          <table:table-cell office:value-type="float" office:value="1472.06054688">
            <text:p>1472.06054688</text:p>
          </table:table-cell>
          <table:table-cell office:value-type="float" office:value="606.78515625">
            <text:p>606.78515625</text:p>
          </table:table-cell>
          <table:table-cell office:value-type="float" office:value="728.326171875">
            <text:p>728.326171875</text:p>
          </table:table-cell>
          <table:table-cell office:value-type="float" office:value="1493">
            <text:p>149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1524.79418945">
            <text:p>1524.79418945</text:p>
          </table:table-cell>
          <table:table-cell office:value-type="float" office:value="1453.40332031">
            <text:p>1453.40332031</text:p>
          </table:table-cell>
          <table:table-cell office:value-type="float" office:value="601.30859375">
            <text:p>601.30859375</text:p>
          </table:table-cell>
          <table:table-cell office:value-type="float" office:value="716.870849609">
            <text:p>716.870849609</text:p>
          </table:table-cell>
          <table:table-cell office:value-type="float" office:value="1493">
            <text:p>149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1529.03295898">
            <text:p>1529.03295898</text:p>
          </table:table-cell>
          <table:table-cell office:value-type="float" office:value="1456.57397461">
            <text:p>1456.57397461</text:p>
          </table:table-cell>
          <table:table-cell office:value-type="float" office:value="602.403320312">
            <text:p>602.403320312</text:p>
          </table:table-cell>
          <table:table-cell office:value-type="float" office:value="720.84765625">
            <text:p>720.84765625</text:p>
          </table:table-cell>
          <table:table-cell office:value-type="float" office:value="1493">
            <text:p>149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1525.89086914">
            <text:p>1525.89086914</text:p>
          </table:table-cell>
          <table:table-cell office:value-type="float" office:value="1453.73388672">
            <text:p>1453.73388672</text:p>
          </table:table-cell>
          <table:table-cell office:value-type="float" office:value="600.659179688">
            <text:p>600.659179688</text:p>
          </table:table-cell>
          <table:table-cell office:value-type="float" office:value="717.062011719">
            <text:p>717.062011719</text:p>
          </table:table-cell>
          <table:table-cell office:value-type="float" office:value="1493">
            <text:p>149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1</text:p>
          </table:table-cell>
          <table:table-cell office:value-type="float" office:value="43225.9990234">
            <text:p>43225.9990234</text:p>
          </table:table-cell>
          <table:table-cell office:value-type="float" office:value="41980.6706543">
            <text:p>41980.6706543</text:p>
          </table:table-cell>
          <table:table-cell office:value-type="float" office:value="38438.0021973">
            <text:p>38438.0021973</text:p>
          </table:table-cell>
          <table:table-cell office:value-type="float" office:value="2984.48730469">
            <text:p>2984.48730469</text:p>
          </table:table-cell>
          <table:table-cell office:value-type="float" office:value="3056">
            <text:p>305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3072.91967773">
            <text:p>3072.91967773</text:p>
          </table:table-cell>
          <table:table-cell office:value-type="float" office:value="2932.45166016">
            <text:p>2932.45166016</text:p>
          </table:table-cell>
          <table:table-cell office:value-type="float" office:value="1216.69360352">
            <text:p>1216.69360352</text:p>
          </table:table-cell>
          <table:table-cell office:value-type="float" office:value="1444.86474609">
            <text:p>1444.86474609</text:p>
          </table:table-cell>
          <table:table-cell office:value-type="float" office:value="3056">
            <text:p>305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3059.74609375">
            <text:p>3059.74609375</text:p>
          </table:table-cell>
          <table:table-cell office:value-type="float" office:value="2919.0534668">
            <text:p>2919.0534668</text:p>
          </table:table-cell>
          <table:table-cell office:value-type="float" office:value="1204.55834961">
            <text:p>1204.55834961</text:p>
          </table:table-cell>
          <table:table-cell office:value-type="float" office:value="1444.15649414">
            <text:p>1444.15649414</text:p>
          </table:table-cell>
          <table:table-cell office:value-type="float" office:value="3056">
            <text:p>305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3116.66162109">
            <text:p>3116.66162109</text:p>
          </table:table-cell>
          <table:table-cell office:value-type="float" office:value="2971.26733398">
            <text:p>2971.26733398</text:p>
          </table:table-cell>
          <table:table-cell office:value-type="float" office:value="1233.2980957">
            <text:p>1233.2980957</text:p>
          </table:table-cell>
          <table:table-cell office:value-type="float" office:value="1464.80200195">
            <text:p>1464.80200195</text:p>
          </table:table-cell>
          <table:table-cell office:value-type="float" office:value="3056">
            <text:p>305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3123.16333008">
            <text:p>3123.16333008</text:p>
          </table:table-cell>
          <table:table-cell office:value-type="float" office:value="2981.2800293">
            <text:p>2981.2800293</text:p>
          </table:table-cell>
          <table:table-cell office:value-type="float" office:value="1234.77563477">
            <text:p>1234.77563477</text:p>
          </table:table-cell>
          <table:table-cell office:value-type="float" office:value="1470.60351562">
            <text:p>1470.60351562</text:p>
          </table:table-cell>
          <table:table-cell office:value-type="float" office:value="3056">
            <text:p>305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1</text:p>
          </table:table-cell>
          <table:table-cell office:value-type="float" office:value="137444.375">
            <text:p>137444.375</text:p>
          </table:table-cell>
          <table:table-cell office:value-type="float" office:value="136006.333252">
            <text:p>136006.333252</text:p>
          </table:table-cell>
          <table:table-cell office:value-type="float" office:value="131226.889404">
            <text:p>131226.889404</text:p>
          </table:table-cell>
          <table:table-cell office:value-type="float" office:value="4194.45288086">
            <text:p>4194.45288086</text:p>
          </table:table-cell>
          <table:table-cell office:value-type="float" office:value="5973">
            <text:p>597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6239.21582031">
            <text:p>6239.21582031</text:p>
          </table:table-cell>
          <table:table-cell office:value-type="float" office:value="5954.3671875">
            <text:p>5954.3671875</text:p>
          </table:table-cell>
          <table:table-cell office:value-type="float" office:value="2486.87329102">
            <text:p>2486.87329102</text:p>
          </table:table-cell>
          <table:table-cell office:value-type="float" office:value="2916.36816406">
            <text:p>2916.36816406</text:p>
          </table:table-cell>
          <table:table-cell office:value-type="float" office:value="5973">
            <text:p>597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6154.59716797">
            <text:p>6154.59716797</text:p>
          </table:table-cell>
          <table:table-cell office:value-type="float" office:value="5876.97314453">
            <text:p>5876.97314453</text:p>
          </table:table-cell>
          <table:table-cell office:value-type="float" office:value="2447.73608398">
            <text:p>2447.73608398</text:p>
          </table:table-cell>
          <table:table-cell office:value-type="float" office:value="2884.34716797">
            <text:p>2884.34716797</text:p>
          </table:table-cell>
          <table:table-cell office:value-type="float" office:value="5973">
            <text:p>597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6144.61401367">
            <text:p>6144.61401367</text:p>
          </table:table-cell>
          <table:table-cell office:value-type="float" office:value="5862.25537109">
            <text:p>5862.25537109</text:p>
          </table:table-cell>
          <table:table-cell office:value-type="float" office:value="2441.93334961">
            <text:p>2441.93334961</text:p>
          </table:table-cell>
          <table:table-cell office:value-type="float" office:value="2879.51342773">
            <text:p>2879.51342773</text:p>
          </table:table-cell>
          <table:table-cell office:value-type="float" office:value="5973">
            <text:p>597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6150.44726562">
            <text:p>6150.44726562</text:p>
          </table:table-cell>
          <table:table-cell office:value-type="float" office:value="5868.94873047">
            <text:p>5868.94873047</text:p>
          </table:table-cell>
          <table:table-cell office:value-type="float" office:value="2440.03393555">
            <text:p>2440.03393555</text:p>
          </table:table-cell>
          <table:table-cell office:value-type="float" office:value="2890.78076172">
            <text:p>2890.78076172</text:p>
          </table:table-cell>
          <table:table-cell office:value-type="float" office:value="5973">
            <text:p>597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1</text:p>
          </table:table-cell>
          <table:table-cell office:value-type="float" office:value="318844.869873">
            <text:p>318844.869873</text:p>
          </table:table-cell>
          <table:table-cell office:value-type="float" office:value="315651.98999">
            <text:p>315651.98999</text:p>
          </table:table-cell>
          <table:table-cell office:value-type="float" office:value="306332.30835">
            <text:p>306332.30835</text:p>
          </table:table-cell>
          <table:table-cell office:value-type="float" office:value="8128.19140625">
            <text:p>8128.19140625</text:p>
          </table:table-cell>
          <table:table-cell office:value-type="float" office:value="12199">
            <text:p>121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2403.6049805">
            <text:p>12403.6049805</text:p>
          </table:table-cell>
          <table:table-cell office:value-type="float" office:value="11844.9047852">
            <text:p>11844.9047852</text:p>
          </table:table-cell>
          <table:table-cell office:value-type="float" office:value="4960.08862305">
            <text:p>4960.08862305</text:p>
          </table:table-cell>
          <table:table-cell office:value-type="float" office:value="5798.02539062">
            <text:p>5798.02539062</text:p>
          </table:table-cell>
          <table:table-cell office:value-type="float" office:value="12199">
            <text:p>121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2422.6750488">
            <text:p>12422.6750488</text:p>
          </table:table-cell>
          <table:table-cell office:value-type="float" office:value="11856.6420898">
            <text:p>11856.6420898</text:p>
          </table:table-cell>
          <table:table-cell office:value-type="float" office:value="4942.19042969">
            <text:p>4942.19042969</text:p>
          </table:table-cell>
          <table:table-cell office:value-type="float" office:value="5826.67114258">
            <text:p>5826.67114258</text:p>
          </table:table-cell>
          <table:table-cell office:value-type="float" office:value="12199">
            <text:p>121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2710.2580566">
            <text:p>12710.2580566</text:p>
          </table:table-cell>
          <table:table-cell office:value-type="float" office:value="11916.6630859">
            <text:p>11916.6630859</text:p>
          </table:table-cell>
          <table:table-cell office:value-type="float" office:value="4976.00341797">
            <text:p>4976.00341797</text:p>
          </table:table-cell>
          <table:table-cell office:value-type="float" office:value="5850.68554688">
            <text:p>5850.68554688</text:p>
          </table:table-cell>
          <table:table-cell office:value-type="float" office:value="12199">
            <text:p>121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2411.7141113">
            <text:p>12411.7141113</text:p>
          </table:table-cell>
          <table:table-cell office:value-type="float" office:value="11855.7265625">
            <text:p>11855.7265625</text:p>
          </table:table-cell>
          <table:table-cell office:value-type="float" office:value="4960.99658203">
            <text:p>4960.99658203</text:p>
          </table:table-cell>
          <table:table-cell office:value-type="float" office:value="5813.13183594">
            <text:p>5813.13183594</text:p>
          </table:table-cell>
          <table:table-cell office:value-type="float" office:value="12199">
            <text:p>121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1</text:p>
          </table:table-cell>
          <table:table-cell office:value-type="float" office:value="780773.271973">
            <text:p>780773.271973</text:p>
          </table:table-cell>
          <table:table-cell office:value-type="float" office:value="775652.500977">
            <text:p>775652.500977</text:p>
          </table:table-cell>
          <table:table-cell office:value-type="float" office:value="757748.286621">
            <text:p>757748.286621</text:p>
          </table:table-cell>
          <table:table-cell office:value-type="float" office:value="15524.5874023">
            <text:p>15524.5874023</text:p>
          </table:table-cell>
          <table:table-cell office:value-type="float" office:value="24059">
            <text:p>2405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25409.4941406">
            <text:p>25409.4941406</text:p>
          </table:table-cell>
          <table:table-cell office:value-type="float" office:value="23819.5563965">
            <text:p>23819.5563965</text:p>
          </table:table-cell>
          <table:table-cell office:value-type="float" office:value="9989.67211914">
            <text:p>9989.67211914</text:p>
          </table:table-cell>
          <table:table-cell office:value-type="float" office:value="11644.3227539">
            <text:p>11644.3227539</text:p>
          </table:table-cell>
          <table:table-cell office:value-type="float" office:value="24059">
            <text:p>2405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25141.0603027">
            <text:p>25141.0603027</text:p>
          </table:table-cell>
          <table:table-cell office:value-type="float" office:value="23795.7375488">
            <text:p>23795.7375488</text:p>
          </table:table-cell>
          <table:table-cell office:value-type="float" office:value="9934.01806641">
            <text:p>9934.01806641</text:p>
          </table:table-cell>
          <table:table-cell office:value-type="float" office:value="11667.388916">
            <text:p>11667.388916</text:p>
          </table:table-cell>
          <table:table-cell office:value-type="float" office:value="24059">
            <text:p>2405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25175.9228516">
            <text:p>25175.9228516</text:p>
          </table:table-cell>
          <table:table-cell office:value-type="float" office:value="23683.3286133">
            <text:p>23683.3286133</text:p>
          </table:table-cell>
          <table:table-cell office:value-type="float" office:value="9890.4206543">
            <text:p>9890.4206543</text:p>
          </table:table-cell>
          <table:table-cell office:value-type="float" office:value="11615.0749512">
            <text:p>11615.0749512</text:p>
          </table:table-cell>
          <table:table-cell office:value-type="float" office:value="24059">
            <text:p>2405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24708.4909668">
            <text:p>24708.4909668</text:p>
          </table:table-cell>
          <table:table-cell office:value-type="float" office:value="23590.3459473">
            <text:p>23590.3459473</text:p>
          </table:table-cell>
          <table:table-cell office:value-type="float" office:value="9848.32910156">
            <text:p>9848.32910156</text:p>
          </table:table-cell>
          <table:table-cell office:value-type="float" office:value="11588.4018555">
            <text:p>11588.4018555</text:p>
          </table:table-cell>
          <table:table-cell office:value-type="float" office:value="24059">
            <text:p>2405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1</text:p>
          </table:table-cell>
          <table:table-cell office:value-type="float" office:value="1622021.39404">
            <text:p>1622021.39404</text:p>
          </table:table-cell>
          <table:table-cell office:value-type="float" office:value="1609964.85864">
            <text:p>1609964.85864</text:p>
          </table:table-cell>
          <table:table-cell office:value-type="float" office:value="1558213.23242">
            <text:p>1558213.23242</text:p>
          </table:table-cell>
          <table:table-cell office:value-type="float" office:value="43710.5251465">
            <text:p>43710.5251465</text:p>
          </table:table-cell>
          <table:table-cell office:value-type="float" office:value="48440">
            <text:p>48440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49853.9538574">
            <text:p>49853.9538574</text:p>
          </table:table-cell>
          <table:table-cell office:value-type="float" office:value="47053.0600586">
            <text:p>47053.0600586</text:p>
          </table:table-cell>
          <table:table-cell office:value-type="float" office:value="19602.2382812">
            <text:p>19602.2382812</text:p>
          </table:table-cell>
          <table:table-cell office:value-type="float" office:value="23137.1303711">
            <text:p>23137.1303711</text:p>
          </table:table-cell>
          <table:table-cell office:value-type="float" office:value="48440">
            <text:p>48440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49048.517334">
            <text:p>49048.517334</text:p>
          </table:table-cell>
          <table:table-cell office:value-type="float" office:value="46864.6357422">
            <text:p>46864.6357422</text:p>
          </table:table-cell>
          <table:table-cell office:value-type="float" office:value="19520.1391602">
            <text:p>19520.1391602</text:p>
          </table:table-cell>
          <table:table-cell office:value-type="float" office:value="23082.7702637">
            <text:p>23082.7702637</text:p>
          </table:table-cell>
          <table:table-cell office:value-type="float" office:value="48440">
            <text:p>48440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49161.4228516">
            <text:p>49161.4228516</text:p>
          </table:table-cell>
          <table:table-cell office:value-type="float" office:value="46915.2009277">
            <text:p>46915.2009277</text:p>
          </table:table-cell>
          <table:table-cell office:value-type="float" office:value="19575.4743652">
            <text:p>19575.4743652</text:p>
          </table:table-cell>
          <table:table-cell office:value-type="float" office:value="23057.998291">
            <text:p>23057.998291</text:p>
          </table:table-cell>
          <table:table-cell office:value-type="float" office:value="48440">
            <text:p>48440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49141.9069824">
            <text:p>49141.9069824</text:p>
          </table:table-cell>
          <table:table-cell office:value-type="float" office:value="46904.3625488">
            <text:p>46904.3625488</text:p>
          </table:table-cell>
          <table:table-cell office:value-type="float" office:value="19487.9943848">
            <text:p>19487.9943848</text:p>
          </table:table-cell>
          <table:table-cell office:value-type="float" office:value="23104.5688477">
            <text:p>23104.5688477</text:p>
          </table:table-cell>
          <table:table-cell office:value-type="float" office:value="48440">
            <text:p>48440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1</text:p>
          </table:table-cell>
          <table:table-cell office:value-type="float" office:value="3875299.14209">
            <text:p>3875299.14209</text:p>
          </table:table-cell>
          <table:table-cell office:value-type="float" office:value="3815086.86328">
            <text:p>3815086.86328</text:p>
          </table:table-cell>
          <table:table-cell office:value-type="float" office:value="3721310.44727">
            <text:p>3721310.44727</text:p>
          </table:table-cell>
          <table:table-cell office:value-type="float" office:value="79438.7702637">
            <text:p>79438.7702637</text:p>
          </table:table-cell>
          <table:table-cell office:value-type="float" office:value="96752">
            <text:p>96752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104027.856934">
            <text:p>104027.856934</text:p>
          </table:table-cell>
          <table:table-cell office:value-type="float" office:value="95422.2382812">
            <text:p>95422.2382812</text:p>
          </table:table-cell>
          <table:table-cell office:value-type="float" office:value="40668.2275391">
            <text:p>40668.2275391</text:p>
          </table:table-cell>
          <table:table-cell office:value-type="float" office:value="46074.3291016">
            <text:p>46074.3291016</text:p>
          </table:table-cell>
          <table:table-cell office:value-type="float" office:value="96752">
            <text:p>96752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99129.0378418">
            <text:p>99129.0378418</text:p>
          </table:table-cell>
          <table:table-cell office:value-type="float" office:value="94445.4995117">
            <text:p>94445.4995117</text:p>
          </table:table-cell>
          <table:table-cell office:value-type="float" office:value="39724.1303711">
            <text:p>39724.1303711</text:p>
          </table:table-cell>
          <table:table-cell office:value-type="float" office:value="46116.427002">
            <text:p>46116.427002</text:p>
          </table:table-cell>
          <table:table-cell office:value-type="float" office:value="96752">
            <text:p>96752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99040.2902832">
            <text:p>99040.2902832</text:p>
          </table:table-cell>
          <table:table-cell office:value-type="float" office:value="94358.2692871">
            <text:p>94358.2692871</text:p>
          </table:table-cell>
          <table:table-cell office:value-type="float" office:value="39670.5449219">
            <text:p>39670.5449219</text:p>
          </table:table-cell>
          <table:table-cell office:value-type="float" office:value="46116.6618652">
            <text:p>46116.6618652</text:p>
          </table:table-cell>
          <table:table-cell office:value-type="float" office:value="96752">
            <text:p>96752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98872.1540527">
            <text:p>98872.1540527</text:p>
          </table:table-cell>
          <table:table-cell office:value-type="float" office:value="94287.838623">
            <text:p>94287.838623</text:p>
          </table:table-cell>
          <table:table-cell office:value-type="float" office:value="39775.5153809">
            <text:p>39775.5153809</text:p>
          </table:table-cell>
          <table:table-cell office:value-type="float" office:value="45968.0529785">
            <text:p>45968.0529785</text:p>
          </table:table-cell>
          <table:table-cell office:value-type="float" office:value="96752">
            <text:p>96752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1</text:p>
          </table:table-cell>
          <table:table-cell office:value-type="float" office:value="8933491.31079">
            <text:p>8933491.31079</text:p>
          </table:table-cell>
          <table:table-cell office:value-type="float" office:value="8721767.17969">
            <text:p>8721767.17969</text:p>
          </table:table-cell>
          <table:table-cell office:value-type="float" office:value="8552306.79028">
            <text:p>8552306.79028</text:p>
          </table:table-cell>
          <table:table-cell office:value-type="float" office:value="143938.700195">
            <text:p>143938.700195</text:p>
          </table:table-cell>
          <table:table-cell office:value-type="float" office:value="193439">
            <text:p>19343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7335941.65405">
            <text:p>7335941.65405</text:p>
          </table:table-cell>
          <table:table-cell office:value-type="float" office:value="7233660.77441">
            <text:p>7233660.77441</text:p>
          </table:table-cell>
          <table:table-cell office:value-type="float" office:value="7021045.27319">
            <text:p>7021045.27319</text:p>
          </table:table-cell>
          <table:table-cell office:value-type="float" office:value="179589.992432">
            <text:p>179589.992432</text:p>
          </table:table-cell>
          <table:table-cell office:value-type="float" office:value="193439">
            <text:p>19343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7416207.83887">
            <text:p>7416207.83887</text:p>
          </table:table-cell>
          <table:table-cell office:value-type="float" office:value="7298325.62744">
            <text:p>7298325.62744</text:p>
          </table:table-cell>
          <table:table-cell office:value-type="float" office:value="7085465.93384">
            <text:p>7085465.93384</text:p>
          </table:table-cell>
          <table:table-cell office:value-type="float" office:value="179913.711182">
            <text:p>179913.711182</text:p>
          </table:table-cell>
          <table:table-cell office:value-type="float" office:value="193439">
            <text:p>19343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7350024.05908">
            <text:p>7350024.05908</text:p>
          </table:table-cell>
          <table:table-cell office:value-type="float" office:value="7233096.55688">
            <text:p>7233096.55688</text:p>
          </table:table-cell>
          <table:table-cell office:value-type="float" office:value="7019735.30591">
            <text:p>7019735.30591</text:p>
          </table:table-cell>
          <table:table-cell office:value-type="float" office:value="179929.556641">
            <text:p>179929.556641</text:p>
          </table:table-cell>
          <table:table-cell office:value-type="float" office:value="193439">
            <text:p>19343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7358842.46313">
            <text:p>7358842.46313</text:p>
          </table:table-cell>
          <table:table-cell office:value-type="float" office:value="7243289.84058">
            <text:p>7243289.84058</text:p>
          </table:table-cell>
          <table:table-cell office:value-type="float" office:value="7030185.89307">
            <text:p>7030185.89307</text:p>
          </table:table-cell>
          <table:table-cell office:value-type="float" office:value="179977.175049">
            <text:p>179977.175049</text:p>
          </table:table-cell>
          <table:table-cell office:value-type="float" office:value="193439">
            <text:p>19343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1</text:p>
          </table:table-cell>
          <table:table-cell office:value-type="float" office:value="21932576.1052">
            <text:p>21932576.1052</text:p>
          </table:table-cell>
          <table:table-cell office:value-type="float" office:value="21016031.2407">
            <text:p>21016031.2407</text:p>
          </table:table-cell>
          <table:table-cell office:value-type="float" office:value="20686750.5764">
            <text:p>20686750.5764</text:p>
          </table:table-cell>
          <table:table-cell office:value-type="float" office:value="280066.577148">
            <text:p>280066.577148</text:p>
          </table:table-cell>
          <table:table-cell office:value-type="float" office:value="386970">
            <text:p>38697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18306767.2839">
            <text:p>18306767.2839</text:p>
          </table:table-cell>
          <table:table-cell office:value-type="float" office:value="17429197.9854">
            <text:p>17429197.9854</text:p>
          </table:table-cell>
          <table:table-cell office:value-type="float" office:value="17008969.1375">
            <text:p>17008969.1375</text:p>
          </table:table-cell>
          <table:table-cell office:value-type="float" office:value="354841.742188">
            <text:p>354841.742188</text:p>
          </table:table-cell>
          <table:table-cell office:value-type="float" office:value="386970">
            <text:p>38697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18408131.8308">
            <text:p>18408131.8308</text:p>
          </table:table-cell>
          <table:table-cell office:value-type="float" office:value="17500902.0642">
            <text:p>17500902.0642</text:p>
          </table:table-cell>
          <table:table-cell office:value-type="float" office:value="17081428.8098">
            <text:p>17081428.8098</text:p>
          </table:table-cell>
          <table:table-cell office:value-type="float" office:value="353939.196045">
            <text:p>353939.196045</text:p>
          </table:table-cell>
          <table:table-cell office:value-type="float" office:value="386970">
            <text:p>38697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19536419.1318">
            <text:p>19536419.1318</text:p>
          </table:table-cell>
          <table:table-cell office:value-type="float" office:value="18535827.1455">
            <text:p>18535827.1455</text:p>
          </table:table-cell>
          <table:table-cell office:value-type="float" office:value="18163715.6201">
            <text:p>18163715.6201</text:p>
          </table:table-cell>
          <table:table-cell office:value-type="float" office:value="314975.652344">
            <text:p>314975.652344</text:p>
          </table:table-cell>
          <table:table-cell office:value-type="float" office:value="386970">
            <text:p>38697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18407536.3518">
            <text:p>18407536.3518</text:p>
          </table:table-cell>
          <table:table-cell office:value-type="float" office:value="17507362.3213">
            <text:p>17507362.3213</text:p>
          </table:table-cell>
          <table:table-cell office:value-type="float" office:value="17084730.9792">
            <text:p>17084730.9792</text:p>
          </table:table-cell>
          <table:table-cell office:value-type="float" office:value="356153.994141">
            <text:p>356153.994141</text:p>
          </table:table-cell>
          <table:table-cell office:value-type="float" office:value="386970">
            <text:p>386970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1</text:p>
          </table:table-cell>
          <table:table-cell office:value-type="float" office:value="256.834960938">
            <text:p>256.834960938</text:p>
          </table:table-cell>
          <table:table-cell office:value-type="float" office:value="91.5083007812">
            <text:p>91.5083007812</text:p>
          </table:table-cell>
          <table:table-cell office:value-type="float" office:value="64.7758789062">
            <text:p>64.7758789062</text:p>
          </table:table-cell>
          <table:table-cell office:value-type="float" office:value="22.5817871094">
            <text:p>22.5817871094</text:p>
          </table:table-cell>
          <table:table-cell office:value-type="float" office:value="25">
            <text:p>2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27.30078125">
            <text:p>27.30078125</text:p>
          </table:table-cell>
          <table:table-cell office:value-type="float" office:value="22.9006347656">
            <text:p>22.9006347656</text:p>
          </table:table-cell>
          <table:table-cell office:value-type="float" office:value="9.58666992188">
            <text:p>9.5866699219</text:p>
          </table:table-cell>
          <table:table-cell office:value-type="float" office:value="11.2326660156">
            <text:p>11.2326660156</text:p>
          </table:table-cell>
          <table:table-cell office:value-type="float" office:value="25">
            <text:p>2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27.2229003906">
            <text:p>27.2229003906</text:p>
          </table:table-cell>
          <table:table-cell office:value-type="float" office:value="22.833984375">
            <text:p>22.833984375</text:p>
          </table:table-cell>
          <table:table-cell office:value-type="float" office:value="9.521484375">
            <text:p>9.521484375</text:p>
          </table:table-cell>
          <table:table-cell office:value-type="float" office:value="11.2104492188">
            <text:p>11.2104492188</text:p>
          </table:table-cell>
          <table:table-cell office:value-type="float" office:value="25">
            <text:p>2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27.2060546875">
            <text:p>27.2060546875</text:p>
          </table:table-cell>
          <table:table-cell office:value-type="float" office:value="22.8244628906">
            <text:p>22.8244628906</text:p>
          </table:table-cell>
          <table:table-cell office:value-type="float" office:value="9.50341796875">
            <text:p>9.5034179688</text:p>
          </table:table-cell>
          <table:table-cell office:value-type="float" office:value="11.2309570312">
            <text:p>11.2309570312</text:p>
          </table:table-cell>
          <table:table-cell office:value-type="float" office:value="25">
            <text:p>2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27.1821289062">
            <text:p>27.1821289062</text:p>
          </table:table-cell>
          <table:table-cell office:value-type="float" office:value="22.7890625">
            <text:p>22.7890625</text:p>
          </table:table-cell>
          <table:table-cell office:value-type="float" office:value="9.4453125">
            <text:p>9.4453125</text:p>
          </table:table-cell>
          <table:table-cell office:value-type="float" office:value="11.2485351562">
            <text:p>11.2485351562</text:p>
          </table:table-cell>
          <table:table-cell office:value-type="float" office:value="25">
            <text:p>2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1</text:p>
          </table:table-cell>
          <table:table-cell office:value-type="float" office:value="1611.77392578">
            <text:p>1611.77392578</text:p>
          </table:table-cell>
          <table:table-cell office:value-type="float" office:value="460.632568359">
            <text:p>460.632568359</text:p>
          </table:table-cell>
          <table:table-cell office:value-type="float" office:value="407.087402344">
            <text:p>407.087402344</text:p>
          </table:table-cell>
          <table:table-cell office:value-type="float" office:value="44.8569335938">
            <text:p>44.8569335938</text:p>
          </table:table-cell>
          <table:table-cell office:value-type="float" office:value="36">
            <text:p>3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52.1770019531">
            <text:p>52.1770019531</text:p>
          </table:table-cell>
          <table:table-cell office:value-type="float" office:value="44.9135742188">
            <text:p>44.9135742188</text:p>
          </table:table-cell>
          <table:table-cell office:value-type="float" office:value="18.7092285156">
            <text:p>18.7092285156</text:p>
          </table:table-cell>
          <table:table-cell office:value-type="float" office:value="21.9138183594">
            <text:p>21.9138183594</text:p>
          </table:table-cell>
          <table:table-cell office:value-type="float" office:value="36">
            <text:p>3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51.7521972656">
            <text:p>51.7521972656</text:p>
          </table:table-cell>
          <table:table-cell office:value-type="float" office:value="44.5634765625">
            <text:p>44.5634765625</text:p>
          </table:table-cell>
          <table:table-cell office:value-type="float" office:value="18.4294433594">
            <text:p>18.4294433594</text:p>
          </table:table-cell>
          <table:table-cell office:value-type="float" office:value="21.826171875">
            <text:p>21.826171875</text:p>
          </table:table-cell>
          <table:table-cell office:value-type="float" office:value="36">
            <text:p>3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51.9431152344">
            <text:p>51.9431152344</text:p>
          </table:table-cell>
          <table:table-cell office:value-type="float" office:value="44.7097167969">
            <text:p>44.7097167969</text:p>
          </table:table-cell>
          <table:table-cell office:value-type="float" office:value="18.4814453125">
            <text:p>18.4814453125</text:p>
          </table:table-cell>
          <table:table-cell office:value-type="float" office:value="21.9787597656">
            <text:p>21.9787597656</text:p>
          </table:table-cell>
          <table:table-cell office:value-type="float" office:value="36">
            <text:p>3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51.7651367188">
            <text:p>51.7651367188</text:p>
          </table:table-cell>
          <table:table-cell office:value-type="float" office:value="44.5554199219">
            <text:p>44.5554199219</text:p>
          </table:table-cell>
          <table:table-cell office:value-type="float" office:value="18.4245605469">
            <text:p>18.4245605469</text:p>
          </table:table-cell>
          <table:table-cell office:value-type="float" office:value="21.8862304688">
            <text:p>21.8862304688</text:p>
          </table:table-cell>
          <table:table-cell office:value-type="float" office:value="36">
            <text:p>3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1</text:p>
          </table:table-cell>
          <table:table-cell office:value-type="float" office:value="1339.74414062">
            <text:p>1339.74414062</text:p>
          </table:table-cell>
          <table:table-cell office:value-type="float" office:value="668.459960938">
            <text:p>668.459960938</text:p>
          </table:table-cell>
          <table:table-cell office:value-type="float" office:value="558.301757812">
            <text:p>558.301757812</text:p>
          </table:table-cell>
          <table:table-cell office:value-type="float" office:value="92.2956542969">
            <text:p>92.2956542969</text:p>
          </table:table-cell>
          <table:table-cell office:value-type="float" office:value="105">
            <text:p>10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106.689941406">
            <text:p>106.689941406</text:p>
          </table:table-cell>
          <table:table-cell office:value-type="float" office:value="92.7788085938">
            <text:p>92.7788085938</text:p>
          </table:table-cell>
          <table:table-cell office:value-type="float" office:value="38.4860839844">
            <text:p>38.4860839844</text:p>
          </table:table-cell>
          <table:table-cell office:value-type="float" office:value="45.6291503906">
            <text:p>45.6291503906</text:p>
          </table:table-cell>
          <table:table-cell office:value-type="float" office:value="105">
            <text:p>10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105.875">
            <text:p>105.875</text:p>
          </table:table-cell>
          <table:table-cell office:value-type="float" office:value="92.5576171875">
            <text:p>92.5576171875</text:p>
          </table:table-cell>
          <table:table-cell office:value-type="float" office:value="38.3413085938">
            <text:p>38.3413085938</text:p>
          </table:table-cell>
          <table:table-cell office:value-type="float" office:value="45.6418457031">
            <text:p>45.6418457031</text:p>
          </table:table-cell>
          <table:table-cell office:value-type="float" office:value="105">
            <text:p>10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105.447021484">
            <text:p>105.447021484</text:p>
          </table:table-cell>
          <table:table-cell office:value-type="float" office:value="92.1247558594">
            <text:p>92.1247558594</text:p>
          </table:table-cell>
          <table:table-cell office:value-type="float" office:value="38.0288085938">
            <text:p>38.0288085938</text:p>
          </table:table-cell>
          <table:table-cell office:value-type="float" office:value="45.658203125">
            <text:p>45.658203125</text:p>
          </table:table-cell>
          <table:table-cell office:value-type="float" office:value="105">
            <text:p>10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105.494140625">
            <text:p>105.494140625</text:p>
          </table:table-cell>
          <table:table-cell office:value-type="float" office:value="92.2333984375">
            <text:p>92.2333984375</text:p>
          </table:table-cell>
          <table:table-cell office:value-type="float" office:value="38.0903320312">
            <text:p>38.0903320312</text:p>
          </table:table-cell>
          <table:table-cell office:value-type="float" office:value="45.5922851562">
            <text:p>45.5922851562</text:p>
          </table:table-cell>
          <table:table-cell office:value-type="float" office:value="105">
            <text:p>10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1</text:p>
          </table:table-cell>
          <table:table-cell office:value-type="float" office:value="1808.63989258">
            <text:p>1808.63989258</text:p>
          </table:table-cell>
          <table:table-cell office:value-type="float" office:value="942.514160156">
            <text:p>942.514160156</text:p>
          </table:table-cell>
          <table:table-cell office:value-type="float" office:value="720.487060547">
            <text:p>720.487060547</text:p>
          </table:table-cell>
          <table:table-cell office:value-type="float" office:value="187.398925781">
            <text:p>187.398925781</text:p>
          </table:table-cell>
          <table:table-cell office:value-type="float" office:value="186">
            <text:p>18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204.837158203">
            <text:p>204.837158203</text:p>
          </table:table-cell>
          <table:table-cell office:value-type="float" office:value="183.473388672">
            <text:p>183.473388672</text:p>
          </table:table-cell>
          <table:table-cell office:value-type="float" office:value="76.9650878906">
            <text:p>76.9650878906</text:p>
          </table:table-cell>
          <table:table-cell office:value-type="float" office:value="89.6396484375">
            <text:p>89.6396484375</text:p>
          </table:table-cell>
          <table:table-cell office:value-type="float" office:value="186">
            <text:p>18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204.556152344">
            <text:p>204.556152344</text:p>
          </table:table-cell>
          <table:table-cell office:value-type="float" office:value="183.178466797">
            <text:p>183.178466797</text:p>
          </table:table-cell>
          <table:table-cell office:value-type="float" office:value="75.7473144531">
            <text:p>75.7473144531</text:p>
          </table:table-cell>
          <table:table-cell office:value-type="float" office:value="90.4020996094">
            <text:p>90.4020996094</text:p>
          </table:table-cell>
          <table:table-cell office:value-type="float" office:value="186">
            <text:p>18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203.991699219">
            <text:p>203.991699219</text:p>
          </table:table-cell>
          <table:table-cell office:value-type="float" office:value="182.703125">
            <text:p>182.703125</text:p>
          </table:table-cell>
          <table:table-cell office:value-type="float" office:value="75.8203125">
            <text:p>75.8203125</text:p>
          </table:table-cell>
          <table:table-cell office:value-type="float" office:value="90.0327148438">
            <text:p>90.0327148438</text:p>
          </table:table-cell>
          <table:table-cell office:value-type="float" office:value="186">
            <text:p>18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202.769775391">
            <text:p>202.769775391</text:p>
          </table:table-cell>
          <table:table-cell office:value-type="float" office:value="181.619384766">
            <text:p>181.619384766</text:p>
          </table:table-cell>
          <table:table-cell office:value-type="float" office:value="75.408203125">
            <text:p>75.408203125</text:p>
          </table:table-cell>
          <table:table-cell office:value-type="float" office:value="89.5270996094">
            <text:p>89.5270996094</text:p>
          </table:table-cell>
          <table:table-cell office:value-type="float" office:value="186">
            <text:p>18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1</text:p>
          </table:table-cell>
          <table:table-cell office:value-type="float" office:value="3902.06689453">
            <text:p>3902.06689453</text:p>
          </table:table-cell>
          <table:table-cell office:value-type="float" office:value="2268.88793945">
            <text:p>2268.88793945</text:p>
          </table:table-cell>
          <table:table-cell office:value-type="float" office:value="1827.85009766">
            <text:p>1827.85009766</text:p>
          </table:table-cell>
          <table:table-cell office:value-type="float" office:value="372.794189453">
            <text:p>372.794189453</text:p>
          </table:table-cell>
          <table:table-cell office:value-type="float" office:value="399">
            <text:p>3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406.194091797">
            <text:p>406.194091797</text:p>
          </table:table-cell>
          <table:table-cell office:value-type="float" office:value="369.569824219">
            <text:p>369.569824219</text:p>
          </table:table-cell>
          <table:table-cell office:value-type="float" office:value="154.264648438">
            <text:p>154.264648438</text:p>
          </table:table-cell>
          <table:table-cell office:value-type="float" office:value="181.438720703">
            <text:p>181.438720703</text:p>
          </table:table-cell>
          <table:table-cell office:value-type="float" office:value="399">
            <text:p>3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406.434082031">
            <text:p>406.434082031</text:p>
          </table:table-cell>
          <table:table-cell office:value-type="float" office:value="369.863037109">
            <text:p>369.863037109</text:p>
          </table:table-cell>
          <table:table-cell office:value-type="float" office:value="154.030273438">
            <text:p>154.030273438</text:p>
          </table:table-cell>
          <table:table-cell office:value-type="float" office:value="181.390380859">
            <text:p>181.390380859</text:p>
          </table:table-cell>
          <table:table-cell office:value-type="float" office:value="399">
            <text:p>3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405.940917969">
            <text:p>405.940917969</text:p>
          </table:table-cell>
          <table:table-cell office:value-type="float" office:value="369.095947266">
            <text:p>369.095947266</text:p>
          </table:table-cell>
          <table:table-cell office:value-type="float" office:value="153.120117188">
            <text:p>153.120117188</text:p>
          </table:table-cell>
          <table:table-cell office:value-type="float" office:value="181.758544922">
            <text:p>181.758544922</text:p>
          </table:table-cell>
          <table:table-cell office:value-type="float" office:value="399">
            <text:p>3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406.7890625">
            <text:p>406.7890625</text:p>
          </table:table-cell>
          <table:table-cell office:value-type="float" office:value="369.674560547">
            <text:p>369.674560547</text:p>
          </table:table-cell>
          <table:table-cell office:value-type="float" office:value="153.347900391">
            <text:p>153.347900391</text:p>
          </table:table-cell>
          <table:table-cell office:value-type="float" office:value="182.277587891">
            <text:p>182.277587891</text:p>
          </table:table-cell>
          <table:table-cell office:value-type="float" office:value="399">
            <text:p>3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1</text:p>
          </table:table-cell>
          <table:table-cell office:value-type="float" office:value="6101.84106445">
            <text:p>6101.84106445</text:p>
          </table:table-cell>
          <table:table-cell office:value-type="float" office:value="4140.12719727">
            <text:p>4140.12719727</text:p>
          </table:table-cell>
          <table:table-cell office:value-type="float" office:value="3245.83349609">
            <text:p>3245.83349609</text:p>
          </table:table-cell>
          <table:table-cell office:value-type="float" office:value="751.202148438">
            <text:p>751.202148438</text:p>
          </table:table-cell>
          <table:table-cell office:value-type="float" office:value="785">
            <text:p>78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799.442871094">
            <text:p>799.442871094</text:p>
          </table:table-cell>
          <table:table-cell office:value-type="float" office:value="738.963623047">
            <text:p>738.963623047</text:p>
          </table:table-cell>
          <table:table-cell office:value-type="float" office:value="304.631347656">
            <text:p>304.631347656</text:p>
          </table:table-cell>
          <table:table-cell office:value-type="float" office:value="365.473144531">
            <text:p>365.473144531</text:p>
          </table:table-cell>
          <table:table-cell office:value-type="float" office:value="785">
            <text:p>78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792.392822266">
            <text:p>792.392822266</text:p>
          </table:table-cell>
          <table:table-cell office:value-type="float" office:value="732.391357422">
            <text:p>732.391357422</text:p>
          </table:table-cell>
          <table:table-cell office:value-type="float" office:value="305.043945312">
            <text:p>305.043945312</text:p>
          </table:table-cell>
          <table:table-cell office:value-type="float" office:value="359.511962891">
            <text:p>359.511962891</text:p>
          </table:table-cell>
          <table:table-cell office:value-type="float" office:value="785">
            <text:p>78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793.532226562">
            <text:p>793.532226562</text:p>
          </table:table-cell>
          <table:table-cell office:value-type="float" office:value="733.729248047">
            <text:p>733.729248047</text:p>
          </table:table-cell>
          <table:table-cell office:value-type="float" office:value="305.525390625">
            <text:p>305.525390625</text:p>
          </table:table-cell>
          <table:table-cell office:value-type="float" office:value="360.499511719">
            <text:p>360.499511719</text:p>
          </table:table-cell>
          <table:table-cell office:value-type="float" office:value="785">
            <text:p>78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795.930908203">
            <text:p>795.930908203</text:p>
          </table:table-cell>
          <table:table-cell office:value-type="float" office:value="736.164794922">
            <text:p>736.164794922</text:p>
          </table:table-cell>
          <table:table-cell office:value-type="float" office:value="302.837158203">
            <text:p>302.837158203</text:p>
          </table:table-cell>
          <table:table-cell office:value-type="float" office:value="365.216552734">
            <text:p>365.216552734</text:p>
          </table:table-cell>
          <table:table-cell office:value-type="float" office:value="785">
            <text:p>78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1</text:p>
          </table:table-cell>
          <table:table-cell office:value-type="float" office:value="10027.9421387">
            <text:p>10027.9421387</text:p>
          </table:table-cell>
          <table:table-cell office:value-type="float" office:value="7362.30371094">
            <text:p>7362.30371094</text:p>
          </table:table-cell>
          <table:table-cell office:value-type="float" office:value="5586.71142578">
            <text:p>5586.71142578</text:p>
          </table:table-cell>
          <table:table-cell office:value-type="float" office:value="1493.15991211">
            <text:p>1493.15991211</text:p>
          </table:table-cell>
          <table:table-cell office:value-type="float" office:value="1493">
            <text:p>149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1575.02392578">
            <text:p>1575.02392578</text:p>
          </table:table-cell>
          <table:table-cell office:value-type="float" office:value="1470.78930664">
            <text:p>1470.78930664</text:p>
          </table:table-cell>
          <table:table-cell office:value-type="float" office:value="613.660644531">
            <text:p>613.660644531</text:p>
          </table:table-cell>
          <table:table-cell office:value-type="float" office:value="720.759033203">
            <text:p>720.759033203</text:p>
          </table:table-cell>
          <table:table-cell office:value-type="float" office:value="1493">
            <text:p>149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1572.90087891">
            <text:p>1572.90087891</text:p>
          </table:table-cell>
          <table:table-cell office:value-type="float" office:value="1467.4362793">
            <text:p>1467.4362793</text:p>
          </table:table-cell>
          <table:table-cell office:value-type="float" office:value="612.400146484">
            <text:p>612.400146484</text:p>
          </table:table-cell>
          <table:table-cell office:value-type="float" office:value="718.193603516">
            <text:p>718.193603516</text:p>
          </table:table-cell>
          <table:table-cell office:value-type="float" office:value="1493">
            <text:p>149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1579.31005859">
            <text:p>1579.31005859</text:p>
          </table:table-cell>
          <table:table-cell office:value-type="float" office:value="1473.68530273">
            <text:p>1473.68530273</text:p>
          </table:table-cell>
          <table:table-cell office:value-type="float" office:value="617.379394531">
            <text:p>617.379394531</text:p>
          </table:table-cell>
          <table:table-cell office:value-type="float" office:value="719.6875">
            <text:p>719.6875</text:p>
          </table:table-cell>
          <table:table-cell office:value-type="float" office:value="1493">
            <text:p>149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1569.40283203">
            <text:p>1569.40283203</text:p>
          </table:table-cell>
          <table:table-cell office:value-type="float" office:value="1463.92724609">
            <text:p>1463.92724609</text:p>
          </table:table-cell>
          <table:table-cell office:value-type="float" office:value="608.202880859">
            <text:p>608.202880859</text:p>
          </table:table-cell>
          <table:table-cell office:value-type="float" office:value="717.625244141">
            <text:p>717.625244141</text:p>
          </table:table-cell>
          <table:table-cell office:value-type="float" office:value="1493">
            <text:p>149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1</text:p>
          </table:table-cell>
          <table:table-cell office:value-type="float" office:value="18524.1452637">
            <text:p>18524.1452637</text:p>
          </table:table-cell>
          <table:table-cell office:value-type="float" office:value="13648.7802734">
            <text:p>13648.7802734</text:p>
          </table:table-cell>
          <table:table-cell office:value-type="float" office:value="10054.6018066">
            <text:p>10054.6018066</text:p>
          </table:table-cell>
          <table:table-cell office:value-type="float" office:value="3025.14599609">
            <text:p>3025.14599609</text:p>
          </table:table-cell>
          <table:table-cell office:value-type="float" office:value="3056">
            <text:p>305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3134.83398438">
            <text:p>3134.83398438</text:p>
          </table:table-cell>
          <table:table-cell office:value-type="float" office:value="2945.24707031">
            <text:p>2945.24707031</text:p>
          </table:table-cell>
          <table:table-cell office:value-type="float" office:value="1231.14379883">
            <text:p>1231.14379883</text:p>
          </table:table-cell>
          <table:table-cell office:value-type="float" office:value="1444.49194336">
            <text:p>1444.49194336</text:p>
          </table:table-cell>
          <table:table-cell office:value-type="float" office:value="3056">
            <text:p>305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3136.95385742">
            <text:p>3136.95385742</text:p>
          </table:table-cell>
          <table:table-cell office:value-type="float" office:value="2947.61181641">
            <text:p>2947.61181641</text:p>
          </table:table-cell>
          <table:table-cell office:value-type="float" office:value="1226.15820312">
            <text:p>1226.15820312</text:p>
          </table:table-cell>
          <table:table-cell office:value-type="float" office:value="1448.875">
            <text:p>1448.875</text:p>
          </table:table-cell>
          <table:table-cell office:value-type="float" office:value="3056">
            <text:p>305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3132.46289062">
            <text:p>3132.46289062</text:p>
          </table:table-cell>
          <table:table-cell office:value-type="float" office:value="2943.39306641">
            <text:p>2943.39306641</text:p>
          </table:table-cell>
          <table:table-cell office:value-type="float" office:value="1228.43798828">
            <text:p>1228.43798828</text:p>
          </table:table-cell>
          <table:table-cell office:value-type="float" office:value="1442.75">
            <text:p>1442.75</text:p>
          </table:table-cell>
          <table:table-cell office:value-type="float" office:value="3056">
            <text:p>305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3128.84814453">
            <text:p>3128.84814453</text:p>
          </table:table-cell>
          <table:table-cell office:value-type="float" office:value="2939.63012695">
            <text:p>2939.63012695</text:p>
          </table:table-cell>
          <table:table-cell office:value-type="float" office:value="1223.14282227">
            <text:p>1223.14282227</text:p>
          </table:table-cell>
          <table:table-cell office:value-type="float" office:value="1446.38696289">
            <text:p>1446.38696289</text:p>
          </table:table-cell>
          <table:table-cell office:value-type="float" office:value="3056">
            <text:p>305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1</text:p>
          </table:table-cell>
          <table:table-cell office:value-type="float" office:value="33029.9279785">
            <text:p>33029.9279785</text:p>
          </table:table-cell>
          <table:table-cell office:value-type="float" office:value="26217.8808594">
            <text:p>26217.8808594</text:p>
          </table:table-cell>
          <table:table-cell office:value-type="float" office:value="19059.3022461">
            <text:p>19059.3022461</text:p>
          </table:table-cell>
          <table:table-cell office:value-type="float" office:value="6015.72192383">
            <text:p>6015.72192383</text:p>
          </table:table-cell>
          <table:table-cell office:value-type="float" office:value="5973">
            <text:p>597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6229.9050293">
            <text:p>6229.9050293</text:p>
          </table:table-cell>
          <table:table-cell office:value-type="float" office:value="5889.78222656">
            <text:p>5889.78222656</text:p>
          </table:table-cell>
          <table:table-cell office:value-type="float" office:value="2465.61889648">
            <text:p>2465.61889648</text:p>
          </table:table-cell>
          <table:table-cell office:value-type="float" office:value="2883.11108398">
            <text:p>2883.11108398</text:p>
          </table:table-cell>
          <table:table-cell office:value-type="float" office:value="5973">
            <text:p>597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6218.97192383">
            <text:p>6218.97192383</text:p>
          </table:table-cell>
          <table:table-cell office:value-type="float" office:value="5878.06884766">
            <text:p>5878.06884766</text:p>
          </table:table-cell>
          <table:table-cell office:value-type="float" office:value="2446.3527832">
            <text:p>2446.3527832</text:p>
          </table:table-cell>
          <table:table-cell office:value-type="float" office:value="2885.59863281">
            <text:p>2885.59863281</text:p>
          </table:table-cell>
          <table:table-cell office:value-type="float" office:value="5973">
            <text:p>597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6202.27270508">
            <text:p>6202.27270508</text:p>
          </table:table-cell>
          <table:table-cell office:value-type="float" office:value="5865.90673828">
            <text:p>5865.90673828</text:p>
          </table:table-cell>
          <table:table-cell office:value-type="float" office:value="2448.87109375">
            <text:p>2448.87109375</text:p>
          </table:table-cell>
          <table:table-cell office:value-type="float" office:value="2876.76855469">
            <text:p>2876.76855469</text:p>
          </table:table-cell>
          <table:table-cell office:value-type="float" office:value="5973">
            <text:p>597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6241.35693359">
            <text:p>6241.35693359</text:p>
          </table:table-cell>
          <table:table-cell office:value-type="float" office:value="5902.86816406">
            <text:p>5902.86816406</text:p>
          </table:table-cell>
          <table:table-cell office:value-type="float" office:value="2465.20092773">
            <text:p>2465.20092773</text:p>
          </table:table-cell>
          <table:table-cell office:value-type="float" office:value="2894.63549805">
            <text:p>2894.63549805</text:p>
          </table:table-cell>
          <table:table-cell office:value-type="float" office:value="5973">
            <text:p>597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1</text:p>
          </table:table-cell>
          <table:table-cell office:value-type="float" office:value="89834.7009277">
            <text:p>89834.7009277</text:p>
          </table:table-cell>
          <table:table-cell office:value-type="float" office:value="76612.4233398">
            <text:p>76612.4233398</text:p>
          </table:table-cell>
          <table:table-cell office:value-type="float" office:value="62362.2805176">
            <text:p>62362.2805176</text:p>
          </table:table-cell>
          <table:table-cell office:value-type="float" office:value="11990.9699707">
            <text:p>11990.9699707</text:p>
          </table:table-cell>
          <table:table-cell office:value-type="float" office:value="12199">
            <text:p>121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2850.9641113">
            <text:p>12850.9641113</text:p>
          </table:table-cell>
          <table:table-cell office:value-type="float" office:value="11781.2573242">
            <text:p>11781.2573242</text:p>
          </table:table-cell>
          <table:table-cell office:value-type="float" office:value="4938.41235352">
            <text:p>4938.41235352</text:p>
          </table:table-cell>
          <table:table-cell office:value-type="float" office:value="5756.07324219">
            <text:p>5756.07324219</text:p>
          </table:table-cell>
          <table:table-cell office:value-type="float" office:value="12199">
            <text:p>121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2395.736084">
            <text:p>12395.736084</text:p>
          </table:table-cell>
          <table:table-cell office:value-type="float" office:value="11758.1550293">
            <text:p>11758.1550293</text:p>
          </table:table-cell>
          <table:table-cell office:value-type="float" office:value="4896.41503906">
            <text:p>4896.41503906</text:p>
          </table:table-cell>
          <table:table-cell office:value-type="float" office:value="5764.56201172">
            <text:p>5764.56201172</text:p>
          </table:table-cell>
          <table:table-cell office:value-type="float" office:value="12199">
            <text:p>121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2432.9147949">
            <text:p>12432.9147949</text:p>
          </table:table-cell>
          <table:table-cell office:value-type="float" office:value="11803.1000977">
            <text:p>11803.1000977</text:p>
          </table:table-cell>
          <table:table-cell office:value-type="float" office:value="4914.15209961">
            <text:p>4914.15209961</text:p>
          </table:table-cell>
          <table:table-cell office:value-type="float" office:value="5789.80615234">
            <text:p>5789.80615234</text:p>
          </table:table-cell>
          <table:table-cell office:value-type="float" office:value="12199">
            <text:p>121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2395.9118652">
            <text:p>12395.9118652</text:p>
          </table:table-cell>
          <table:table-cell office:value-type="float" office:value="11767.4245605">
            <text:p>11767.4245605</text:p>
          </table:table-cell>
          <table:table-cell office:value-type="float" office:value="4915.1171875">
            <text:p>4915.1171875</text:p>
          </table:table-cell>
          <table:table-cell office:value-type="float" office:value="5771.20898438">
            <text:p>5771.20898438</text:p>
          </table:table-cell>
          <table:table-cell office:value-type="float" office:value="12199">
            <text:p>121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1</text:p>
          </table:table-cell>
          <table:table-cell office:value-type="float" office:value="198638.61377">
            <text:p>198638.61377</text:p>
          </table:table-cell>
          <table:table-cell office:value-type="float" office:value="180419.948486">
            <text:p>180419.948486</text:p>
          </table:table-cell>
          <table:table-cell office:value-type="float" office:value="151842.749756">
            <text:p>151842.749756</text:p>
          </table:table-cell>
          <table:table-cell office:value-type="float" office:value="24068.7373047">
            <text:p>24068.7373047</text:p>
          </table:table-cell>
          <table:table-cell office:value-type="float" office:value="24059">
            <text:p>2405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25524.9870605">
            <text:p>25524.9870605</text:p>
          </table:table-cell>
          <table:table-cell office:value-type="float" office:value="23609.4943848">
            <text:p>23609.4943848</text:p>
          </table:table-cell>
          <table:table-cell office:value-type="float" office:value="9932.73681641">
            <text:p>9932.73681641</text:p>
          </table:table-cell>
          <table:table-cell office:value-type="float" office:value="11511.2177734">
            <text:p>11511.2177734</text:p>
          </table:table-cell>
          <table:table-cell office:value-type="float" office:value="24059">
            <text:p>2405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24809.7641602">
            <text:p>24809.7641602</text:p>
          </table:table-cell>
          <table:table-cell office:value-type="float" office:value="23597.5510254">
            <text:p>23597.5510254</text:p>
          </table:table-cell>
          <table:table-cell office:value-type="float" office:value="9866.17773438">
            <text:p>9866.17773438</text:p>
          </table:table-cell>
          <table:table-cell office:value-type="float" office:value="11552.838623">
            <text:p>11552.838623</text:p>
          </table:table-cell>
          <table:table-cell office:value-type="float" office:value="24059">
            <text:p>2405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24764.9641113">
            <text:p>24764.9641113</text:p>
          </table:table-cell>
          <table:table-cell office:value-type="float" office:value="23557.4880371">
            <text:p>23557.4880371</text:p>
          </table:table-cell>
          <table:table-cell office:value-type="float" office:value="9817.90087891">
            <text:p>9817.90087891</text:p>
          </table:table-cell>
          <table:table-cell office:value-type="float" office:value="11556.2385254">
            <text:p>11556.2385254</text:p>
          </table:table-cell>
          <table:table-cell office:value-type="float" office:value="24059">
            <text:p>2405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24832.7211914">
            <text:p>24832.7211914</text:p>
          </table:table-cell>
          <table:table-cell office:value-type="float" office:value="23611.4060059">
            <text:p>23611.4060059</text:p>
          </table:table-cell>
          <table:table-cell office:value-type="float" office:value="9844.75463867">
            <text:p>9844.75463867</text:p>
          </table:table-cell>
          <table:table-cell office:value-type="float" office:value="11567.4189453">
            <text:p>11567.4189453</text:p>
          </table:table-cell>
          <table:table-cell office:value-type="float" office:value="24059">
            <text:p>2405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1</text:p>
          </table:table-cell>
          <table:table-cell office:value-type="float" office:value="659394.200684">
            <text:p>659394.200684</text:p>
          </table:table-cell>
          <table:table-cell office:value-type="float" office:value="632035">
            <text:p>632035</text:p>
          </table:table-cell>
          <table:table-cell office:value-type="float" office:value="575706.006104">
            <text:p>575706.006104</text:p>
          </table:table-cell>
          <table:table-cell office:value-type="float" office:value="47408.3239746">
            <text:p>47408.3239746</text:p>
          </table:table-cell>
          <table:table-cell office:value-type="float" office:value="48440">
            <text:p>48440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52176.4350586">
            <text:p>52176.4350586</text:p>
          </table:table-cell>
          <table:table-cell office:value-type="float" office:value="47448.1101074">
            <text:p>47448.1101074</text:p>
          </table:table-cell>
          <table:table-cell office:value-type="float" office:value="19957.3713379">
            <text:p>19957.3713379</text:p>
          </table:table-cell>
          <table:table-cell office:value-type="float" office:value="23084.0427246">
            <text:p>23084.0427246</text:p>
          </table:table-cell>
          <table:table-cell office:value-type="float" office:value="48440">
            <text:p>48440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49558.2480469">
            <text:p>49558.2480469</text:p>
          </table:table-cell>
          <table:table-cell office:value-type="float" office:value="47224.1662598">
            <text:p>47224.1662598</text:p>
          </table:table-cell>
          <table:table-cell office:value-type="float" office:value="19776.838623">
            <text:p>19776.838623</text:p>
          </table:table-cell>
          <table:table-cell office:value-type="float" office:value="23087.8527832">
            <text:p>23087.8527832</text:p>
          </table:table-cell>
          <table:table-cell office:value-type="float" office:value="48440">
            <text:p>48440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49441.7180176">
            <text:p>49441.7180176</text:p>
          </table:table-cell>
          <table:table-cell office:value-type="float" office:value="47094.1796875">
            <text:p>47094.1796875</text:p>
          </table:table-cell>
          <table:table-cell office:value-type="float" office:value="19678.7089844">
            <text:p>19678.7089844</text:p>
          </table:table-cell>
          <table:table-cell office:value-type="float" office:value="23083.973877">
            <text:p>23083.973877</text:p>
          </table:table-cell>
          <table:table-cell office:value-type="float" office:value="48440">
            <text:p>48440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49273.5068359">
            <text:p>49273.5068359</text:p>
          </table:table-cell>
          <table:table-cell office:value-type="float" office:value="46952.9885254">
            <text:p>46952.9885254</text:p>
          </table:table-cell>
          <table:table-cell office:value-type="float" office:value="19606.7280273">
            <text:p>19606.7280273</text:p>
          </table:table-cell>
          <table:table-cell office:value-type="float" office:value="23036.4091797">
            <text:p>23036.4091797</text:p>
          </table:table-cell>
          <table:table-cell office:value-type="float" office:value="48440">
            <text:p>48440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1</text:p>
          </table:table-cell>
          <table:table-cell office:value-type="float" office:value="1371705.37598">
            <text:p>1371705.37598</text:p>
          </table:table-cell>
          <table:table-cell office:value-type="float" office:value="1332640.67065">
            <text:p>1332640.67065</text:p>
          </table:table-cell>
          <table:table-cell office:value-type="float" office:value="1219740.23218">
            <text:p>1219740.23218</text:p>
          </table:table-cell>
          <table:table-cell office:value-type="float" office:value="95045.0991211">
            <text:p>95045.0991211</text:p>
          </table:table-cell>
          <table:table-cell office:value-type="float" office:value="96752">
            <text:p>96752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107911.194824">
            <text:p>107911.194824</text:p>
          </table:table-cell>
          <table:table-cell office:value-type="float" office:value="95282.2695312">
            <text:p>95282.2695312</text:p>
          </table:table-cell>
          <table:table-cell office:value-type="float" office:value="40128.0927734">
            <text:p>40128.0927734</text:p>
          </table:table-cell>
          <table:table-cell office:value-type="float" office:value="46435.2634277">
            <text:p>46435.2634277</text:p>
          </table:table-cell>
          <table:table-cell office:value-type="float" office:value="96752">
            <text:p>96752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99960.1557617">
            <text:p>99960.1557617</text:p>
          </table:table-cell>
          <table:table-cell office:value-type="float" office:value="95013.5847168">
            <text:p>95013.5847168</text:p>
          </table:table-cell>
          <table:table-cell office:value-type="float" office:value="39998.5837402">
            <text:p>39998.5837402</text:p>
          </table:table-cell>
          <table:table-cell office:value-type="float" office:value="46272.0510254">
            <text:p>46272.0510254</text:p>
          </table:table-cell>
          <table:table-cell office:value-type="float" office:value="96752">
            <text:p>96752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99375.2817383">
            <text:p>99375.2817383</text:p>
          </table:table-cell>
          <table:table-cell office:value-type="float" office:value="94602.8369141">
            <text:p>94602.8369141</text:p>
          </table:table-cell>
          <table:table-cell office:value-type="float" office:value="39794.5791016">
            <text:p>39794.5791016</text:p>
          </table:table-cell>
          <table:table-cell office:value-type="float" office:value="46154.3686523">
            <text:p>46154.3686523</text:p>
          </table:table-cell>
          <table:table-cell office:value-type="float" office:value="96752">
            <text:p>96752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99734.0488281">
            <text:p>99734.0488281</text:p>
          </table:table-cell>
          <table:table-cell office:value-type="float" office:value="94963.6894531">
            <text:p>94963.6894531</text:p>
          </table:table-cell>
          <table:table-cell office:value-type="float" office:value="39929.0585938">
            <text:p>39929.0585938</text:p>
          </table:table-cell>
          <table:table-cell office:value-type="float" office:value="46411.8911133">
            <text:p>46411.8911133</text:p>
          </table:table-cell>
          <table:table-cell office:value-type="float" office:value="96752">
            <text:p>96752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1</text:p>
          </table:table-cell>
          <table:table-cell office:value-type="float" office:value="3790555.62183">
            <text:p>3790555.62183</text:p>
          </table:table-cell>
          <table:table-cell office:value-type="float" office:value="3708619.88037">
            <text:p>3708619.88037</text:p>
          </table:table-cell>
          <table:table-cell office:value-type="float" office:value="3485885.30933">
            <text:p>3485885.30933</text:p>
          </table:table-cell>
          <table:table-cell office:value-type="float" office:value="187891.874023">
            <text:p>187891.874023</text:p>
          </table:table-cell>
          <table:table-cell office:value-type="float" office:value="193439">
            <text:p>19343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3454981.66504">
            <text:p>3454981.66504</text:p>
          </table:table-cell>
          <table:table-cell office:value-type="float" office:value="3389057.99536">
            <text:p>3389057.99536</text:p>
          </table:table-cell>
          <table:table-cell office:value-type="float" office:value="3164139.22266">
            <text:p>3164139.22266</text:p>
          </table:table-cell>
          <table:table-cell office:value-type="float" office:value="189383.563721">
            <text:p>189383.563721</text:p>
          </table:table-cell>
          <table:table-cell office:value-type="float" office:value="193439">
            <text:p>19343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3461207.67285">
            <text:p>3461207.67285</text:p>
          </table:table-cell>
          <table:table-cell office:value-type="float" office:value="3394643.06201">
            <text:p>3394643.06201</text:p>
          </table:table-cell>
          <table:table-cell office:value-type="float" office:value="3170847.95386">
            <text:p>3170847.95386</text:p>
          </table:table-cell>
          <table:table-cell office:value-type="float" office:value="188677.398438">
            <text:p>188677.398438</text:p>
          </table:table-cell>
          <table:table-cell office:value-type="float" office:value="193439">
            <text:p>19343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3455124.86108">
            <text:p>3455124.86108</text:p>
          </table:table-cell>
          <table:table-cell office:value-type="float" office:value="3388757.87842">
            <text:p>3388757.87842</text:p>
          </table:table-cell>
          <table:table-cell office:value-type="float" office:value="3163687.75684">
            <text:p>3163687.75684</text:p>
          </table:table-cell>
          <table:table-cell office:value-type="float" office:value="189198.995605">
            <text:p>189198.995605</text:p>
          </table:table-cell>
          <table:table-cell office:value-type="float" office:value="193439">
            <text:p>19343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3464561.80811">
            <text:p>3464561.80811</text:p>
          </table:table-cell>
          <table:table-cell office:value-type="float" office:value="3397873.73242">
            <text:p>3397873.73242</text:p>
          </table:table-cell>
          <table:table-cell office:value-type="float" office:value="3173643.78711">
            <text:p>3173643.78711</text:p>
          </table:table-cell>
          <table:table-cell office:value-type="float" office:value="188831.146729">
            <text:p>188831.146729</text:p>
          </table:table-cell>
          <table:table-cell office:value-type="float" office:value="193439">
            <text:p>19343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1</text:p>
          </table:table-cell>
          <table:table-cell office:value-type="float" office:value="11704076.2219">
            <text:p>11704076.2219</text:p>
          </table:table-cell>
          <table:table-cell office:value-type="float" office:value="11554959.0044">
            <text:p>11554959.0044</text:p>
          </table:table-cell>
          <table:table-cell office:value-type="float" office:value="11122506.0481">
            <text:p>11122506.0481</text:p>
          </table:table-cell>
          <table:table-cell office:value-type="float" office:value="364615.283203">
            <text:p>364615.283203</text:p>
          </table:table-cell>
          <table:table-cell office:value-type="float" office:value="386970">
            <text:p>38697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10700810.8857">
            <text:p>10700810.8857</text:p>
          </table:table-cell>
          <table:table-cell office:value-type="float" office:value="10560729.8269">
            <text:p>10560729.8269</text:p>
          </table:table-cell>
          <table:table-cell office:value-type="float" office:value="10116372.7808">
            <text:p>10116372.7808</text:p>
          </table:table-cell>
          <table:table-cell office:value-type="float" office:value="374103.599609">
            <text:p>374103.599609</text:p>
          </table:table-cell>
          <table:table-cell office:value-type="float" office:value="386970">
            <text:p>38697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11717518.5469">
            <text:p>11717518.5469</text:p>
          </table:table-cell>
          <table:table-cell office:value-type="float" office:value="11575989.2173">
            <text:p>11575989.2173</text:p>
          </table:table-cell>
          <table:table-cell office:value-type="float" office:value="11224523.2786">
            <text:p>11224523.2786</text:p>
          </table:table-cell>
          <table:table-cell office:value-type="float" office:value="303449.813721">
            <text:p>303449.813721</text:p>
          </table:table-cell>
          <table:table-cell office:value-type="float" office:value="386970">
            <text:p>38697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10969375.791">
            <text:p>10969375.791</text:p>
          </table:table-cell>
          <table:table-cell office:value-type="float" office:value="10823284.0193">
            <text:p>10823284.0193</text:p>
          </table:table-cell>
          <table:table-cell office:value-type="float" office:value="10404928.2466">
            <text:p>10404928.2466</text:p>
          </table:table-cell>
          <table:table-cell office:value-type="float" office:value="355344.022949">
            <text:p>355344.022949</text:p>
          </table:table-cell>
          <table:table-cell office:value-type="float" office:value="386970">
            <text:p>38697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10694511.6331">
            <text:p>10694511.6331</text:p>
          </table:table-cell>
          <table:table-cell office:value-type="float" office:value="10554076.7817">
            <text:p>10554076.7817</text:p>
          </table:table-cell>
          <table:table-cell office:value-type="float" office:value="10113103.4822">
            <text:p>10113103.4822</text:p>
          </table:table-cell>
          <table:table-cell office:value-type="float" office:value="371536.612061">
            <text:p>371536.612061</text:p>
          </table:table-cell>
          <table:table-cell office:value-type="float" office:value="386970">
            <text:p>386970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1</text:p>
          </table:table-cell>
          <table:table-cell office:value-type="float" office:value="298.717041016">
            <text:p>298.717041016</text:p>
          </table:table-cell>
          <table:table-cell office:value-type="float" office:value="78.7966308594">
            <text:p>78.7966308594</text:p>
          </table:table-cell>
          <table:table-cell office:value-type="float" office:value="50.0053710938">
            <text:p>50.0053710938</text:p>
          </table:table-cell>
          <table:table-cell office:value-type="float" office:value="24.1652832031">
            <text:p>24.1652832031</text:p>
          </table:table-cell>
          <table:table-cell office:value-type="float" office:value="25">
            <text:p>2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30.505859375">
            <text:p>30.505859375</text:p>
          </table:table-cell>
          <table:table-cell office:value-type="float" office:value="23.046875">
            <text:p>23.046875</text:p>
          </table:table-cell>
          <table:table-cell office:value-type="float" office:value="9.51538085938">
            <text:p>9.5153808594</text:p>
          </table:table-cell>
          <table:table-cell office:value-type="float" office:value="11.390625">
            <text:p>11.390625</text:p>
          </table:table-cell>
          <table:table-cell office:value-type="float" office:value="25">
            <text:p>2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30.4279785156">
            <text:p>30.4279785156</text:p>
          </table:table-cell>
          <table:table-cell office:value-type="float" office:value="22.9584960938">
            <text:p>22.9584960938</text:p>
          </table:table-cell>
          <table:table-cell office:value-type="float" office:value="9.44921875">
            <text:p>9.44921875</text:p>
          </table:table-cell>
          <table:table-cell office:value-type="float" office:value="11.3515625">
            <text:p>11.3515625</text:p>
          </table:table-cell>
          <table:table-cell office:value-type="float" office:value="25">
            <text:p>2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30.7770996094">
            <text:p>30.7770996094</text:p>
          </table:table-cell>
          <table:table-cell office:value-type="float" office:value="23.2824707031">
            <text:p>23.2824707031</text:p>
          </table:table-cell>
          <table:table-cell office:value-type="float" office:value="9.48681640625">
            <text:p>9.4868164063</text:p>
          </table:table-cell>
          <table:table-cell office:value-type="float" office:value="11.5844726562">
            <text:p>11.5844726562</text:p>
          </table:table-cell>
          <table:table-cell office:value-type="float" office:value="25">
            <text:p>2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30.3000488281">
            <text:p>30.3000488281</text:p>
          </table:table-cell>
          <table:table-cell office:value-type="float" office:value="22.9067382812">
            <text:p>22.9067382812</text:p>
          </table:table-cell>
          <table:table-cell office:value-type="float" office:value="9.3759765625">
            <text:p>9.3759765625</text:p>
          </table:table-cell>
          <table:table-cell office:value-type="float" office:value="11.4013671875">
            <text:p>11.4013671875</text:p>
          </table:table-cell>
          <table:table-cell office:value-type="float" office:value="25">
            <text:p>2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1</text:p>
          </table:table-cell>
          <table:table-cell office:value-type="float" office:value="1783.18994141">
            <text:p>1783.18994141</text:p>
          </table:table-cell>
          <table:table-cell office:value-type="float" office:value="423.834472656">
            <text:p>423.834472656</text:p>
          </table:table-cell>
          <table:table-cell office:value-type="float" office:value="369.593505859">
            <text:p>369.593505859</text:p>
          </table:table-cell>
          <table:table-cell office:value-type="float" office:value="45.3754882812">
            <text:p>45.3754882812</text:p>
          </table:table-cell>
          <table:table-cell office:value-type="float" office:value="36">
            <text:p>3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57.7478027344">
            <text:p>57.7478027344</text:p>
          </table:table-cell>
          <table:table-cell office:value-type="float" office:value="44.8002929688">
            <text:p>44.8002929688</text:p>
          </table:table-cell>
          <table:table-cell office:value-type="float" office:value="18.4443359375">
            <text:p>18.4443359375</text:p>
          </table:table-cell>
          <table:table-cell office:value-type="float" office:value="21.9626464844">
            <text:p>21.9626464844</text:p>
          </table:table-cell>
          <table:table-cell office:value-type="float" office:value="36">
            <text:p>3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57.3020019531">
            <text:p>57.3020019531</text:p>
          </table:table-cell>
          <table:table-cell office:value-type="float" office:value="44.4177246094">
            <text:p>44.4177246094</text:p>
          </table:table-cell>
          <table:table-cell office:value-type="float" office:value="18.2177734375">
            <text:p>18.2177734375</text:p>
          </table:table-cell>
          <table:table-cell office:value-type="float" office:value="21.974609375">
            <text:p>21.974609375</text:p>
          </table:table-cell>
          <table:table-cell office:value-type="float" office:value="36">
            <text:p>3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57.7229003906">
            <text:p>57.7229003906</text:p>
          </table:table-cell>
          <table:table-cell office:value-type="float" office:value="44.5322265625">
            <text:p>44.5322265625</text:p>
          </table:table-cell>
          <table:table-cell office:value-type="float" office:value="18.3168945312">
            <text:p>18.3168945312</text:p>
          </table:table-cell>
          <table:table-cell office:value-type="float" office:value="21.9147949219">
            <text:p>21.9147949219</text:p>
          </table:table-cell>
          <table:table-cell office:value-type="float" office:value="36">
            <text:p>3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57.3928222656">
            <text:p>57.3928222656</text:p>
          </table:table-cell>
          <table:table-cell office:value-type="float" office:value="44.5446777344">
            <text:p>44.5446777344</text:p>
          </table:table-cell>
          <table:table-cell office:value-type="float" office:value="18.3256835938">
            <text:p>18.3256835938</text:p>
          </table:table-cell>
          <table:table-cell office:value-type="float" office:value="21.9138183594">
            <text:p>21.9138183594</text:p>
          </table:table-cell>
          <table:table-cell office:value-type="float" office:value="36">
            <text:p>3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1</text:p>
          </table:table-cell>
          <table:table-cell office:value-type="float" office:value="1755.76904297">
            <text:p>1755.76904297</text:p>
          </table:table-cell>
          <table:table-cell office:value-type="float" office:value="758.787841797">
            <text:p>758.787841797</text:p>
          </table:table-cell>
          <table:table-cell office:value-type="float" office:value="648.875">
            <text:p>648.875</text:p>
          </table:table-cell>
          <table:table-cell office:value-type="float" office:value="92.1599121094">
            <text:p>92.1599121094</text:p>
          </table:table-cell>
          <table:table-cell office:value-type="float" office:value="105">
            <text:p>10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116.645019531">
            <text:p>116.645019531</text:p>
          </table:table-cell>
          <table:table-cell office:value-type="float" office:value="92.3310546875">
            <text:p>92.3310546875</text:p>
          </table:table-cell>
          <table:table-cell office:value-type="float" office:value="38.0825195312">
            <text:p>38.0825195312</text:p>
          </table:table-cell>
          <table:table-cell office:value-type="float" office:value="45.6875">
            <text:p>45.6875</text:p>
          </table:table-cell>
          <table:table-cell office:value-type="float" office:value="105">
            <text:p>10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115.877929688">
            <text:p>115.877929688</text:p>
          </table:table-cell>
          <table:table-cell office:value-type="float" office:value="91.7292480469">
            <text:p>91.7292480469</text:p>
          </table:table-cell>
          <table:table-cell office:value-type="float" office:value="37.482421875">
            <text:p>37.482421875</text:p>
          </table:table-cell>
          <table:table-cell office:value-type="float" office:value="45.6025390625">
            <text:p>45.6025390625</text:p>
          </table:table-cell>
          <table:table-cell office:value-type="float" office:value="105">
            <text:p>10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115.678955078">
            <text:p>115.678955078</text:p>
          </table:table-cell>
          <table:table-cell office:value-type="float" office:value="91.6811523438">
            <text:p>91.6811523438</text:p>
          </table:table-cell>
          <table:table-cell office:value-type="float" office:value="37.4919433594">
            <text:p>37.4919433594</text:p>
          </table:table-cell>
          <table:table-cell office:value-type="float" office:value="45.5517578125">
            <text:p>45.5517578125</text:p>
          </table:table-cell>
          <table:table-cell office:value-type="float" office:value="105">
            <text:p>10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116.261962891">
            <text:p>116.261962891</text:p>
          </table:table-cell>
          <table:table-cell office:value-type="float" office:value="91.94140625">
            <text:p>91.94140625</text:p>
          </table:table-cell>
          <table:table-cell office:value-type="float" office:value="37.6374511719">
            <text:p>37.6374511719</text:p>
          </table:table-cell>
          <table:table-cell office:value-type="float" office:value="45.7309570312">
            <text:p>45.7309570312</text:p>
          </table:table-cell>
          <table:table-cell office:value-type="float" office:value="105">
            <text:p>10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1</text:p>
          </table:table-cell>
          <table:table-cell office:value-type="float" office:value="3995.30102539">
            <text:p>3995.30102539</text:p>
          </table:table-cell>
          <table:table-cell office:value-type="float" office:value="1543.00415039">
            <text:p>1543.00415039</text:p>
          </table:table-cell>
          <table:table-cell office:value-type="float" office:value="1322.61914062">
            <text:p>1322.61914062</text:p>
          </table:table-cell>
          <table:table-cell office:value-type="float" office:value="184.608154297">
            <text:p>184.608154297</text:p>
          </table:table-cell>
          <table:table-cell office:value-type="float" office:value="186">
            <text:p>18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225.148193359">
            <text:p>225.148193359</text:p>
          </table:table-cell>
          <table:table-cell office:value-type="float" office:value="183.606201172">
            <text:p>183.606201172</text:p>
          </table:table-cell>
          <table:table-cell office:value-type="float" office:value="75.7861328125">
            <text:p>75.7861328125</text:p>
          </table:table-cell>
          <table:table-cell office:value-type="float" office:value="90.6870117188">
            <text:p>90.6870117188</text:p>
          </table:table-cell>
          <table:table-cell office:value-type="float" office:value="186">
            <text:p>18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223.514892578">
            <text:p>223.514892578</text:p>
          </table:table-cell>
          <table:table-cell office:value-type="float" office:value="182.413818359">
            <text:p>182.413818359</text:p>
          </table:table-cell>
          <table:table-cell office:value-type="float" office:value="74.1865234375">
            <text:p>74.1865234375</text:p>
          </table:table-cell>
          <table:table-cell office:value-type="float" office:value="90.8891601562">
            <text:p>90.8891601562</text:p>
          </table:table-cell>
          <table:table-cell office:value-type="float" office:value="186">
            <text:p>18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223.208251953">
            <text:p>223.208251953</text:p>
          </table:table-cell>
          <table:table-cell office:value-type="float" office:value="181.841552734">
            <text:p>181.841552734</text:p>
          </table:table-cell>
          <table:table-cell office:value-type="float" office:value="74.5419921875">
            <text:p>74.5419921875</text:p>
          </table:table-cell>
          <table:table-cell office:value-type="float" office:value="90.3530273438">
            <text:p>90.3530273438</text:p>
          </table:table-cell>
          <table:table-cell office:value-type="float" office:value="186">
            <text:p>18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225.641845703">
            <text:p>225.641845703</text:p>
          </table:table-cell>
          <table:table-cell office:value-type="float" office:value="184.166015625">
            <text:p>184.166015625</text:p>
          </table:table-cell>
          <table:table-cell office:value-type="float" office:value="75.166015625">
            <text:p>75.166015625</text:p>
          </table:table-cell>
          <table:table-cell office:value-type="float" office:value="92.0864257812">
            <text:p>92.0864257812</text:p>
          </table:table-cell>
          <table:table-cell office:value-type="float" office:value="186">
            <text:p>18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1</text:p>
          </table:table-cell>
          <table:table-cell office:value-type="float" office:value="7020.1730957">
            <text:p>7020.1730957</text:p>
          </table:table-cell>
          <table:table-cell office:value-type="float" office:value="3040.38110352">
            <text:p>3040.38110352</text:p>
          </table:table-cell>
          <table:table-cell office:value-type="float" office:value="2599.34814453">
            <text:p>2599.34814453</text:p>
          </table:table-cell>
          <table:table-cell office:value-type="float" office:value="370.846679688">
            <text:p>370.846679688</text:p>
          </table:table-cell>
          <table:table-cell office:value-type="float" office:value="399">
            <text:p>3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443.201660156">
            <text:p>443.201660156</text:p>
          </table:table-cell>
          <table:table-cell office:value-type="float" office:value="369.567626953">
            <text:p>369.567626953</text:p>
          </table:table-cell>
          <table:table-cell office:value-type="float" office:value="151.765869141">
            <text:p>151.765869141</text:p>
          </table:table-cell>
          <table:table-cell office:value-type="float" office:value="183.132080078">
            <text:p>183.132080078</text:p>
          </table:table-cell>
          <table:table-cell office:value-type="float" office:value="399">
            <text:p>3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440.421875">
            <text:p>440.421875</text:p>
          </table:table-cell>
          <table:table-cell office:value-type="float" office:value="366.547363281">
            <text:p>366.547363281</text:p>
          </table:table-cell>
          <table:table-cell office:value-type="float" office:value="150.195800781">
            <text:p>150.195800781</text:p>
          </table:table-cell>
          <table:table-cell office:value-type="float" office:value="182.3046875">
            <text:p>182.3046875</text:p>
          </table:table-cell>
          <table:table-cell office:value-type="float" office:value="399">
            <text:p>3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441.205078125">
            <text:p>441.205078125</text:p>
          </table:table-cell>
          <table:table-cell office:value-type="float" office:value="367.548339844">
            <text:p>367.548339844</text:p>
          </table:table-cell>
          <table:table-cell office:value-type="float" office:value="150.327880859">
            <text:p>150.327880859</text:p>
          </table:table-cell>
          <table:table-cell office:value-type="float" office:value="182.936035156">
            <text:p>182.936035156</text:p>
          </table:table-cell>
          <table:table-cell office:value-type="float" office:value="399">
            <text:p>3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440.470947266">
            <text:p>440.470947266</text:p>
          </table:table-cell>
          <table:table-cell office:value-type="float" office:value="366.800048828">
            <text:p>366.800048828</text:p>
          </table:table-cell>
          <table:table-cell office:value-type="float" office:value="150.373535156">
            <text:p>150.373535156</text:p>
          </table:table-cell>
          <table:table-cell office:value-type="float" office:value="182.375976562">
            <text:p>182.375976562</text:p>
          </table:table-cell>
          <table:table-cell office:value-type="float" office:value="399">
            <text:p>3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1</text:p>
          </table:table-cell>
          <table:table-cell office:value-type="float" office:value="13871.5739746">
            <text:p>13871.5739746</text:p>
          </table:table-cell>
          <table:table-cell office:value-type="float" office:value="6059.98730469">
            <text:p>6059.98730469</text:p>
          </table:table-cell>
          <table:table-cell office:value-type="float" office:value="5170.63623047">
            <text:p>5170.63623047</text:p>
          </table:table-cell>
          <table:table-cell office:value-type="float" office:value="745.597167969">
            <text:p>745.597167969</text:p>
          </table:table-cell>
          <table:table-cell office:value-type="float" office:value="785">
            <text:p>78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861.754150391">
            <text:p>861.754150391</text:p>
          </table:table-cell>
          <table:table-cell office:value-type="float" office:value="739.293457031">
            <text:p>739.293457031</text:p>
          </table:table-cell>
          <table:table-cell office:value-type="float" office:value="302.963378906">
            <text:p>302.963378906</text:p>
          </table:table-cell>
          <table:table-cell office:value-type="float" office:value="367.758056641">
            <text:p>367.758056641</text:p>
          </table:table-cell>
          <table:table-cell office:value-type="float" office:value="785">
            <text:p>78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858.379150391">
            <text:p>858.379150391</text:p>
          </table:table-cell>
          <table:table-cell office:value-type="float" office:value="734.805419922">
            <text:p>734.805419922</text:p>
          </table:table-cell>
          <table:table-cell office:value-type="float" office:value="300.133300781">
            <text:p>300.133300781</text:p>
          </table:table-cell>
          <table:table-cell office:value-type="float" office:value="365.377685547">
            <text:p>365.377685547</text:p>
          </table:table-cell>
          <table:table-cell office:value-type="float" office:value="785">
            <text:p>78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860.699951172">
            <text:p>860.699951172</text:p>
          </table:table-cell>
          <table:table-cell office:value-type="float" office:value="737.24609375">
            <text:p>737.24609375</text:p>
          </table:table-cell>
          <table:table-cell office:value-type="float" office:value="300.855957031">
            <text:p>300.855957031</text:p>
          </table:table-cell>
          <table:table-cell office:value-type="float" office:value="367.721435547">
            <text:p>367.721435547</text:p>
          </table:table-cell>
          <table:table-cell office:value-type="float" office:value="785">
            <text:p>78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858.093994141">
            <text:p>858.093994141</text:p>
          </table:table-cell>
          <table:table-cell office:value-type="float" office:value="735.526611328">
            <text:p>735.526611328</text:p>
          </table:table-cell>
          <table:table-cell office:value-type="float" office:value="299.181640625">
            <text:p>299.181640625</text:p>
          </table:table-cell>
          <table:table-cell office:value-type="float" office:value="367.792724609">
            <text:p>367.792724609</text:p>
          </table:table-cell>
          <table:table-cell office:value-type="float" office:value="785">
            <text:p>785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1</text:p>
          </table:table-cell>
          <table:table-cell office:value-type="float" office:value="23016.8110352">
            <text:p>23016.8110352</text:p>
          </table:table-cell>
          <table:table-cell office:value-type="float" office:value="11287.2355957">
            <text:p>11287.2355957</text:p>
          </table:table-cell>
          <table:table-cell office:value-type="float" office:value="9530.52539062">
            <text:p>9530.52539062</text:p>
          </table:table-cell>
          <table:table-cell office:value-type="float" office:value="1468.93774414">
            <text:p>1468.93774414</text:p>
          </table:table-cell>
          <table:table-cell office:value-type="float" office:value="1493">
            <text:p>149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2225.30102539">
            <text:p>2225.30102539</text:p>
          </table:table-cell>
          <table:table-cell office:value-type="float" office:value="1476.5690918">
            <text:p>1476.5690918</text:p>
          </table:table-cell>
          <table:table-cell office:value-type="float" office:value="610.751464844">
            <text:p>610.751464844</text:p>
          </table:table-cell>
          <table:table-cell office:value-type="float" office:value="725.448730469">
            <text:p>725.448730469</text:p>
          </table:table-cell>
          <table:table-cell office:value-type="float" office:value="1493">
            <text:p>149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1672.34912109">
            <text:p>1672.34912109</text:p>
          </table:table-cell>
          <table:table-cell office:value-type="float" office:value="1459.72241211">
            <text:p>1459.72241211</text:p>
          </table:table-cell>
          <table:table-cell office:value-type="float" office:value="602.486328125">
            <text:p>602.486328125</text:p>
          </table:table-cell>
          <table:table-cell office:value-type="float" office:value="720.376220703">
            <text:p>720.376220703</text:p>
          </table:table-cell>
          <table:table-cell office:value-type="float" office:value="1493">
            <text:p>149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1672.81201172">
            <text:p>1672.81201172</text:p>
          </table:table-cell>
          <table:table-cell office:value-type="float" office:value="1460.16235352">
            <text:p>1460.16235352</text:p>
          </table:table-cell>
          <table:table-cell office:value-type="float" office:value="600.833984375">
            <text:p>600.833984375</text:p>
          </table:table-cell>
          <table:table-cell office:value-type="float" office:value="720.132080078">
            <text:p>720.132080078</text:p>
          </table:table-cell>
          <table:table-cell office:value-type="float" office:value="1493">
            <text:p>149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1672.15209961">
            <text:p>1672.15209961</text:p>
          </table:table-cell>
          <table:table-cell office:value-type="float" office:value="1465.07739258">
            <text:p>1465.07739258</text:p>
          </table:table-cell>
          <table:table-cell office:value-type="float" office:value="596.327880859">
            <text:p>596.327880859</text:p>
          </table:table-cell>
          <table:table-cell office:value-type="float" office:value="730.5546875">
            <text:p>730.5546875</text:p>
          </table:table-cell>
          <table:table-cell office:value-type="float" office:value="1493">
            <text:p>149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1</text:p>
          </table:table-cell>
          <table:table-cell office:value-type="float" office:value="48331.6960449">
            <text:p>48331.6960449</text:p>
          </table:table-cell>
          <table:table-cell office:value-type="float" office:value="23103.263916">
            <text:p>23103.263916</text:p>
          </table:table-cell>
          <table:table-cell office:value-type="float" office:value="19576.7248535">
            <text:p>19576.7248535</text:p>
          </table:table-cell>
          <table:table-cell office:value-type="float" office:value="2956.34399414">
            <text:p>2956.34399414</text:p>
          </table:table-cell>
          <table:table-cell office:value-type="float" office:value="3056">
            <text:p>305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3427.63208008">
            <text:p>3427.63208008</text:p>
          </table:table-cell>
          <table:table-cell office:value-type="float" office:value="2967.03955078">
            <text:p>2967.03955078</text:p>
          </table:table-cell>
          <table:table-cell office:value-type="float" office:value="1229.88720703">
            <text:p>1229.88720703</text:p>
          </table:table-cell>
          <table:table-cell office:value-type="float" office:value="1463.02099609">
            <text:p>1463.02099609</text:p>
          </table:table-cell>
          <table:table-cell office:value-type="float" office:value="3056">
            <text:p>305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3303.07006836">
            <text:p>3303.07006836</text:p>
          </table:table-cell>
          <table:table-cell office:value-type="float" office:value="2941.77294922">
            <text:p>2941.77294922</text:p>
          </table:table-cell>
          <table:table-cell office:value-type="float" office:value="1212.81933594">
            <text:p>1212.81933594</text:p>
          </table:table-cell>
          <table:table-cell office:value-type="float" office:value="1452.71704102">
            <text:p>1452.71704102</text:p>
          </table:table-cell>
          <table:table-cell office:value-type="float" office:value="3056">
            <text:p>305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3304.4699707">
            <text:p>3304.4699707</text:p>
          </table:table-cell>
          <table:table-cell office:value-type="float" office:value="2943.08886719">
            <text:p>2943.08886719</text:p>
          </table:table-cell>
          <table:table-cell office:value-type="float" office:value="1215.15991211">
            <text:p>1215.15991211</text:p>
          </table:table-cell>
          <table:table-cell office:value-type="float" office:value="1452.99511719">
            <text:p>1452.99511719</text:p>
          </table:table-cell>
          <table:table-cell office:value-type="float" office:value="3056">
            <text:p>305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3308.02709961">
            <text:p>3308.02709961</text:p>
          </table:table-cell>
          <table:table-cell office:value-type="float" office:value="2946.22949219">
            <text:p>2946.22949219</text:p>
          </table:table-cell>
          <table:table-cell office:value-type="float" office:value="1215.29614258">
            <text:p>1215.29614258</text:p>
          </table:table-cell>
          <table:table-cell office:value-type="float" office:value="1454.56762695">
            <text:p>1454.56762695</text:p>
          </table:table-cell>
          <table:table-cell office:value-type="float" office:value="3056">
            <text:p>3056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1</text:p>
          </table:table-cell>
          <table:table-cell office:value-type="float" office:value="70237.1618652">
            <text:p>70237.1618652</text:p>
          </table:table-cell>
          <table:table-cell office:value-type="float" office:value="38229.6083984">
            <text:p>38229.6083984</text:p>
          </table:table-cell>
          <table:table-cell office:value-type="float" office:value="31131.142334">
            <text:p>31131.142334</text:p>
          </table:table-cell>
          <table:table-cell office:value-type="float" office:value="5967.63354492">
            <text:p>5967.63354492</text:p>
          </table:table-cell>
          <table:table-cell office:value-type="float" office:value="5973">
            <text:p>597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6855.59008789">
            <text:p>6855.59008789</text:p>
          </table:table-cell>
          <table:table-cell office:value-type="float" office:value="5936.10229492">
            <text:p>5936.10229492</text:p>
          </table:table-cell>
          <table:table-cell office:value-type="float" office:value="2468.01025391">
            <text:p>2468.01025391</text:p>
          </table:table-cell>
          <table:table-cell office:value-type="float" office:value="2914.94262695">
            <text:p>2914.94262695</text:p>
          </table:table-cell>
          <table:table-cell office:value-type="float" office:value="5973">
            <text:p>597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6484.45703125">
            <text:p>6484.45703125</text:p>
          </table:table-cell>
          <table:table-cell office:value-type="float" office:value="5888.81323242">
            <text:p>5888.81323242</text:p>
          </table:table-cell>
          <table:table-cell office:value-type="float" office:value="2437.99462891">
            <text:p>2437.99462891</text:p>
          </table:table-cell>
          <table:table-cell office:value-type="float" office:value="2903.01391602">
            <text:p>2903.01391602</text:p>
          </table:table-cell>
          <table:table-cell office:value-type="float" office:value="5973">
            <text:p>597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6467.2121582">
            <text:p>6467.2121582</text:p>
          </table:table-cell>
          <table:table-cell office:value-type="float" office:value="5874.56005859">
            <text:p>5874.56005859</text:p>
          </table:table-cell>
          <table:table-cell office:value-type="float" office:value="2423.68505859">
            <text:p>2423.68505859</text:p>
          </table:table-cell>
          <table:table-cell office:value-type="float" office:value="2899.05200195">
            <text:p>2899.05200195</text:p>
          </table:table-cell>
          <table:table-cell office:value-type="float" office:value="5973">
            <text:p>597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6485.00805664">
            <text:p>6485.00805664</text:p>
          </table:table-cell>
          <table:table-cell office:value-type="float" office:value="5888.67700195">
            <text:p>5888.67700195</text:p>
          </table:table-cell>
          <table:table-cell office:value-type="float" office:value="2432.95776367">
            <text:p>2432.95776367</text:p>
          </table:table-cell>
          <table:table-cell office:value-type="float" office:value="2899.11694336">
            <text:p>2899.11694336</text:p>
          </table:table-cell>
          <table:table-cell office:value-type="float" office:value="5973">
            <text:p>5973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1</text:p>
          </table:table-cell>
          <table:table-cell office:value-type="float" office:value="68207.4519043">
            <text:p>68207.4519043</text:p>
          </table:table-cell>
          <table:table-cell office:value-type="float" office:value="47223.8908691">
            <text:p>47223.8908691</text:p>
          </table:table-cell>
          <table:table-cell office:value-type="float" office:value="32769.0419922">
            <text:p>32769.0419922</text:p>
          </table:table-cell>
          <table:table-cell office:value-type="float" office:value="12103.4814453">
            <text:p>12103.4814453</text:p>
          </table:table-cell>
          <table:table-cell office:value-type="float" office:value="12199">
            <text:p>121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4348.6672363">
            <text:p>14348.6672363</text:p>
          </table:table-cell>
          <table:table-cell office:value-type="float" office:value="12163.8920898">
            <text:p>12163.8920898</text:p>
          </table:table-cell>
          <table:table-cell office:value-type="float" office:value="5074.6015625">
            <text:p>5074.6015625</text:p>
          </table:table-cell>
          <table:table-cell office:value-type="float" office:value="5956.06445312">
            <text:p>5956.06445312</text:p>
          </table:table-cell>
          <table:table-cell office:value-type="float" office:value="12199">
            <text:p>121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2816.8320312">
            <text:p>12816.8320312</text:p>
          </table:table-cell>
          <table:table-cell office:value-type="float" office:value="11792.7062988">
            <text:p>11792.7062988</text:p>
          </table:table-cell>
          <table:table-cell office:value-type="float" office:value="4895.80249023">
            <text:p>4895.80249023</text:p>
          </table:table-cell>
          <table:table-cell office:value-type="float" office:value="5791.4831543">
            <text:p>5791.4831543</text:p>
          </table:table-cell>
          <table:table-cell office:value-type="float" office:value="12199">
            <text:p>121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2805.1540527">
            <text:p>12805.1540527</text:p>
          </table:table-cell>
          <table:table-cell office:value-type="float" office:value="11781.9353027">
            <text:p>11781.9353027</text:p>
          </table:table-cell>
          <table:table-cell office:value-type="float" office:value="4897.57104492">
            <text:p>4897.57104492</text:p>
          </table:table-cell>
          <table:table-cell office:value-type="float" office:value="5784.84545898">
            <text:p>5784.84545898</text:p>
          </table:table-cell>
          <table:table-cell office:value-type="float" office:value="12199">
            <text:p>121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2806.8029785">
            <text:p>12806.8029785</text:p>
          </table:table-cell>
          <table:table-cell office:value-type="float" office:value="11780.885498">
            <text:p>11780.885498</text:p>
          </table:table-cell>
          <table:table-cell office:value-type="float" office:value="4887.41577148">
            <text:p>4887.41577148</text:p>
          </table:table-cell>
          <table:table-cell office:value-type="float" office:value="5797.43334961">
            <text:p>5797.43334961</text:p>
          </table:table-cell>
          <table:table-cell office:value-type="float" office:value="12199">
            <text:p>1219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1</text:p>
          </table:table-cell>
          <table:table-cell office:value-type="float" office:value="188772.371826">
            <text:p>188772.371826</text:p>
          </table:table-cell>
          <table:table-cell office:value-type="float" office:value="118649.509033">
            <text:p>118649.509033</text:p>
          </table:table-cell>
          <table:table-cell office:value-type="float" office:value="90253.6569824">
            <text:p>90253.6569824</text:p>
          </table:table-cell>
          <table:table-cell office:value-type="float" office:value="23891.7456055">
            <text:p>23891.7456055</text:p>
          </table:table-cell>
          <table:table-cell office:value-type="float" office:value="24059">
            <text:p>2405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29646.9929199">
            <text:p>29646.9929199</text:p>
          </table:table-cell>
          <table:table-cell office:value-type="float" office:value="24069.6188965">
            <text:p>24069.6188965</text:p>
          </table:table-cell>
          <table:table-cell office:value-type="float" office:value="10094.8371582">
            <text:p>10094.8371582</text:p>
          </table:table-cell>
          <table:table-cell office:value-type="float" office:value="11726.2104492">
            <text:p>11726.2104492</text:p>
          </table:table-cell>
          <table:table-cell office:value-type="float" office:value="24059">
            <text:p>2405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25382.9711914">
            <text:p>25382.9711914</text:p>
          </table:table-cell>
          <table:table-cell office:value-type="float" office:value="23615.6323242">
            <text:p>23615.6323242</text:p>
          </table:table-cell>
          <table:table-cell office:value-type="float" office:value="9856.97558594">
            <text:p>9856.97558594</text:p>
          </table:table-cell>
          <table:table-cell office:value-type="float" office:value="11555.6640625">
            <text:p>11555.6640625</text:p>
          </table:table-cell>
          <table:table-cell office:value-type="float" office:value="24059">
            <text:p>2405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25427.9470215">
            <text:p>25427.9470215</text:p>
          </table:table-cell>
          <table:table-cell office:value-type="float" office:value="23627.2819824">
            <text:p>23627.2819824</text:p>
          </table:table-cell>
          <table:table-cell office:value-type="float" office:value="9874.34667969">
            <text:p>9874.34667969</text:p>
          </table:table-cell>
          <table:table-cell office:value-type="float" office:value="11538.9580078">
            <text:p>11538.9580078</text:p>
          </table:table-cell>
          <table:table-cell office:value-type="float" office:value="24059">
            <text:p>2405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25524.3347168">
            <text:p>25524.3347168</text:p>
          </table:table-cell>
          <table:table-cell office:value-type="float" office:value="23744.3657227">
            <text:p>23744.3657227</text:p>
          </table:table-cell>
          <table:table-cell office:value-type="float" office:value="10010.7648926">
            <text:p>10010.7648926</text:p>
          </table:table-cell>
          <table:table-cell office:value-type="float" office:value="11534.1623535">
            <text:p>11534.1623535</text:p>
          </table:table-cell>
          <table:table-cell office:value-type="float" office:value="24059">
            <text:p>2405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1</text:p>
          </table:table-cell>
          <table:table-cell office:value-type="float" office:value="399812.994873">
            <text:p>399812.994873</text:p>
          </table:table-cell>
          <table:table-cell office:value-type="float" office:value="268312.928955">
            <text:p>268312.928955</text:p>
          </table:table-cell>
          <table:table-cell office:value-type="float" office:value="211274.04541">
            <text:p>211274.04541</text:p>
          </table:table-cell>
          <table:table-cell office:value-type="float" office:value="47855.9130859">
            <text:p>47855.9130859</text:p>
          </table:table-cell>
          <table:table-cell office:value-type="float" office:value="48440">
            <text:p>48440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64790.769043">
            <text:p>64790.769043</text:p>
          </table:table-cell>
          <table:table-cell office:value-type="float" office:value="48965.5844727">
            <text:p>48965.5844727</text:p>
          </table:table-cell>
          <table:table-cell office:value-type="float" office:value="20576.7053223">
            <text:p>20576.7053223</text:p>
          </table:table-cell>
          <table:table-cell office:value-type="float" office:value="23801.6315918">
            <text:p>23801.6315918</text:p>
          </table:table-cell>
          <table:table-cell office:value-type="float" office:value="48440">
            <text:p>48440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50586.8840332">
            <text:p>50586.8840332</text:p>
          </table:table-cell>
          <table:table-cell office:value-type="float" office:value="47409.2648926">
            <text:p>47409.2648926</text:p>
          </table:table-cell>
          <table:table-cell office:value-type="float" office:value="19861.0625">
            <text:p>19861.0625</text:p>
          </table:table-cell>
          <table:table-cell office:value-type="float" office:value="23164.4458008">
            <text:p>23164.4458008</text:p>
          </table:table-cell>
          <table:table-cell office:value-type="float" office:value="48440">
            <text:p>48440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50537.1459961">
            <text:p>50537.1459961</text:p>
          </table:table-cell>
          <table:table-cell office:value-type="float" office:value="47366.7900391">
            <text:p>47366.7900391</text:p>
          </table:table-cell>
          <table:table-cell office:value-type="float" office:value="19851.9526367">
            <text:p>19851.9526367</text:p>
          </table:table-cell>
          <table:table-cell office:value-type="float" office:value="23110.9111328">
            <text:p>23110.9111328</text:p>
          </table:table-cell>
          <table:table-cell office:value-type="float" office:value="48440">
            <text:p>48440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50532.6318359">
            <text:p>50532.6318359</text:p>
          </table:table-cell>
          <table:table-cell office:value-type="float" office:value="47348.5944824">
            <text:p>47348.5944824</text:p>
          </table:table-cell>
          <table:table-cell office:value-type="float" office:value="19885.0981445">
            <text:p>19885.0981445</text:p>
          </table:table-cell>
          <table:table-cell office:value-type="float" office:value="23033.5285645">
            <text:p>23033.5285645</text:p>
          </table:table-cell>
          <table:table-cell office:value-type="float" office:value="48440">
            <text:p>48440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1</text:p>
          </table:table-cell>
          <table:table-cell office:value-type="float" office:value="692391.600098">
            <text:p>692391.600098</text:p>
          </table:table-cell>
          <table:table-cell office:value-type="float" office:value="527516.524658">
            <text:p>527516.524658</text:p>
          </table:table-cell>
          <table:table-cell office:value-type="float" office:value="413092.299316">
            <text:p>413092.299316</text:p>
          </table:table-cell>
          <table:table-cell office:value-type="float" office:value="96062.0458984">
            <text:p>96062.0458984</text:p>
          </table:table-cell>
          <table:table-cell office:value-type="float" office:value="96752">
            <text:p>96752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183192.128906">
            <text:p>183192.128906</text:p>
          </table:table-cell>
          <table:table-cell office:value-type="float" office:value="103431.986816">
            <text:p>103431.986816</text:p>
          </table:table-cell>
          <table:table-cell office:value-type="float" office:value="43381.8146973">
            <text:p>43381.8146973</text:p>
          </table:table-cell>
          <table:table-cell office:value-type="float" office:value="50340.9821777">
            <text:p>50340.9821777</text:p>
          </table:table-cell>
          <table:table-cell office:value-type="float" office:value="96752">
            <text:p>96752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102811.773926">
            <text:p>102811.773926</text:p>
          </table:table-cell>
          <table:table-cell office:value-type="float" office:value="95169.7612305">
            <text:p>95169.7612305</text:p>
          </table:table-cell>
          <table:table-cell office:value-type="float" office:value="39936.2646484">
            <text:p>39936.2646484</text:p>
          </table:table-cell>
          <table:table-cell office:value-type="float" office:value="46426.8391113">
            <text:p>46426.8391113</text:p>
          </table:table-cell>
          <table:table-cell office:value-type="float" office:value="96752">
            <text:p>96752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100788.356934">
            <text:p>100788.356934</text:p>
          </table:table-cell>
          <table:table-cell office:value-type="float" office:value="94941.6218262">
            <text:p>94941.6218262</text:p>
          </table:table-cell>
          <table:table-cell office:value-type="float" office:value="39796.420166">
            <text:p>39796.420166</text:p>
          </table:table-cell>
          <table:table-cell office:value-type="float" office:value="46306.6843262">
            <text:p>46306.6843262</text:p>
          </table:table-cell>
          <table:table-cell office:value-type="float" office:value="96752">
            <text:p>96752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100336.297119">
            <text:p>100336.297119</text:p>
          </table:table-cell>
          <table:table-cell office:value-type="float" office:value="94554.5556641">
            <text:p>94554.5556641</text:p>
          </table:table-cell>
          <table:table-cell office:value-type="float" office:value="39657.2722168">
            <text:p>39657.2722168</text:p>
          </table:table-cell>
          <table:table-cell office:value-type="float" office:value="46206.6789551">
            <text:p>46206.6789551</text:p>
          </table:table-cell>
          <table:table-cell office:value-type="float" office:value="96752">
            <text:p>96752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1</text:p>
          </table:table-cell>
          <table:table-cell office:value-type="float" office:value="1449066.95312">
            <text:p>1449066.95312</text:p>
          </table:table-cell>
          <table:table-cell office:value-type="float" office:value="1228135.29468">
            <text:p>1228135.29468</text:p>
          </table:table-cell>
          <table:table-cell office:value-type="float" office:value="1000349.18506">
            <text:p>1000349.18506</text:p>
          </table:table-cell>
          <table:table-cell office:value-type="float" office:value="191225.207031">
            <text:p>191225.207031</text:p>
          </table:table-cell>
          <table:table-cell office:value-type="float" office:value="193439">
            <text:p>19343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1355233.18896">
            <text:p>1355233.18896</text:p>
          </table:table-cell>
          <table:table-cell office:value-type="float" office:value="1150796.75708">
            <text:p>1150796.75708</text:p>
          </table:table-cell>
          <table:table-cell office:value-type="float" office:value="922768.169189">
            <text:p>922768.169189</text:p>
          </table:table-cell>
          <table:table-cell office:value-type="float" office:value="191918.155762">
            <text:p>191918.155762</text:p>
          </table:table-cell>
          <table:table-cell office:value-type="float" office:value="193439">
            <text:p>19343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1367962.81104">
            <text:p>1367962.81104</text:p>
          </table:table-cell>
          <table:table-cell office:value-type="float" office:value="1161482.40845">
            <text:p>1161482.40845</text:p>
          </table:table-cell>
          <table:table-cell office:value-type="float" office:value="931480.33252">
            <text:p>931480.33252</text:p>
          </table:table-cell>
          <table:table-cell office:value-type="float" office:value="192719.444336">
            <text:p>192719.444336</text:p>
          </table:table-cell>
          <table:table-cell office:value-type="float" office:value="193439">
            <text:p>19343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1366005.76514">
            <text:p>1366005.76514</text:p>
          </table:table-cell>
          <table:table-cell office:value-type="float" office:value="1159205.62573">
            <text:p>1159205.62573</text:p>
          </table:table-cell>
          <table:table-cell office:value-type="float" office:value="930961.20166">
            <text:p>930961.20166</text:p>
          </table:table-cell>
          <table:table-cell office:value-type="float" office:value="191766.12793">
            <text:p>191766.12793</text:p>
          </table:table-cell>
          <table:table-cell office:value-type="float" office:value="193439">
            <text:p>19343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1359123.36401">
            <text:p>1359123.36401</text:p>
          </table:table-cell>
          <table:table-cell office:value-type="float" office:value="1151859.32544">
            <text:p>1151859.32544</text:p>
          </table:table-cell>
          <table:table-cell office:value-type="float" office:value="923140.53833">
            <text:p>923140.53833</text:p>
          </table:table-cell>
          <table:table-cell office:value-type="float" office:value="191808.714355">
            <text:p>191808.714355</text:p>
          </table:table-cell>
          <table:table-cell office:value-type="float" office:value="193439">
            <text:p>193439</text:p>
          </table:table-cell>
        </table:table-row>
        <table:table-row table:style-name="ro1" table:visibility="filter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1</text:p>
          </table:table-cell>
          <table:table-cell office:value-type="float" office:value="3377263.84106">
            <text:p>3377263.84106</text:p>
          </table:table-cell>
          <table:table-cell office:value-type="float" office:value="3049119.10425">
            <text:p>3049119.10425</text:p>
          </table:table-cell>
          <table:table-cell office:value-type="float" office:value="2590911.00684">
            <text:p>2590911.00684</text:p>
          </table:table-cell>
          <table:table-cell office:value-type="float" office:value="384410.006104">
            <text:p>384410.006104</text:p>
          </table:table-cell>
          <table:table-cell office:value-type="float" office:value="386970">
            <text:p>38697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3133229.84229">
            <text:p>3133229.84229</text:p>
          </table:table-cell>
          <table:table-cell office:value-type="float" office:value="2825244.18701">
            <text:p>2825244.18701</text:p>
          </table:table-cell>
          <table:table-cell office:value-type="float" office:value="2366361.88184">
            <text:p>2366361.88184</text:p>
          </table:table-cell>
          <table:table-cell office:value-type="float" office:value="385169.625732">
            <text:p>385169.625732</text:p>
          </table:table-cell>
          <table:table-cell office:value-type="float" office:value="386970">
            <text:p>38697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3120101.94409">
            <text:p>3120101.94409</text:p>
          </table:table-cell>
          <table:table-cell office:value-type="float" office:value="2811912.10107">
            <text:p>2811912.10107</text:p>
          </table:table-cell>
          <table:table-cell office:value-type="float" office:value="2353697.21509">
            <text:p>2353697.21509</text:p>
          </table:table-cell>
          <table:table-cell office:value-type="float" office:value="384806.439941">
            <text:p>384806.439941</text:p>
          </table:table-cell>
          <table:table-cell office:value-type="float" office:value="386970">
            <text:p>38697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3123345.37988">
            <text:p>3123345.37988</text:p>
          </table:table-cell>
          <table:table-cell office:value-type="float" office:value="2815487.3645">
            <text:p>2815487.3645</text:p>
          </table:table-cell>
          <table:table-cell office:value-type="float" office:value="2357864.21997">
            <text:p>2357864.21997</text:p>
          </table:table-cell>
          <table:table-cell office:value-type="float" office:value="384357.250977">
            <text:p>384357.250977</text:p>
          </table:table-cell>
          <table:table-cell office:value-type="float" office:value="386970">
            <text:p>38697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3124346.76611">
            <text:p>3124346.76611</text:p>
          </table:table-cell>
          <table:table-cell office:value-type="float" office:value="2817294.45996">
            <text:p>2817294.45996</text:p>
          </table:table-cell>
          <table:table-cell office:value-type="float" office:value="2359454.83105">
            <text:p>2359454.83105</text:p>
          </table:table-cell>
          <table:table-cell office:value-type="float" office:value="385044.029297">
            <text:p>385044.029297</text:p>
          </table:table-cell>
          <table:table-cell office:value-type="float" office:value="386970">
            <text:p>386970</text:p>
          </table:table-cell>
        </table:table-row>
        <table:table-row table:style-name="ro2" table:number-rows-repeated="1048349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RefineA_" table:style-name="ta1">
        <table:table-column table:style-name="co7" table:number-columns-repeated="8" table:default-cell-style-name="Default"/>
        <table:table-row table:style-name="ro3">
          <table:table-cell office:value-type="string">
            <text:p>Phrase</text:p>
          </table:table-cell>
          <table:table-cell office:value-type="string">
            <text:p>Structure</text:p>
          </table:table-cell>
          <table:table-cell office:value-type="string">
            <text:p>Workload</text:p>
          </table:table-cell>
          <table:table-cell office:value-type="string">
            <text:p>Loop</text:p>
          </table:table-cell>
          <table:table-cell office:value-type="string">
            <text:p>Processing</text:p>
          </table:table-cell>
          <table:table-cell office:value-type="string">
            <text:p>Parsing</text:p>
          </table:table-cell>
          <table:table-cell office:value-type="string">
            <text:p>Xpath</text:p>
          </table:table-cell>
          <table:table-cell office:value-type="string">
            <text:p>Results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24.6237792969">
            <text:p>24.6237792969</text:p>
          </table:table-cell>
          <table:table-cell office:value-type="float" office:value="9.50927734375">
            <text:p>9.5092773438</text:p>
          </table:table-cell>
          <table:table-cell office:value-type="float" office:value="11.1213378906">
            <text:p>11.121337890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24.6318359375">
            <text:p>24.6318359375</text:p>
          </table:table-cell>
          <table:table-cell office:value-type="float" office:value="9.435546875">
            <text:p>9.435546875</text:p>
          </table:table-cell>
          <table:table-cell office:value-type="float" office:value="11.2109375">
            <text:p>11.210937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24.6437988281">
            <text:p>24.6437988281</text:p>
          </table:table-cell>
          <table:table-cell office:value-type="float" office:value="9.4736328125">
            <text:p>9.4736328125</text:p>
          </table:table-cell>
          <table:table-cell office:value-type="float" office:value="11.2099609375">
            <text:p>11.209960937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24.7700195312">
            <text:p>24.7700195312</text:p>
          </table:table-cell>
          <table:table-cell office:value-type="float" office:value="9.55737304688">
            <text:p>9.5573730469</text:p>
          </table:table-cell>
          <table:table-cell office:value-type="float" office:value="11.2333984375">
            <text:p>11.233398437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47.9291992188">
            <text:p>47.9291992188</text:p>
          </table:table-cell>
          <table:table-cell office:value-type="float" office:value="18.7854003906">
            <text:p>18.7854003906</text:p>
          </table:table-cell>
          <table:table-cell office:value-type="float" office:value="21.7717285156">
            <text:p>21.771728515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47.9440917969">
            <text:p>47.9440917969</text:p>
          </table:table-cell>
          <table:table-cell office:value-type="float" office:value="18.6857910156">
            <text:p>18.6857910156</text:p>
          </table:table-cell>
          <table:table-cell office:value-type="float" office:value="21.8474121094">
            <text:p>21.847412109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47.6337890625">
            <text:p>47.6337890625</text:p>
          </table:table-cell>
          <table:table-cell office:value-type="float" office:value="18.5437011719">
            <text:p>18.5437011719</text:p>
          </table:table-cell>
          <table:table-cell office:value-type="float" office:value="21.7731933594">
            <text:p>21.773193359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47.9899902344">
            <text:p>47.9899902344</text:p>
          </table:table-cell>
          <table:table-cell office:value-type="float" office:value="18.7707519531">
            <text:p>18.7707519531</text:p>
          </table:table-cell>
          <table:table-cell office:value-type="float" office:value="21.8212890625">
            <text:p>21.821289062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97.6687011719">
            <text:p>97.6687011719</text:p>
          </table:table-cell>
          <table:table-cell office:value-type="float" office:value="38.3527832031">
            <text:p>38.3527832031</text:p>
          </table:table-cell>
          <table:table-cell office:value-type="float" office:value="44.7150878906">
            <text:p>44.7150878906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97.1459960938">
            <text:p>97.1459960938</text:p>
          </table:table-cell>
          <table:table-cell office:value-type="float" office:value="37.7573242188">
            <text:p>37.7573242188</text:p>
          </table:table-cell>
          <table:table-cell office:value-type="float" office:value="44.9387207031">
            <text:p>44.9387207031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97.2431640625">
            <text:p>97.2431640625</text:p>
          </table:table-cell>
          <table:table-cell office:value-type="float" office:value="37.8317871094">
            <text:p>37.8317871094</text:p>
          </table:table-cell>
          <table:table-cell office:value-type="float" office:value="44.8981933594">
            <text:p>44.8981933594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97.4750976562">
            <text:p>97.4750976562</text:p>
          </table:table-cell>
          <table:table-cell office:value-type="float" office:value="38.0234375">
            <text:p>38.0234375</text:p>
          </table:table-cell>
          <table:table-cell office:value-type="float" office:value="45.0100097656">
            <text:p>45.0100097656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191.637939453">
            <text:p>191.637939453</text:p>
          </table:table-cell>
          <table:table-cell office:value-type="float" office:value="75.6965332031">
            <text:p>75.6965332031</text:p>
          </table:table-cell>
          <table:table-cell office:value-type="float" office:value="88.6442871094">
            <text:p>88.6442871094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191.563232422">
            <text:p>191.563232422</text:p>
          </table:table-cell>
          <table:table-cell office:value-type="float" office:value="75.7551269531">
            <text:p>75.7551269531</text:p>
          </table:table-cell>
          <table:table-cell office:value-type="float" office:value="88.4885253906">
            <text:p>88.4885253906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192.263183594">
            <text:p>192.263183594</text:p>
          </table:table-cell>
          <table:table-cell office:value-type="float" office:value="75.7338867188">
            <text:p>75.7338867188</text:p>
          </table:table-cell>
          <table:table-cell office:value-type="float" office:value="89.0981445312">
            <text:p>89.0981445312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192.144775391">
            <text:p>192.144775391</text:p>
          </table:table-cell>
          <table:table-cell office:value-type="float" office:value="75.6140136719">
            <text:p>75.6140136719</text:p>
          </table:table-cell>
          <table:table-cell office:value-type="float" office:value="88.9567871094">
            <text:p>88.9567871094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387.166992188">
            <text:p>387.166992188</text:p>
          </table:table-cell>
          <table:table-cell office:value-type="float" office:value="153.266845703">
            <text:p>153.266845703</text:p>
          </table:table-cell>
          <table:table-cell office:value-type="float" office:value="181.033691406">
            <text:p>181.033691406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387.266113281">
            <text:p>387.266113281</text:p>
          </table:table-cell>
          <table:table-cell office:value-type="float" office:value="152.393554688">
            <text:p>152.393554688</text:p>
          </table:table-cell>
          <table:table-cell office:value-type="float" office:value="181.193359375">
            <text:p>181.193359375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386.954101562">
            <text:p>386.954101562</text:p>
          </table:table-cell>
          <table:table-cell office:value-type="float" office:value="151.770751953">
            <text:p>151.770751953</text:p>
          </table:table-cell>
          <table:table-cell office:value-type="float" office:value="181.410644531">
            <text:p>181.410644531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386.573242188">
            <text:p>386.573242188</text:p>
          </table:table-cell>
          <table:table-cell office:value-type="float" office:value="152.331787109">
            <text:p>152.331787109</text:p>
          </table:table-cell>
          <table:table-cell office:value-type="float" office:value="180.599609375">
            <text:p>180.599609375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768.2421875">
            <text:p>768.2421875</text:p>
          </table:table-cell>
          <table:table-cell office:value-type="float" office:value="304.511962891">
            <text:p>304.511962891</text:p>
          </table:table-cell>
          <table:table-cell office:value-type="float" office:value="360.080566406">
            <text:p>360.080566406</text:p>
          </table:table-cell>
          <table:table-cell office:value-type="float" office:value="785">
            <text:p>78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768.206298828">
            <text:p>768.206298828</text:p>
          </table:table-cell>
          <table:table-cell office:value-type="float" office:value="304.463134766">
            <text:p>304.463134766</text:p>
          </table:table-cell>
          <table:table-cell office:value-type="float" office:value="359.642578125">
            <text:p>359.642578125</text:p>
          </table:table-cell>
          <table:table-cell office:value-type="float" office:value="785">
            <text:p>78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771.624023438">
            <text:p>771.624023438</text:p>
          </table:table-cell>
          <table:table-cell office:value-type="float" office:value="305.470703125">
            <text:p>305.470703125</text:p>
          </table:table-cell>
          <table:table-cell office:value-type="float" office:value="360.861816406">
            <text:p>360.861816406</text:p>
          </table:table-cell>
          <table:table-cell office:value-type="float" office:value="785">
            <text:p>78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765.315185547">
            <text:p>765.315185547</text:p>
          </table:table-cell>
          <table:table-cell office:value-type="float" office:value="301.865478516">
            <text:p>301.865478516</text:p>
          </table:table-cell>
          <table:table-cell office:value-type="float" office:value="359.120849609">
            <text:p>359.120849609</text:p>
          </table:table-cell>
          <table:table-cell office:value-type="float" office:value="785">
            <text:p>78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1544.50708008">
            <text:p>1544.50708008</text:p>
          </table:table-cell>
          <table:table-cell office:value-type="float" office:value="606.78515625">
            <text:p>606.78515625</text:p>
          </table:table-cell>
          <table:table-cell office:value-type="float" office:value="728.326171875">
            <text:p>728.326171875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1524.79418945">
            <text:p>1524.79418945</text:p>
          </table:table-cell>
          <table:table-cell office:value-type="float" office:value="601.30859375">
            <text:p>601.30859375</text:p>
          </table:table-cell>
          <table:table-cell office:value-type="float" office:value="716.870849609">
            <text:p>716.870849609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1529.03295898">
            <text:p>1529.03295898</text:p>
          </table:table-cell>
          <table:table-cell office:value-type="float" office:value="602.403320312">
            <text:p>602.403320312</text:p>
          </table:table-cell>
          <table:table-cell office:value-type="float" office:value="720.84765625">
            <text:p>720.84765625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1525.89086914">
            <text:p>1525.89086914</text:p>
          </table:table-cell>
          <table:table-cell office:value-type="float" office:value="600.659179688">
            <text:p>600.659179688</text:p>
          </table:table-cell>
          <table:table-cell office:value-type="float" office:value="717.062011719">
            <text:p>717.062011719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3072.91967773">
            <text:p>3072.91967773</text:p>
          </table:table-cell>
          <table:table-cell office:value-type="float" office:value="1216.69360352">
            <text:p>1216.69360352</text:p>
          </table:table-cell>
          <table:table-cell office:value-type="float" office:value="1444.86474609">
            <text:p>1444.86474609</text:p>
          </table:table-cell>
          <table:table-cell office:value-type="float" office:value="3056">
            <text:p>305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3059.74609375">
            <text:p>3059.74609375</text:p>
          </table:table-cell>
          <table:table-cell office:value-type="float" office:value="1204.55834961">
            <text:p>1204.55834961</text:p>
          </table:table-cell>
          <table:table-cell office:value-type="float" office:value="1444.15649414">
            <text:p>1444.15649414</text:p>
          </table:table-cell>
          <table:table-cell office:value-type="float" office:value="3056">
            <text:p>305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3116.66162109">
            <text:p>3116.66162109</text:p>
          </table:table-cell>
          <table:table-cell office:value-type="float" office:value="1233.2980957">
            <text:p>1233.2980957</text:p>
          </table:table-cell>
          <table:table-cell office:value-type="float" office:value="1464.80200195">
            <text:p>1464.80200195</text:p>
          </table:table-cell>
          <table:table-cell office:value-type="float" office:value="3056">
            <text:p>305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3123.16333008">
            <text:p>3123.16333008</text:p>
          </table:table-cell>
          <table:table-cell office:value-type="float" office:value="1234.77563477">
            <text:p>1234.77563477</text:p>
          </table:table-cell>
          <table:table-cell office:value-type="float" office:value="1470.60351562">
            <text:p>1470.60351562</text:p>
          </table:table-cell>
          <table:table-cell office:value-type="float" office:value="3056">
            <text:p>305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6239.21582031">
            <text:p>6239.21582031</text:p>
          </table:table-cell>
          <table:table-cell office:value-type="float" office:value="2486.87329102">
            <text:p>2486.87329102</text:p>
          </table:table-cell>
          <table:table-cell office:value-type="float" office:value="2916.36816406">
            <text:p>2916.36816406</text:p>
          </table:table-cell>
          <table:table-cell office:value-type="float" office:value="5973">
            <text:p>597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6154.59716797">
            <text:p>6154.59716797</text:p>
          </table:table-cell>
          <table:table-cell office:value-type="float" office:value="2447.73608398">
            <text:p>2447.73608398</text:p>
          </table:table-cell>
          <table:table-cell office:value-type="float" office:value="2884.34716797">
            <text:p>2884.34716797</text:p>
          </table:table-cell>
          <table:table-cell office:value-type="float" office:value="5973">
            <text:p>597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6144.61401367">
            <text:p>6144.61401367</text:p>
          </table:table-cell>
          <table:table-cell office:value-type="float" office:value="2441.93334961">
            <text:p>2441.93334961</text:p>
          </table:table-cell>
          <table:table-cell office:value-type="float" office:value="2879.51342773">
            <text:p>2879.51342773</text:p>
          </table:table-cell>
          <table:table-cell office:value-type="float" office:value="5973">
            <text:p>597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6150.44726562">
            <text:p>6150.44726562</text:p>
          </table:table-cell>
          <table:table-cell office:value-type="float" office:value="2440.03393555">
            <text:p>2440.03393555</text:p>
          </table:table-cell>
          <table:table-cell office:value-type="float" office:value="2890.78076172">
            <text:p>2890.78076172</text:p>
          </table:table-cell>
          <table:table-cell office:value-type="float" office:value="5973">
            <text:p>597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2403.6049805">
            <text:p>12403.6049805</text:p>
          </table:table-cell>
          <table:table-cell office:value-type="float" office:value="4960.08862305">
            <text:p>4960.08862305</text:p>
          </table:table-cell>
          <table:table-cell office:value-type="float" office:value="5798.02539062">
            <text:p>5798.02539062</text:p>
          </table:table-cell>
          <table:table-cell office:value-type="float" office:value="12199">
            <text:p>121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2422.6750488">
            <text:p>12422.6750488</text:p>
          </table:table-cell>
          <table:table-cell office:value-type="float" office:value="4942.19042969">
            <text:p>4942.19042969</text:p>
          </table:table-cell>
          <table:table-cell office:value-type="float" office:value="5826.67114258">
            <text:p>5826.67114258</text:p>
          </table:table-cell>
          <table:table-cell office:value-type="float" office:value="12199">
            <text:p>121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2710.2580566">
            <text:p>12710.2580566</text:p>
          </table:table-cell>
          <table:table-cell office:value-type="float" office:value="4976.00341797">
            <text:p>4976.00341797</text:p>
          </table:table-cell>
          <table:table-cell office:value-type="float" office:value="5850.68554688">
            <text:p>5850.68554688</text:p>
          </table:table-cell>
          <table:table-cell office:value-type="float" office:value="12199">
            <text:p>121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2411.7141113">
            <text:p>12411.7141113</text:p>
          </table:table-cell>
          <table:table-cell office:value-type="float" office:value="4960.99658203">
            <text:p>4960.99658203</text:p>
          </table:table-cell>
          <table:table-cell office:value-type="float" office:value="5813.13183594">
            <text:p>5813.13183594</text:p>
          </table:table-cell>
          <table:table-cell office:value-type="float" office:value="12199">
            <text:p>121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25409.4941406">
            <text:p>25409.4941406</text:p>
          </table:table-cell>
          <table:table-cell office:value-type="float" office:value="9989.67211914">
            <text:p>9989.67211914</text:p>
          </table:table-cell>
          <table:table-cell office:value-type="float" office:value="11644.3227539">
            <text:p>11644.3227539</text:p>
          </table:table-cell>
          <table:table-cell office:value-type="float" office:value="24059">
            <text:p>2405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25141.0603027">
            <text:p>25141.0603027</text:p>
          </table:table-cell>
          <table:table-cell office:value-type="float" office:value="9934.01806641">
            <text:p>9934.01806641</text:p>
          </table:table-cell>
          <table:table-cell office:value-type="float" office:value="11667.388916">
            <text:p>11667.388916</text:p>
          </table:table-cell>
          <table:table-cell office:value-type="float" office:value="24059">
            <text:p>2405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25175.9228516">
            <text:p>25175.9228516</text:p>
          </table:table-cell>
          <table:table-cell office:value-type="float" office:value="9890.4206543">
            <text:p>9890.4206543</text:p>
          </table:table-cell>
          <table:table-cell office:value-type="float" office:value="11615.0749512">
            <text:p>11615.0749512</text:p>
          </table:table-cell>
          <table:table-cell office:value-type="float" office:value="24059">
            <text:p>2405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24708.4909668">
            <text:p>24708.4909668</text:p>
          </table:table-cell>
          <table:table-cell office:value-type="float" office:value="9848.32910156">
            <text:p>9848.32910156</text:p>
          </table:table-cell>
          <table:table-cell office:value-type="float" office:value="11588.4018555">
            <text:p>11588.4018555</text:p>
          </table:table-cell>
          <table:table-cell office:value-type="float" office:value="24059">
            <text:p>2405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49853.9538574">
            <text:p>49853.9538574</text:p>
          </table:table-cell>
          <table:table-cell office:value-type="float" office:value="19602.2382812">
            <text:p>19602.2382812</text:p>
          </table:table-cell>
          <table:table-cell office:value-type="float" office:value="23137.1303711">
            <text:p>23137.1303711</text:p>
          </table:table-cell>
          <table:table-cell office:value-type="float" office:value="48440">
            <text:p>4844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49048.517334">
            <text:p>49048.517334</text:p>
          </table:table-cell>
          <table:table-cell office:value-type="float" office:value="19520.1391602">
            <text:p>19520.1391602</text:p>
          </table:table-cell>
          <table:table-cell office:value-type="float" office:value="23082.7702637">
            <text:p>23082.7702637</text:p>
          </table:table-cell>
          <table:table-cell office:value-type="float" office:value="48440">
            <text:p>4844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49161.4228516">
            <text:p>49161.4228516</text:p>
          </table:table-cell>
          <table:table-cell office:value-type="float" office:value="19575.4743652">
            <text:p>19575.4743652</text:p>
          </table:table-cell>
          <table:table-cell office:value-type="float" office:value="23057.998291">
            <text:p>23057.998291</text:p>
          </table:table-cell>
          <table:table-cell office:value-type="float" office:value="48440">
            <text:p>4844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49141.9069824">
            <text:p>49141.9069824</text:p>
          </table:table-cell>
          <table:table-cell office:value-type="float" office:value="19487.9943848">
            <text:p>19487.9943848</text:p>
          </table:table-cell>
          <table:table-cell office:value-type="float" office:value="23104.5688477">
            <text:p>23104.5688477</text:p>
          </table:table-cell>
          <table:table-cell office:value-type="float" office:value="48440">
            <text:p>4844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104027.856934">
            <text:p>104027.856934</text:p>
          </table:table-cell>
          <table:table-cell office:value-type="float" office:value="40668.2275391">
            <text:p>40668.2275391</text:p>
          </table:table-cell>
          <table:table-cell office:value-type="float" office:value="46074.3291016">
            <text:p>46074.3291016</text:p>
          </table:table-cell>
          <table:table-cell office:value-type="float" office:value="96752">
            <text:p>96752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99129.0378418">
            <text:p>99129.0378418</text:p>
          </table:table-cell>
          <table:table-cell office:value-type="float" office:value="39724.1303711">
            <text:p>39724.1303711</text:p>
          </table:table-cell>
          <table:table-cell office:value-type="float" office:value="46116.427002">
            <text:p>46116.427002</text:p>
          </table:table-cell>
          <table:table-cell office:value-type="float" office:value="96752">
            <text:p>96752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99040.2902832">
            <text:p>99040.2902832</text:p>
          </table:table-cell>
          <table:table-cell office:value-type="float" office:value="39670.5449219">
            <text:p>39670.5449219</text:p>
          </table:table-cell>
          <table:table-cell office:value-type="float" office:value="46116.6618652">
            <text:p>46116.6618652</text:p>
          </table:table-cell>
          <table:table-cell office:value-type="float" office:value="96752">
            <text:p>96752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98872.1540527">
            <text:p>98872.1540527</text:p>
          </table:table-cell>
          <table:table-cell office:value-type="float" office:value="39775.5153809">
            <text:p>39775.5153809</text:p>
          </table:table-cell>
          <table:table-cell office:value-type="float" office:value="45968.0529785">
            <text:p>45968.0529785</text:p>
          </table:table-cell>
          <table:table-cell office:value-type="float" office:value="96752">
            <text:p>96752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7335941.65405">
            <text:p>7335941.65405</text:p>
          </table:table-cell>
          <table:table-cell office:value-type="float" office:value="7021045.27319">
            <text:p>7021045.27319</text:p>
          </table:table-cell>
          <table:table-cell office:value-type="float" office:value="179589.992432">
            <text:p>179589.992432</text:p>
          </table:table-cell>
          <table:table-cell office:value-type="float" office:value="193439">
            <text:p>19343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7416207.83887">
            <text:p>7416207.83887</text:p>
          </table:table-cell>
          <table:table-cell office:value-type="float" office:value="7085465.93384">
            <text:p>7085465.93384</text:p>
          </table:table-cell>
          <table:table-cell office:value-type="float" office:value="179913.711182">
            <text:p>179913.711182</text:p>
          </table:table-cell>
          <table:table-cell office:value-type="float" office:value="193439">
            <text:p>19343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7350024.05908">
            <text:p>7350024.05908</text:p>
          </table:table-cell>
          <table:table-cell office:value-type="float" office:value="7019735.30591">
            <text:p>7019735.30591</text:p>
          </table:table-cell>
          <table:table-cell office:value-type="float" office:value="179929.556641">
            <text:p>179929.556641</text:p>
          </table:table-cell>
          <table:table-cell office:value-type="float" office:value="193439">
            <text:p>19343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7358842.46313">
            <text:p>7358842.46313</text:p>
          </table:table-cell>
          <table:table-cell office:value-type="float" office:value="7030185.89307">
            <text:p>7030185.89307</text:p>
          </table:table-cell>
          <table:table-cell office:value-type="float" office:value="179977.175049">
            <text:p>179977.175049</text:p>
          </table:table-cell>
          <table:table-cell office:value-type="float" office:value="193439">
            <text:p>19343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18306767.2839">
            <text:p>18306767.2839</text:p>
          </table:table-cell>
          <table:table-cell office:value-type="float" office:value="17008969.1375">
            <text:p>17008969.1375</text:p>
          </table:table-cell>
          <table:table-cell office:value-type="float" office:value="354841.742188">
            <text:p>354841.742188</text:p>
          </table:table-cell>
          <table:table-cell office:value-type="float" office:value="386970">
            <text:p>38697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18408131.8308">
            <text:p>18408131.8308</text:p>
          </table:table-cell>
          <table:table-cell office:value-type="float" office:value="17081428.8098">
            <text:p>17081428.8098</text:p>
          </table:table-cell>
          <table:table-cell office:value-type="float" office:value="353939.196045">
            <text:p>353939.196045</text:p>
          </table:table-cell>
          <table:table-cell office:value-type="float" office:value="386970">
            <text:p>38697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19536419.1318">
            <text:p>19536419.1318</text:p>
          </table:table-cell>
          <table:table-cell office:value-type="float" office:value="18163715.6201">
            <text:p>18163715.6201</text:p>
          </table:table-cell>
          <table:table-cell office:value-type="float" office:value="314975.652344">
            <text:p>314975.652344</text:p>
          </table:table-cell>
          <table:table-cell office:value-type="float" office:value="386970">
            <text:p>38697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18407536.3518">
            <text:p>18407536.3518</text:p>
          </table:table-cell>
          <table:table-cell office:value-type="float" office:value="17084730.9792">
            <text:p>17084730.9792</text:p>
          </table:table-cell>
          <table:table-cell office:value-type="float" office:value="356153.994141">
            <text:p>356153.994141</text:p>
          </table:table-cell>
          <table:table-cell office:value-type="float" office:value="386970">
            <text:p>38697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27.30078125">
            <text:p>27.30078125</text:p>
          </table:table-cell>
          <table:table-cell office:value-type="float" office:value="9.58666992188">
            <text:p>9.5866699219</text:p>
          </table:table-cell>
          <table:table-cell office:value-type="float" office:value="11.2326660156">
            <text:p>11.232666015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27.2229003906">
            <text:p>27.2229003906</text:p>
          </table:table-cell>
          <table:table-cell office:value-type="float" office:value="9.521484375">
            <text:p>9.521484375</text:p>
          </table:table-cell>
          <table:table-cell office:value-type="float" office:value="11.2104492188">
            <text:p>11.210449218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27.2060546875">
            <text:p>27.2060546875</text:p>
          </table:table-cell>
          <table:table-cell office:value-type="float" office:value="9.50341796875">
            <text:p>9.5034179688</text:p>
          </table:table-cell>
          <table:table-cell office:value-type="float" office:value="11.2309570312">
            <text:p>11.230957031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27.1821289062">
            <text:p>27.1821289062</text:p>
          </table:table-cell>
          <table:table-cell office:value-type="float" office:value="9.4453125">
            <text:p>9.4453125</text:p>
          </table:table-cell>
          <table:table-cell office:value-type="float" office:value="11.2485351562">
            <text:p>11.248535156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52.1770019531">
            <text:p>52.1770019531</text:p>
          </table:table-cell>
          <table:table-cell office:value-type="float" office:value="18.7092285156">
            <text:p>18.7092285156</text:p>
          </table:table-cell>
          <table:table-cell office:value-type="float" office:value="21.9138183594">
            <text:p>21.913818359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51.7521972656">
            <text:p>51.7521972656</text:p>
          </table:table-cell>
          <table:table-cell office:value-type="float" office:value="18.4294433594">
            <text:p>18.4294433594</text:p>
          </table:table-cell>
          <table:table-cell office:value-type="float" office:value="21.826171875">
            <text:p>21.82617187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51.9431152344">
            <text:p>51.9431152344</text:p>
          </table:table-cell>
          <table:table-cell office:value-type="float" office:value="18.4814453125">
            <text:p>18.4814453125</text:p>
          </table:table-cell>
          <table:table-cell office:value-type="float" office:value="21.9787597656">
            <text:p>21.978759765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51.7651367188">
            <text:p>51.7651367188</text:p>
          </table:table-cell>
          <table:table-cell office:value-type="float" office:value="18.4245605469">
            <text:p>18.4245605469</text:p>
          </table:table-cell>
          <table:table-cell office:value-type="float" office:value="21.8862304688">
            <text:p>21.886230468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106.689941406">
            <text:p>106.689941406</text:p>
          </table:table-cell>
          <table:table-cell office:value-type="float" office:value="38.4860839844">
            <text:p>38.4860839844</text:p>
          </table:table-cell>
          <table:table-cell office:value-type="float" office:value="45.6291503906">
            <text:p>45.6291503906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105.875">
            <text:p>105.875</text:p>
          </table:table-cell>
          <table:table-cell office:value-type="float" office:value="38.3413085938">
            <text:p>38.3413085938</text:p>
          </table:table-cell>
          <table:table-cell office:value-type="float" office:value="45.6418457031">
            <text:p>45.6418457031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105.447021484">
            <text:p>105.447021484</text:p>
          </table:table-cell>
          <table:table-cell office:value-type="float" office:value="38.0288085938">
            <text:p>38.0288085938</text:p>
          </table:table-cell>
          <table:table-cell office:value-type="float" office:value="45.658203125">
            <text:p>45.658203125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105.494140625">
            <text:p>105.494140625</text:p>
          </table:table-cell>
          <table:table-cell office:value-type="float" office:value="38.0903320312">
            <text:p>38.0903320312</text:p>
          </table:table-cell>
          <table:table-cell office:value-type="float" office:value="45.5922851562">
            <text:p>45.5922851562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204.837158203">
            <text:p>204.837158203</text:p>
          </table:table-cell>
          <table:table-cell office:value-type="float" office:value="76.9650878906">
            <text:p>76.9650878906</text:p>
          </table:table-cell>
          <table:table-cell office:value-type="float" office:value="89.6396484375">
            <text:p>89.6396484375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204.556152344">
            <text:p>204.556152344</text:p>
          </table:table-cell>
          <table:table-cell office:value-type="float" office:value="75.7473144531">
            <text:p>75.7473144531</text:p>
          </table:table-cell>
          <table:table-cell office:value-type="float" office:value="90.4020996094">
            <text:p>90.4020996094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203.991699219">
            <text:p>203.991699219</text:p>
          </table:table-cell>
          <table:table-cell office:value-type="float" office:value="75.8203125">
            <text:p>75.8203125</text:p>
          </table:table-cell>
          <table:table-cell office:value-type="float" office:value="90.0327148438">
            <text:p>90.0327148438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202.769775391">
            <text:p>202.769775391</text:p>
          </table:table-cell>
          <table:table-cell office:value-type="float" office:value="75.408203125">
            <text:p>75.408203125</text:p>
          </table:table-cell>
          <table:table-cell office:value-type="float" office:value="89.5270996094">
            <text:p>89.5270996094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406.194091797">
            <text:p>406.194091797</text:p>
          </table:table-cell>
          <table:table-cell office:value-type="float" office:value="154.264648438">
            <text:p>154.264648438</text:p>
          </table:table-cell>
          <table:table-cell office:value-type="float" office:value="181.438720703">
            <text:p>181.438720703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406.434082031">
            <text:p>406.434082031</text:p>
          </table:table-cell>
          <table:table-cell office:value-type="float" office:value="154.030273438">
            <text:p>154.030273438</text:p>
          </table:table-cell>
          <table:table-cell office:value-type="float" office:value="181.390380859">
            <text:p>181.390380859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405.940917969">
            <text:p>405.940917969</text:p>
          </table:table-cell>
          <table:table-cell office:value-type="float" office:value="153.120117188">
            <text:p>153.120117188</text:p>
          </table:table-cell>
          <table:table-cell office:value-type="float" office:value="181.758544922">
            <text:p>181.758544922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406.7890625">
            <text:p>406.7890625</text:p>
          </table:table-cell>
          <table:table-cell office:value-type="float" office:value="153.347900391">
            <text:p>153.347900391</text:p>
          </table:table-cell>
          <table:table-cell office:value-type="float" office:value="182.277587891">
            <text:p>182.277587891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799.442871094">
            <text:p>799.442871094</text:p>
          </table:table-cell>
          <table:table-cell office:value-type="float" office:value="304.631347656">
            <text:p>304.631347656</text:p>
          </table:table-cell>
          <table:table-cell office:value-type="float" office:value="365.473144531">
            <text:p>365.473144531</text:p>
          </table:table-cell>
          <table:table-cell office:value-type="float" office:value="785">
            <text:p>78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792.392822266">
            <text:p>792.392822266</text:p>
          </table:table-cell>
          <table:table-cell office:value-type="float" office:value="305.043945312">
            <text:p>305.043945312</text:p>
          </table:table-cell>
          <table:table-cell office:value-type="float" office:value="359.511962891">
            <text:p>359.511962891</text:p>
          </table:table-cell>
          <table:table-cell office:value-type="float" office:value="785">
            <text:p>78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793.532226562">
            <text:p>793.532226562</text:p>
          </table:table-cell>
          <table:table-cell office:value-type="float" office:value="305.525390625">
            <text:p>305.525390625</text:p>
          </table:table-cell>
          <table:table-cell office:value-type="float" office:value="360.499511719">
            <text:p>360.499511719</text:p>
          </table:table-cell>
          <table:table-cell office:value-type="float" office:value="785">
            <text:p>78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795.930908203">
            <text:p>795.930908203</text:p>
          </table:table-cell>
          <table:table-cell office:value-type="float" office:value="302.837158203">
            <text:p>302.837158203</text:p>
          </table:table-cell>
          <table:table-cell office:value-type="float" office:value="365.216552734">
            <text:p>365.216552734</text:p>
          </table:table-cell>
          <table:table-cell office:value-type="float" office:value="785">
            <text:p>78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1575.02392578">
            <text:p>1575.02392578</text:p>
          </table:table-cell>
          <table:table-cell office:value-type="float" office:value="613.660644531">
            <text:p>613.660644531</text:p>
          </table:table-cell>
          <table:table-cell office:value-type="float" office:value="720.759033203">
            <text:p>720.759033203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1572.90087891">
            <text:p>1572.90087891</text:p>
          </table:table-cell>
          <table:table-cell office:value-type="float" office:value="612.400146484">
            <text:p>612.400146484</text:p>
          </table:table-cell>
          <table:table-cell office:value-type="float" office:value="718.193603516">
            <text:p>718.193603516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1579.31005859">
            <text:p>1579.31005859</text:p>
          </table:table-cell>
          <table:table-cell office:value-type="float" office:value="617.379394531">
            <text:p>617.379394531</text:p>
          </table:table-cell>
          <table:table-cell office:value-type="float" office:value="719.6875">
            <text:p>719.6875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1569.40283203">
            <text:p>1569.40283203</text:p>
          </table:table-cell>
          <table:table-cell office:value-type="float" office:value="608.202880859">
            <text:p>608.202880859</text:p>
          </table:table-cell>
          <table:table-cell office:value-type="float" office:value="717.625244141">
            <text:p>717.625244141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3134.83398438">
            <text:p>3134.83398438</text:p>
          </table:table-cell>
          <table:table-cell office:value-type="float" office:value="1231.14379883">
            <text:p>1231.14379883</text:p>
          </table:table-cell>
          <table:table-cell office:value-type="float" office:value="1444.49194336">
            <text:p>1444.49194336</text:p>
          </table:table-cell>
          <table:table-cell office:value-type="float" office:value="3056">
            <text:p>305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3136.95385742">
            <text:p>3136.95385742</text:p>
          </table:table-cell>
          <table:table-cell office:value-type="float" office:value="1226.15820312">
            <text:p>1226.15820312</text:p>
          </table:table-cell>
          <table:table-cell office:value-type="float" office:value="1448.875">
            <text:p>1448.875</text:p>
          </table:table-cell>
          <table:table-cell office:value-type="float" office:value="3056">
            <text:p>305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3132.46289062">
            <text:p>3132.46289062</text:p>
          </table:table-cell>
          <table:table-cell office:value-type="float" office:value="1228.43798828">
            <text:p>1228.43798828</text:p>
          </table:table-cell>
          <table:table-cell office:value-type="float" office:value="1442.75">
            <text:p>1442.75</text:p>
          </table:table-cell>
          <table:table-cell office:value-type="float" office:value="3056">
            <text:p>305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3128.84814453">
            <text:p>3128.84814453</text:p>
          </table:table-cell>
          <table:table-cell office:value-type="float" office:value="1223.14282227">
            <text:p>1223.14282227</text:p>
          </table:table-cell>
          <table:table-cell office:value-type="float" office:value="1446.38696289">
            <text:p>1446.38696289</text:p>
          </table:table-cell>
          <table:table-cell office:value-type="float" office:value="3056">
            <text:p>305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6229.9050293">
            <text:p>6229.9050293</text:p>
          </table:table-cell>
          <table:table-cell office:value-type="float" office:value="2465.61889648">
            <text:p>2465.61889648</text:p>
          </table:table-cell>
          <table:table-cell office:value-type="float" office:value="2883.11108398">
            <text:p>2883.11108398</text:p>
          </table:table-cell>
          <table:table-cell office:value-type="float" office:value="5973">
            <text:p>597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6218.97192383">
            <text:p>6218.97192383</text:p>
          </table:table-cell>
          <table:table-cell office:value-type="float" office:value="2446.3527832">
            <text:p>2446.3527832</text:p>
          </table:table-cell>
          <table:table-cell office:value-type="float" office:value="2885.59863281">
            <text:p>2885.59863281</text:p>
          </table:table-cell>
          <table:table-cell office:value-type="float" office:value="5973">
            <text:p>597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6202.27270508">
            <text:p>6202.27270508</text:p>
          </table:table-cell>
          <table:table-cell office:value-type="float" office:value="2448.87109375">
            <text:p>2448.87109375</text:p>
          </table:table-cell>
          <table:table-cell office:value-type="float" office:value="2876.76855469">
            <text:p>2876.76855469</text:p>
          </table:table-cell>
          <table:table-cell office:value-type="float" office:value="5973">
            <text:p>597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6241.35693359">
            <text:p>6241.35693359</text:p>
          </table:table-cell>
          <table:table-cell office:value-type="float" office:value="2465.20092773">
            <text:p>2465.20092773</text:p>
          </table:table-cell>
          <table:table-cell office:value-type="float" office:value="2894.63549805">
            <text:p>2894.63549805</text:p>
          </table:table-cell>
          <table:table-cell office:value-type="float" office:value="5973">
            <text:p>597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2850.9641113">
            <text:p>12850.9641113</text:p>
          </table:table-cell>
          <table:table-cell office:value-type="float" office:value="4938.41235352">
            <text:p>4938.41235352</text:p>
          </table:table-cell>
          <table:table-cell office:value-type="float" office:value="5756.07324219">
            <text:p>5756.07324219</text:p>
          </table:table-cell>
          <table:table-cell office:value-type="float" office:value="12199">
            <text:p>121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2395.736084">
            <text:p>12395.736084</text:p>
          </table:table-cell>
          <table:table-cell office:value-type="float" office:value="4896.41503906">
            <text:p>4896.41503906</text:p>
          </table:table-cell>
          <table:table-cell office:value-type="float" office:value="5764.56201172">
            <text:p>5764.56201172</text:p>
          </table:table-cell>
          <table:table-cell office:value-type="float" office:value="12199">
            <text:p>121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2432.9147949">
            <text:p>12432.9147949</text:p>
          </table:table-cell>
          <table:table-cell office:value-type="float" office:value="4914.15209961">
            <text:p>4914.15209961</text:p>
          </table:table-cell>
          <table:table-cell office:value-type="float" office:value="5789.80615234">
            <text:p>5789.80615234</text:p>
          </table:table-cell>
          <table:table-cell office:value-type="float" office:value="12199">
            <text:p>121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2395.9118652">
            <text:p>12395.9118652</text:p>
          </table:table-cell>
          <table:table-cell office:value-type="float" office:value="4915.1171875">
            <text:p>4915.1171875</text:p>
          </table:table-cell>
          <table:table-cell office:value-type="float" office:value="5771.20898438">
            <text:p>5771.20898438</text:p>
          </table:table-cell>
          <table:table-cell office:value-type="float" office:value="12199">
            <text:p>121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25524.9870605">
            <text:p>25524.9870605</text:p>
          </table:table-cell>
          <table:table-cell office:value-type="float" office:value="9932.73681641">
            <text:p>9932.73681641</text:p>
          </table:table-cell>
          <table:table-cell office:value-type="float" office:value="11511.2177734">
            <text:p>11511.2177734</text:p>
          </table:table-cell>
          <table:table-cell office:value-type="float" office:value="24059">
            <text:p>2405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24809.7641602">
            <text:p>24809.7641602</text:p>
          </table:table-cell>
          <table:table-cell office:value-type="float" office:value="9866.17773438">
            <text:p>9866.17773438</text:p>
          </table:table-cell>
          <table:table-cell office:value-type="float" office:value="11552.838623">
            <text:p>11552.838623</text:p>
          </table:table-cell>
          <table:table-cell office:value-type="float" office:value="24059">
            <text:p>2405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24764.9641113">
            <text:p>24764.9641113</text:p>
          </table:table-cell>
          <table:table-cell office:value-type="float" office:value="9817.90087891">
            <text:p>9817.90087891</text:p>
          </table:table-cell>
          <table:table-cell office:value-type="float" office:value="11556.2385254">
            <text:p>11556.2385254</text:p>
          </table:table-cell>
          <table:table-cell office:value-type="float" office:value="24059">
            <text:p>2405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24832.7211914">
            <text:p>24832.7211914</text:p>
          </table:table-cell>
          <table:table-cell office:value-type="float" office:value="9844.75463867">
            <text:p>9844.75463867</text:p>
          </table:table-cell>
          <table:table-cell office:value-type="float" office:value="11567.4189453">
            <text:p>11567.4189453</text:p>
          </table:table-cell>
          <table:table-cell office:value-type="float" office:value="24059">
            <text:p>2405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52176.4350586">
            <text:p>52176.4350586</text:p>
          </table:table-cell>
          <table:table-cell office:value-type="float" office:value="19957.3713379">
            <text:p>19957.3713379</text:p>
          </table:table-cell>
          <table:table-cell office:value-type="float" office:value="23084.0427246">
            <text:p>23084.0427246</text:p>
          </table:table-cell>
          <table:table-cell office:value-type="float" office:value="48440">
            <text:p>4844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49558.2480469">
            <text:p>49558.2480469</text:p>
          </table:table-cell>
          <table:table-cell office:value-type="float" office:value="19776.838623">
            <text:p>19776.838623</text:p>
          </table:table-cell>
          <table:table-cell office:value-type="float" office:value="23087.8527832">
            <text:p>23087.8527832</text:p>
          </table:table-cell>
          <table:table-cell office:value-type="float" office:value="48440">
            <text:p>4844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49441.7180176">
            <text:p>49441.7180176</text:p>
          </table:table-cell>
          <table:table-cell office:value-type="float" office:value="19678.7089844">
            <text:p>19678.7089844</text:p>
          </table:table-cell>
          <table:table-cell office:value-type="float" office:value="23083.973877">
            <text:p>23083.973877</text:p>
          </table:table-cell>
          <table:table-cell office:value-type="float" office:value="48440">
            <text:p>4844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49273.5068359">
            <text:p>49273.5068359</text:p>
          </table:table-cell>
          <table:table-cell office:value-type="float" office:value="19606.7280273">
            <text:p>19606.7280273</text:p>
          </table:table-cell>
          <table:table-cell office:value-type="float" office:value="23036.4091797">
            <text:p>23036.4091797</text:p>
          </table:table-cell>
          <table:table-cell office:value-type="float" office:value="48440">
            <text:p>4844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107911.194824">
            <text:p>107911.194824</text:p>
          </table:table-cell>
          <table:table-cell office:value-type="float" office:value="40128.0927734">
            <text:p>40128.0927734</text:p>
          </table:table-cell>
          <table:table-cell office:value-type="float" office:value="46435.2634277">
            <text:p>46435.2634277</text:p>
          </table:table-cell>
          <table:table-cell office:value-type="float" office:value="96752">
            <text:p>96752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99960.1557617">
            <text:p>99960.1557617</text:p>
          </table:table-cell>
          <table:table-cell office:value-type="float" office:value="39998.5837402">
            <text:p>39998.5837402</text:p>
          </table:table-cell>
          <table:table-cell office:value-type="float" office:value="46272.0510254">
            <text:p>46272.0510254</text:p>
          </table:table-cell>
          <table:table-cell office:value-type="float" office:value="96752">
            <text:p>96752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99375.2817383">
            <text:p>99375.2817383</text:p>
          </table:table-cell>
          <table:table-cell office:value-type="float" office:value="39794.5791016">
            <text:p>39794.5791016</text:p>
          </table:table-cell>
          <table:table-cell office:value-type="float" office:value="46154.3686523">
            <text:p>46154.3686523</text:p>
          </table:table-cell>
          <table:table-cell office:value-type="float" office:value="96752">
            <text:p>96752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99734.0488281">
            <text:p>99734.0488281</text:p>
          </table:table-cell>
          <table:table-cell office:value-type="float" office:value="39929.0585938">
            <text:p>39929.0585938</text:p>
          </table:table-cell>
          <table:table-cell office:value-type="float" office:value="46411.8911133">
            <text:p>46411.8911133</text:p>
          </table:table-cell>
          <table:table-cell office:value-type="float" office:value="96752">
            <text:p>96752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3454981.66504">
            <text:p>3454981.66504</text:p>
          </table:table-cell>
          <table:table-cell office:value-type="float" office:value="3164139.22266">
            <text:p>3164139.22266</text:p>
          </table:table-cell>
          <table:table-cell office:value-type="float" office:value="189383.563721">
            <text:p>189383.563721</text:p>
          </table:table-cell>
          <table:table-cell office:value-type="float" office:value="193439">
            <text:p>19343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3461207.67285">
            <text:p>3461207.67285</text:p>
          </table:table-cell>
          <table:table-cell office:value-type="float" office:value="3170847.95386">
            <text:p>3170847.95386</text:p>
          </table:table-cell>
          <table:table-cell office:value-type="float" office:value="188677.398438">
            <text:p>188677.398438</text:p>
          </table:table-cell>
          <table:table-cell office:value-type="float" office:value="193439">
            <text:p>19343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3455124.86108">
            <text:p>3455124.86108</text:p>
          </table:table-cell>
          <table:table-cell office:value-type="float" office:value="3163687.75684">
            <text:p>3163687.75684</text:p>
          </table:table-cell>
          <table:table-cell office:value-type="float" office:value="189198.995605">
            <text:p>189198.995605</text:p>
          </table:table-cell>
          <table:table-cell office:value-type="float" office:value="193439">
            <text:p>19343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3464561.80811">
            <text:p>3464561.80811</text:p>
          </table:table-cell>
          <table:table-cell office:value-type="float" office:value="3173643.78711">
            <text:p>3173643.78711</text:p>
          </table:table-cell>
          <table:table-cell office:value-type="float" office:value="188831.146729">
            <text:p>188831.146729</text:p>
          </table:table-cell>
          <table:table-cell office:value-type="float" office:value="193439">
            <text:p>19343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10700810.8857">
            <text:p>10700810.8857</text:p>
          </table:table-cell>
          <table:table-cell office:value-type="float" office:value="10116372.7808">
            <text:p>10116372.7808</text:p>
          </table:table-cell>
          <table:table-cell office:value-type="float" office:value="374103.599609">
            <text:p>374103.599609</text:p>
          </table:table-cell>
          <table:table-cell office:value-type="float" office:value="386970">
            <text:p>38697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11717518.5469">
            <text:p>11717518.5469</text:p>
          </table:table-cell>
          <table:table-cell office:value-type="float" office:value="11224523.2786">
            <text:p>11224523.2786</text:p>
          </table:table-cell>
          <table:table-cell office:value-type="float" office:value="303449.813721">
            <text:p>303449.813721</text:p>
          </table:table-cell>
          <table:table-cell office:value-type="float" office:value="386970">
            <text:p>38697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10969375.791">
            <text:p>10969375.791</text:p>
          </table:table-cell>
          <table:table-cell office:value-type="float" office:value="10404928.2466">
            <text:p>10404928.2466</text:p>
          </table:table-cell>
          <table:table-cell office:value-type="float" office:value="355344.022949">
            <text:p>355344.022949</text:p>
          </table:table-cell>
          <table:table-cell office:value-type="float" office:value="386970">
            <text:p>38697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2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10694511.6331">
            <text:p>10694511.6331</text:p>
          </table:table-cell>
          <table:table-cell office:value-type="float" office:value="10113103.4822">
            <text:p>10113103.4822</text:p>
          </table:table-cell>
          <table:table-cell office:value-type="float" office:value="371536.612061">
            <text:p>371536.612061</text:p>
          </table:table-cell>
          <table:table-cell office:value-type="float" office:value="386970">
            <text:p>38697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30.505859375">
            <text:p>30.505859375</text:p>
          </table:table-cell>
          <table:table-cell office:value-type="float" office:value="9.51538085938">
            <text:p>9.5153808594</text:p>
          </table:table-cell>
          <table:table-cell office:value-type="float" office:value="11.390625">
            <text:p>11.39062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30.4279785156">
            <text:p>30.4279785156</text:p>
          </table:table-cell>
          <table:table-cell office:value-type="float" office:value="9.44921875">
            <text:p>9.44921875</text:p>
          </table:table-cell>
          <table:table-cell office:value-type="float" office:value="11.3515625">
            <text:p>11.351562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30.7770996094">
            <text:p>30.7770996094</text:p>
          </table:table-cell>
          <table:table-cell office:value-type="float" office:value="9.48681640625">
            <text:p>9.4868164063</text:p>
          </table:table-cell>
          <table:table-cell office:value-type="float" office:value="11.5844726562">
            <text:p>11.584472656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30.3000488281">
            <text:p>30.3000488281</text:p>
          </table:table-cell>
          <table:table-cell office:value-type="float" office:value="9.3759765625">
            <text:p>9.3759765625</text:p>
          </table:table-cell>
          <table:table-cell office:value-type="float" office:value="11.4013671875">
            <text:p>11.401367187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57.7478027344">
            <text:p>57.7478027344</text:p>
          </table:table-cell>
          <table:table-cell office:value-type="float" office:value="18.4443359375">
            <text:p>18.4443359375</text:p>
          </table:table-cell>
          <table:table-cell office:value-type="float" office:value="21.9626464844">
            <text:p>21.962646484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57.3020019531">
            <text:p>57.3020019531</text:p>
          </table:table-cell>
          <table:table-cell office:value-type="float" office:value="18.2177734375">
            <text:p>18.2177734375</text:p>
          </table:table-cell>
          <table:table-cell office:value-type="float" office:value="21.974609375">
            <text:p>21.97460937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57.7229003906">
            <text:p>57.7229003906</text:p>
          </table:table-cell>
          <table:table-cell office:value-type="float" office:value="18.3168945312">
            <text:p>18.3168945312</text:p>
          </table:table-cell>
          <table:table-cell office:value-type="float" office:value="21.9147949219">
            <text:p>21.914794921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57.3928222656">
            <text:p>57.3928222656</text:p>
          </table:table-cell>
          <table:table-cell office:value-type="float" office:value="18.3256835938">
            <text:p>18.3256835938</text:p>
          </table:table-cell>
          <table:table-cell office:value-type="float" office:value="21.9138183594">
            <text:p>21.913818359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116.645019531">
            <text:p>116.645019531</text:p>
          </table:table-cell>
          <table:table-cell office:value-type="float" office:value="38.0825195312">
            <text:p>38.0825195312</text:p>
          </table:table-cell>
          <table:table-cell office:value-type="float" office:value="45.6875">
            <text:p>45.6875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115.877929688">
            <text:p>115.877929688</text:p>
          </table:table-cell>
          <table:table-cell office:value-type="float" office:value="37.482421875">
            <text:p>37.482421875</text:p>
          </table:table-cell>
          <table:table-cell office:value-type="float" office:value="45.6025390625">
            <text:p>45.6025390625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115.678955078">
            <text:p>115.678955078</text:p>
          </table:table-cell>
          <table:table-cell office:value-type="float" office:value="37.4919433594">
            <text:p>37.4919433594</text:p>
          </table:table-cell>
          <table:table-cell office:value-type="float" office:value="45.5517578125">
            <text:p>45.5517578125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116.261962891">
            <text:p>116.261962891</text:p>
          </table:table-cell>
          <table:table-cell office:value-type="float" office:value="37.6374511719">
            <text:p>37.6374511719</text:p>
          </table:table-cell>
          <table:table-cell office:value-type="float" office:value="45.7309570312">
            <text:p>45.7309570312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225.148193359">
            <text:p>225.148193359</text:p>
          </table:table-cell>
          <table:table-cell office:value-type="float" office:value="75.7861328125">
            <text:p>75.7861328125</text:p>
          </table:table-cell>
          <table:table-cell office:value-type="float" office:value="90.6870117188">
            <text:p>90.6870117188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223.514892578">
            <text:p>223.514892578</text:p>
          </table:table-cell>
          <table:table-cell office:value-type="float" office:value="74.1865234375">
            <text:p>74.1865234375</text:p>
          </table:table-cell>
          <table:table-cell office:value-type="float" office:value="90.8891601562">
            <text:p>90.8891601562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223.208251953">
            <text:p>223.208251953</text:p>
          </table:table-cell>
          <table:table-cell office:value-type="float" office:value="74.5419921875">
            <text:p>74.5419921875</text:p>
          </table:table-cell>
          <table:table-cell office:value-type="float" office:value="90.3530273438">
            <text:p>90.3530273438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225.641845703">
            <text:p>225.641845703</text:p>
          </table:table-cell>
          <table:table-cell office:value-type="float" office:value="75.166015625">
            <text:p>75.166015625</text:p>
          </table:table-cell>
          <table:table-cell office:value-type="float" office:value="92.0864257812">
            <text:p>92.0864257812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443.201660156">
            <text:p>443.201660156</text:p>
          </table:table-cell>
          <table:table-cell office:value-type="float" office:value="151.765869141">
            <text:p>151.765869141</text:p>
          </table:table-cell>
          <table:table-cell office:value-type="float" office:value="183.132080078">
            <text:p>183.132080078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440.421875">
            <text:p>440.421875</text:p>
          </table:table-cell>
          <table:table-cell office:value-type="float" office:value="150.195800781">
            <text:p>150.195800781</text:p>
          </table:table-cell>
          <table:table-cell office:value-type="float" office:value="182.3046875">
            <text:p>182.3046875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441.205078125">
            <text:p>441.205078125</text:p>
          </table:table-cell>
          <table:table-cell office:value-type="float" office:value="150.327880859">
            <text:p>150.327880859</text:p>
          </table:table-cell>
          <table:table-cell office:value-type="float" office:value="182.936035156">
            <text:p>182.936035156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440.470947266">
            <text:p>440.470947266</text:p>
          </table:table-cell>
          <table:table-cell office:value-type="float" office:value="150.373535156">
            <text:p>150.373535156</text:p>
          </table:table-cell>
          <table:table-cell office:value-type="float" office:value="182.375976562">
            <text:p>182.375976562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861.754150391">
            <text:p>861.754150391</text:p>
          </table:table-cell>
          <table:table-cell office:value-type="float" office:value="302.963378906">
            <text:p>302.963378906</text:p>
          </table:table-cell>
          <table:table-cell office:value-type="float" office:value="367.758056641">
            <text:p>367.758056641</text:p>
          </table:table-cell>
          <table:table-cell office:value-type="float" office:value="785">
            <text:p>78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858.379150391">
            <text:p>858.379150391</text:p>
          </table:table-cell>
          <table:table-cell office:value-type="float" office:value="300.133300781">
            <text:p>300.133300781</text:p>
          </table:table-cell>
          <table:table-cell office:value-type="float" office:value="365.377685547">
            <text:p>365.377685547</text:p>
          </table:table-cell>
          <table:table-cell office:value-type="float" office:value="785">
            <text:p>78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860.699951172">
            <text:p>860.699951172</text:p>
          </table:table-cell>
          <table:table-cell office:value-type="float" office:value="300.855957031">
            <text:p>300.855957031</text:p>
          </table:table-cell>
          <table:table-cell office:value-type="float" office:value="367.721435547">
            <text:p>367.721435547</text:p>
          </table:table-cell>
          <table:table-cell office:value-type="float" office:value="785">
            <text:p>78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858.093994141">
            <text:p>858.093994141</text:p>
          </table:table-cell>
          <table:table-cell office:value-type="float" office:value="299.181640625">
            <text:p>299.181640625</text:p>
          </table:table-cell>
          <table:table-cell office:value-type="float" office:value="367.792724609">
            <text:p>367.792724609</text:p>
          </table:table-cell>
          <table:table-cell office:value-type="float" office:value="785">
            <text:p>78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2225.30102539">
            <text:p>2225.30102539</text:p>
          </table:table-cell>
          <table:table-cell office:value-type="float" office:value="610.751464844">
            <text:p>610.751464844</text:p>
          </table:table-cell>
          <table:table-cell office:value-type="float" office:value="725.448730469">
            <text:p>725.448730469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1672.34912109">
            <text:p>1672.34912109</text:p>
          </table:table-cell>
          <table:table-cell office:value-type="float" office:value="602.486328125">
            <text:p>602.486328125</text:p>
          </table:table-cell>
          <table:table-cell office:value-type="float" office:value="720.376220703">
            <text:p>720.376220703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1672.81201172">
            <text:p>1672.81201172</text:p>
          </table:table-cell>
          <table:table-cell office:value-type="float" office:value="600.833984375">
            <text:p>600.833984375</text:p>
          </table:table-cell>
          <table:table-cell office:value-type="float" office:value="720.132080078">
            <text:p>720.132080078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1672.15209961">
            <text:p>1672.15209961</text:p>
          </table:table-cell>
          <table:table-cell office:value-type="float" office:value="596.327880859">
            <text:p>596.327880859</text:p>
          </table:table-cell>
          <table:table-cell office:value-type="float" office:value="730.5546875">
            <text:p>730.5546875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3427.63208008">
            <text:p>3427.63208008</text:p>
          </table:table-cell>
          <table:table-cell office:value-type="float" office:value="1229.88720703">
            <text:p>1229.88720703</text:p>
          </table:table-cell>
          <table:table-cell office:value-type="float" office:value="1463.02099609">
            <text:p>1463.02099609</text:p>
          </table:table-cell>
          <table:table-cell office:value-type="float" office:value="3056">
            <text:p>305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3303.07006836">
            <text:p>3303.07006836</text:p>
          </table:table-cell>
          <table:table-cell office:value-type="float" office:value="1212.81933594">
            <text:p>1212.81933594</text:p>
          </table:table-cell>
          <table:table-cell office:value-type="float" office:value="1452.71704102">
            <text:p>1452.71704102</text:p>
          </table:table-cell>
          <table:table-cell office:value-type="float" office:value="3056">
            <text:p>305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3304.4699707">
            <text:p>3304.4699707</text:p>
          </table:table-cell>
          <table:table-cell office:value-type="float" office:value="1215.15991211">
            <text:p>1215.15991211</text:p>
          </table:table-cell>
          <table:table-cell office:value-type="float" office:value="1452.99511719">
            <text:p>1452.99511719</text:p>
          </table:table-cell>
          <table:table-cell office:value-type="float" office:value="3056">
            <text:p>305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3308.02709961">
            <text:p>3308.02709961</text:p>
          </table:table-cell>
          <table:table-cell office:value-type="float" office:value="1215.29614258">
            <text:p>1215.29614258</text:p>
          </table:table-cell>
          <table:table-cell office:value-type="float" office:value="1454.56762695">
            <text:p>1454.56762695</text:p>
          </table:table-cell>
          <table:table-cell office:value-type="float" office:value="3056">
            <text:p>305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6855.59008789">
            <text:p>6855.59008789</text:p>
          </table:table-cell>
          <table:table-cell office:value-type="float" office:value="2468.01025391">
            <text:p>2468.01025391</text:p>
          </table:table-cell>
          <table:table-cell office:value-type="float" office:value="2914.94262695">
            <text:p>2914.94262695</text:p>
          </table:table-cell>
          <table:table-cell office:value-type="float" office:value="5973">
            <text:p>597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6484.45703125">
            <text:p>6484.45703125</text:p>
          </table:table-cell>
          <table:table-cell office:value-type="float" office:value="2437.99462891">
            <text:p>2437.99462891</text:p>
          </table:table-cell>
          <table:table-cell office:value-type="float" office:value="2903.01391602">
            <text:p>2903.01391602</text:p>
          </table:table-cell>
          <table:table-cell office:value-type="float" office:value="5973">
            <text:p>597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6467.2121582">
            <text:p>6467.2121582</text:p>
          </table:table-cell>
          <table:table-cell office:value-type="float" office:value="2423.68505859">
            <text:p>2423.68505859</text:p>
          </table:table-cell>
          <table:table-cell office:value-type="float" office:value="2899.05200195">
            <text:p>2899.05200195</text:p>
          </table:table-cell>
          <table:table-cell office:value-type="float" office:value="5973">
            <text:p>597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6485.00805664">
            <text:p>6485.00805664</text:p>
          </table:table-cell>
          <table:table-cell office:value-type="float" office:value="2432.95776367">
            <text:p>2432.95776367</text:p>
          </table:table-cell>
          <table:table-cell office:value-type="float" office:value="2899.11694336">
            <text:p>2899.11694336</text:p>
          </table:table-cell>
          <table:table-cell office:value-type="float" office:value="5973">
            <text:p>597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4348.6672363">
            <text:p>14348.6672363</text:p>
          </table:table-cell>
          <table:table-cell office:value-type="float" office:value="5074.6015625">
            <text:p>5074.6015625</text:p>
          </table:table-cell>
          <table:table-cell office:value-type="float" office:value="5956.06445312">
            <text:p>5956.06445312</text:p>
          </table:table-cell>
          <table:table-cell office:value-type="float" office:value="12199">
            <text:p>121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2816.8320312">
            <text:p>12816.8320312</text:p>
          </table:table-cell>
          <table:table-cell office:value-type="float" office:value="4895.80249023">
            <text:p>4895.80249023</text:p>
          </table:table-cell>
          <table:table-cell office:value-type="float" office:value="5791.4831543">
            <text:p>5791.4831543</text:p>
          </table:table-cell>
          <table:table-cell office:value-type="float" office:value="12199">
            <text:p>121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2805.1540527">
            <text:p>12805.1540527</text:p>
          </table:table-cell>
          <table:table-cell office:value-type="float" office:value="4897.57104492">
            <text:p>4897.57104492</text:p>
          </table:table-cell>
          <table:table-cell office:value-type="float" office:value="5784.84545898">
            <text:p>5784.84545898</text:p>
          </table:table-cell>
          <table:table-cell office:value-type="float" office:value="12199">
            <text:p>121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2806.8029785">
            <text:p>12806.8029785</text:p>
          </table:table-cell>
          <table:table-cell office:value-type="float" office:value="4887.41577148">
            <text:p>4887.41577148</text:p>
          </table:table-cell>
          <table:table-cell office:value-type="float" office:value="5797.43334961">
            <text:p>5797.43334961</text:p>
          </table:table-cell>
          <table:table-cell office:value-type="float" office:value="12199">
            <text:p>121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29646.9929199">
            <text:p>29646.9929199</text:p>
          </table:table-cell>
          <table:table-cell office:value-type="float" office:value="10094.8371582">
            <text:p>10094.8371582</text:p>
          </table:table-cell>
          <table:table-cell office:value-type="float" office:value="11726.2104492">
            <text:p>11726.2104492</text:p>
          </table:table-cell>
          <table:table-cell office:value-type="float" office:value="24059">
            <text:p>2405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25382.9711914">
            <text:p>25382.9711914</text:p>
          </table:table-cell>
          <table:table-cell office:value-type="float" office:value="9856.97558594">
            <text:p>9856.97558594</text:p>
          </table:table-cell>
          <table:table-cell office:value-type="float" office:value="11555.6640625">
            <text:p>11555.6640625</text:p>
          </table:table-cell>
          <table:table-cell office:value-type="float" office:value="24059">
            <text:p>2405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25427.9470215">
            <text:p>25427.9470215</text:p>
          </table:table-cell>
          <table:table-cell office:value-type="float" office:value="9874.34667969">
            <text:p>9874.34667969</text:p>
          </table:table-cell>
          <table:table-cell office:value-type="float" office:value="11538.9580078">
            <text:p>11538.9580078</text:p>
          </table:table-cell>
          <table:table-cell office:value-type="float" office:value="24059">
            <text:p>2405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25524.3347168">
            <text:p>25524.3347168</text:p>
          </table:table-cell>
          <table:table-cell office:value-type="float" office:value="10010.7648926">
            <text:p>10010.7648926</text:p>
          </table:table-cell>
          <table:table-cell office:value-type="float" office:value="11534.1623535">
            <text:p>11534.1623535</text:p>
          </table:table-cell>
          <table:table-cell office:value-type="float" office:value="24059">
            <text:p>2405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64790.769043">
            <text:p>64790.769043</text:p>
          </table:table-cell>
          <table:table-cell office:value-type="float" office:value="20576.7053223">
            <text:p>20576.7053223</text:p>
          </table:table-cell>
          <table:table-cell office:value-type="float" office:value="23801.6315918">
            <text:p>23801.6315918</text:p>
          </table:table-cell>
          <table:table-cell office:value-type="float" office:value="48440">
            <text:p>4844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50586.8840332">
            <text:p>50586.8840332</text:p>
          </table:table-cell>
          <table:table-cell office:value-type="float" office:value="19861.0625">
            <text:p>19861.0625</text:p>
          </table:table-cell>
          <table:table-cell office:value-type="float" office:value="23164.4458008">
            <text:p>23164.4458008</text:p>
          </table:table-cell>
          <table:table-cell office:value-type="float" office:value="48440">
            <text:p>4844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50537.1459961">
            <text:p>50537.1459961</text:p>
          </table:table-cell>
          <table:table-cell office:value-type="float" office:value="19851.9526367">
            <text:p>19851.9526367</text:p>
          </table:table-cell>
          <table:table-cell office:value-type="float" office:value="23110.9111328">
            <text:p>23110.9111328</text:p>
          </table:table-cell>
          <table:table-cell office:value-type="float" office:value="48440">
            <text:p>4844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50532.6318359">
            <text:p>50532.6318359</text:p>
          </table:table-cell>
          <table:table-cell office:value-type="float" office:value="19885.0981445">
            <text:p>19885.0981445</text:p>
          </table:table-cell>
          <table:table-cell office:value-type="float" office:value="23033.5285645">
            <text:p>23033.5285645</text:p>
          </table:table-cell>
          <table:table-cell office:value-type="float" office:value="48440">
            <text:p>4844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183192.128906">
            <text:p>183192.128906</text:p>
          </table:table-cell>
          <table:table-cell office:value-type="float" office:value="43381.8146973">
            <text:p>43381.8146973</text:p>
          </table:table-cell>
          <table:table-cell office:value-type="float" office:value="50340.9821777">
            <text:p>50340.9821777</text:p>
          </table:table-cell>
          <table:table-cell office:value-type="float" office:value="96752">
            <text:p>96752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102811.773926">
            <text:p>102811.773926</text:p>
          </table:table-cell>
          <table:table-cell office:value-type="float" office:value="39936.2646484">
            <text:p>39936.2646484</text:p>
          </table:table-cell>
          <table:table-cell office:value-type="float" office:value="46426.8391113">
            <text:p>46426.8391113</text:p>
          </table:table-cell>
          <table:table-cell office:value-type="float" office:value="96752">
            <text:p>96752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100788.356934">
            <text:p>100788.356934</text:p>
          </table:table-cell>
          <table:table-cell office:value-type="float" office:value="39796.420166">
            <text:p>39796.420166</text:p>
          </table:table-cell>
          <table:table-cell office:value-type="float" office:value="46306.6843262">
            <text:p>46306.6843262</text:p>
          </table:table-cell>
          <table:table-cell office:value-type="float" office:value="96752">
            <text:p>96752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100336.297119">
            <text:p>100336.297119</text:p>
          </table:table-cell>
          <table:table-cell office:value-type="float" office:value="39657.2722168">
            <text:p>39657.2722168</text:p>
          </table:table-cell>
          <table:table-cell office:value-type="float" office:value="46206.6789551">
            <text:p>46206.6789551</text:p>
          </table:table-cell>
          <table:table-cell office:value-type="float" office:value="96752">
            <text:p>96752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1355233.18896">
            <text:p>1355233.18896</text:p>
          </table:table-cell>
          <table:table-cell office:value-type="float" office:value="922768.169189">
            <text:p>922768.169189</text:p>
          </table:table-cell>
          <table:table-cell office:value-type="float" office:value="191918.155762">
            <text:p>191918.155762</text:p>
          </table:table-cell>
          <table:table-cell office:value-type="float" office:value="193439">
            <text:p>19343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1367962.81104">
            <text:p>1367962.81104</text:p>
          </table:table-cell>
          <table:table-cell office:value-type="float" office:value="931480.33252">
            <text:p>931480.33252</text:p>
          </table:table-cell>
          <table:table-cell office:value-type="float" office:value="192719.444336">
            <text:p>192719.444336</text:p>
          </table:table-cell>
          <table:table-cell office:value-type="float" office:value="193439">
            <text:p>19343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1366005.76514">
            <text:p>1366005.76514</text:p>
          </table:table-cell>
          <table:table-cell office:value-type="float" office:value="930961.20166">
            <text:p>930961.20166</text:p>
          </table:table-cell>
          <table:table-cell office:value-type="float" office:value="191766.12793">
            <text:p>191766.12793</text:p>
          </table:table-cell>
          <table:table-cell office:value-type="float" office:value="193439">
            <text:p>19343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4</text:p>
          </table:table-cell>
          <table:table-cell office:value-type="string">
            <text:p>l5</text:p>
          </table:table-cell>
          <table:table-cell office:value-type="float" office:value="1359123.36401">
            <text:p>1359123.36401</text:p>
          </table:table-cell>
          <table:table-cell office:value-type="float" office:value="923140.53833">
            <text:p>923140.53833</text:p>
          </table:table-cell>
          <table:table-cell office:value-type="float" office:value="191808.714355">
            <text:p>191808.714355</text:p>
          </table:table-cell>
          <table:table-cell office:value-type="float" office:value="193439">
            <text:p>19343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2</text:p>
          </table:table-cell>
          <table:table-cell office:value-type="float" office:value="3133229.84229">
            <text:p>3133229.84229</text:p>
          </table:table-cell>
          <table:table-cell office:value-type="float" office:value="2366361.88184">
            <text:p>2366361.88184</text:p>
          </table:table-cell>
          <table:table-cell office:value-type="float" office:value="385169.625732">
            <text:p>385169.625732</text:p>
          </table:table-cell>
          <table:table-cell office:value-type="float" office:value="386970">
            <text:p>38697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3</text:p>
          </table:table-cell>
          <table:table-cell office:value-type="float" office:value="3120101.94409">
            <text:p>3120101.94409</text:p>
          </table:table-cell>
          <table:table-cell office:value-type="float" office:value="2353697.21509">
            <text:p>2353697.21509</text:p>
          </table:table-cell>
          <table:table-cell office:value-type="float" office:value="384806.439941">
            <text:p>384806.439941</text:p>
          </table:table-cell>
          <table:table-cell office:value-type="float" office:value="386970">
            <text:p>38697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4</text:p>
          </table:table-cell>
          <table:table-cell office:value-type="float" office:value="3123345.37988">
            <text:p>3123345.37988</text:p>
          </table:table-cell>
          <table:table-cell office:value-type="float" office:value="2357864.21997">
            <text:p>2357864.21997</text:p>
          </table:table-cell>
          <table:table-cell office:value-type="float" office:value="384357.250977">
            <text:p>384357.250977</text:p>
          </table:table-cell>
          <table:table-cell office:value-type="float" office:value="386970">
            <text:p>38697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3</text:p>
          </table:table-cell>
          <table:table-cell office:value-type="string">
            <text:p>w15</text:p>
          </table:table-cell>
          <table:table-cell office:value-type="string">
            <text:p>l5</text:p>
          </table:table-cell>
          <table:table-cell office:value-type="float" office:value="3124346.76611">
            <text:p>3124346.76611</text:p>
          </table:table-cell>
          <table:table-cell office:value-type="float" office:value="2359454.83105">
            <text:p>2359454.83105</text:p>
          </table:table-cell>
          <table:table-cell office:value-type="float" office:value="385044.029297">
            <text:p>385044.029297</text:p>
          </table:table-cell>
          <table:table-cell office:value-type="float" office:value="386970">
            <text:p>386970</text:p>
          </table:table-cell>
        </table:table-row>
        <table:table-row table:style-name="ro2" table:number-rows-repeated="104839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RefineA" table:style-name="ta1">
        <table:table-column table:style-name="co7" table:number-columns-repeated="9" table:default-cell-style-name="Default"/>
        <table:table-row table:style-name="ro1">
          <table:table-cell table:style-name="ce2" office:value-type="string">
            <text:p>Phrase</text:p>
          </table:table-cell>
          <table:table-cell table:style-name="ce2" office:value-type="string">
            <text:p>Structure</text:p>
          </table:table-cell>
          <table:table-cell table:style-name="ce2" office:value-type="string">
            <text:p>Workload</text:p>
          </table:table-cell>
          <table:table-cell table:style-name="ce2" office:value-type="string">
            <text:p>Loop</text:p>
          </table:table-cell>
          <table:table-cell table:style-name="ce2" office:value-type="string">
            <text:p>Processing</text:p>
          </table:table-cell>
          <table:table-cell table:style-name="ce2" office:value-type="string">
            <text:p>Parsing</text:p>
          </table:table-cell>
          <table:table-cell table:style-name="ce2" office:value-type="string">
            <text:p>Xpath</text:p>
          </table:table-cell>
          <table:table-cell table:style-name="ce2" office:value-type="string">
            <text:p>Results</text:p>
          </table:table-cell>
          <table:table-cell table:style-name="ce2" office:value-type="string">
            <text:p>Traversal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</text:p>
          </table:table-cell>
          <table:table-cell table:style-name="ce2" office:value-type="string">
            <text:p>l2</text:p>
          </table:table-cell>
          <table:table-cell table:style-name="ce2" office:value-type="float" office:value="24.6237792969">
            <text:p>24.6237792969</text:p>
          </table:table-cell>
          <table:table-cell table:style-name="ce2" office:value-type="float" office:value="9.50927734375">
            <text:p>9.5092773438</text:p>
          </table:table-cell>
          <table:table-cell table:style-name="ce2" office:value-type="float" office:value="11.1213378906">
            <text:p>11.1213378906</text:p>
          </table:table-cell>
          <table:table-cell table:style-name="ce2" office:value-type="float" office:value="25">
            <text:p>25</text:p>
          </table:table-cell>
          <table:table-cell table:style-name="ce2" table:formula="of:=[.E2]-(SUM([.F2];[.G2]))" office:value-type="float" office:value="3.99316406255">
            <text:p>3.9931640626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</text:p>
          </table:table-cell>
          <table:table-cell table:style-name="ce2" office:value-type="string">
            <text:p>l3</text:p>
          </table:table-cell>
          <table:table-cell table:style-name="ce2" office:value-type="float" office:value="24.6318359375">
            <text:p>24.6318359375</text:p>
          </table:table-cell>
          <table:table-cell table:style-name="ce2" office:value-type="float" office:value="9.435546875">
            <text:p>9.435546875</text:p>
          </table:table-cell>
          <table:table-cell table:style-name="ce2" office:value-type="float" office:value="11.2109375">
            <text:p>11.2109375</text:p>
          </table:table-cell>
          <table:table-cell table:style-name="ce2" office:value-type="float" office:value="25">
            <text:p>25</text:p>
          </table:table-cell>
          <table:table-cell table:style-name="ce2" table:formula="of:=[.E3]-(SUM([.F3];[.G3]))" office:value-type="float" office:value="3.9853515625">
            <text:p>3.9853515625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</text:p>
          </table:table-cell>
          <table:table-cell table:style-name="ce2" office:value-type="string">
            <text:p>l4</text:p>
          </table:table-cell>
          <table:table-cell table:style-name="ce2" office:value-type="float" office:value="24.6437988281">
            <text:p>24.6437988281</text:p>
          </table:table-cell>
          <table:table-cell table:style-name="ce2" office:value-type="float" office:value="9.4736328125">
            <text:p>9.4736328125</text:p>
          </table:table-cell>
          <table:table-cell table:style-name="ce2" office:value-type="float" office:value="11.2099609375">
            <text:p>11.2099609375</text:p>
          </table:table-cell>
          <table:table-cell table:style-name="ce2" office:value-type="float" office:value="25">
            <text:p>25</text:p>
          </table:table-cell>
          <table:table-cell table:style-name="ce2" table:formula="of:=[.E4]-(SUM([.F4];[.G4]))" office:value-type="float" office:value="3.9602050781">
            <text:p>3.9602050781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</text:p>
          </table:table-cell>
          <table:table-cell table:style-name="ce2" office:value-type="string">
            <text:p>l5</text:p>
          </table:table-cell>
          <table:table-cell table:style-name="ce2" office:value-type="float" office:value="24.7700195312">
            <text:p>24.7700195312</text:p>
          </table:table-cell>
          <table:table-cell table:style-name="ce2" office:value-type="float" office:value="9.55737304688">
            <text:p>9.5573730469</text:p>
          </table:table-cell>
          <table:table-cell table:style-name="ce2" office:value-type="float" office:value="11.2333984375">
            <text:p>11.2333984375</text:p>
          </table:table-cell>
          <table:table-cell table:style-name="ce2" office:value-type="float" office:value="25">
            <text:p>25</text:p>
          </table:table-cell>
          <table:table-cell table:style-name="ce2" table:formula="of:=[.E5]-(SUM([.F5];[.G5]))" office:value-type="float" office:value="3.97924804682">
            <text:p>3.9792480468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2</text:p>
          </table:table-cell>
          <table:table-cell table:style-name="ce2" office:value-type="string">
            <text:p>l2</text:p>
          </table:table-cell>
          <table:table-cell table:style-name="ce2" office:value-type="float" office:value="47.9291992188">
            <text:p>47.9291992188</text:p>
          </table:table-cell>
          <table:table-cell table:style-name="ce2" office:value-type="float" office:value="18.7854003906">
            <text:p>18.7854003906</text:p>
          </table:table-cell>
          <table:table-cell table:style-name="ce2" office:value-type="float" office:value="21.7717285156">
            <text:p>21.7717285156</text:p>
          </table:table-cell>
          <table:table-cell table:style-name="ce2" office:value-type="float" office:value="36">
            <text:p>36</text:p>
          </table:table-cell>
          <table:table-cell table:style-name="ce2" table:formula="of:=[.E6]-(SUM([.F6];[.G6]))" office:value-type="float" office:value="7.3720703126">
            <text:p>7.3720703126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2</text:p>
          </table:table-cell>
          <table:table-cell table:style-name="ce2" office:value-type="string">
            <text:p>l3</text:p>
          </table:table-cell>
          <table:table-cell table:style-name="ce2" office:value-type="float" office:value="47.9440917969">
            <text:p>47.9440917969</text:p>
          </table:table-cell>
          <table:table-cell table:style-name="ce2" office:value-type="float" office:value="18.6857910156">
            <text:p>18.6857910156</text:p>
          </table:table-cell>
          <table:table-cell table:style-name="ce2" office:value-type="float" office:value="21.8474121094">
            <text:p>21.8474121094</text:p>
          </table:table-cell>
          <table:table-cell table:style-name="ce2" office:value-type="float" office:value="36">
            <text:p>36</text:p>
          </table:table-cell>
          <table:table-cell table:style-name="ce2" table:formula="of:=[.E7]-(SUM([.F7];[.G7]))" office:value-type="float" office:value="7.4108886719">
            <text:p>7.4108886719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2</text:p>
          </table:table-cell>
          <table:table-cell table:style-name="ce2" office:value-type="string">
            <text:p>l4</text:p>
          </table:table-cell>
          <table:table-cell table:style-name="ce2" office:value-type="float" office:value="47.6337890625">
            <text:p>47.6337890625</text:p>
          </table:table-cell>
          <table:table-cell table:style-name="ce2" office:value-type="float" office:value="18.5437011719">
            <text:p>18.5437011719</text:p>
          </table:table-cell>
          <table:table-cell table:style-name="ce2" office:value-type="float" office:value="21.7731933594">
            <text:p>21.7731933594</text:p>
          </table:table-cell>
          <table:table-cell table:style-name="ce2" office:value-type="float" office:value="36">
            <text:p>36</text:p>
          </table:table-cell>
          <table:table-cell table:style-name="ce2" table:formula="of:=[.E8]-(SUM([.F8];[.G8]))" office:value-type="float" office:value="7.3168945312">
            <text:p>7.3168945312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2</text:p>
          </table:table-cell>
          <table:table-cell table:style-name="ce2" office:value-type="string">
            <text:p>l5</text:p>
          </table:table-cell>
          <table:table-cell table:style-name="ce2" office:value-type="float" office:value="47.9899902344">
            <text:p>47.9899902344</text:p>
          </table:table-cell>
          <table:table-cell table:style-name="ce2" office:value-type="float" office:value="18.7707519531">
            <text:p>18.7707519531</text:p>
          </table:table-cell>
          <table:table-cell table:style-name="ce2" office:value-type="float" office:value="21.8212890625">
            <text:p>21.8212890625</text:p>
          </table:table-cell>
          <table:table-cell table:style-name="ce2" office:value-type="float" office:value="36">
            <text:p>36</text:p>
          </table:table-cell>
          <table:table-cell table:style-name="ce2" table:formula="of:=[.E9]-(SUM([.F9];[.G9]))" office:value-type="float" office:value="7.39794921879999">
            <text:p>7.3979492188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3</text:p>
          </table:table-cell>
          <table:table-cell table:style-name="ce2" office:value-type="string">
            <text:p>l2</text:p>
          </table:table-cell>
          <table:table-cell table:style-name="ce2" office:value-type="float" office:value="97.6687011719">
            <text:p>97.6687011719</text:p>
          </table:table-cell>
          <table:table-cell table:style-name="ce2" office:value-type="float" office:value="38.3527832031">
            <text:p>38.3527832031</text:p>
          </table:table-cell>
          <table:table-cell table:style-name="ce2" office:value-type="float" office:value="44.7150878906">
            <text:p>44.7150878906</text:p>
          </table:table-cell>
          <table:table-cell table:style-name="ce2" office:value-type="float" office:value="105">
            <text:p>105</text:p>
          </table:table-cell>
          <table:table-cell table:style-name="ce2" table:formula="of:=[.E10]-(SUM([.F10];[.G10]))" office:value-type="float" office:value="14.6008300782">
            <text:p>14.6008300782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3</text:p>
          </table:table-cell>
          <table:table-cell table:style-name="ce2" office:value-type="string">
            <text:p>l3</text:p>
          </table:table-cell>
          <table:table-cell table:style-name="ce2" office:value-type="float" office:value="97.1459960938">
            <text:p>97.1459960938</text:p>
          </table:table-cell>
          <table:table-cell table:style-name="ce2" office:value-type="float" office:value="37.7573242188">
            <text:p>37.7573242188</text:p>
          </table:table-cell>
          <table:table-cell table:style-name="ce2" office:value-type="float" office:value="44.9387207031">
            <text:p>44.9387207031</text:p>
          </table:table-cell>
          <table:table-cell table:style-name="ce2" office:value-type="float" office:value="105">
            <text:p>105</text:p>
          </table:table-cell>
          <table:table-cell table:style-name="ce2" table:formula="of:=[.E11]-(SUM([.F11];[.G11]))" office:value-type="float" office:value="14.4499511719">
            <text:p>14.4499511719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3</text:p>
          </table:table-cell>
          <table:table-cell table:style-name="ce2" office:value-type="string">
            <text:p>l4</text:p>
          </table:table-cell>
          <table:table-cell table:style-name="ce2" office:value-type="float" office:value="97.2431640625">
            <text:p>97.2431640625</text:p>
          </table:table-cell>
          <table:table-cell table:style-name="ce2" office:value-type="float" office:value="37.8317871094">
            <text:p>37.8317871094</text:p>
          </table:table-cell>
          <table:table-cell table:style-name="ce2" office:value-type="float" office:value="44.8981933594">
            <text:p>44.8981933594</text:p>
          </table:table-cell>
          <table:table-cell table:style-name="ce2" office:value-type="float" office:value="105">
            <text:p>105</text:p>
          </table:table-cell>
          <table:table-cell table:style-name="ce2" table:formula="of:=[.E12]-(SUM([.F12];[.G12]))" office:value-type="float" office:value="14.5131835937">
            <text:p>14.5131835937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3</text:p>
          </table:table-cell>
          <table:table-cell table:style-name="ce2" office:value-type="string">
            <text:p>l5</text:p>
          </table:table-cell>
          <table:table-cell table:style-name="ce2" office:value-type="float" office:value="97.4750976562">
            <text:p>97.4750976562</text:p>
          </table:table-cell>
          <table:table-cell table:style-name="ce2" office:value-type="float" office:value="38.0234375">
            <text:p>38.0234375</text:p>
          </table:table-cell>
          <table:table-cell table:style-name="ce2" office:value-type="float" office:value="45.0100097656">
            <text:p>45.0100097656</text:p>
          </table:table-cell>
          <table:table-cell table:style-name="ce2" office:value-type="float" office:value="105">
            <text:p>105</text:p>
          </table:table-cell>
          <table:table-cell table:style-name="ce2" table:formula="of:=[.E13]-(SUM([.F13];[.G13]))" office:value-type="float" office:value="14.4416503906">
            <text:p>14.4416503906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4</text:p>
          </table:table-cell>
          <table:table-cell table:style-name="ce2" office:value-type="string">
            <text:p>l2</text:p>
          </table:table-cell>
          <table:table-cell table:style-name="ce2" office:value-type="float" office:value="191.637939453">
            <text:p>191.637939453</text:p>
          </table:table-cell>
          <table:table-cell table:style-name="ce2" office:value-type="float" office:value="75.6965332031">
            <text:p>75.6965332031</text:p>
          </table:table-cell>
          <table:table-cell table:style-name="ce2" office:value-type="float" office:value="88.6442871094">
            <text:p>88.6442871094</text:p>
          </table:table-cell>
          <table:table-cell table:style-name="ce2" office:value-type="float" office:value="186">
            <text:p>186</text:p>
          </table:table-cell>
          <table:table-cell table:style-name="ce2" table:formula="of:=[.E14]-(SUM([.F14];[.G14]))" office:value-type="float" office:value="27.2971191405">
            <text:p>27.2971191405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4</text:p>
          </table:table-cell>
          <table:table-cell table:style-name="ce2" office:value-type="string">
            <text:p>l3</text:p>
          </table:table-cell>
          <table:table-cell table:style-name="ce2" office:value-type="float" office:value="191.563232422">
            <text:p>191.563232422</text:p>
          </table:table-cell>
          <table:table-cell table:style-name="ce2" office:value-type="float" office:value="75.7551269531">
            <text:p>75.7551269531</text:p>
          </table:table-cell>
          <table:table-cell table:style-name="ce2" office:value-type="float" office:value="88.4885253906">
            <text:p>88.4885253906</text:p>
          </table:table-cell>
          <table:table-cell table:style-name="ce2" office:value-type="float" office:value="186">
            <text:p>186</text:p>
          </table:table-cell>
          <table:table-cell table:style-name="ce2" table:formula="of:=[.E15]-(SUM([.F15];[.G15]))" office:value-type="float" office:value="27.3195800783">
            <text:p>27.3195800783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4</text:p>
          </table:table-cell>
          <table:table-cell table:style-name="ce2" office:value-type="string">
            <text:p>l4</text:p>
          </table:table-cell>
          <table:table-cell table:style-name="ce2" office:value-type="float" office:value="192.263183594">
            <text:p>192.263183594</text:p>
          </table:table-cell>
          <table:table-cell table:style-name="ce2" office:value-type="float" office:value="75.7338867188">
            <text:p>75.7338867188</text:p>
          </table:table-cell>
          <table:table-cell table:style-name="ce2" office:value-type="float" office:value="89.0981445312">
            <text:p>89.0981445312</text:p>
          </table:table-cell>
          <table:table-cell table:style-name="ce2" office:value-type="float" office:value="186">
            <text:p>186</text:p>
          </table:table-cell>
          <table:table-cell table:style-name="ce2" table:formula="of:=[.E16]-(SUM([.F16];[.G16]))" office:value-type="float" office:value="27.431152344">
            <text:p>27.431152344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4</text:p>
          </table:table-cell>
          <table:table-cell table:style-name="ce2" office:value-type="string">
            <text:p>l5</text:p>
          </table:table-cell>
          <table:table-cell table:style-name="ce2" office:value-type="float" office:value="192.144775391">
            <text:p>192.144775391</text:p>
          </table:table-cell>
          <table:table-cell table:style-name="ce2" office:value-type="float" office:value="75.6140136719">
            <text:p>75.6140136719</text:p>
          </table:table-cell>
          <table:table-cell table:style-name="ce2" office:value-type="float" office:value="88.9567871094">
            <text:p>88.9567871094</text:p>
          </table:table-cell>
          <table:table-cell table:style-name="ce2" office:value-type="float" office:value="186">
            <text:p>186</text:p>
          </table:table-cell>
          <table:table-cell table:style-name="ce2" table:formula="of:=[.E17]-(SUM([.F17];[.G17]))" office:value-type="float" office:value="27.5739746097">
            <text:p>27.5739746097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5</text:p>
          </table:table-cell>
          <table:table-cell table:style-name="ce2" office:value-type="string">
            <text:p>l2</text:p>
          </table:table-cell>
          <table:table-cell table:style-name="ce2" office:value-type="float" office:value="387.166992188">
            <text:p>387.166992188</text:p>
          </table:table-cell>
          <table:table-cell table:style-name="ce2" office:value-type="float" office:value="153.266845703">
            <text:p>153.266845703</text:p>
          </table:table-cell>
          <table:table-cell table:style-name="ce2" office:value-type="float" office:value="181.033691406">
            <text:p>181.033691406</text:p>
          </table:table-cell>
          <table:table-cell table:style-name="ce2" office:value-type="float" office:value="399">
            <text:p>399</text:p>
          </table:table-cell>
          <table:table-cell table:style-name="ce2" table:formula="of:=[.E18]-(SUM([.F18];[.G18]))" office:value-type="float" office:value="52.866455079">
            <text:p>52.866455079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5</text:p>
          </table:table-cell>
          <table:table-cell table:style-name="ce2" office:value-type="string">
            <text:p>l3</text:p>
          </table:table-cell>
          <table:table-cell table:style-name="ce2" office:value-type="float" office:value="387.266113281">
            <text:p>387.266113281</text:p>
          </table:table-cell>
          <table:table-cell table:style-name="ce2" office:value-type="float" office:value="152.393554688">
            <text:p>152.393554688</text:p>
          </table:table-cell>
          <table:table-cell table:style-name="ce2" office:value-type="float" office:value="181.193359375">
            <text:p>181.193359375</text:p>
          </table:table-cell>
          <table:table-cell table:style-name="ce2" office:value-type="float" office:value="399">
            <text:p>399</text:p>
          </table:table-cell>
          <table:table-cell table:style-name="ce2" table:formula="of:=[.E19]-(SUM([.F19];[.G19]))" office:value-type="float" office:value="53.679199218">
            <text:p>53.679199218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5</text:p>
          </table:table-cell>
          <table:table-cell table:style-name="ce2" office:value-type="string">
            <text:p>l4</text:p>
          </table:table-cell>
          <table:table-cell table:style-name="ce2" office:value-type="float" office:value="386.954101562">
            <text:p>386.954101562</text:p>
          </table:table-cell>
          <table:table-cell table:style-name="ce2" office:value-type="float" office:value="151.770751953">
            <text:p>151.770751953</text:p>
          </table:table-cell>
          <table:table-cell table:style-name="ce2" office:value-type="float" office:value="181.410644531">
            <text:p>181.410644531</text:p>
          </table:table-cell>
          <table:table-cell table:style-name="ce2" office:value-type="float" office:value="399">
            <text:p>399</text:p>
          </table:table-cell>
          <table:table-cell table:style-name="ce2" table:formula="of:=[.E20]-(SUM([.F20];[.G20]))" office:value-type="float" office:value="53.772705078">
            <text:p>53.772705078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5</text:p>
          </table:table-cell>
          <table:table-cell table:style-name="ce2" office:value-type="string">
            <text:p>l5</text:p>
          </table:table-cell>
          <table:table-cell table:style-name="ce2" office:value-type="float" office:value="386.573242188">
            <text:p>386.573242188</text:p>
          </table:table-cell>
          <table:table-cell table:style-name="ce2" office:value-type="float" office:value="152.331787109">
            <text:p>152.331787109</text:p>
          </table:table-cell>
          <table:table-cell table:style-name="ce2" office:value-type="float" office:value="180.599609375">
            <text:p>180.599609375</text:p>
          </table:table-cell>
          <table:table-cell table:style-name="ce2" office:value-type="float" office:value="399">
            <text:p>399</text:p>
          </table:table-cell>
          <table:table-cell table:style-name="ce2" table:formula="of:=[.E21]-(SUM([.F21];[.G21]))" office:value-type="float" office:value="53.641845704">
            <text:p>53.641845704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6</text:p>
          </table:table-cell>
          <table:table-cell table:style-name="ce2" office:value-type="string">
            <text:p>l2</text:p>
          </table:table-cell>
          <table:table-cell table:style-name="ce2" office:value-type="float" office:value="768.2421875">
            <text:p>768.2421875</text:p>
          </table:table-cell>
          <table:table-cell table:style-name="ce2" office:value-type="float" office:value="304.511962891">
            <text:p>304.511962891</text:p>
          </table:table-cell>
          <table:table-cell table:style-name="ce2" office:value-type="float" office:value="360.080566406">
            <text:p>360.080566406</text:p>
          </table:table-cell>
          <table:table-cell table:style-name="ce2" office:value-type="float" office:value="785">
            <text:p>785</text:p>
          </table:table-cell>
          <table:table-cell table:style-name="ce2" table:formula="of:=[.E22]-(SUM([.F22];[.G22]))" office:value-type="float" office:value="103.649658203">
            <text:p>103.649658203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6</text:p>
          </table:table-cell>
          <table:table-cell table:style-name="ce2" office:value-type="string">
            <text:p>l3</text:p>
          </table:table-cell>
          <table:table-cell table:style-name="ce2" office:value-type="float" office:value="768.206298828">
            <text:p>768.206298828</text:p>
          </table:table-cell>
          <table:table-cell table:style-name="ce2" office:value-type="float" office:value="304.463134766">
            <text:p>304.463134766</text:p>
          </table:table-cell>
          <table:table-cell table:style-name="ce2" office:value-type="float" office:value="359.642578125">
            <text:p>359.642578125</text:p>
          </table:table-cell>
          <table:table-cell table:style-name="ce2" office:value-type="float" office:value="785">
            <text:p>785</text:p>
          </table:table-cell>
          <table:table-cell table:style-name="ce2" table:formula="of:=[.E23]-(SUM([.F23];[.G23]))" office:value-type="float" office:value="104.100585937">
            <text:p>104.100585937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6</text:p>
          </table:table-cell>
          <table:table-cell table:style-name="ce2" office:value-type="string">
            <text:p>l4</text:p>
          </table:table-cell>
          <table:table-cell table:style-name="ce2" office:value-type="float" office:value="771.624023438">
            <text:p>771.624023438</text:p>
          </table:table-cell>
          <table:table-cell table:style-name="ce2" office:value-type="float" office:value="305.470703125">
            <text:p>305.470703125</text:p>
          </table:table-cell>
          <table:table-cell table:style-name="ce2" office:value-type="float" office:value="360.861816406">
            <text:p>360.861816406</text:p>
          </table:table-cell>
          <table:table-cell table:style-name="ce2" office:value-type="float" office:value="785">
            <text:p>785</text:p>
          </table:table-cell>
          <table:table-cell table:style-name="ce2" table:formula="of:=[.E24]-(SUM([.F24];[.G24]))" office:value-type="float" office:value="105.291503907">
            <text:p>105.291503907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6</text:p>
          </table:table-cell>
          <table:table-cell table:style-name="ce2" office:value-type="string">
            <text:p>l5</text:p>
          </table:table-cell>
          <table:table-cell table:style-name="ce2" office:value-type="float" office:value="765.315185547">
            <text:p>765.315185547</text:p>
          </table:table-cell>
          <table:table-cell table:style-name="ce2" office:value-type="float" office:value="301.865478516">
            <text:p>301.865478516</text:p>
          </table:table-cell>
          <table:table-cell table:style-name="ce2" office:value-type="float" office:value="359.120849609">
            <text:p>359.120849609</text:p>
          </table:table-cell>
          <table:table-cell table:style-name="ce2" office:value-type="float" office:value="785">
            <text:p>785</text:p>
          </table:table-cell>
          <table:table-cell table:style-name="ce2" table:formula="of:=[.E25]-(SUM([.F25];[.G25]))" office:value-type="float" office:value="104.328857422">
            <text:p>104.328857422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7</text:p>
          </table:table-cell>
          <table:table-cell table:style-name="ce2" office:value-type="string">
            <text:p>l2</text:p>
          </table:table-cell>
          <table:table-cell table:style-name="ce2" office:value-type="float" office:value="1544.50708008">
            <text:p>1544.50708008</text:p>
          </table:table-cell>
          <table:table-cell table:style-name="ce2" office:value-type="float" office:value="606.78515625">
            <text:p>606.78515625</text:p>
          </table:table-cell>
          <table:table-cell table:style-name="ce2" office:value-type="float" office:value="728.326171875">
            <text:p>728.326171875</text:p>
          </table:table-cell>
          <table:table-cell table:style-name="ce2" office:value-type="float" office:value="1493">
            <text:p>1493</text:p>
          </table:table-cell>
          <table:table-cell table:style-name="ce2" table:formula="of:=[.E26]-(SUM([.F26];[.G26]))" office:value-type="float" office:value="209.395751955">
            <text:p>209.395751955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7</text:p>
          </table:table-cell>
          <table:table-cell table:style-name="ce2" office:value-type="string">
            <text:p>l3</text:p>
          </table:table-cell>
          <table:table-cell table:style-name="ce2" office:value-type="float" office:value="1524.79418945">
            <text:p>1524.79418945</text:p>
          </table:table-cell>
          <table:table-cell table:style-name="ce2" office:value-type="float" office:value="601.30859375">
            <text:p>601.30859375</text:p>
          </table:table-cell>
          <table:table-cell table:style-name="ce2" office:value-type="float" office:value="716.870849609">
            <text:p>716.870849609</text:p>
          </table:table-cell>
          <table:table-cell table:style-name="ce2" office:value-type="float" office:value="1493">
            <text:p>1493</text:p>
          </table:table-cell>
          <table:table-cell table:style-name="ce2" table:formula="of:=[.E27]-(SUM([.F27];[.G27]))" office:value-type="float" office:value="206.614746091">
            <text:p>206.614746091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7</text:p>
          </table:table-cell>
          <table:table-cell table:style-name="ce2" office:value-type="string">
            <text:p>l4</text:p>
          </table:table-cell>
          <table:table-cell table:style-name="ce2" office:value-type="float" office:value="1529.03295898">
            <text:p>1529.03295898</text:p>
          </table:table-cell>
          <table:table-cell table:style-name="ce2" office:value-type="float" office:value="602.403320312">
            <text:p>602.403320312</text:p>
          </table:table-cell>
          <table:table-cell table:style-name="ce2" office:value-type="float" office:value="720.84765625">
            <text:p>720.84765625</text:p>
          </table:table-cell>
          <table:table-cell table:style-name="ce2" office:value-type="float" office:value="1493">
            <text:p>1493</text:p>
          </table:table-cell>
          <table:table-cell table:style-name="ce2" table:formula="of:=[.E28]-(SUM([.F28];[.G28]))" office:value-type="float" office:value="205.781982418">
            <text:p>205.781982418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7</text:p>
          </table:table-cell>
          <table:table-cell table:style-name="ce2" office:value-type="string">
            <text:p>l5</text:p>
          </table:table-cell>
          <table:table-cell table:style-name="ce2" office:value-type="float" office:value="1525.89086914">
            <text:p>1525.89086914</text:p>
          </table:table-cell>
          <table:table-cell table:style-name="ce2" office:value-type="float" office:value="600.659179688">
            <text:p>600.659179688</text:p>
          </table:table-cell>
          <table:table-cell table:style-name="ce2" office:value-type="float" office:value="717.062011719">
            <text:p>717.062011719</text:p>
          </table:table-cell>
          <table:table-cell table:style-name="ce2" office:value-type="float" office:value="1493">
            <text:p>1493</text:p>
          </table:table-cell>
          <table:table-cell table:style-name="ce2" table:formula="of:=[.E29]-(SUM([.F29];[.G29]))" office:value-type="float" office:value="208.169677733">
            <text:p>208.169677733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8</text:p>
          </table:table-cell>
          <table:table-cell table:style-name="ce2" office:value-type="string">
            <text:p>l2</text:p>
          </table:table-cell>
          <table:table-cell table:style-name="ce2" office:value-type="float" office:value="3072.91967773">
            <text:p>3072.91967773</text:p>
          </table:table-cell>
          <table:table-cell table:style-name="ce2" office:value-type="float" office:value="1216.69360352">
            <text:p>1216.69360352</text:p>
          </table:table-cell>
          <table:table-cell table:style-name="ce2" office:value-type="float" office:value="1444.86474609">
            <text:p>1444.86474609</text:p>
          </table:table-cell>
          <table:table-cell table:style-name="ce2" office:value-type="float" office:value="3056">
            <text:p>3056</text:p>
          </table:table-cell>
          <table:table-cell table:style-name="ce2" table:formula="of:=[.E30]-(SUM([.F30];[.G30]))" office:value-type="float" office:value="411.36132812">
            <text:p>411.36132812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8</text:p>
          </table:table-cell>
          <table:table-cell table:style-name="ce2" office:value-type="string">
            <text:p>l3</text:p>
          </table:table-cell>
          <table:table-cell table:style-name="ce2" office:value-type="float" office:value="3059.74609375">
            <text:p>3059.74609375</text:p>
          </table:table-cell>
          <table:table-cell table:style-name="ce2" office:value-type="float" office:value="1204.55834961">
            <text:p>1204.55834961</text:p>
          </table:table-cell>
          <table:table-cell table:style-name="ce2" office:value-type="float" office:value="1444.15649414">
            <text:p>1444.15649414</text:p>
          </table:table-cell>
          <table:table-cell table:style-name="ce2" office:value-type="float" office:value="3056">
            <text:p>3056</text:p>
          </table:table-cell>
          <table:table-cell table:style-name="ce2" table:formula="of:=[.E31]-(SUM([.F31];[.G31]))" office:value-type="float" office:value="411.03125">
            <text:p>411.03125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8</text:p>
          </table:table-cell>
          <table:table-cell table:style-name="ce2" office:value-type="string">
            <text:p>l4</text:p>
          </table:table-cell>
          <table:table-cell table:style-name="ce2" office:value-type="float" office:value="3116.66162109">
            <text:p>3116.66162109</text:p>
          </table:table-cell>
          <table:table-cell table:style-name="ce2" office:value-type="float" office:value="1233.2980957">
            <text:p>1233.2980957</text:p>
          </table:table-cell>
          <table:table-cell table:style-name="ce2" office:value-type="float" office:value="1464.80200195">
            <text:p>1464.80200195</text:p>
          </table:table-cell>
          <table:table-cell table:style-name="ce2" office:value-type="float" office:value="3056">
            <text:p>3056</text:p>
          </table:table-cell>
          <table:table-cell table:style-name="ce2" table:formula="of:=[.E32]-(SUM([.F32];[.G32]))" office:value-type="float" office:value="418.56152344">
            <text:p>418.56152344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8</text:p>
          </table:table-cell>
          <table:table-cell table:style-name="ce2" office:value-type="string">
            <text:p>l5</text:p>
          </table:table-cell>
          <table:table-cell table:style-name="ce2" office:value-type="float" office:value="3123.16333008">
            <text:p>3123.16333008</text:p>
          </table:table-cell>
          <table:table-cell table:style-name="ce2" office:value-type="float" office:value="1234.77563477">
            <text:p>1234.77563477</text:p>
          </table:table-cell>
          <table:table-cell table:style-name="ce2" office:value-type="float" office:value="1470.60351562">
            <text:p>1470.60351562</text:p>
          </table:table-cell>
          <table:table-cell table:style-name="ce2" office:value-type="float" office:value="3056">
            <text:p>3056</text:p>
          </table:table-cell>
          <table:table-cell table:style-name="ce2" table:formula="of:=[.E33]-(SUM([.F33];[.G33]))" office:value-type="float" office:value="417.78417969">
            <text:p>417.78417969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9</text:p>
          </table:table-cell>
          <table:table-cell table:style-name="ce2" office:value-type="string">
            <text:p>l2</text:p>
          </table:table-cell>
          <table:table-cell table:style-name="ce2" office:value-type="float" office:value="6239.21582031">
            <text:p>6239.21582031</text:p>
          </table:table-cell>
          <table:table-cell table:style-name="ce2" office:value-type="float" office:value="2486.87329102">
            <text:p>2486.87329102</text:p>
          </table:table-cell>
          <table:table-cell table:style-name="ce2" office:value-type="float" office:value="2916.36816406">
            <text:p>2916.36816406</text:p>
          </table:table-cell>
          <table:table-cell table:style-name="ce2" office:value-type="float" office:value="5973">
            <text:p>5973</text:p>
          </table:table-cell>
          <table:table-cell table:style-name="ce2" table:formula="of:=[.E34]-(SUM([.F34];[.G34]))" office:value-type="float" office:value="835.974365229999">
            <text:p>835.97436523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9</text:p>
          </table:table-cell>
          <table:table-cell table:style-name="ce2" office:value-type="string">
            <text:p>l3</text:p>
          </table:table-cell>
          <table:table-cell table:style-name="ce2" office:value-type="float" office:value="6154.59716797">
            <text:p>6154.59716797</text:p>
          </table:table-cell>
          <table:table-cell table:style-name="ce2" office:value-type="float" office:value="2447.73608398">
            <text:p>2447.73608398</text:p>
          </table:table-cell>
          <table:table-cell table:style-name="ce2" office:value-type="float" office:value="2884.34716797">
            <text:p>2884.34716797</text:p>
          </table:table-cell>
          <table:table-cell table:style-name="ce2" office:value-type="float" office:value="5973">
            <text:p>5973</text:p>
          </table:table-cell>
          <table:table-cell table:style-name="ce2" table:formula="of:=[.E35]-(SUM([.F35];[.G35]))" office:value-type="float" office:value="822.51391602">
            <text:p>822.51391602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9</text:p>
          </table:table-cell>
          <table:table-cell table:style-name="ce2" office:value-type="string">
            <text:p>l4</text:p>
          </table:table-cell>
          <table:table-cell table:style-name="ce2" office:value-type="float" office:value="6144.61401367">
            <text:p>6144.61401367</text:p>
          </table:table-cell>
          <table:table-cell table:style-name="ce2" office:value-type="float" office:value="2441.93334961">
            <text:p>2441.93334961</text:p>
          </table:table-cell>
          <table:table-cell table:style-name="ce2" office:value-type="float" office:value="2879.51342773">
            <text:p>2879.51342773</text:p>
          </table:table-cell>
          <table:table-cell table:style-name="ce2" office:value-type="float" office:value="5973">
            <text:p>5973</text:p>
          </table:table-cell>
          <table:table-cell table:style-name="ce2" table:formula="of:=[.E36]-(SUM([.F36];[.G36]))" office:value-type="float" office:value="823.16723633">
            <text:p>823.16723633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9</text:p>
          </table:table-cell>
          <table:table-cell table:style-name="ce2" office:value-type="string">
            <text:p>l5</text:p>
          </table:table-cell>
          <table:table-cell table:style-name="ce2" office:value-type="float" office:value="6150.44726562">
            <text:p>6150.44726562</text:p>
          </table:table-cell>
          <table:table-cell table:style-name="ce2" office:value-type="float" office:value="2440.03393555">
            <text:p>2440.03393555</text:p>
          </table:table-cell>
          <table:table-cell table:style-name="ce2" office:value-type="float" office:value="2890.78076172">
            <text:p>2890.78076172</text:p>
          </table:table-cell>
          <table:table-cell table:style-name="ce2" office:value-type="float" office:value="5973">
            <text:p>5973</text:p>
          </table:table-cell>
          <table:table-cell table:style-name="ce2" table:formula="of:=[.E37]-(SUM([.F37];[.G37]))" office:value-type="float" office:value="819.63256835">
            <text:p>819.63256835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0</text:p>
          </table:table-cell>
          <table:table-cell table:style-name="ce2" office:value-type="string">
            <text:p>l2</text:p>
          </table:table-cell>
          <table:table-cell table:style-name="ce2" office:value-type="float" office:value="12403.6049805">
            <text:p>12403.6049805</text:p>
          </table:table-cell>
          <table:table-cell table:style-name="ce2" office:value-type="float" office:value="4960.08862305">
            <text:p>4960.08862305</text:p>
          </table:table-cell>
          <table:table-cell table:style-name="ce2" office:value-type="float" office:value="5798.02539062">
            <text:p>5798.02539062</text:p>
          </table:table-cell>
          <table:table-cell table:style-name="ce2" office:value-type="float" office:value="12199">
            <text:p>12199</text:p>
          </table:table-cell>
          <table:table-cell table:style-name="ce2" table:formula="of:=[.E38]-(SUM([.F38];[.G38]))" office:value-type="float" office:value="1645.49096683">
            <text:p>1645.49096683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0</text:p>
          </table:table-cell>
          <table:table-cell table:style-name="ce2" office:value-type="string">
            <text:p>l3</text:p>
          </table:table-cell>
          <table:table-cell table:style-name="ce2" office:value-type="float" office:value="12422.6750488">
            <text:p>12422.6750488</text:p>
          </table:table-cell>
          <table:table-cell table:style-name="ce2" office:value-type="float" office:value="4942.19042969">
            <text:p>4942.19042969</text:p>
          </table:table-cell>
          <table:table-cell table:style-name="ce2" office:value-type="float" office:value="5826.67114258">
            <text:p>5826.67114258</text:p>
          </table:table-cell>
          <table:table-cell table:style-name="ce2" office:value-type="float" office:value="12199">
            <text:p>12199</text:p>
          </table:table-cell>
          <table:table-cell table:style-name="ce2" table:formula="of:=[.E39]-(SUM([.F39];[.G39]))" office:value-type="float" office:value="1653.81347653">
            <text:p>1653.81347653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0</text:p>
          </table:table-cell>
          <table:table-cell table:style-name="ce2" office:value-type="string">
            <text:p>l4</text:p>
          </table:table-cell>
          <table:table-cell table:style-name="ce2" office:value-type="float" office:value="12710.2580566">
            <text:p>12710.2580566</text:p>
          </table:table-cell>
          <table:table-cell table:style-name="ce2" office:value-type="float" office:value="4976.00341797">
            <text:p>4976.00341797</text:p>
          </table:table-cell>
          <table:table-cell table:style-name="ce2" office:value-type="float" office:value="5850.68554688">
            <text:p>5850.68554688</text:p>
          </table:table-cell>
          <table:table-cell table:style-name="ce2" office:value-type="float" office:value="12199">
            <text:p>12199</text:p>
          </table:table-cell>
          <table:table-cell table:style-name="ce2" table:formula="of:=[.E40]-(SUM([.F40];[.G40]))" office:value-type="float" office:value="1883.56909175">
            <text:p>1883.56909175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0</text:p>
          </table:table-cell>
          <table:table-cell table:style-name="ce2" office:value-type="string">
            <text:p>l5</text:p>
          </table:table-cell>
          <table:table-cell table:style-name="ce2" office:value-type="float" office:value="12411.7141113">
            <text:p>12411.7141113</text:p>
          </table:table-cell>
          <table:table-cell table:style-name="ce2" office:value-type="float" office:value="4960.99658203">
            <text:p>4960.99658203</text:p>
          </table:table-cell>
          <table:table-cell table:style-name="ce2" office:value-type="float" office:value="5813.13183594">
            <text:p>5813.13183594</text:p>
          </table:table-cell>
          <table:table-cell table:style-name="ce2" office:value-type="float" office:value="12199">
            <text:p>12199</text:p>
          </table:table-cell>
          <table:table-cell table:style-name="ce2" table:formula="of:=[.E41]-(SUM([.F41];[.G41]))" office:value-type="float" office:value="1637.58569333">
            <text:p>1637.58569333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1</text:p>
          </table:table-cell>
          <table:table-cell table:style-name="ce2" office:value-type="string">
            <text:p>l2</text:p>
          </table:table-cell>
          <table:table-cell table:style-name="ce2" office:value-type="float" office:value="25409.4941406">
            <text:p>25409.4941406</text:p>
          </table:table-cell>
          <table:table-cell table:style-name="ce2" office:value-type="float" office:value="9989.67211914">
            <text:p>9989.67211914</text:p>
          </table:table-cell>
          <table:table-cell table:style-name="ce2" office:value-type="float" office:value="11644.3227539">
            <text:p>11644.3227539</text:p>
          </table:table-cell>
          <table:table-cell table:style-name="ce2" office:value-type="float" office:value="24059">
            <text:p>24059</text:p>
          </table:table-cell>
          <table:table-cell table:style-name="ce2" table:formula="of:=[.E42]-(SUM([.F42];[.G42]))" office:value-type="float" office:value="3775.49926756">
            <text:p>3775.49926756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1</text:p>
          </table:table-cell>
          <table:table-cell table:style-name="ce2" office:value-type="string">
            <text:p>l3</text:p>
          </table:table-cell>
          <table:table-cell table:style-name="ce2" office:value-type="float" office:value="25141.0603027">
            <text:p>25141.0603027</text:p>
          </table:table-cell>
          <table:table-cell table:style-name="ce2" office:value-type="float" office:value="9934.01806641">
            <text:p>9934.01806641</text:p>
          </table:table-cell>
          <table:table-cell table:style-name="ce2" office:value-type="float" office:value="11667.388916">
            <text:p>11667.388916</text:p>
          </table:table-cell>
          <table:table-cell table:style-name="ce2" office:value-type="float" office:value="24059">
            <text:p>24059</text:p>
          </table:table-cell>
          <table:table-cell table:style-name="ce2" table:formula="of:=[.E43]-(SUM([.F43];[.G43]))" office:value-type="float" office:value="3539.65332029">
            <text:p>3539.65332029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1</text:p>
          </table:table-cell>
          <table:table-cell table:style-name="ce2" office:value-type="string">
            <text:p>l4</text:p>
          </table:table-cell>
          <table:table-cell table:style-name="ce2" office:value-type="float" office:value="25175.9228516">
            <text:p>25175.9228516</text:p>
          </table:table-cell>
          <table:table-cell table:style-name="ce2" office:value-type="float" office:value="9890.4206543">
            <text:p>9890.4206543</text:p>
          </table:table-cell>
          <table:table-cell table:style-name="ce2" office:value-type="float" office:value="11615.0749512">
            <text:p>11615.0749512</text:p>
          </table:table-cell>
          <table:table-cell table:style-name="ce2" office:value-type="float" office:value="24059">
            <text:p>24059</text:p>
          </table:table-cell>
          <table:table-cell table:style-name="ce2" table:formula="of:=[.E44]-(SUM([.F44];[.G44]))" office:value-type="float" office:value="3670.4272461">
            <text:p>3670.4272461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1</text:p>
          </table:table-cell>
          <table:table-cell table:style-name="ce2" office:value-type="string">
            <text:p>l5</text:p>
          </table:table-cell>
          <table:table-cell table:style-name="ce2" office:value-type="float" office:value="24708.4909668">
            <text:p>24708.4909668</text:p>
          </table:table-cell>
          <table:table-cell table:style-name="ce2" office:value-type="float" office:value="9848.32910156">
            <text:p>9848.32910156</text:p>
          </table:table-cell>
          <table:table-cell table:style-name="ce2" office:value-type="float" office:value="11588.4018555">
            <text:p>11588.4018555</text:p>
          </table:table-cell>
          <table:table-cell table:style-name="ce2" office:value-type="float" office:value="24059">
            <text:p>24059</text:p>
          </table:table-cell>
          <table:table-cell table:style-name="ce2" table:formula="of:=[.E45]-(SUM([.F45];[.G45]))" office:value-type="float" office:value="3271.76000974">
            <text:p>3271.76000974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2</text:p>
          </table:table-cell>
          <table:table-cell table:style-name="ce2" office:value-type="string">
            <text:p>l2</text:p>
          </table:table-cell>
          <table:table-cell table:style-name="ce2" office:value-type="float" office:value="49853.9538574">
            <text:p>49853.9538574</text:p>
          </table:table-cell>
          <table:table-cell table:style-name="ce2" office:value-type="float" office:value="19602.2382812">
            <text:p>19602.2382812</text:p>
          </table:table-cell>
          <table:table-cell table:style-name="ce2" office:value-type="float" office:value="23137.1303711">
            <text:p>23137.1303711</text:p>
          </table:table-cell>
          <table:table-cell table:style-name="ce2" office:value-type="float" office:value="48440">
            <text:p>48440</text:p>
          </table:table-cell>
          <table:table-cell table:style-name="ce2" table:formula="of:=[.E46]-(SUM([.F46];[.G46]))" office:value-type="float" office:value="7114.5852051">
            <text:p>7114.5852051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2</text:p>
          </table:table-cell>
          <table:table-cell table:style-name="ce2" office:value-type="string">
            <text:p>l3</text:p>
          </table:table-cell>
          <table:table-cell table:style-name="ce2" office:value-type="float" office:value="49048.517334">
            <text:p>49048.517334</text:p>
          </table:table-cell>
          <table:table-cell table:style-name="ce2" office:value-type="float" office:value="19520.1391602">
            <text:p>19520.1391602</text:p>
          </table:table-cell>
          <table:table-cell table:style-name="ce2" office:value-type="float" office:value="23082.7702637">
            <text:p>23082.7702637</text:p>
          </table:table-cell>
          <table:table-cell table:style-name="ce2" office:value-type="float" office:value="48440">
            <text:p>48440</text:p>
          </table:table-cell>
          <table:table-cell table:style-name="ce2" table:formula="of:=[.E47]-(SUM([.F47];[.G47]))" office:value-type="float" office:value="6445.6079101">
            <text:p>6445.6079101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2</text:p>
          </table:table-cell>
          <table:table-cell table:style-name="ce2" office:value-type="string">
            <text:p>l4</text:p>
          </table:table-cell>
          <table:table-cell table:style-name="ce2" office:value-type="float" office:value="49161.4228516">
            <text:p>49161.4228516</text:p>
          </table:table-cell>
          <table:table-cell table:style-name="ce2" office:value-type="float" office:value="19575.4743652">
            <text:p>19575.4743652</text:p>
          </table:table-cell>
          <table:table-cell table:style-name="ce2" office:value-type="float" office:value="23057.998291">
            <text:p>23057.998291</text:p>
          </table:table-cell>
          <table:table-cell table:style-name="ce2" office:value-type="float" office:value="48440">
            <text:p>48440</text:p>
          </table:table-cell>
          <table:table-cell table:style-name="ce2" table:formula="of:=[.E48]-(SUM([.F48];[.G48]))" office:value-type="float" office:value="6527.9501954">
            <text:p>6527.9501954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2</text:p>
          </table:table-cell>
          <table:table-cell table:style-name="ce2" office:value-type="string">
            <text:p>l5</text:p>
          </table:table-cell>
          <table:table-cell table:style-name="ce2" office:value-type="float" office:value="49141.9069824">
            <text:p>49141.9069824</text:p>
          </table:table-cell>
          <table:table-cell table:style-name="ce2" office:value-type="float" office:value="19487.9943848">
            <text:p>19487.9943848</text:p>
          </table:table-cell>
          <table:table-cell table:style-name="ce2" office:value-type="float" office:value="23104.5688477">
            <text:p>23104.5688477</text:p>
          </table:table-cell>
          <table:table-cell table:style-name="ce2" office:value-type="float" office:value="48440">
            <text:p>48440</text:p>
          </table:table-cell>
          <table:table-cell table:style-name="ce2" table:formula="of:=[.E49]-(SUM([.F49];[.G49]))" office:value-type="float" office:value="6549.3437499">
            <text:p>6549.3437499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3</text:p>
          </table:table-cell>
          <table:table-cell table:style-name="ce2" office:value-type="string">
            <text:p>l2</text:p>
          </table:table-cell>
          <table:table-cell table:style-name="ce2" office:value-type="float" office:value="104027.856934">
            <text:p>104027.856934</text:p>
          </table:table-cell>
          <table:table-cell table:style-name="ce2" office:value-type="float" office:value="40668.2275391">
            <text:p>40668.2275391</text:p>
          </table:table-cell>
          <table:table-cell table:style-name="ce2" office:value-type="float" office:value="46074.3291016">
            <text:p>46074.3291016</text:p>
          </table:table-cell>
          <table:table-cell table:style-name="ce2" office:value-type="float" office:value="96752">
            <text:p>96752</text:p>
          </table:table-cell>
          <table:table-cell table:style-name="ce2" table:formula="of:=[.E50]-(SUM([.F50];[.G50]))" office:value-type="float" office:value="17285.3002933">
            <text:p>17285.3002933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3</text:p>
          </table:table-cell>
          <table:table-cell table:style-name="ce2" office:value-type="string">
            <text:p>l3</text:p>
          </table:table-cell>
          <table:table-cell table:style-name="ce2" office:value-type="float" office:value="99129.0378418">
            <text:p>99129.0378418</text:p>
          </table:table-cell>
          <table:table-cell table:style-name="ce2" office:value-type="float" office:value="39724.1303711">
            <text:p>39724.1303711</text:p>
          </table:table-cell>
          <table:table-cell table:style-name="ce2" office:value-type="float" office:value="46116.427002">
            <text:p>46116.427002</text:p>
          </table:table-cell>
          <table:table-cell table:style-name="ce2" office:value-type="float" office:value="96752">
            <text:p>96752</text:p>
          </table:table-cell>
          <table:table-cell table:style-name="ce2" table:formula="of:=[.E51]-(SUM([.F51];[.G51]))" office:value-type="float" office:value="13288.4804687">
            <text:p>13288.4804687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3</text:p>
          </table:table-cell>
          <table:table-cell table:style-name="ce2" office:value-type="string">
            <text:p>l4</text:p>
          </table:table-cell>
          <table:table-cell table:style-name="ce2" office:value-type="float" office:value="99040.2902832">
            <text:p>99040.2902832</text:p>
          </table:table-cell>
          <table:table-cell table:style-name="ce2" office:value-type="float" office:value="39670.5449219">
            <text:p>39670.5449219</text:p>
          </table:table-cell>
          <table:table-cell table:style-name="ce2" office:value-type="float" office:value="46116.6618652">
            <text:p>46116.6618652</text:p>
          </table:table-cell>
          <table:table-cell table:style-name="ce2" office:value-type="float" office:value="96752">
            <text:p>96752</text:p>
          </table:table-cell>
          <table:table-cell table:style-name="ce2" table:formula="of:=[.E52]-(SUM([.F52];[.G52]))" office:value-type="float" office:value="13253.0834961">
            <text:p>13253.0834961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3</text:p>
          </table:table-cell>
          <table:table-cell table:style-name="ce2" office:value-type="string">
            <text:p>l5</text:p>
          </table:table-cell>
          <table:table-cell table:style-name="ce2" office:value-type="float" office:value="98872.1540527">
            <text:p>98872.1540527</text:p>
          </table:table-cell>
          <table:table-cell table:style-name="ce2" office:value-type="float" office:value="39775.5153809">
            <text:p>39775.5153809</text:p>
          </table:table-cell>
          <table:table-cell table:style-name="ce2" office:value-type="float" office:value="45968.0529785">
            <text:p>45968.0529785</text:p>
          </table:table-cell>
          <table:table-cell table:style-name="ce2" office:value-type="float" office:value="96752">
            <text:p>96752</text:p>
          </table:table-cell>
          <table:table-cell table:style-name="ce2" table:formula="of:=[.E53]-(SUM([.F53];[.G53]))" office:value-type="float" office:value="13128.5856933">
            <text:p>13128.5856933</text:p>
          </table:table-cell>
        </table:table-row>
        <table:table-row table:style-name="ro1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4</text:p>
          </table:table-cell>
          <table:table-cell table:style-name="ce2" office:value-type="string">
            <text:p>l2</text:p>
          </table:table-cell>
          <table:table-cell table:style-name="ce2" office:value-type="float" office:value="7335941.65405">
            <text:p>7335941.65405</text:p>
          </table:table-cell>
          <table:table-cell table:style-name="ce2" office:value-type="float" office:value="7021045.27319">
            <text:p>7021045.27319</text:p>
          </table:table-cell>
          <table:table-cell table:style-name="ce2" office:value-type="float" office:value="179589.992432">
            <text:p>179589.992432</text:p>
          </table:table-cell>
          <table:table-cell table:style-name="ce2" office:value-type="float" office:value="193439">
            <text:p>193439</text:p>
          </table:table-cell>
          <table:table-cell table:style-name="ce2" table:formula="of:=[.E54]-(SUM([.F54];[.G54]))" office:value-type="float" office:value="135306.388428">
            <text:p>135306.388428</text:p>
          </table:table-cell>
        </table:table-row>
        <table:table-row table:style-name="ro1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4</text:p>
          </table:table-cell>
          <table:table-cell table:style-name="ce2" office:value-type="string">
            <text:p>l3</text:p>
          </table:table-cell>
          <table:table-cell table:style-name="ce2" office:value-type="float" office:value="7416207.83887">
            <text:p>7416207.83887</text:p>
          </table:table-cell>
          <table:table-cell table:style-name="ce2" office:value-type="float" office:value="7085465.93384">
            <text:p>7085465.93384</text:p>
          </table:table-cell>
          <table:table-cell table:style-name="ce2" office:value-type="float" office:value="179913.711182">
            <text:p>179913.711182</text:p>
          </table:table-cell>
          <table:table-cell table:style-name="ce2" office:value-type="float" office:value="193439">
            <text:p>193439</text:p>
          </table:table-cell>
          <table:table-cell table:style-name="ce2" table:formula="of:=[.E55]-(SUM([.F55];[.G55]))" office:value-type="float" office:value="150828.193848">
            <text:p>150828.193848</text:p>
          </table:table-cell>
        </table:table-row>
        <table:table-row table:style-name="ro1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4</text:p>
          </table:table-cell>
          <table:table-cell table:style-name="ce2" office:value-type="string">
            <text:p>l4</text:p>
          </table:table-cell>
          <table:table-cell table:style-name="ce2" office:value-type="float" office:value="7350024.05908">
            <text:p>7350024.05908</text:p>
          </table:table-cell>
          <table:table-cell table:style-name="ce2" office:value-type="float" office:value="7019735.30591">
            <text:p>7019735.30591</text:p>
          </table:table-cell>
          <table:table-cell table:style-name="ce2" office:value-type="float" office:value="179929.556641">
            <text:p>179929.556641</text:p>
          </table:table-cell>
          <table:table-cell table:style-name="ce2" office:value-type="float" office:value="193439">
            <text:p>193439</text:p>
          </table:table-cell>
          <table:table-cell table:style-name="ce2" table:formula="of:=[.E56]-(SUM([.F56];[.G56]))" office:value-type="float" office:value="150359.196529">
            <text:p>150359.196529</text:p>
          </table:table-cell>
        </table:table-row>
        <table:table-row table:style-name="ro1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4</text:p>
          </table:table-cell>
          <table:table-cell table:style-name="ce2" office:value-type="string">
            <text:p>l5</text:p>
          </table:table-cell>
          <table:table-cell table:style-name="ce2" office:value-type="float" office:value="7358842.46313">
            <text:p>7358842.46313</text:p>
          </table:table-cell>
          <table:table-cell table:style-name="ce2" office:value-type="float" office:value="7030185.89307">
            <text:p>7030185.89307</text:p>
          </table:table-cell>
          <table:table-cell table:style-name="ce2" office:value-type="float" office:value="179977.175049">
            <text:p>179977.175049</text:p>
          </table:table-cell>
          <table:table-cell table:style-name="ce2" office:value-type="float" office:value="193439">
            <text:p>193439</text:p>
          </table:table-cell>
          <table:table-cell table:style-name="ce2" table:formula="of:=[.E57]-(SUM([.F57];[.G57]))" office:value-type="float" office:value="148679.395010999">
            <text:p>148679.395010999</text:p>
          </table:table-cell>
        </table:table-row>
        <table:table-row table:style-name="ro1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5</text:p>
          </table:table-cell>
          <table:table-cell table:style-name="ce2" office:value-type="string">
            <text:p>l2</text:p>
          </table:table-cell>
          <table:table-cell table:style-name="ce2" office:value-type="float" office:value="18306767.2839">
            <text:p>18306767.2839</text:p>
          </table:table-cell>
          <table:table-cell table:style-name="ce2" office:value-type="float" office:value="17008969.1375">
            <text:p>17008969.1375</text:p>
          </table:table-cell>
          <table:table-cell table:style-name="ce2" office:value-type="float" office:value="354841.742188">
            <text:p>354841.742188</text:p>
          </table:table-cell>
          <table:table-cell table:style-name="ce2" office:value-type="float" office:value="386970">
            <text:p>386970</text:p>
          </table:table-cell>
          <table:table-cell table:style-name="ce2" table:formula="of:=[.E58]-(SUM([.F58];[.G58]))" office:value-type="float" office:value="942956.404212002">
            <text:p>942956.404212002</text:p>
          </table:table-cell>
        </table:table-row>
        <table:table-row table:style-name="ro1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5</text:p>
          </table:table-cell>
          <table:table-cell table:style-name="ce2" office:value-type="string">
            <text:p>l3</text:p>
          </table:table-cell>
          <table:table-cell table:style-name="ce2" office:value-type="float" office:value="18408131.8308">
            <text:p>18408131.8308</text:p>
          </table:table-cell>
          <table:table-cell table:style-name="ce2" office:value-type="float" office:value="17081428.8098">
            <text:p>17081428.8098</text:p>
          </table:table-cell>
          <table:table-cell table:style-name="ce2" office:value-type="float" office:value="353939.196045">
            <text:p>353939.196045</text:p>
          </table:table-cell>
          <table:table-cell table:style-name="ce2" office:value-type="float" office:value="386970">
            <text:p>386970</text:p>
          </table:table-cell>
          <table:table-cell table:style-name="ce2" table:formula="of:=[.E59]-(SUM([.F59];[.G59]))" office:value-type="float" office:value="972763.824955002">
            <text:p>972763.824955002</text:p>
          </table:table-cell>
        </table:table-row>
        <table:table-row table:style-name="ro1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5</text:p>
          </table:table-cell>
          <table:table-cell table:style-name="ce2" office:value-type="string">
            <text:p>l4</text:p>
          </table:table-cell>
          <table:table-cell table:style-name="ce2" office:value-type="float" office:value="19536419.1318">
            <text:p>19536419.1318</text:p>
          </table:table-cell>
          <table:table-cell table:style-name="ce2" office:value-type="float" office:value="18163715.6201">
            <text:p>18163715.6201</text:p>
          </table:table-cell>
          <table:table-cell table:style-name="ce2" office:value-type="float" office:value="314975.652344">
            <text:p>314975.652344</text:p>
          </table:table-cell>
          <table:table-cell table:style-name="ce2" office:value-type="float" office:value="386970">
            <text:p>386970</text:p>
          </table:table-cell>
          <table:table-cell table:style-name="ce2" table:formula="of:=[.E60]-(SUM([.F60];[.G60]))" office:value-type="float" office:value="1057727.859356">
            <text:p>1057727.859356</text:p>
          </table:table-cell>
        </table:table-row>
        <table:table-row table:style-name="ro1">
          <table:table-cell table:style-name="ce2" office:value-type="string">
            <text:p>sthesis</text:p>
          </table:table-cell>
          <table:table-cell table:style-name="ce2" office:value-type="string">
            <text:p>h1</text:p>
          </table:table-cell>
          <table:table-cell table:style-name="ce2" office:value-type="string">
            <text:p>w15</text:p>
          </table:table-cell>
          <table:table-cell table:style-name="ce2" office:value-type="string">
            <text:p>l5</text:p>
          </table:table-cell>
          <table:table-cell table:style-name="ce2" office:value-type="float" office:value="18407536.3518">
            <text:p>18407536.3518</text:p>
          </table:table-cell>
          <table:table-cell table:style-name="ce2" office:value-type="float" office:value="17084730.9792">
            <text:p>17084730.9792</text:p>
          </table:table-cell>
          <table:table-cell table:style-name="ce2" office:value-type="float" office:value="356153.994141">
            <text:p>356153.994141</text:p>
          </table:table-cell>
          <table:table-cell table:style-name="ce2" office:value-type="float" office:value="386970">
            <text:p>386970</text:p>
          </table:table-cell>
          <table:table-cell table:style-name="ce2" table:formula="of:=[.E61]-(SUM([.F61];[.G61]))" office:value-type="float" office:value="966651.378458995">
            <text:p>966651.378458995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</text:p>
          </table:table-cell>
          <table:table-cell table:style-name="ce2" office:value-type="string">
            <text:p>l2</text:p>
          </table:table-cell>
          <table:table-cell table:style-name="ce2" office:value-type="float" office:value="27.30078125">
            <text:p>27.30078125</text:p>
          </table:table-cell>
          <table:table-cell table:style-name="ce2" office:value-type="float" office:value="9.58666992188">
            <text:p>9.5866699219</text:p>
          </table:table-cell>
          <table:table-cell table:style-name="ce2" office:value-type="float" office:value="11.2326660156">
            <text:p>11.2326660156</text:p>
          </table:table-cell>
          <table:table-cell table:style-name="ce2" office:value-type="float" office:value="25">
            <text:p>25</text:p>
          </table:table-cell>
          <table:table-cell table:style-name="ce2" table:formula="of:=[.E62]-(SUM([.F62];[.G62]))" office:value-type="float" office:value="6.48144531252">
            <text:p>6.4814453125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</text:p>
          </table:table-cell>
          <table:table-cell table:style-name="ce2" office:value-type="string">
            <text:p>l3</text:p>
          </table:table-cell>
          <table:table-cell table:style-name="ce2" office:value-type="float" office:value="27.2229003906">
            <text:p>27.2229003906</text:p>
          </table:table-cell>
          <table:table-cell table:style-name="ce2" office:value-type="float" office:value="9.521484375">
            <text:p>9.521484375</text:p>
          </table:table-cell>
          <table:table-cell table:style-name="ce2" office:value-type="float" office:value="11.2104492188">
            <text:p>11.2104492188</text:p>
          </table:table-cell>
          <table:table-cell table:style-name="ce2" office:value-type="float" office:value="25">
            <text:p>25</text:p>
          </table:table-cell>
          <table:table-cell table:style-name="ce2" table:formula="of:=[.E63]-(SUM([.F63];[.G63]))" office:value-type="float" office:value="6.4909667968">
            <text:p>6.4909667968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</text:p>
          </table:table-cell>
          <table:table-cell table:style-name="ce2" office:value-type="string">
            <text:p>l4</text:p>
          </table:table-cell>
          <table:table-cell table:style-name="ce2" office:value-type="float" office:value="27.2060546875">
            <text:p>27.2060546875</text:p>
          </table:table-cell>
          <table:table-cell table:style-name="ce2" office:value-type="float" office:value="9.50341796875">
            <text:p>9.5034179688</text:p>
          </table:table-cell>
          <table:table-cell table:style-name="ce2" office:value-type="float" office:value="11.2309570312">
            <text:p>11.2309570312</text:p>
          </table:table-cell>
          <table:table-cell table:style-name="ce2" office:value-type="float" office:value="25">
            <text:p>25</text:p>
          </table:table-cell>
          <table:table-cell table:style-name="ce2" table:formula="of:=[.E64]-(SUM([.F64];[.G64]))" office:value-type="float" office:value="6.47167968755">
            <text:p>6.4716796876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</text:p>
          </table:table-cell>
          <table:table-cell table:style-name="ce2" office:value-type="string">
            <text:p>l5</text:p>
          </table:table-cell>
          <table:table-cell table:style-name="ce2" office:value-type="float" office:value="27.1821289062">
            <text:p>27.1821289062</text:p>
          </table:table-cell>
          <table:table-cell table:style-name="ce2" office:value-type="float" office:value="9.4453125">
            <text:p>9.4453125</text:p>
          </table:table-cell>
          <table:table-cell table:style-name="ce2" office:value-type="float" office:value="11.2485351562">
            <text:p>11.2485351562</text:p>
          </table:table-cell>
          <table:table-cell table:style-name="ce2" office:value-type="float" office:value="25">
            <text:p>25</text:p>
          </table:table-cell>
          <table:table-cell table:style-name="ce2" table:formula="of:=[.E65]-(SUM([.F65];[.G65]))" office:value-type="float" office:value="6.48828125">
            <text:p>6.48828125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2</text:p>
          </table:table-cell>
          <table:table-cell table:style-name="ce2" office:value-type="string">
            <text:p>l2</text:p>
          </table:table-cell>
          <table:table-cell table:style-name="ce2" office:value-type="float" office:value="52.1770019531">
            <text:p>52.1770019531</text:p>
          </table:table-cell>
          <table:table-cell table:style-name="ce2" office:value-type="float" office:value="18.7092285156">
            <text:p>18.7092285156</text:p>
          </table:table-cell>
          <table:table-cell table:style-name="ce2" office:value-type="float" office:value="21.9138183594">
            <text:p>21.9138183594</text:p>
          </table:table-cell>
          <table:table-cell table:style-name="ce2" office:value-type="float" office:value="36">
            <text:p>36</text:p>
          </table:table-cell>
          <table:table-cell table:style-name="ce2" table:formula="of:=[.E66]-(SUM([.F66];[.G66]))" office:value-type="float" office:value="11.5539550781">
            <text:p>11.5539550781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2</text:p>
          </table:table-cell>
          <table:table-cell table:style-name="ce2" office:value-type="string">
            <text:p>l3</text:p>
          </table:table-cell>
          <table:table-cell table:style-name="ce2" office:value-type="float" office:value="51.7521972656">
            <text:p>51.7521972656</text:p>
          </table:table-cell>
          <table:table-cell table:style-name="ce2" office:value-type="float" office:value="18.4294433594">
            <text:p>18.4294433594</text:p>
          </table:table-cell>
          <table:table-cell table:style-name="ce2" office:value-type="float" office:value="21.826171875">
            <text:p>21.826171875</text:p>
          </table:table-cell>
          <table:table-cell table:style-name="ce2" office:value-type="float" office:value="36">
            <text:p>36</text:p>
          </table:table-cell>
          <table:table-cell table:style-name="ce2" table:formula="of:=[.E67]-(SUM([.F67];[.G67]))" office:value-type="float" office:value="11.4965820312">
            <text:p>11.4965820312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2</text:p>
          </table:table-cell>
          <table:table-cell table:style-name="ce2" office:value-type="string">
            <text:p>l4</text:p>
          </table:table-cell>
          <table:table-cell table:style-name="ce2" office:value-type="float" office:value="51.9431152344">
            <text:p>51.9431152344</text:p>
          </table:table-cell>
          <table:table-cell table:style-name="ce2" office:value-type="float" office:value="18.4814453125">
            <text:p>18.4814453125</text:p>
          </table:table-cell>
          <table:table-cell table:style-name="ce2" office:value-type="float" office:value="21.9787597656">
            <text:p>21.9787597656</text:p>
          </table:table-cell>
          <table:table-cell table:style-name="ce2" office:value-type="float" office:value="36">
            <text:p>36</text:p>
          </table:table-cell>
          <table:table-cell table:style-name="ce2" table:formula="of:=[.E68]-(SUM([.F68];[.G68]))" office:value-type="float" office:value="11.4829101563">
            <text:p>11.4829101563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2</text:p>
          </table:table-cell>
          <table:table-cell table:style-name="ce2" office:value-type="string">
            <text:p>l5</text:p>
          </table:table-cell>
          <table:table-cell table:style-name="ce2" office:value-type="float" office:value="51.7651367188">
            <text:p>51.7651367188</text:p>
          </table:table-cell>
          <table:table-cell table:style-name="ce2" office:value-type="float" office:value="18.4245605469">
            <text:p>18.4245605469</text:p>
          </table:table-cell>
          <table:table-cell table:style-name="ce2" office:value-type="float" office:value="21.8862304688">
            <text:p>21.8862304688</text:p>
          </table:table-cell>
          <table:table-cell table:style-name="ce2" office:value-type="float" office:value="36">
            <text:p>36</text:p>
          </table:table-cell>
          <table:table-cell table:style-name="ce2" table:formula="of:=[.E69]-(SUM([.F69];[.G69]))" office:value-type="float" office:value="11.4543457031">
            <text:p>11.4543457031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3</text:p>
          </table:table-cell>
          <table:table-cell table:style-name="ce2" office:value-type="string">
            <text:p>l2</text:p>
          </table:table-cell>
          <table:table-cell table:style-name="ce2" office:value-type="float" office:value="106.689941406">
            <text:p>106.689941406</text:p>
          </table:table-cell>
          <table:table-cell table:style-name="ce2" office:value-type="float" office:value="38.4860839844">
            <text:p>38.4860839844</text:p>
          </table:table-cell>
          <table:table-cell table:style-name="ce2" office:value-type="float" office:value="45.6291503906">
            <text:p>45.6291503906</text:p>
          </table:table-cell>
          <table:table-cell table:style-name="ce2" office:value-type="float" office:value="105">
            <text:p>105</text:p>
          </table:table-cell>
          <table:table-cell table:style-name="ce2" table:formula="of:=[.E70]-(SUM([.F70];[.G70]))" office:value-type="float" office:value="22.574707031">
            <text:p>22.574707031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3</text:p>
          </table:table-cell>
          <table:table-cell table:style-name="ce2" office:value-type="string">
            <text:p>l3</text:p>
          </table:table-cell>
          <table:table-cell table:style-name="ce2" office:value-type="float" office:value="105.875">
            <text:p>105.875</text:p>
          </table:table-cell>
          <table:table-cell table:style-name="ce2" office:value-type="float" office:value="38.3413085938">
            <text:p>38.3413085938</text:p>
          </table:table-cell>
          <table:table-cell table:style-name="ce2" office:value-type="float" office:value="45.6418457031">
            <text:p>45.6418457031</text:p>
          </table:table-cell>
          <table:table-cell table:style-name="ce2" office:value-type="float" office:value="105">
            <text:p>105</text:p>
          </table:table-cell>
          <table:table-cell table:style-name="ce2" table:formula="of:=[.E71]-(SUM([.F71];[.G71]))" office:value-type="float" office:value="21.8918457031">
            <text:p>21.8918457031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3</text:p>
          </table:table-cell>
          <table:table-cell table:style-name="ce2" office:value-type="string">
            <text:p>l4</text:p>
          </table:table-cell>
          <table:table-cell table:style-name="ce2" office:value-type="float" office:value="105.447021484">
            <text:p>105.447021484</text:p>
          </table:table-cell>
          <table:table-cell table:style-name="ce2" office:value-type="float" office:value="38.0288085938">
            <text:p>38.0288085938</text:p>
          </table:table-cell>
          <table:table-cell table:style-name="ce2" office:value-type="float" office:value="45.658203125">
            <text:p>45.658203125</text:p>
          </table:table-cell>
          <table:table-cell table:style-name="ce2" office:value-type="float" office:value="105">
            <text:p>105</text:p>
          </table:table-cell>
          <table:table-cell table:style-name="ce2" table:formula="of:=[.E72]-(SUM([.F72];[.G72]))" office:value-type="float" office:value="21.7600097652">
            <text:p>21.7600097652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3</text:p>
          </table:table-cell>
          <table:table-cell table:style-name="ce2" office:value-type="string">
            <text:p>l5</text:p>
          </table:table-cell>
          <table:table-cell table:style-name="ce2" office:value-type="float" office:value="105.494140625">
            <text:p>105.494140625</text:p>
          </table:table-cell>
          <table:table-cell table:style-name="ce2" office:value-type="float" office:value="38.0903320312">
            <text:p>38.0903320312</text:p>
          </table:table-cell>
          <table:table-cell table:style-name="ce2" office:value-type="float" office:value="45.5922851562">
            <text:p>45.5922851562</text:p>
          </table:table-cell>
          <table:table-cell table:style-name="ce2" office:value-type="float" office:value="105">
            <text:p>105</text:p>
          </table:table-cell>
          <table:table-cell table:style-name="ce2" table:formula="of:=[.E73]-(SUM([.F73];[.G73]))" office:value-type="float" office:value="21.8115234376">
            <text:p>21.8115234376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4</text:p>
          </table:table-cell>
          <table:table-cell table:style-name="ce2" office:value-type="string">
            <text:p>l2</text:p>
          </table:table-cell>
          <table:table-cell table:style-name="ce2" office:value-type="float" office:value="204.837158203">
            <text:p>204.837158203</text:p>
          </table:table-cell>
          <table:table-cell table:style-name="ce2" office:value-type="float" office:value="76.9650878906">
            <text:p>76.9650878906</text:p>
          </table:table-cell>
          <table:table-cell table:style-name="ce2" office:value-type="float" office:value="89.6396484375">
            <text:p>89.6396484375</text:p>
          </table:table-cell>
          <table:table-cell table:style-name="ce2" office:value-type="float" office:value="186">
            <text:p>186</text:p>
          </table:table-cell>
          <table:table-cell table:style-name="ce2" table:formula="of:=[.E74]-(SUM([.F74];[.G74]))" office:value-type="float" office:value="38.2324218749">
            <text:p>38.2324218749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4</text:p>
          </table:table-cell>
          <table:table-cell table:style-name="ce2" office:value-type="string">
            <text:p>l3</text:p>
          </table:table-cell>
          <table:table-cell table:style-name="ce2" office:value-type="float" office:value="204.556152344">
            <text:p>204.556152344</text:p>
          </table:table-cell>
          <table:table-cell table:style-name="ce2" office:value-type="float" office:value="75.7473144531">
            <text:p>75.7473144531</text:p>
          </table:table-cell>
          <table:table-cell table:style-name="ce2" office:value-type="float" office:value="90.4020996094">
            <text:p>90.4020996094</text:p>
          </table:table-cell>
          <table:table-cell table:style-name="ce2" office:value-type="float" office:value="186">
            <text:p>186</text:p>
          </table:table-cell>
          <table:table-cell table:style-name="ce2" table:formula="of:=[.E75]-(SUM([.F75];[.G75]))" office:value-type="float" office:value="38.4067382815">
            <text:p>38.4067382815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4</text:p>
          </table:table-cell>
          <table:table-cell table:style-name="ce2" office:value-type="string">
            <text:p>l4</text:p>
          </table:table-cell>
          <table:table-cell table:style-name="ce2" office:value-type="float" office:value="203.991699219">
            <text:p>203.991699219</text:p>
          </table:table-cell>
          <table:table-cell table:style-name="ce2" office:value-type="float" office:value="75.8203125">
            <text:p>75.8203125</text:p>
          </table:table-cell>
          <table:table-cell table:style-name="ce2" office:value-type="float" office:value="90.0327148438">
            <text:p>90.0327148438</text:p>
          </table:table-cell>
          <table:table-cell table:style-name="ce2" office:value-type="float" office:value="186">
            <text:p>186</text:p>
          </table:table-cell>
          <table:table-cell table:style-name="ce2" table:formula="of:=[.E76]-(SUM([.F76];[.G76]))" office:value-type="float" office:value="38.1386718752">
            <text:p>38.1386718752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4</text:p>
          </table:table-cell>
          <table:table-cell table:style-name="ce2" office:value-type="string">
            <text:p>l5</text:p>
          </table:table-cell>
          <table:table-cell table:style-name="ce2" office:value-type="float" office:value="202.769775391">
            <text:p>202.769775391</text:p>
          </table:table-cell>
          <table:table-cell table:style-name="ce2" office:value-type="float" office:value="75.408203125">
            <text:p>75.408203125</text:p>
          </table:table-cell>
          <table:table-cell table:style-name="ce2" office:value-type="float" office:value="89.5270996094">
            <text:p>89.5270996094</text:p>
          </table:table-cell>
          <table:table-cell table:style-name="ce2" office:value-type="float" office:value="186">
            <text:p>186</text:p>
          </table:table-cell>
          <table:table-cell table:style-name="ce2" table:formula="of:=[.E77]-(SUM([.F77];[.G77]))" office:value-type="float" office:value="37.8344726566">
            <text:p>37.8344726566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5</text:p>
          </table:table-cell>
          <table:table-cell table:style-name="ce2" office:value-type="string">
            <text:p>l2</text:p>
          </table:table-cell>
          <table:table-cell table:style-name="ce2" office:value-type="float" office:value="406.194091797">
            <text:p>406.194091797</text:p>
          </table:table-cell>
          <table:table-cell table:style-name="ce2" office:value-type="float" office:value="154.264648438">
            <text:p>154.264648438</text:p>
          </table:table-cell>
          <table:table-cell table:style-name="ce2" office:value-type="float" office:value="181.438720703">
            <text:p>181.438720703</text:p>
          </table:table-cell>
          <table:table-cell table:style-name="ce2" office:value-type="float" office:value="399">
            <text:p>399</text:p>
          </table:table-cell>
          <table:table-cell table:style-name="ce2" table:formula="of:=[.E78]-(SUM([.F78];[.G78]))" office:value-type="float" office:value="70.490722656">
            <text:p>70.490722656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5</text:p>
          </table:table-cell>
          <table:table-cell table:style-name="ce2" office:value-type="string">
            <text:p>l3</text:p>
          </table:table-cell>
          <table:table-cell table:style-name="ce2" office:value-type="float" office:value="406.434082031">
            <text:p>406.434082031</text:p>
          </table:table-cell>
          <table:table-cell table:style-name="ce2" office:value-type="float" office:value="154.030273438">
            <text:p>154.030273438</text:p>
          </table:table-cell>
          <table:table-cell table:style-name="ce2" office:value-type="float" office:value="181.390380859">
            <text:p>181.390380859</text:p>
          </table:table-cell>
          <table:table-cell table:style-name="ce2" office:value-type="float" office:value="399">
            <text:p>399</text:p>
          </table:table-cell>
          <table:table-cell table:style-name="ce2" table:formula="of:=[.E79]-(SUM([.F79];[.G79]))" office:value-type="float" office:value="71.013427734">
            <text:p>71.013427734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5</text:p>
          </table:table-cell>
          <table:table-cell table:style-name="ce2" office:value-type="string">
            <text:p>l4</text:p>
          </table:table-cell>
          <table:table-cell table:style-name="ce2" office:value-type="float" office:value="405.940917969">
            <text:p>405.940917969</text:p>
          </table:table-cell>
          <table:table-cell table:style-name="ce2" office:value-type="float" office:value="153.120117188">
            <text:p>153.120117188</text:p>
          </table:table-cell>
          <table:table-cell table:style-name="ce2" office:value-type="float" office:value="181.758544922">
            <text:p>181.758544922</text:p>
          </table:table-cell>
          <table:table-cell table:style-name="ce2" office:value-type="float" office:value="399">
            <text:p>399</text:p>
          </table:table-cell>
          <table:table-cell table:style-name="ce2" table:formula="of:=[.E80]-(SUM([.F80];[.G80]))" office:value-type="float" office:value="71.062255859">
            <text:p>71.062255859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5</text:p>
          </table:table-cell>
          <table:table-cell table:style-name="ce2" office:value-type="string">
            <text:p>l5</text:p>
          </table:table-cell>
          <table:table-cell table:style-name="ce2" office:value-type="float" office:value="406.7890625">
            <text:p>406.7890625</text:p>
          </table:table-cell>
          <table:table-cell table:style-name="ce2" office:value-type="float" office:value="153.347900391">
            <text:p>153.347900391</text:p>
          </table:table-cell>
          <table:table-cell table:style-name="ce2" office:value-type="float" office:value="182.277587891">
            <text:p>182.277587891</text:p>
          </table:table-cell>
          <table:table-cell table:style-name="ce2" office:value-type="float" office:value="399">
            <text:p>399</text:p>
          </table:table-cell>
          <table:table-cell table:style-name="ce2" table:formula="of:=[.E81]-(SUM([.F81];[.G81]))" office:value-type="float" office:value="71.163574218">
            <text:p>71.163574218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6</text:p>
          </table:table-cell>
          <table:table-cell table:style-name="ce2" office:value-type="string">
            <text:p>l2</text:p>
          </table:table-cell>
          <table:table-cell table:style-name="ce2" office:value-type="float" office:value="799.442871094">
            <text:p>799.442871094</text:p>
          </table:table-cell>
          <table:table-cell table:style-name="ce2" office:value-type="float" office:value="304.631347656">
            <text:p>304.631347656</text:p>
          </table:table-cell>
          <table:table-cell table:style-name="ce2" office:value-type="float" office:value="365.473144531">
            <text:p>365.473144531</text:p>
          </table:table-cell>
          <table:table-cell table:style-name="ce2" office:value-type="float" office:value="785">
            <text:p>785</text:p>
          </table:table-cell>
          <table:table-cell table:style-name="ce2" table:formula="of:=[.E82]-(SUM([.F82];[.G82]))" office:value-type="float" office:value="129.338378907">
            <text:p>129.338378907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6</text:p>
          </table:table-cell>
          <table:table-cell table:style-name="ce2" office:value-type="string">
            <text:p>l3</text:p>
          </table:table-cell>
          <table:table-cell table:style-name="ce2" office:value-type="float" office:value="792.392822266">
            <text:p>792.392822266</text:p>
          </table:table-cell>
          <table:table-cell table:style-name="ce2" office:value-type="float" office:value="305.043945312">
            <text:p>305.043945312</text:p>
          </table:table-cell>
          <table:table-cell table:style-name="ce2" office:value-type="float" office:value="359.511962891">
            <text:p>359.511962891</text:p>
          </table:table-cell>
          <table:table-cell table:style-name="ce2" office:value-type="float" office:value="785">
            <text:p>785</text:p>
          </table:table-cell>
          <table:table-cell table:style-name="ce2" table:formula="of:=[.E83]-(SUM([.F83];[.G83]))" office:value-type="float" office:value="127.836914063">
            <text:p>127.836914063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6</text:p>
          </table:table-cell>
          <table:table-cell table:style-name="ce2" office:value-type="string">
            <text:p>l4</text:p>
          </table:table-cell>
          <table:table-cell table:style-name="ce2" office:value-type="float" office:value="793.532226562">
            <text:p>793.532226562</text:p>
          </table:table-cell>
          <table:table-cell table:style-name="ce2" office:value-type="float" office:value="305.525390625">
            <text:p>305.525390625</text:p>
          </table:table-cell>
          <table:table-cell table:style-name="ce2" office:value-type="float" office:value="360.499511719">
            <text:p>360.499511719</text:p>
          </table:table-cell>
          <table:table-cell table:style-name="ce2" office:value-type="float" office:value="785">
            <text:p>785</text:p>
          </table:table-cell>
          <table:table-cell table:style-name="ce2" table:formula="of:=[.E84]-(SUM([.F84];[.G84]))" office:value-type="float" office:value="127.507324218">
            <text:p>127.507324218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6</text:p>
          </table:table-cell>
          <table:table-cell table:style-name="ce2" office:value-type="string">
            <text:p>l5</text:p>
          </table:table-cell>
          <table:table-cell table:style-name="ce2" office:value-type="float" office:value="795.930908203">
            <text:p>795.930908203</text:p>
          </table:table-cell>
          <table:table-cell table:style-name="ce2" office:value-type="float" office:value="302.837158203">
            <text:p>302.837158203</text:p>
          </table:table-cell>
          <table:table-cell table:style-name="ce2" office:value-type="float" office:value="365.216552734">
            <text:p>365.216552734</text:p>
          </table:table-cell>
          <table:table-cell table:style-name="ce2" office:value-type="float" office:value="785">
            <text:p>785</text:p>
          </table:table-cell>
          <table:table-cell table:style-name="ce2" table:formula="of:=[.E85]-(SUM([.F85];[.G85]))" office:value-type="float" office:value="127.877197266">
            <text:p>127.877197266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7</text:p>
          </table:table-cell>
          <table:table-cell table:style-name="ce2" office:value-type="string">
            <text:p>l2</text:p>
          </table:table-cell>
          <table:table-cell table:style-name="ce2" office:value-type="float" office:value="1575.02392578">
            <text:p>1575.02392578</text:p>
          </table:table-cell>
          <table:table-cell table:style-name="ce2" office:value-type="float" office:value="613.660644531">
            <text:p>613.660644531</text:p>
          </table:table-cell>
          <table:table-cell table:style-name="ce2" office:value-type="float" office:value="720.759033203">
            <text:p>720.759033203</text:p>
          </table:table-cell>
          <table:table-cell table:style-name="ce2" office:value-type="float" office:value="1493">
            <text:p>1493</text:p>
          </table:table-cell>
          <table:table-cell table:style-name="ce2" table:formula="of:=[.E86]-(SUM([.F86];[.G86]))" office:value-type="float" office:value="240.604248046">
            <text:p>240.604248046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7</text:p>
          </table:table-cell>
          <table:table-cell table:style-name="ce2" office:value-type="string">
            <text:p>l3</text:p>
          </table:table-cell>
          <table:table-cell table:style-name="ce2" office:value-type="float" office:value="1572.90087891">
            <text:p>1572.90087891</text:p>
          </table:table-cell>
          <table:table-cell table:style-name="ce2" office:value-type="float" office:value="612.400146484">
            <text:p>612.400146484</text:p>
          </table:table-cell>
          <table:table-cell table:style-name="ce2" office:value-type="float" office:value="718.193603516">
            <text:p>718.193603516</text:p>
          </table:table-cell>
          <table:table-cell table:style-name="ce2" office:value-type="float" office:value="1493">
            <text:p>1493</text:p>
          </table:table-cell>
          <table:table-cell table:style-name="ce2" table:formula="of:=[.E87]-(SUM([.F87];[.G87]))" office:value-type="float" office:value="242.30712891">
            <text:p>242.30712891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7</text:p>
          </table:table-cell>
          <table:table-cell table:style-name="ce2" office:value-type="string">
            <text:p>l4</text:p>
          </table:table-cell>
          <table:table-cell table:style-name="ce2" office:value-type="float" office:value="1579.31005859">
            <text:p>1579.31005859</text:p>
          </table:table-cell>
          <table:table-cell table:style-name="ce2" office:value-type="float" office:value="617.379394531">
            <text:p>617.379394531</text:p>
          </table:table-cell>
          <table:table-cell table:style-name="ce2" office:value-type="float" office:value="719.6875">
            <text:p>719.6875</text:p>
          </table:table-cell>
          <table:table-cell table:style-name="ce2" office:value-type="float" office:value="1493">
            <text:p>1493</text:p>
          </table:table-cell>
          <table:table-cell table:style-name="ce2" table:formula="of:=[.E88]-(SUM([.F88];[.G88]))" office:value-type="float" office:value="242.243164059">
            <text:p>242.243164059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7</text:p>
          </table:table-cell>
          <table:table-cell table:style-name="ce2" office:value-type="string">
            <text:p>l5</text:p>
          </table:table-cell>
          <table:table-cell table:style-name="ce2" office:value-type="float" office:value="1569.40283203">
            <text:p>1569.40283203</text:p>
          </table:table-cell>
          <table:table-cell table:style-name="ce2" office:value-type="float" office:value="608.202880859">
            <text:p>608.202880859</text:p>
          </table:table-cell>
          <table:table-cell table:style-name="ce2" office:value-type="float" office:value="717.625244141">
            <text:p>717.625244141</text:p>
          </table:table-cell>
          <table:table-cell table:style-name="ce2" office:value-type="float" office:value="1493">
            <text:p>1493</text:p>
          </table:table-cell>
          <table:table-cell table:style-name="ce2" table:formula="of:=[.E89]-(SUM([.F89];[.G89]))" office:value-type="float" office:value="243.57470703">
            <text:p>243.57470703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8</text:p>
          </table:table-cell>
          <table:table-cell table:style-name="ce2" office:value-type="string">
            <text:p>l2</text:p>
          </table:table-cell>
          <table:table-cell table:style-name="ce2" office:value-type="float" office:value="3134.83398438">
            <text:p>3134.83398438</text:p>
          </table:table-cell>
          <table:table-cell table:style-name="ce2" office:value-type="float" office:value="1231.14379883">
            <text:p>1231.14379883</text:p>
          </table:table-cell>
          <table:table-cell table:style-name="ce2" office:value-type="float" office:value="1444.49194336">
            <text:p>1444.49194336</text:p>
          </table:table-cell>
          <table:table-cell table:style-name="ce2" office:value-type="float" office:value="3056">
            <text:p>3056</text:p>
          </table:table-cell>
          <table:table-cell table:style-name="ce2" table:formula="of:=[.E90]-(SUM([.F90];[.G90]))" office:value-type="float" office:value="459.19824219">
            <text:p>459.19824219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8</text:p>
          </table:table-cell>
          <table:table-cell table:style-name="ce2" office:value-type="string">
            <text:p>l3</text:p>
          </table:table-cell>
          <table:table-cell table:style-name="ce2" office:value-type="float" office:value="3136.95385742">
            <text:p>3136.95385742</text:p>
          </table:table-cell>
          <table:table-cell table:style-name="ce2" office:value-type="float" office:value="1226.15820312">
            <text:p>1226.15820312</text:p>
          </table:table-cell>
          <table:table-cell table:style-name="ce2" office:value-type="float" office:value="1448.875">
            <text:p>1448.875</text:p>
          </table:table-cell>
          <table:table-cell table:style-name="ce2" office:value-type="float" office:value="3056">
            <text:p>3056</text:p>
          </table:table-cell>
          <table:table-cell table:style-name="ce2" table:formula="of:=[.E91]-(SUM([.F91];[.G91]))" office:value-type="float" office:value="461.9206543">
            <text:p>461.9206543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8</text:p>
          </table:table-cell>
          <table:table-cell table:style-name="ce2" office:value-type="string">
            <text:p>l4</text:p>
          </table:table-cell>
          <table:table-cell table:style-name="ce2" office:value-type="float" office:value="3132.46289062">
            <text:p>3132.46289062</text:p>
          </table:table-cell>
          <table:table-cell table:style-name="ce2" office:value-type="float" office:value="1228.43798828">
            <text:p>1228.43798828</text:p>
          </table:table-cell>
          <table:table-cell table:style-name="ce2" office:value-type="float" office:value="1442.75">
            <text:p>1442.75</text:p>
          </table:table-cell>
          <table:table-cell table:style-name="ce2" office:value-type="float" office:value="3056">
            <text:p>3056</text:p>
          </table:table-cell>
          <table:table-cell table:style-name="ce2" table:formula="of:=[.E92]-(SUM([.F92];[.G92]))" office:value-type="float" office:value="461.27490234">
            <text:p>461.27490234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8</text:p>
          </table:table-cell>
          <table:table-cell table:style-name="ce2" office:value-type="string">
            <text:p>l5</text:p>
          </table:table-cell>
          <table:table-cell table:style-name="ce2" office:value-type="float" office:value="3128.84814453">
            <text:p>3128.84814453</text:p>
          </table:table-cell>
          <table:table-cell table:style-name="ce2" office:value-type="float" office:value="1223.14282227">
            <text:p>1223.14282227</text:p>
          </table:table-cell>
          <table:table-cell table:style-name="ce2" office:value-type="float" office:value="1446.38696289">
            <text:p>1446.38696289</text:p>
          </table:table-cell>
          <table:table-cell table:style-name="ce2" office:value-type="float" office:value="3056">
            <text:p>3056</text:p>
          </table:table-cell>
          <table:table-cell table:style-name="ce2" table:formula="of:=[.E93]-(SUM([.F93];[.G93]))" office:value-type="float" office:value="459.31835937">
            <text:p>459.31835937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9</text:p>
          </table:table-cell>
          <table:table-cell table:style-name="ce2" office:value-type="string">
            <text:p>l2</text:p>
          </table:table-cell>
          <table:table-cell table:style-name="ce2" office:value-type="float" office:value="6229.9050293">
            <text:p>6229.9050293</text:p>
          </table:table-cell>
          <table:table-cell table:style-name="ce2" office:value-type="float" office:value="2465.61889648">
            <text:p>2465.61889648</text:p>
          </table:table-cell>
          <table:table-cell table:style-name="ce2" office:value-type="float" office:value="2883.11108398">
            <text:p>2883.11108398</text:p>
          </table:table-cell>
          <table:table-cell table:style-name="ce2" office:value-type="float" office:value="5973">
            <text:p>5973</text:p>
          </table:table-cell>
          <table:table-cell table:style-name="ce2" table:formula="of:=[.E94]-(SUM([.F94];[.G94]))" office:value-type="float" office:value="881.17504884">
            <text:p>881.17504884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9</text:p>
          </table:table-cell>
          <table:table-cell table:style-name="ce2" office:value-type="string">
            <text:p>l3</text:p>
          </table:table-cell>
          <table:table-cell table:style-name="ce2" office:value-type="float" office:value="6218.97192383">
            <text:p>6218.97192383</text:p>
          </table:table-cell>
          <table:table-cell table:style-name="ce2" office:value-type="float" office:value="2446.3527832">
            <text:p>2446.3527832</text:p>
          </table:table-cell>
          <table:table-cell table:style-name="ce2" office:value-type="float" office:value="2885.59863281">
            <text:p>2885.59863281</text:p>
          </table:table-cell>
          <table:table-cell table:style-name="ce2" office:value-type="float" office:value="5973">
            <text:p>5973</text:p>
          </table:table-cell>
          <table:table-cell table:style-name="ce2" table:formula="of:=[.E95]-(SUM([.F95];[.G95]))" office:value-type="float" office:value="887.020507820001">
            <text:p>887.02050782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9</text:p>
          </table:table-cell>
          <table:table-cell table:style-name="ce2" office:value-type="string">
            <text:p>l4</text:p>
          </table:table-cell>
          <table:table-cell table:style-name="ce2" office:value-type="float" office:value="6202.27270508">
            <text:p>6202.27270508</text:p>
          </table:table-cell>
          <table:table-cell table:style-name="ce2" office:value-type="float" office:value="2448.87109375">
            <text:p>2448.87109375</text:p>
          </table:table-cell>
          <table:table-cell table:style-name="ce2" office:value-type="float" office:value="2876.76855469">
            <text:p>2876.76855469</text:p>
          </table:table-cell>
          <table:table-cell table:style-name="ce2" office:value-type="float" office:value="5973">
            <text:p>5973</text:p>
          </table:table-cell>
          <table:table-cell table:style-name="ce2" table:formula="of:=[.E96]-(SUM([.F96];[.G96]))" office:value-type="float" office:value="876.63305664">
            <text:p>876.63305664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9</text:p>
          </table:table-cell>
          <table:table-cell table:style-name="ce2" office:value-type="string">
            <text:p>l5</text:p>
          </table:table-cell>
          <table:table-cell table:style-name="ce2" office:value-type="float" office:value="6241.35693359">
            <text:p>6241.35693359</text:p>
          </table:table-cell>
          <table:table-cell table:style-name="ce2" office:value-type="float" office:value="2465.20092773">
            <text:p>2465.20092773</text:p>
          </table:table-cell>
          <table:table-cell table:style-name="ce2" office:value-type="float" office:value="2894.63549805">
            <text:p>2894.63549805</text:p>
          </table:table-cell>
          <table:table-cell table:style-name="ce2" office:value-type="float" office:value="5973">
            <text:p>5973</text:p>
          </table:table-cell>
          <table:table-cell table:style-name="ce2" table:formula="of:=[.E97]-(SUM([.F97];[.G97]))" office:value-type="float" office:value="881.52050781">
            <text:p>881.52050781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0</text:p>
          </table:table-cell>
          <table:table-cell table:style-name="ce2" office:value-type="string">
            <text:p>l2</text:p>
          </table:table-cell>
          <table:table-cell table:style-name="ce2" office:value-type="float" office:value="12850.9641113">
            <text:p>12850.9641113</text:p>
          </table:table-cell>
          <table:table-cell table:style-name="ce2" office:value-type="float" office:value="4938.41235352">
            <text:p>4938.41235352</text:p>
          </table:table-cell>
          <table:table-cell table:style-name="ce2" office:value-type="float" office:value="5756.07324219">
            <text:p>5756.07324219</text:p>
          </table:table-cell>
          <table:table-cell table:style-name="ce2" office:value-type="float" office:value="12199">
            <text:p>12199</text:p>
          </table:table-cell>
          <table:table-cell table:style-name="ce2" table:formula="of:=[.E98]-(SUM([.F98];[.G98]))" office:value-type="float" office:value="2156.47851559">
            <text:p>2156.47851559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0</text:p>
          </table:table-cell>
          <table:table-cell table:style-name="ce2" office:value-type="string">
            <text:p>l3</text:p>
          </table:table-cell>
          <table:table-cell table:style-name="ce2" office:value-type="float" office:value="12395.736084">
            <text:p>12395.736084</text:p>
          </table:table-cell>
          <table:table-cell table:style-name="ce2" office:value-type="float" office:value="4896.41503906">
            <text:p>4896.41503906</text:p>
          </table:table-cell>
          <table:table-cell table:style-name="ce2" office:value-type="float" office:value="5764.56201172">
            <text:p>5764.56201172</text:p>
          </table:table-cell>
          <table:table-cell table:style-name="ce2" office:value-type="float" office:value="12199">
            <text:p>12199</text:p>
          </table:table-cell>
          <table:table-cell table:style-name="ce2" table:formula="of:=[.E99]-(SUM([.F99];[.G99]))" office:value-type="float" office:value="1734.75903322">
            <text:p>1734.75903322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0</text:p>
          </table:table-cell>
          <table:table-cell table:style-name="ce2" office:value-type="string">
            <text:p>l4</text:p>
          </table:table-cell>
          <table:table-cell table:style-name="ce2" office:value-type="float" office:value="12432.9147949">
            <text:p>12432.9147949</text:p>
          </table:table-cell>
          <table:table-cell table:style-name="ce2" office:value-type="float" office:value="4914.15209961">
            <text:p>4914.15209961</text:p>
          </table:table-cell>
          <table:table-cell table:style-name="ce2" office:value-type="float" office:value="5789.80615234">
            <text:p>5789.80615234</text:p>
          </table:table-cell>
          <table:table-cell table:style-name="ce2" office:value-type="float" office:value="12199">
            <text:p>12199</text:p>
          </table:table-cell>
          <table:table-cell table:style-name="ce2" table:formula="of:=[.E100]-(SUM([.F100];[.G100]))" office:value-type="float" office:value="1728.95654295">
            <text:p>1728.95654295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0</text:p>
          </table:table-cell>
          <table:table-cell table:style-name="ce2" office:value-type="string">
            <text:p>l5</text:p>
          </table:table-cell>
          <table:table-cell table:style-name="ce2" office:value-type="float" office:value="12395.9118652">
            <text:p>12395.9118652</text:p>
          </table:table-cell>
          <table:table-cell table:style-name="ce2" office:value-type="float" office:value="4915.1171875">
            <text:p>4915.1171875</text:p>
          </table:table-cell>
          <table:table-cell table:style-name="ce2" office:value-type="float" office:value="5771.20898438">
            <text:p>5771.20898438</text:p>
          </table:table-cell>
          <table:table-cell table:style-name="ce2" office:value-type="float" office:value="12199">
            <text:p>12199</text:p>
          </table:table-cell>
          <table:table-cell table:style-name="ce2" table:formula="of:=[.E101]-(SUM([.F101];[.G101]))" office:value-type="float" office:value="1709.58569332">
            <text:p>1709.58569332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1</text:p>
          </table:table-cell>
          <table:table-cell table:style-name="ce2" office:value-type="string">
            <text:p>l2</text:p>
          </table:table-cell>
          <table:table-cell table:style-name="ce2" office:value-type="float" office:value="25524.9870605">
            <text:p>25524.9870605</text:p>
          </table:table-cell>
          <table:table-cell table:style-name="ce2" office:value-type="float" office:value="9932.73681641">
            <text:p>9932.73681641</text:p>
          </table:table-cell>
          <table:table-cell table:style-name="ce2" office:value-type="float" office:value="11511.2177734">
            <text:p>11511.2177734</text:p>
          </table:table-cell>
          <table:table-cell table:style-name="ce2" office:value-type="float" office:value="24059">
            <text:p>24059</text:p>
          </table:table-cell>
          <table:table-cell table:style-name="ce2" table:formula="of:=[.E102]-(SUM([.F102];[.G102]))" office:value-type="float" office:value="4081.03247069">
            <text:p>4081.03247069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1</text:p>
          </table:table-cell>
          <table:table-cell table:style-name="ce2" office:value-type="string">
            <text:p>l3</text:p>
          </table:table-cell>
          <table:table-cell table:style-name="ce2" office:value-type="float" office:value="24809.7641602">
            <text:p>24809.7641602</text:p>
          </table:table-cell>
          <table:table-cell table:style-name="ce2" office:value-type="float" office:value="9866.17773438">
            <text:p>9866.17773438</text:p>
          </table:table-cell>
          <table:table-cell table:style-name="ce2" office:value-type="float" office:value="11552.838623">
            <text:p>11552.838623</text:p>
          </table:table-cell>
          <table:table-cell table:style-name="ce2" office:value-type="float" office:value="24059">
            <text:p>24059</text:p>
          </table:table-cell>
          <table:table-cell table:style-name="ce2" table:formula="of:=[.E103]-(SUM([.F103];[.G103]))" office:value-type="float" office:value="3390.74780282">
            <text:p>3390.74780282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1</text:p>
          </table:table-cell>
          <table:table-cell table:style-name="ce2" office:value-type="string">
            <text:p>l4</text:p>
          </table:table-cell>
          <table:table-cell table:style-name="ce2" office:value-type="float" office:value="24764.9641113">
            <text:p>24764.9641113</text:p>
          </table:table-cell>
          <table:table-cell table:style-name="ce2" office:value-type="float" office:value="9817.90087891">
            <text:p>9817.90087891</text:p>
          </table:table-cell>
          <table:table-cell table:style-name="ce2" office:value-type="float" office:value="11556.2385254">
            <text:p>11556.2385254</text:p>
          </table:table-cell>
          <table:table-cell table:style-name="ce2" office:value-type="float" office:value="24059">
            <text:p>24059</text:p>
          </table:table-cell>
          <table:table-cell table:style-name="ce2" table:formula="of:=[.E104]-(SUM([.F104];[.G104]))" office:value-type="float" office:value="3390.82470699">
            <text:p>3390.82470699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1</text:p>
          </table:table-cell>
          <table:table-cell table:style-name="ce2" office:value-type="string">
            <text:p>l5</text:p>
          </table:table-cell>
          <table:table-cell table:style-name="ce2" office:value-type="float" office:value="24832.7211914">
            <text:p>24832.7211914</text:p>
          </table:table-cell>
          <table:table-cell table:style-name="ce2" office:value-type="float" office:value="9844.75463867">
            <text:p>9844.75463867</text:p>
          </table:table-cell>
          <table:table-cell table:style-name="ce2" office:value-type="float" office:value="11567.4189453">
            <text:p>11567.4189453</text:p>
          </table:table-cell>
          <table:table-cell table:style-name="ce2" office:value-type="float" office:value="24059">
            <text:p>24059</text:p>
          </table:table-cell>
          <table:table-cell table:style-name="ce2" table:formula="of:=[.E105]-(SUM([.F105];[.G105]))" office:value-type="float" office:value="3420.54760743">
            <text:p>3420.54760743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2</text:p>
          </table:table-cell>
          <table:table-cell table:style-name="ce2" office:value-type="string">
            <text:p>l2</text:p>
          </table:table-cell>
          <table:table-cell table:style-name="ce2" office:value-type="float" office:value="52176.4350586">
            <text:p>52176.4350586</text:p>
          </table:table-cell>
          <table:table-cell table:style-name="ce2" office:value-type="float" office:value="19957.3713379">
            <text:p>19957.3713379</text:p>
          </table:table-cell>
          <table:table-cell table:style-name="ce2" office:value-type="float" office:value="23084.0427246">
            <text:p>23084.0427246</text:p>
          </table:table-cell>
          <table:table-cell table:style-name="ce2" office:value-type="float" office:value="48440">
            <text:p>48440</text:p>
          </table:table-cell>
          <table:table-cell table:style-name="ce2" table:formula="of:=[.E106]-(SUM([.F106];[.G106]))" office:value-type="float" office:value="9135.0209961">
            <text:p>9135.0209961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2</text:p>
          </table:table-cell>
          <table:table-cell table:style-name="ce2" office:value-type="string">
            <text:p>l3</text:p>
          </table:table-cell>
          <table:table-cell table:style-name="ce2" office:value-type="float" office:value="49558.2480469">
            <text:p>49558.2480469</text:p>
          </table:table-cell>
          <table:table-cell table:style-name="ce2" office:value-type="float" office:value="19776.838623">
            <text:p>19776.838623</text:p>
          </table:table-cell>
          <table:table-cell table:style-name="ce2" office:value-type="float" office:value="23087.8527832">
            <text:p>23087.8527832</text:p>
          </table:table-cell>
          <table:table-cell table:style-name="ce2" office:value-type="float" office:value="48440">
            <text:p>48440</text:p>
          </table:table-cell>
          <table:table-cell table:style-name="ce2" table:formula="of:=[.E107]-(SUM([.F107];[.G107]))" office:value-type="float" office:value="6693.5566407">
            <text:p>6693.5566407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2</text:p>
          </table:table-cell>
          <table:table-cell table:style-name="ce2" office:value-type="string">
            <text:p>l4</text:p>
          </table:table-cell>
          <table:table-cell table:style-name="ce2" office:value-type="float" office:value="49441.7180176">
            <text:p>49441.7180176</text:p>
          </table:table-cell>
          <table:table-cell table:style-name="ce2" office:value-type="float" office:value="19678.7089844">
            <text:p>19678.7089844</text:p>
          </table:table-cell>
          <table:table-cell table:style-name="ce2" office:value-type="float" office:value="23083.973877">
            <text:p>23083.973877</text:p>
          </table:table-cell>
          <table:table-cell table:style-name="ce2" office:value-type="float" office:value="48440">
            <text:p>48440</text:p>
          </table:table-cell>
          <table:table-cell table:style-name="ce2" table:formula="of:=[.E108]-(SUM([.F108];[.G108]))" office:value-type="float" office:value="6679.0351562">
            <text:p>6679.0351562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2</text:p>
          </table:table-cell>
          <table:table-cell table:style-name="ce2" office:value-type="string">
            <text:p>l5</text:p>
          </table:table-cell>
          <table:table-cell table:style-name="ce2" office:value-type="float" office:value="49273.5068359">
            <text:p>49273.5068359</text:p>
          </table:table-cell>
          <table:table-cell table:style-name="ce2" office:value-type="float" office:value="19606.7280273">
            <text:p>19606.7280273</text:p>
          </table:table-cell>
          <table:table-cell table:style-name="ce2" office:value-type="float" office:value="23036.4091797">
            <text:p>23036.4091797</text:p>
          </table:table-cell>
          <table:table-cell table:style-name="ce2" office:value-type="float" office:value="48440">
            <text:p>48440</text:p>
          </table:table-cell>
          <table:table-cell table:style-name="ce2" table:formula="of:=[.E109]-(SUM([.F109];[.G109]))" office:value-type="float" office:value="6630.3696289">
            <text:p>6630.3696289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3</text:p>
          </table:table-cell>
          <table:table-cell table:style-name="ce2" office:value-type="string">
            <text:p>l2</text:p>
          </table:table-cell>
          <table:table-cell table:style-name="ce2" office:value-type="float" office:value="107911.194824">
            <text:p>107911.194824</text:p>
          </table:table-cell>
          <table:table-cell table:style-name="ce2" office:value-type="float" office:value="40128.0927734">
            <text:p>40128.0927734</text:p>
          </table:table-cell>
          <table:table-cell table:style-name="ce2" office:value-type="float" office:value="46435.2634277">
            <text:p>46435.2634277</text:p>
          </table:table-cell>
          <table:table-cell table:style-name="ce2" office:value-type="float" office:value="96752">
            <text:p>96752</text:p>
          </table:table-cell>
          <table:table-cell table:style-name="ce2" table:formula="of:=[.E110]-(SUM([.F110];[.G110]))" office:value-type="float" office:value="21347.8386229">
            <text:p>21347.8386229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3</text:p>
          </table:table-cell>
          <table:table-cell table:style-name="ce2" office:value-type="string">
            <text:p>l3</text:p>
          </table:table-cell>
          <table:table-cell table:style-name="ce2" office:value-type="float" office:value="99960.1557617">
            <text:p>99960.1557617</text:p>
          </table:table-cell>
          <table:table-cell table:style-name="ce2" office:value-type="float" office:value="39998.5837402">
            <text:p>39998.5837402</text:p>
          </table:table-cell>
          <table:table-cell table:style-name="ce2" office:value-type="float" office:value="46272.0510254">
            <text:p>46272.0510254</text:p>
          </table:table-cell>
          <table:table-cell table:style-name="ce2" office:value-type="float" office:value="96752">
            <text:p>96752</text:p>
          </table:table-cell>
          <table:table-cell table:style-name="ce2" table:formula="of:=[.E111]-(SUM([.F111];[.G111]))" office:value-type="float" office:value="13689.5209961">
            <text:p>13689.5209961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3</text:p>
          </table:table-cell>
          <table:table-cell table:style-name="ce2" office:value-type="string">
            <text:p>l4</text:p>
          </table:table-cell>
          <table:table-cell table:style-name="ce2" office:value-type="float" office:value="99375.2817383">
            <text:p>99375.2817383</text:p>
          </table:table-cell>
          <table:table-cell table:style-name="ce2" office:value-type="float" office:value="39794.5791016">
            <text:p>39794.5791016</text:p>
          </table:table-cell>
          <table:table-cell table:style-name="ce2" office:value-type="float" office:value="46154.3686523">
            <text:p>46154.3686523</text:p>
          </table:table-cell>
          <table:table-cell table:style-name="ce2" office:value-type="float" office:value="96752">
            <text:p>96752</text:p>
          </table:table-cell>
          <table:table-cell table:style-name="ce2" table:formula="of:=[.E112]-(SUM([.F112];[.G112]))" office:value-type="float" office:value="13426.3339844">
            <text:p>13426.3339844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3</text:p>
          </table:table-cell>
          <table:table-cell table:style-name="ce2" office:value-type="string">
            <text:p>l5</text:p>
          </table:table-cell>
          <table:table-cell table:style-name="ce2" office:value-type="float" office:value="99734.0488281">
            <text:p>99734.0488281</text:p>
          </table:table-cell>
          <table:table-cell table:style-name="ce2" office:value-type="float" office:value="39929.0585938">
            <text:p>39929.0585938</text:p>
          </table:table-cell>
          <table:table-cell table:style-name="ce2" office:value-type="float" office:value="46411.8911133">
            <text:p>46411.8911133</text:p>
          </table:table-cell>
          <table:table-cell table:style-name="ce2" office:value-type="float" office:value="96752">
            <text:p>96752</text:p>
          </table:table-cell>
          <table:table-cell table:style-name="ce2" table:formula="of:=[.E113]-(SUM([.F113];[.G113]))" office:value-type="float" office:value="13393.099121">
            <text:p>13393.099121</text:p>
          </table:table-cell>
        </table:table-row>
        <table:table-row table:style-name="ro1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4</text:p>
          </table:table-cell>
          <table:table-cell table:style-name="ce2" office:value-type="string">
            <text:p>l2</text:p>
          </table:table-cell>
          <table:table-cell table:style-name="ce2" office:value-type="float" office:value="3454981.66504">
            <text:p>3454981.66504</text:p>
          </table:table-cell>
          <table:table-cell table:style-name="ce2" office:value-type="float" office:value="3164139.22266">
            <text:p>3164139.22266</text:p>
          </table:table-cell>
          <table:table-cell table:style-name="ce2" office:value-type="float" office:value="189383.563721">
            <text:p>189383.563721</text:p>
          </table:table-cell>
          <table:table-cell table:style-name="ce2" office:value-type="float" office:value="193439">
            <text:p>193439</text:p>
          </table:table-cell>
          <table:table-cell table:style-name="ce2" table:formula="of:=[.E114]-(SUM([.F114];[.G114]))" office:value-type="float" office:value="101458.878659">
            <text:p>101458.878659</text:p>
          </table:table-cell>
        </table:table-row>
        <table:table-row table:style-name="ro1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4</text:p>
          </table:table-cell>
          <table:table-cell table:style-name="ce2" office:value-type="string">
            <text:p>l3</text:p>
          </table:table-cell>
          <table:table-cell table:style-name="ce2" office:value-type="float" office:value="3461207.67285">
            <text:p>3461207.67285</text:p>
          </table:table-cell>
          <table:table-cell table:style-name="ce2" office:value-type="float" office:value="3170847.95386">
            <text:p>3170847.95386</text:p>
          </table:table-cell>
          <table:table-cell table:style-name="ce2" office:value-type="float" office:value="188677.398438">
            <text:p>188677.398438</text:p>
          </table:table-cell>
          <table:table-cell table:style-name="ce2" office:value-type="float" office:value="193439">
            <text:p>193439</text:p>
          </table:table-cell>
          <table:table-cell table:style-name="ce2" table:formula="of:=[.E115]-(SUM([.F115];[.G115]))" office:value-type="float" office:value="101682.320552">
            <text:p>101682.320552</text:p>
          </table:table-cell>
        </table:table-row>
        <table:table-row table:style-name="ro1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4</text:p>
          </table:table-cell>
          <table:table-cell table:style-name="ce2" office:value-type="string">
            <text:p>l4</text:p>
          </table:table-cell>
          <table:table-cell table:style-name="ce2" office:value-type="float" office:value="3455124.86108">
            <text:p>3455124.86108</text:p>
          </table:table-cell>
          <table:table-cell table:style-name="ce2" office:value-type="float" office:value="3163687.75684">
            <text:p>3163687.75684</text:p>
          </table:table-cell>
          <table:table-cell table:style-name="ce2" office:value-type="float" office:value="189198.995605">
            <text:p>189198.995605</text:p>
          </table:table-cell>
          <table:table-cell table:style-name="ce2" office:value-type="float" office:value="193439">
            <text:p>193439</text:p>
          </table:table-cell>
          <table:table-cell table:style-name="ce2" table:formula="of:=[.E116]-(SUM([.F116];[.G116]))" office:value-type="float" office:value="102238.108635">
            <text:p>102238.108635</text:p>
          </table:table-cell>
        </table:table-row>
        <table:table-row table:style-name="ro1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4</text:p>
          </table:table-cell>
          <table:table-cell table:style-name="ce2" office:value-type="string">
            <text:p>l5</text:p>
          </table:table-cell>
          <table:table-cell table:style-name="ce2" office:value-type="float" office:value="3464561.80811">
            <text:p>3464561.80811</text:p>
          </table:table-cell>
          <table:table-cell table:style-name="ce2" office:value-type="float" office:value="3173643.78711">
            <text:p>3173643.78711</text:p>
          </table:table-cell>
          <table:table-cell table:style-name="ce2" office:value-type="float" office:value="188831.146729">
            <text:p>188831.146729</text:p>
          </table:table-cell>
          <table:table-cell table:style-name="ce2" office:value-type="float" office:value="193439">
            <text:p>193439</text:p>
          </table:table-cell>
          <table:table-cell table:style-name="ce2" table:formula="of:=[.E117]-(SUM([.F117];[.G117]))" office:value-type="float" office:value="102086.874271">
            <text:p>102086.874271</text:p>
          </table:table-cell>
        </table:table-row>
        <table:table-row table:style-name="ro1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5</text:p>
          </table:table-cell>
          <table:table-cell table:style-name="ce2" office:value-type="string">
            <text:p>l2</text:p>
          </table:table-cell>
          <table:table-cell table:style-name="ce2" office:value-type="float" office:value="10700810.8857">
            <text:p>10700810.8857</text:p>
          </table:table-cell>
          <table:table-cell table:style-name="ce2" office:value-type="float" office:value="10116372.7808">
            <text:p>10116372.7808</text:p>
          </table:table-cell>
          <table:table-cell table:style-name="ce2" office:value-type="float" office:value="374103.599609">
            <text:p>374103.599609</text:p>
          </table:table-cell>
          <table:table-cell table:style-name="ce2" office:value-type="float" office:value="386970">
            <text:p>386970</text:p>
          </table:table-cell>
          <table:table-cell table:style-name="ce2" table:formula="of:=[.E118]-(SUM([.F118];[.G118]))" office:value-type="float" office:value="210334.505291">
            <text:p>210334.505291</text:p>
          </table:table-cell>
        </table:table-row>
        <table:table-row table:style-name="ro1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5</text:p>
          </table:table-cell>
          <table:table-cell table:style-name="ce2" office:value-type="string">
            <text:p>l3</text:p>
          </table:table-cell>
          <table:table-cell table:style-name="ce2" office:value-type="float" office:value="11717518.5469">
            <text:p>11717518.5469</text:p>
          </table:table-cell>
          <table:table-cell table:style-name="ce2" office:value-type="float" office:value="11224523.2786">
            <text:p>11224523.2786</text:p>
          </table:table-cell>
          <table:table-cell table:style-name="ce2" office:value-type="float" office:value="303449.813721">
            <text:p>303449.813721</text:p>
          </table:table-cell>
          <table:table-cell table:style-name="ce2" office:value-type="float" office:value="386970">
            <text:p>386970</text:p>
          </table:table-cell>
          <table:table-cell table:style-name="ce2" table:formula="of:=[.E119]-(SUM([.F119];[.G119]))" office:value-type="float" office:value="189545.454579001">
            <text:p>189545.454579001</text:p>
          </table:table-cell>
        </table:table-row>
        <table:table-row table:style-name="ro1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5</text:p>
          </table:table-cell>
          <table:table-cell table:style-name="ce2" office:value-type="string">
            <text:p>l4</text:p>
          </table:table-cell>
          <table:table-cell table:style-name="ce2" office:value-type="float" office:value="10969375.791">
            <text:p>10969375.791</text:p>
          </table:table-cell>
          <table:table-cell table:style-name="ce2" office:value-type="float" office:value="10404928.2466">
            <text:p>10404928.2466</text:p>
          </table:table-cell>
          <table:table-cell table:style-name="ce2" office:value-type="float" office:value="355344.022949">
            <text:p>355344.022949</text:p>
          </table:table-cell>
          <table:table-cell table:style-name="ce2" office:value-type="float" office:value="386970">
            <text:p>386970</text:p>
          </table:table-cell>
          <table:table-cell table:style-name="ce2" table:formula="of:=[.E120]-(SUM([.F120];[.G120]))" office:value-type="float" office:value="209103.521450998">
            <text:p>209103.521450998</text:p>
          </table:table-cell>
        </table:table-row>
        <table:table-row table:style-name="ro1">
          <table:table-cell table:style-name="ce2" office:value-type="string">
            <text:p>sthesis</text:p>
          </table:table-cell>
          <table:table-cell table:style-name="ce2" office:value-type="string">
            <text:p>h2</text:p>
          </table:table-cell>
          <table:table-cell table:style-name="ce2" office:value-type="string">
            <text:p>w15</text:p>
          </table:table-cell>
          <table:table-cell table:style-name="ce2" office:value-type="string">
            <text:p>l5</text:p>
          </table:table-cell>
          <table:table-cell table:style-name="ce2" office:value-type="float" office:value="10694511.6331">
            <text:p>10694511.6331</text:p>
          </table:table-cell>
          <table:table-cell table:style-name="ce2" office:value-type="float" office:value="10113103.4822">
            <text:p>10113103.4822</text:p>
          </table:table-cell>
          <table:table-cell table:style-name="ce2" office:value-type="float" office:value="371536.612061">
            <text:p>371536.612061</text:p>
          </table:table-cell>
          <table:table-cell table:style-name="ce2" office:value-type="float" office:value="386970">
            <text:p>386970</text:p>
          </table:table-cell>
          <table:table-cell table:style-name="ce2" table:formula="of:=[.E121]-(SUM([.F121];[.G121]))" office:value-type="float" office:value="209871.538838999">
            <text:p>209871.538838999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</text:p>
          </table:table-cell>
          <table:table-cell table:style-name="ce2" office:value-type="string">
            <text:p>l2</text:p>
          </table:table-cell>
          <table:table-cell table:style-name="ce2" office:value-type="float" office:value="30.505859375">
            <text:p>30.505859375</text:p>
          </table:table-cell>
          <table:table-cell table:style-name="ce2" office:value-type="float" office:value="9.51538085938">
            <text:p>9.5153808594</text:p>
          </table:table-cell>
          <table:table-cell table:style-name="ce2" office:value-type="float" office:value="11.390625">
            <text:p>11.390625</text:p>
          </table:table-cell>
          <table:table-cell table:style-name="ce2" office:value-type="float" office:value="25">
            <text:p>25</text:p>
          </table:table-cell>
          <table:table-cell table:style-name="ce2" table:formula="of:=[.E122]-(SUM([.F122];[.G122]))" office:value-type="float" office:value="9.59985351562">
            <text:p>9.5998535156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</text:p>
          </table:table-cell>
          <table:table-cell table:style-name="ce2" office:value-type="string">
            <text:p>l3</text:p>
          </table:table-cell>
          <table:table-cell table:style-name="ce2" office:value-type="float" office:value="30.4279785156">
            <text:p>30.4279785156</text:p>
          </table:table-cell>
          <table:table-cell table:style-name="ce2" office:value-type="float" office:value="9.44921875">
            <text:p>9.44921875</text:p>
          </table:table-cell>
          <table:table-cell table:style-name="ce2" office:value-type="float" office:value="11.3515625">
            <text:p>11.3515625</text:p>
          </table:table-cell>
          <table:table-cell table:style-name="ce2" office:value-type="float" office:value="25">
            <text:p>25</text:p>
          </table:table-cell>
          <table:table-cell table:style-name="ce2" table:formula="of:=[.E123]-(SUM([.F123];[.G123]))" office:value-type="float" office:value="9.6271972656">
            <text:p>9.6271972656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</text:p>
          </table:table-cell>
          <table:table-cell table:style-name="ce2" office:value-type="string">
            <text:p>l4</text:p>
          </table:table-cell>
          <table:table-cell table:style-name="ce2" office:value-type="float" office:value="30.7770996094">
            <text:p>30.7770996094</text:p>
          </table:table-cell>
          <table:table-cell table:style-name="ce2" office:value-type="float" office:value="9.48681640625">
            <text:p>9.4868164063</text:p>
          </table:table-cell>
          <table:table-cell table:style-name="ce2" office:value-type="float" office:value="11.5844726562">
            <text:p>11.5844726562</text:p>
          </table:table-cell>
          <table:table-cell table:style-name="ce2" office:value-type="float" office:value="25">
            <text:p>25</text:p>
          </table:table-cell>
          <table:table-cell table:style-name="ce2" table:formula="of:=[.E124]-(SUM([.F124];[.G124]))" office:value-type="float" office:value="9.70581054695">
            <text:p>9.705810547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</text:p>
          </table:table-cell>
          <table:table-cell table:style-name="ce2" office:value-type="string">
            <text:p>l5</text:p>
          </table:table-cell>
          <table:table-cell table:style-name="ce2" office:value-type="float" office:value="30.3000488281">
            <text:p>30.3000488281</text:p>
          </table:table-cell>
          <table:table-cell table:style-name="ce2" office:value-type="float" office:value="9.3759765625">
            <text:p>9.3759765625</text:p>
          </table:table-cell>
          <table:table-cell table:style-name="ce2" office:value-type="float" office:value="11.4013671875">
            <text:p>11.4013671875</text:p>
          </table:table-cell>
          <table:table-cell table:style-name="ce2" office:value-type="float" office:value="25">
            <text:p>25</text:p>
          </table:table-cell>
          <table:table-cell table:style-name="ce2" table:formula="of:=[.E125]-(SUM([.F125];[.G125]))" office:value-type="float" office:value="9.5227050781">
            <text:p>9.5227050781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2</text:p>
          </table:table-cell>
          <table:table-cell table:style-name="ce2" office:value-type="string">
            <text:p>l2</text:p>
          </table:table-cell>
          <table:table-cell table:style-name="ce2" office:value-type="float" office:value="57.7478027344">
            <text:p>57.7478027344</text:p>
          </table:table-cell>
          <table:table-cell table:style-name="ce2" office:value-type="float" office:value="18.4443359375">
            <text:p>18.4443359375</text:p>
          </table:table-cell>
          <table:table-cell table:style-name="ce2" office:value-type="float" office:value="21.9626464844">
            <text:p>21.9626464844</text:p>
          </table:table-cell>
          <table:table-cell table:style-name="ce2" office:value-type="float" office:value="36">
            <text:p>36</text:p>
          </table:table-cell>
          <table:table-cell table:style-name="ce2" table:formula="of:=[.E126]-(SUM([.F126];[.G126]))" office:value-type="float" office:value="17.3408203125">
            <text:p>17.3408203125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2</text:p>
          </table:table-cell>
          <table:table-cell table:style-name="ce2" office:value-type="string">
            <text:p>l3</text:p>
          </table:table-cell>
          <table:table-cell table:style-name="ce2" office:value-type="float" office:value="57.3020019531">
            <text:p>57.3020019531</text:p>
          </table:table-cell>
          <table:table-cell table:style-name="ce2" office:value-type="float" office:value="18.2177734375">
            <text:p>18.2177734375</text:p>
          </table:table-cell>
          <table:table-cell table:style-name="ce2" office:value-type="float" office:value="21.974609375">
            <text:p>21.974609375</text:p>
          </table:table-cell>
          <table:table-cell table:style-name="ce2" office:value-type="float" office:value="36">
            <text:p>36</text:p>
          </table:table-cell>
          <table:table-cell table:style-name="ce2" table:formula="of:=[.E127]-(SUM([.F127];[.G127]))" office:value-type="float" office:value="17.1096191406">
            <text:p>17.1096191406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2</text:p>
          </table:table-cell>
          <table:table-cell table:style-name="ce2" office:value-type="string">
            <text:p>l4</text:p>
          </table:table-cell>
          <table:table-cell table:style-name="ce2" office:value-type="float" office:value="57.7229003906">
            <text:p>57.7229003906</text:p>
          </table:table-cell>
          <table:table-cell table:style-name="ce2" office:value-type="float" office:value="18.3168945312">
            <text:p>18.3168945312</text:p>
          </table:table-cell>
          <table:table-cell table:style-name="ce2" office:value-type="float" office:value="21.9147949219">
            <text:p>21.9147949219</text:p>
          </table:table-cell>
          <table:table-cell table:style-name="ce2" office:value-type="float" office:value="36">
            <text:p>36</text:p>
          </table:table-cell>
          <table:table-cell table:style-name="ce2" table:formula="of:=[.E128]-(SUM([.F128];[.G128]))" office:value-type="float" office:value="17.4912109375">
            <text:p>17.4912109375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2</text:p>
          </table:table-cell>
          <table:table-cell table:style-name="ce2" office:value-type="string">
            <text:p>l5</text:p>
          </table:table-cell>
          <table:table-cell table:style-name="ce2" office:value-type="float" office:value="57.3928222656">
            <text:p>57.3928222656</text:p>
          </table:table-cell>
          <table:table-cell table:style-name="ce2" office:value-type="float" office:value="18.3256835938">
            <text:p>18.3256835938</text:p>
          </table:table-cell>
          <table:table-cell table:style-name="ce2" office:value-type="float" office:value="21.9138183594">
            <text:p>21.9138183594</text:p>
          </table:table-cell>
          <table:table-cell table:style-name="ce2" office:value-type="float" office:value="36">
            <text:p>36</text:p>
          </table:table-cell>
          <table:table-cell table:style-name="ce2" table:formula="of:=[.E129]-(SUM([.F129];[.G129]))" office:value-type="float" office:value="17.1533203124">
            <text:p>17.1533203124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3</text:p>
          </table:table-cell>
          <table:table-cell table:style-name="ce2" office:value-type="string">
            <text:p>l2</text:p>
          </table:table-cell>
          <table:table-cell table:style-name="ce2" office:value-type="float" office:value="116.645019531">
            <text:p>116.645019531</text:p>
          </table:table-cell>
          <table:table-cell table:style-name="ce2" office:value-type="float" office:value="38.0825195312">
            <text:p>38.0825195312</text:p>
          </table:table-cell>
          <table:table-cell table:style-name="ce2" office:value-type="float" office:value="45.6875">
            <text:p>45.6875</text:p>
          </table:table-cell>
          <table:table-cell table:style-name="ce2" office:value-type="float" office:value="105">
            <text:p>105</text:p>
          </table:table-cell>
          <table:table-cell table:style-name="ce2" table:formula="of:=[.E130]-(SUM([.F130];[.G130]))" office:value-type="float" office:value="32.8749999998">
            <text:p>32.8749999998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3</text:p>
          </table:table-cell>
          <table:table-cell table:style-name="ce2" office:value-type="string">
            <text:p>l3</text:p>
          </table:table-cell>
          <table:table-cell table:style-name="ce2" office:value-type="float" office:value="115.877929688">
            <text:p>115.877929688</text:p>
          </table:table-cell>
          <table:table-cell table:style-name="ce2" office:value-type="float" office:value="37.482421875">
            <text:p>37.482421875</text:p>
          </table:table-cell>
          <table:table-cell table:style-name="ce2" office:value-type="float" office:value="45.6025390625">
            <text:p>45.6025390625</text:p>
          </table:table-cell>
          <table:table-cell table:style-name="ce2" office:value-type="float" office:value="105">
            <text:p>105</text:p>
          </table:table-cell>
          <table:table-cell table:style-name="ce2" table:formula="of:=[.E131]-(SUM([.F131];[.G131]))" office:value-type="float" office:value="32.7929687505">
            <text:p>32.7929687505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3</text:p>
          </table:table-cell>
          <table:table-cell table:style-name="ce2" office:value-type="string">
            <text:p>l4</text:p>
          </table:table-cell>
          <table:table-cell table:style-name="ce2" office:value-type="float" office:value="115.678955078">
            <text:p>115.678955078</text:p>
          </table:table-cell>
          <table:table-cell table:style-name="ce2" office:value-type="float" office:value="37.4919433594">
            <text:p>37.4919433594</text:p>
          </table:table-cell>
          <table:table-cell table:style-name="ce2" office:value-type="float" office:value="45.5517578125">
            <text:p>45.5517578125</text:p>
          </table:table-cell>
          <table:table-cell table:style-name="ce2" office:value-type="float" office:value="105">
            <text:p>105</text:p>
          </table:table-cell>
          <table:table-cell table:style-name="ce2" table:formula="of:=[.E132]-(SUM([.F132];[.G132]))" office:value-type="float" office:value="32.6352539061">
            <text:p>32.6352539061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3</text:p>
          </table:table-cell>
          <table:table-cell table:style-name="ce2" office:value-type="string">
            <text:p>l5</text:p>
          </table:table-cell>
          <table:table-cell table:style-name="ce2" office:value-type="float" office:value="116.261962891">
            <text:p>116.261962891</text:p>
          </table:table-cell>
          <table:table-cell table:style-name="ce2" office:value-type="float" office:value="37.6374511719">
            <text:p>37.6374511719</text:p>
          </table:table-cell>
          <table:table-cell table:style-name="ce2" office:value-type="float" office:value="45.7309570312">
            <text:p>45.7309570312</text:p>
          </table:table-cell>
          <table:table-cell table:style-name="ce2" office:value-type="float" office:value="105">
            <text:p>105</text:p>
          </table:table-cell>
          <table:table-cell table:style-name="ce2" table:formula="of:=[.E133]-(SUM([.F133];[.G133]))" office:value-type="float" office:value="32.8935546879">
            <text:p>32.8935546879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4</text:p>
          </table:table-cell>
          <table:table-cell table:style-name="ce2" office:value-type="string">
            <text:p>l2</text:p>
          </table:table-cell>
          <table:table-cell table:style-name="ce2" office:value-type="float" office:value="225.148193359">
            <text:p>225.148193359</text:p>
          </table:table-cell>
          <table:table-cell table:style-name="ce2" office:value-type="float" office:value="75.7861328125">
            <text:p>75.7861328125</text:p>
          </table:table-cell>
          <table:table-cell table:style-name="ce2" office:value-type="float" office:value="90.6870117188">
            <text:p>90.6870117188</text:p>
          </table:table-cell>
          <table:table-cell table:style-name="ce2" office:value-type="float" office:value="186">
            <text:p>186</text:p>
          </table:table-cell>
          <table:table-cell table:style-name="ce2" table:formula="of:=[.E134]-(SUM([.F134];[.G134]))" office:value-type="float" office:value="58.6750488277">
            <text:p>58.6750488277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4</text:p>
          </table:table-cell>
          <table:table-cell table:style-name="ce2" office:value-type="string">
            <text:p>l3</text:p>
          </table:table-cell>
          <table:table-cell table:style-name="ce2" office:value-type="float" office:value="223.514892578">
            <text:p>223.514892578</text:p>
          </table:table-cell>
          <table:table-cell table:style-name="ce2" office:value-type="float" office:value="74.1865234375">
            <text:p>74.1865234375</text:p>
          </table:table-cell>
          <table:table-cell table:style-name="ce2" office:value-type="float" office:value="90.8891601562">
            <text:p>90.8891601562</text:p>
          </table:table-cell>
          <table:table-cell table:style-name="ce2" office:value-type="float" office:value="186">
            <text:p>186</text:p>
          </table:table-cell>
          <table:table-cell table:style-name="ce2" table:formula="of:=[.E135]-(SUM([.F135];[.G135]))" office:value-type="float" office:value="58.4392089843">
            <text:p>58.4392089843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4</text:p>
          </table:table-cell>
          <table:table-cell table:style-name="ce2" office:value-type="string">
            <text:p>l4</text:p>
          </table:table-cell>
          <table:table-cell table:style-name="ce2" office:value-type="float" office:value="223.208251953">
            <text:p>223.208251953</text:p>
          </table:table-cell>
          <table:table-cell table:style-name="ce2" office:value-type="float" office:value="74.5419921875">
            <text:p>74.5419921875</text:p>
          </table:table-cell>
          <table:table-cell table:style-name="ce2" office:value-type="float" office:value="90.3530273438">
            <text:p>90.3530273438</text:p>
          </table:table-cell>
          <table:table-cell table:style-name="ce2" office:value-type="float" office:value="186">
            <text:p>186</text:p>
          </table:table-cell>
          <table:table-cell table:style-name="ce2" table:formula="of:=[.E136]-(SUM([.F136];[.G136]))" office:value-type="float" office:value="58.3132324217">
            <text:p>58.3132324217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4</text:p>
          </table:table-cell>
          <table:table-cell table:style-name="ce2" office:value-type="string">
            <text:p>l5</text:p>
          </table:table-cell>
          <table:table-cell table:style-name="ce2" office:value-type="float" office:value="225.641845703">
            <text:p>225.641845703</text:p>
          </table:table-cell>
          <table:table-cell table:style-name="ce2" office:value-type="float" office:value="75.166015625">
            <text:p>75.166015625</text:p>
          </table:table-cell>
          <table:table-cell table:style-name="ce2" office:value-type="float" office:value="92.0864257812">
            <text:p>92.0864257812</text:p>
          </table:table-cell>
          <table:table-cell table:style-name="ce2" office:value-type="float" office:value="186">
            <text:p>186</text:p>
          </table:table-cell>
          <table:table-cell table:style-name="ce2" table:formula="of:=[.E137]-(SUM([.F137];[.G137]))" office:value-type="float" office:value="58.3894042968">
            <text:p>58.3894042968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5</text:p>
          </table:table-cell>
          <table:table-cell table:style-name="ce2" office:value-type="string">
            <text:p>l2</text:p>
          </table:table-cell>
          <table:table-cell table:style-name="ce2" office:value-type="float" office:value="443.201660156">
            <text:p>443.201660156</text:p>
          </table:table-cell>
          <table:table-cell table:style-name="ce2" office:value-type="float" office:value="151.765869141">
            <text:p>151.765869141</text:p>
          </table:table-cell>
          <table:table-cell table:style-name="ce2" office:value-type="float" office:value="183.132080078">
            <text:p>183.132080078</text:p>
          </table:table-cell>
          <table:table-cell table:style-name="ce2" office:value-type="float" office:value="399">
            <text:p>399</text:p>
          </table:table-cell>
          <table:table-cell table:style-name="ce2" table:formula="of:=[.E138]-(SUM([.F138];[.G138]))" office:value-type="float" office:value="108.303710937">
            <text:p>108.303710937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5</text:p>
          </table:table-cell>
          <table:table-cell table:style-name="ce2" office:value-type="string">
            <text:p>l3</text:p>
          </table:table-cell>
          <table:table-cell table:style-name="ce2" office:value-type="float" office:value="440.421875">
            <text:p>440.421875</text:p>
          </table:table-cell>
          <table:table-cell table:style-name="ce2" office:value-type="float" office:value="150.195800781">
            <text:p>150.195800781</text:p>
          </table:table-cell>
          <table:table-cell table:style-name="ce2" office:value-type="float" office:value="182.3046875">
            <text:p>182.3046875</text:p>
          </table:table-cell>
          <table:table-cell table:style-name="ce2" office:value-type="float" office:value="399">
            <text:p>399</text:p>
          </table:table-cell>
          <table:table-cell table:style-name="ce2" table:formula="of:=[.E139]-(SUM([.F139];[.G139]))" office:value-type="float" office:value="107.921386719">
            <text:p>107.921386719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5</text:p>
          </table:table-cell>
          <table:table-cell table:style-name="ce2" office:value-type="string">
            <text:p>l4</text:p>
          </table:table-cell>
          <table:table-cell table:style-name="ce2" office:value-type="float" office:value="441.205078125">
            <text:p>441.205078125</text:p>
          </table:table-cell>
          <table:table-cell table:style-name="ce2" office:value-type="float" office:value="150.327880859">
            <text:p>150.327880859</text:p>
          </table:table-cell>
          <table:table-cell table:style-name="ce2" office:value-type="float" office:value="182.936035156">
            <text:p>182.936035156</text:p>
          </table:table-cell>
          <table:table-cell table:style-name="ce2" office:value-type="float" office:value="399">
            <text:p>399</text:p>
          </table:table-cell>
          <table:table-cell table:style-name="ce2" table:formula="of:=[.E140]-(SUM([.F140];[.G140]))" office:value-type="float" office:value="107.94116211">
            <text:p>107.94116211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5</text:p>
          </table:table-cell>
          <table:table-cell table:style-name="ce2" office:value-type="string">
            <text:p>l5</text:p>
          </table:table-cell>
          <table:table-cell table:style-name="ce2" office:value-type="float" office:value="440.470947266">
            <text:p>440.470947266</text:p>
          </table:table-cell>
          <table:table-cell table:style-name="ce2" office:value-type="float" office:value="150.373535156">
            <text:p>150.373535156</text:p>
          </table:table-cell>
          <table:table-cell table:style-name="ce2" office:value-type="float" office:value="182.375976562">
            <text:p>182.375976562</text:p>
          </table:table-cell>
          <table:table-cell table:style-name="ce2" office:value-type="float" office:value="399">
            <text:p>399</text:p>
          </table:table-cell>
          <table:table-cell table:style-name="ce2" table:formula="of:=[.E141]-(SUM([.F141];[.G141]))" office:value-type="float" office:value="107.721435548">
            <text:p>107.721435548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6</text:p>
          </table:table-cell>
          <table:table-cell table:style-name="ce2" office:value-type="string">
            <text:p>l2</text:p>
          </table:table-cell>
          <table:table-cell table:style-name="ce2" office:value-type="float" office:value="861.754150391">
            <text:p>861.754150391</text:p>
          </table:table-cell>
          <table:table-cell table:style-name="ce2" office:value-type="float" office:value="302.963378906">
            <text:p>302.963378906</text:p>
          </table:table-cell>
          <table:table-cell table:style-name="ce2" office:value-type="float" office:value="367.758056641">
            <text:p>367.758056641</text:p>
          </table:table-cell>
          <table:table-cell table:style-name="ce2" office:value-type="float" office:value="785">
            <text:p>785</text:p>
          </table:table-cell>
          <table:table-cell table:style-name="ce2" table:formula="of:=[.E142]-(SUM([.F142];[.G142]))" office:value-type="float" office:value="191.032714844">
            <text:p>191.032714844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6</text:p>
          </table:table-cell>
          <table:table-cell table:style-name="ce2" office:value-type="string">
            <text:p>l3</text:p>
          </table:table-cell>
          <table:table-cell table:style-name="ce2" office:value-type="float" office:value="858.379150391">
            <text:p>858.379150391</text:p>
          </table:table-cell>
          <table:table-cell table:style-name="ce2" office:value-type="float" office:value="300.133300781">
            <text:p>300.133300781</text:p>
          </table:table-cell>
          <table:table-cell table:style-name="ce2" office:value-type="float" office:value="365.377685547">
            <text:p>365.377685547</text:p>
          </table:table-cell>
          <table:table-cell table:style-name="ce2" office:value-type="float" office:value="785">
            <text:p>785</text:p>
          </table:table-cell>
          <table:table-cell table:style-name="ce2" table:formula="of:=[.E143]-(SUM([.F143];[.G143]))" office:value-type="float" office:value="192.868164063">
            <text:p>192.868164063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6</text:p>
          </table:table-cell>
          <table:table-cell table:style-name="ce2" office:value-type="string">
            <text:p>l4</text:p>
          </table:table-cell>
          <table:table-cell table:style-name="ce2" office:value-type="float" office:value="860.699951172">
            <text:p>860.699951172</text:p>
          </table:table-cell>
          <table:table-cell table:style-name="ce2" office:value-type="float" office:value="300.855957031">
            <text:p>300.855957031</text:p>
          </table:table-cell>
          <table:table-cell table:style-name="ce2" office:value-type="float" office:value="367.721435547">
            <text:p>367.721435547</text:p>
          </table:table-cell>
          <table:table-cell table:style-name="ce2" office:value-type="float" office:value="785">
            <text:p>785</text:p>
          </table:table-cell>
          <table:table-cell table:style-name="ce2" table:formula="of:=[.E144]-(SUM([.F144];[.G144]))" office:value-type="float" office:value="192.122558594">
            <text:p>192.122558594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6</text:p>
          </table:table-cell>
          <table:table-cell table:style-name="ce2" office:value-type="string">
            <text:p>l5</text:p>
          </table:table-cell>
          <table:table-cell table:style-name="ce2" office:value-type="float" office:value="858.093994141">
            <text:p>858.093994141</text:p>
          </table:table-cell>
          <table:table-cell table:style-name="ce2" office:value-type="float" office:value="299.181640625">
            <text:p>299.181640625</text:p>
          </table:table-cell>
          <table:table-cell table:style-name="ce2" office:value-type="float" office:value="367.792724609">
            <text:p>367.792724609</text:p>
          </table:table-cell>
          <table:table-cell table:style-name="ce2" office:value-type="float" office:value="785">
            <text:p>785</text:p>
          </table:table-cell>
          <table:table-cell table:style-name="ce2" table:formula="of:=[.E145]-(SUM([.F145];[.G145]))" office:value-type="float" office:value="191.119628907">
            <text:p>191.119628907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7</text:p>
          </table:table-cell>
          <table:table-cell table:style-name="ce2" office:value-type="string">
            <text:p>l2</text:p>
          </table:table-cell>
          <table:table-cell table:style-name="ce2" office:value-type="float" office:value="2225.30102539">
            <text:p>2225.30102539</text:p>
          </table:table-cell>
          <table:table-cell table:style-name="ce2" office:value-type="float" office:value="610.751464844">
            <text:p>610.751464844</text:p>
          </table:table-cell>
          <table:table-cell table:style-name="ce2" office:value-type="float" office:value="725.448730469">
            <text:p>725.448730469</text:p>
          </table:table-cell>
          <table:table-cell table:style-name="ce2" office:value-type="float" office:value="1493">
            <text:p>1493</text:p>
          </table:table-cell>
          <table:table-cell table:style-name="ce2" table:formula="of:=[.E146]-(SUM([.F146];[.G146]))" office:value-type="float" office:value="889.100830077">
            <text:p>889.100830077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7</text:p>
          </table:table-cell>
          <table:table-cell table:style-name="ce2" office:value-type="string">
            <text:p>l3</text:p>
          </table:table-cell>
          <table:table-cell table:style-name="ce2" office:value-type="float" office:value="1672.34912109">
            <text:p>1672.34912109</text:p>
          </table:table-cell>
          <table:table-cell table:style-name="ce2" office:value-type="float" office:value="602.486328125">
            <text:p>602.486328125</text:p>
          </table:table-cell>
          <table:table-cell table:style-name="ce2" office:value-type="float" office:value="720.376220703">
            <text:p>720.376220703</text:p>
          </table:table-cell>
          <table:table-cell table:style-name="ce2" office:value-type="float" office:value="1493">
            <text:p>1493</text:p>
          </table:table-cell>
          <table:table-cell table:style-name="ce2" table:formula="of:=[.E147]-(SUM([.F147];[.G147]))" office:value-type="float" office:value="349.486572262">
            <text:p>349.486572262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7</text:p>
          </table:table-cell>
          <table:table-cell table:style-name="ce2" office:value-type="string">
            <text:p>l4</text:p>
          </table:table-cell>
          <table:table-cell table:style-name="ce2" office:value-type="float" office:value="1672.81201172">
            <text:p>1672.81201172</text:p>
          </table:table-cell>
          <table:table-cell table:style-name="ce2" office:value-type="float" office:value="600.833984375">
            <text:p>600.833984375</text:p>
          </table:table-cell>
          <table:table-cell table:style-name="ce2" office:value-type="float" office:value="720.132080078">
            <text:p>720.132080078</text:p>
          </table:table-cell>
          <table:table-cell table:style-name="ce2" office:value-type="float" office:value="1493">
            <text:p>1493</text:p>
          </table:table-cell>
          <table:table-cell table:style-name="ce2" table:formula="of:=[.E148]-(SUM([.F148];[.G148]))" office:value-type="float" office:value="351.845947267">
            <text:p>351.845947267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7</text:p>
          </table:table-cell>
          <table:table-cell table:style-name="ce2" office:value-type="string">
            <text:p>l5</text:p>
          </table:table-cell>
          <table:table-cell table:style-name="ce2" office:value-type="float" office:value="1672.15209961">
            <text:p>1672.15209961</text:p>
          </table:table-cell>
          <table:table-cell table:style-name="ce2" office:value-type="float" office:value="596.327880859">
            <text:p>596.327880859</text:p>
          </table:table-cell>
          <table:table-cell table:style-name="ce2" office:value-type="float" office:value="730.5546875">
            <text:p>730.5546875</text:p>
          </table:table-cell>
          <table:table-cell table:style-name="ce2" office:value-type="float" office:value="1493">
            <text:p>1493</text:p>
          </table:table-cell>
          <table:table-cell table:style-name="ce2" table:formula="of:=[.E149]-(SUM([.F149];[.G149]))" office:value-type="float" office:value="345.269531251">
            <text:p>345.269531251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8</text:p>
          </table:table-cell>
          <table:table-cell table:style-name="ce2" office:value-type="string">
            <text:p>l2</text:p>
          </table:table-cell>
          <table:table-cell table:style-name="ce2" office:value-type="float" office:value="3427.63208008">
            <text:p>3427.63208008</text:p>
          </table:table-cell>
          <table:table-cell table:style-name="ce2" office:value-type="float" office:value="1229.88720703">
            <text:p>1229.88720703</text:p>
          </table:table-cell>
          <table:table-cell table:style-name="ce2" office:value-type="float" office:value="1463.02099609">
            <text:p>1463.02099609</text:p>
          </table:table-cell>
          <table:table-cell table:style-name="ce2" office:value-type="float" office:value="3056">
            <text:p>3056</text:p>
          </table:table-cell>
          <table:table-cell table:style-name="ce2" table:formula="of:=[.E150]-(SUM([.F150];[.G150]))" office:value-type="float" office:value="734.72387696">
            <text:p>734.72387696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8</text:p>
          </table:table-cell>
          <table:table-cell table:style-name="ce2" office:value-type="string">
            <text:p>l3</text:p>
          </table:table-cell>
          <table:table-cell table:style-name="ce2" office:value-type="float" office:value="3303.07006836">
            <text:p>3303.07006836</text:p>
          </table:table-cell>
          <table:table-cell table:style-name="ce2" office:value-type="float" office:value="1212.81933594">
            <text:p>1212.81933594</text:p>
          </table:table-cell>
          <table:table-cell table:style-name="ce2" office:value-type="float" office:value="1452.71704102">
            <text:p>1452.71704102</text:p>
          </table:table-cell>
          <table:table-cell table:style-name="ce2" office:value-type="float" office:value="3056">
            <text:p>3056</text:p>
          </table:table-cell>
          <table:table-cell table:style-name="ce2" table:formula="of:=[.E151]-(SUM([.F151];[.G151]))" office:value-type="float" office:value="637.5336914">
            <text:p>637.5336914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8</text:p>
          </table:table-cell>
          <table:table-cell table:style-name="ce2" office:value-type="string">
            <text:p>l4</text:p>
          </table:table-cell>
          <table:table-cell table:style-name="ce2" office:value-type="float" office:value="3304.4699707">
            <text:p>3304.4699707</text:p>
          </table:table-cell>
          <table:table-cell table:style-name="ce2" office:value-type="float" office:value="1215.15991211">
            <text:p>1215.15991211</text:p>
          </table:table-cell>
          <table:table-cell table:style-name="ce2" office:value-type="float" office:value="1452.99511719">
            <text:p>1452.99511719</text:p>
          </table:table-cell>
          <table:table-cell table:style-name="ce2" office:value-type="float" office:value="3056">
            <text:p>3056</text:p>
          </table:table-cell>
          <table:table-cell table:style-name="ce2" table:formula="of:=[.E152]-(SUM([.F152];[.G152]))" office:value-type="float" office:value="636.3149414">
            <text:p>636.3149414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8</text:p>
          </table:table-cell>
          <table:table-cell table:style-name="ce2" office:value-type="string">
            <text:p>l5</text:p>
          </table:table-cell>
          <table:table-cell table:style-name="ce2" office:value-type="float" office:value="3308.02709961">
            <text:p>3308.02709961</text:p>
          </table:table-cell>
          <table:table-cell table:style-name="ce2" office:value-type="float" office:value="1215.29614258">
            <text:p>1215.29614258</text:p>
          </table:table-cell>
          <table:table-cell table:style-name="ce2" office:value-type="float" office:value="1454.56762695">
            <text:p>1454.56762695</text:p>
          </table:table-cell>
          <table:table-cell table:style-name="ce2" office:value-type="float" office:value="3056">
            <text:p>3056</text:p>
          </table:table-cell>
          <table:table-cell table:style-name="ce2" table:formula="of:=[.E153]-(SUM([.F153];[.G153]))" office:value-type="float" office:value="638.16333008">
            <text:p>638.16333008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9</text:p>
          </table:table-cell>
          <table:table-cell table:style-name="ce2" office:value-type="string">
            <text:p>l2</text:p>
          </table:table-cell>
          <table:table-cell table:style-name="ce2" office:value-type="float" office:value="6855.59008789">
            <text:p>6855.59008789</text:p>
          </table:table-cell>
          <table:table-cell table:style-name="ce2" office:value-type="float" office:value="2468.01025391">
            <text:p>2468.01025391</text:p>
          </table:table-cell>
          <table:table-cell table:style-name="ce2" office:value-type="float" office:value="2914.94262695">
            <text:p>2914.94262695</text:p>
          </table:table-cell>
          <table:table-cell table:style-name="ce2" office:value-type="float" office:value="5973">
            <text:p>5973</text:p>
          </table:table-cell>
          <table:table-cell table:style-name="ce2" table:formula="of:=[.E154]-(SUM([.F154];[.G154]))" office:value-type="float" office:value="1472.63720703">
            <text:p>1472.63720703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9</text:p>
          </table:table-cell>
          <table:table-cell table:style-name="ce2" office:value-type="string">
            <text:p>l3</text:p>
          </table:table-cell>
          <table:table-cell table:style-name="ce2" office:value-type="float" office:value="6484.45703125">
            <text:p>6484.45703125</text:p>
          </table:table-cell>
          <table:table-cell table:style-name="ce2" office:value-type="float" office:value="2437.99462891">
            <text:p>2437.99462891</text:p>
          </table:table-cell>
          <table:table-cell table:style-name="ce2" office:value-type="float" office:value="2903.01391602">
            <text:p>2903.01391602</text:p>
          </table:table-cell>
          <table:table-cell table:style-name="ce2" office:value-type="float" office:value="5973">
            <text:p>5973</text:p>
          </table:table-cell>
          <table:table-cell table:style-name="ce2" table:formula="of:=[.E155]-(SUM([.F155];[.G155]))" office:value-type="float" office:value="1143.44848632">
            <text:p>1143.44848632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9</text:p>
          </table:table-cell>
          <table:table-cell table:style-name="ce2" office:value-type="string">
            <text:p>l4</text:p>
          </table:table-cell>
          <table:table-cell table:style-name="ce2" office:value-type="float" office:value="6467.2121582">
            <text:p>6467.2121582</text:p>
          </table:table-cell>
          <table:table-cell table:style-name="ce2" office:value-type="float" office:value="2423.68505859">
            <text:p>2423.68505859</text:p>
          </table:table-cell>
          <table:table-cell table:style-name="ce2" office:value-type="float" office:value="2899.05200195">
            <text:p>2899.05200195</text:p>
          </table:table-cell>
          <table:table-cell table:style-name="ce2" office:value-type="float" office:value="5973">
            <text:p>5973</text:p>
          </table:table-cell>
          <table:table-cell table:style-name="ce2" table:formula="of:=[.E156]-(SUM([.F156];[.G156]))" office:value-type="float" office:value="1144.47509766">
            <text:p>1144.47509766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9</text:p>
          </table:table-cell>
          <table:table-cell table:style-name="ce2" office:value-type="string">
            <text:p>l5</text:p>
          </table:table-cell>
          <table:table-cell table:style-name="ce2" office:value-type="float" office:value="6485.00805664">
            <text:p>6485.00805664</text:p>
          </table:table-cell>
          <table:table-cell table:style-name="ce2" office:value-type="float" office:value="2432.95776367">
            <text:p>2432.95776367</text:p>
          </table:table-cell>
          <table:table-cell table:style-name="ce2" office:value-type="float" office:value="2899.11694336">
            <text:p>2899.11694336</text:p>
          </table:table-cell>
          <table:table-cell table:style-name="ce2" office:value-type="float" office:value="5973">
            <text:p>5973</text:p>
          </table:table-cell>
          <table:table-cell table:style-name="ce2" table:formula="of:=[.E157]-(SUM([.F157];[.G157]))" office:value-type="float" office:value="1152.93334961">
            <text:p>1152.93334961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0</text:p>
          </table:table-cell>
          <table:table-cell table:style-name="ce2" office:value-type="string">
            <text:p>l2</text:p>
          </table:table-cell>
          <table:table-cell table:style-name="ce2" office:value-type="float" office:value="14348.6672363">
            <text:p>14348.6672363</text:p>
          </table:table-cell>
          <table:table-cell table:style-name="ce2" office:value-type="float" office:value="5074.6015625">
            <text:p>5074.6015625</text:p>
          </table:table-cell>
          <table:table-cell table:style-name="ce2" office:value-type="float" office:value="5956.06445312">
            <text:p>5956.06445312</text:p>
          </table:table-cell>
          <table:table-cell table:style-name="ce2" office:value-type="float" office:value="12199">
            <text:p>12199</text:p>
          </table:table-cell>
          <table:table-cell table:style-name="ce2" table:formula="of:=[.E158]-(SUM([.F158];[.G158]))" office:value-type="float" office:value="3318.00122068">
            <text:p>3318.00122068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0</text:p>
          </table:table-cell>
          <table:table-cell table:style-name="ce2" office:value-type="string">
            <text:p>l3</text:p>
          </table:table-cell>
          <table:table-cell table:style-name="ce2" office:value-type="float" office:value="12816.8320312">
            <text:p>12816.8320312</text:p>
          </table:table-cell>
          <table:table-cell table:style-name="ce2" office:value-type="float" office:value="4895.80249023">
            <text:p>4895.80249023</text:p>
          </table:table-cell>
          <table:table-cell table:style-name="ce2" office:value-type="float" office:value="5791.4831543">
            <text:p>5791.4831543</text:p>
          </table:table-cell>
          <table:table-cell table:style-name="ce2" office:value-type="float" office:value="12199">
            <text:p>12199</text:p>
          </table:table-cell>
          <table:table-cell table:style-name="ce2" table:formula="of:=[.E159]-(SUM([.F159];[.G159]))" office:value-type="float" office:value="2129.54638667">
            <text:p>2129.54638667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0</text:p>
          </table:table-cell>
          <table:table-cell table:style-name="ce2" office:value-type="string">
            <text:p>l4</text:p>
          </table:table-cell>
          <table:table-cell table:style-name="ce2" office:value-type="float" office:value="12805.1540527">
            <text:p>12805.1540527</text:p>
          </table:table-cell>
          <table:table-cell table:style-name="ce2" office:value-type="float" office:value="4897.57104492">
            <text:p>4897.57104492</text:p>
          </table:table-cell>
          <table:table-cell table:style-name="ce2" office:value-type="float" office:value="5784.84545898">
            <text:p>5784.84545898</text:p>
          </table:table-cell>
          <table:table-cell table:style-name="ce2" office:value-type="float" office:value="12199">
            <text:p>12199</text:p>
          </table:table-cell>
          <table:table-cell table:style-name="ce2" table:formula="of:=[.E160]-(SUM([.F160];[.G160]))" office:value-type="float" office:value="2122.7375488">
            <text:p>2122.7375488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0</text:p>
          </table:table-cell>
          <table:table-cell table:style-name="ce2" office:value-type="string">
            <text:p>l5</text:p>
          </table:table-cell>
          <table:table-cell table:style-name="ce2" office:value-type="float" office:value="12806.8029785">
            <text:p>12806.8029785</text:p>
          </table:table-cell>
          <table:table-cell table:style-name="ce2" office:value-type="float" office:value="4887.41577148">
            <text:p>4887.41577148</text:p>
          </table:table-cell>
          <table:table-cell table:style-name="ce2" office:value-type="float" office:value="5797.43334961">
            <text:p>5797.43334961</text:p>
          </table:table-cell>
          <table:table-cell table:style-name="ce2" office:value-type="float" office:value="12199">
            <text:p>12199</text:p>
          </table:table-cell>
          <table:table-cell table:style-name="ce2" table:formula="of:=[.E161]-(SUM([.F161];[.G161]))" office:value-type="float" office:value="2121.95385741">
            <text:p>2121.95385741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1</text:p>
          </table:table-cell>
          <table:table-cell table:style-name="ce2" office:value-type="string">
            <text:p>l2</text:p>
          </table:table-cell>
          <table:table-cell table:style-name="ce2" office:value-type="float" office:value="29646.9929199">
            <text:p>29646.9929199</text:p>
          </table:table-cell>
          <table:table-cell table:style-name="ce2" office:value-type="float" office:value="10094.8371582">
            <text:p>10094.8371582</text:p>
          </table:table-cell>
          <table:table-cell table:style-name="ce2" office:value-type="float" office:value="11726.2104492">
            <text:p>11726.2104492</text:p>
          </table:table-cell>
          <table:table-cell table:style-name="ce2" office:value-type="float" office:value="24059">
            <text:p>24059</text:p>
          </table:table-cell>
          <table:table-cell table:style-name="ce2" table:formula="of:=[.E162]-(SUM([.F162];[.G162]))" office:value-type="float" office:value="7825.9453125">
            <text:p>7825.9453125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1</text:p>
          </table:table-cell>
          <table:table-cell table:style-name="ce2" office:value-type="string">
            <text:p>l3</text:p>
          </table:table-cell>
          <table:table-cell table:style-name="ce2" office:value-type="float" office:value="25382.9711914">
            <text:p>25382.9711914</text:p>
          </table:table-cell>
          <table:table-cell table:style-name="ce2" office:value-type="float" office:value="9856.97558594">
            <text:p>9856.97558594</text:p>
          </table:table-cell>
          <table:table-cell table:style-name="ce2" office:value-type="float" office:value="11555.6640625">
            <text:p>11555.6640625</text:p>
          </table:table-cell>
          <table:table-cell table:style-name="ce2" office:value-type="float" office:value="24059">
            <text:p>24059</text:p>
          </table:table-cell>
          <table:table-cell table:style-name="ce2" table:formula="of:=[.E163]-(SUM([.F163];[.G163]))" office:value-type="float" office:value="3970.33154296">
            <text:p>3970.33154296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1</text:p>
          </table:table-cell>
          <table:table-cell table:style-name="ce2" office:value-type="string">
            <text:p>l4</text:p>
          </table:table-cell>
          <table:table-cell table:style-name="ce2" office:value-type="float" office:value="25427.9470215">
            <text:p>25427.9470215</text:p>
          </table:table-cell>
          <table:table-cell table:style-name="ce2" office:value-type="float" office:value="9874.34667969">
            <text:p>9874.34667969</text:p>
          </table:table-cell>
          <table:table-cell table:style-name="ce2" office:value-type="float" office:value="11538.9580078">
            <text:p>11538.9580078</text:p>
          </table:table-cell>
          <table:table-cell table:style-name="ce2" office:value-type="float" office:value="24059">
            <text:p>24059</text:p>
          </table:table-cell>
          <table:table-cell table:style-name="ce2" table:formula="of:=[.E164]-(SUM([.F164];[.G164]))" office:value-type="float" office:value="4014.64233401">
            <text:p>4014.64233401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1</text:p>
          </table:table-cell>
          <table:table-cell table:style-name="ce2" office:value-type="string">
            <text:p>l5</text:p>
          </table:table-cell>
          <table:table-cell table:style-name="ce2" office:value-type="float" office:value="25524.3347168">
            <text:p>25524.3347168</text:p>
          </table:table-cell>
          <table:table-cell table:style-name="ce2" office:value-type="float" office:value="10010.7648926">
            <text:p>10010.7648926</text:p>
          </table:table-cell>
          <table:table-cell table:style-name="ce2" office:value-type="float" office:value="11534.1623535">
            <text:p>11534.1623535</text:p>
          </table:table-cell>
          <table:table-cell table:style-name="ce2" office:value-type="float" office:value="24059">
            <text:p>24059</text:p>
          </table:table-cell>
          <table:table-cell table:style-name="ce2" table:formula="of:=[.E165]-(SUM([.F165];[.G165]))" office:value-type="float" office:value="3979.4074707">
            <text:p>3979.4074707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2</text:p>
          </table:table-cell>
          <table:table-cell table:style-name="ce2" office:value-type="string">
            <text:p>l2</text:p>
          </table:table-cell>
          <table:table-cell table:style-name="ce2" office:value-type="float" office:value="64790.769043">
            <text:p>64790.769043</text:p>
          </table:table-cell>
          <table:table-cell table:style-name="ce2" office:value-type="float" office:value="20576.7053223">
            <text:p>20576.7053223</text:p>
          </table:table-cell>
          <table:table-cell table:style-name="ce2" office:value-type="float" office:value="23801.6315918">
            <text:p>23801.6315918</text:p>
          </table:table-cell>
          <table:table-cell table:style-name="ce2" office:value-type="float" office:value="48440">
            <text:p>48440</text:p>
          </table:table-cell>
          <table:table-cell table:style-name="ce2" table:formula="of:=[.E166]-(SUM([.F166];[.G166]))" office:value-type="float" office:value="20412.4321289">
            <text:p>20412.4321289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2</text:p>
          </table:table-cell>
          <table:table-cell table:style-name="ce2" office:value-type="string">
            <text:p>l3</text:p>
          </table:table-cell>
          <table:table-cell table:style-name="ce2" office:value-type="float" office:value="50586.8840332">
            <text:p>50586.8840332</text:p>
          </table:table-cell>
          <table:table-cell table:style-name="ce2" office:value-type="float" office:value="19861.0625">
            <text:p>19861.0625</text:p>
          </table:table-cell>
          <table:table-cell table:style-name="ce2" office:value-type="float" office:value="23164.4458008">
            <text:p>23164.4458008</text:p>
          </table:table-cell>
          <table:table-cell table:style-name="ce2" office:value-type="float" office:value="48440">
            <text:p>48440</text:p>
          </table:table-cell>
          <table:table-cell table:style-name="ce2" table:formula="of:=[.E167]-(SUM([.F167];[.G167]))" office:value-type="float" office:value="7561.3757324">
            <text:p>7561.3757324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2</text:p>
          </table:table-cell>
          <table:table-cell table:style-name="ce2" office:value-type="string">
            <text:p>l4</text:p>
          </table:table-cell>
          <table:table-cell table:style-name="ce2" office:value-type="float" office:value="50537.1459961">
            <text:p>50537.1459961</text:p>
          </table:table-cell>
          <table:table-cell table:style-name="ce2" office:value-type="float" office:value="19851.9526367">
            <text:p>19851.9526367</text:p>
          </table:table-cell>
          <table:table-cell table:style-name="ce2" office:value-type="float" office:value="23110.9111328">
            <text:p>23110.9111328</text:p>
          </table:table-cell>
          <table:table-cell table:style-name="ce2" office:value-type="float" office:value="48440">
            <text:p>48440</text:p>
          </table:table-cell>
          <table:table-cell table:style-name="ce2" table:formula="of:=[.E168]-(SUM([.F168];[.G168]))" office:value-type="float" office:value="7574.2822266">
            <text:p>7574.2822266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2</text:p>
          </table:table-cell>
          <table:table-cell table:style-name="ce2" office:value-type="string">
            <text:p>l5</text:p>
          </table:table-cell>
          <table:table-cell table:style-name="ce2" office:value-type="float" office:value="50532.6318359">
            <text:p>50532.6318359</text:p>
          </table:table-cell>
          <table:table-cell table:style-name="ce2" office:value-type="float" office:value="19885.0981445">
            <text:p>19885.0981445</text:p>
          </table:table-cell>
          <table:table-cell table:style-name="ce2" office:value-type="float" office:value="23033.5285645">
            <text:p>23033.5285645</text:p>
          </table:table-cell>
          <table:table-cell table:style-name="ce2" office:value-type="float" office:value="48440">
            <text:p>48440</text:p>
          </table:table-cell>
          <table:table-cell table:style-name="ce2" table:formula="of:=[.E169]-(SUM([.F169];[.G169]))" office:value-type="float" office:value="7614.0051269">
            <text:p>7614.0051269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3</text:p>
          </table:table-cell>
          <table:table-cell table:style-name="ce2" office:value-type="string">
            <text:p>l2</text:p>
          </table:table-cell>
          <table:table-cell table:style-name="ce2" office:value-type="float" office:value="183192.128906">
            <text:p>183192.128906</text:p>
          </table:table-cell>
          <table:table-cell table:style-name="ce2" office:value-type="float" office:value="43381.8146973">
            <text:p>43381.8146973</text:p>
          </table:table-cell>
          <table:table-cell table:style-name="ce2" office:value-type="float" office:value="50340.9821777">
            <text:p>50340.9821777</text:p>
          </table:table-cell>
          <table:table-cell table:style-name="ce2" office:value-type="float" office:value="96752">
            <text:p>96752</text:p>
          </table:table-cell>
          <table:table-cell table:style-name="ce2" table:formula="of:=[.E170]-(SUM([.F170];[.G170]))" office:value-type="float" office:value="89469.332031">
            <text:p>89469.332031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3</text:p>
          </table:table-cell>
          <table:table-cell table:style-name="ce2" office:value-type="string">
            <text:p>l3</text:p>
          </table:table-cell>
          <table:table-cell table:style-name="ce2" office:value-type="float" office:value="102811.773926">
            <text:p>102811.773926</text:p>
          </table:table-cell>
          <table:table-cell table:style-name="ce2" office:value-type="float" office:value="39936.2646484">
            <text:p>39936.2646484</text:p>
          </table:table-cell>
          <table:table-cell table:style-name="ce2" office:value-type="float" office:value="46426.8391113">
            <text:p>46426.8391113</text:p>
          </table:table-cell>
          <table:table-cell table:style-name="ce2" office:value-type="float" office:value="96752">
            <text:p>96752</text:p>
          </table:table-cell>
          <table:table-cell table:style-name="ce2" table:formula="of:=[.E171]-(SUM([.F171];[.G171]))" office:value-type="float" office:value="16448.6701663">
            <text:p>16448.6701663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3</text:p>
          </table:table-cell>
          <table:table-cell table:style-name="ce2" office:value-type="string">
            <text:p>l4</text:p>
          </table:table-cell>
          <table:table-cell table:style-name="ce2" office:value-type="float" office:value="100788.356934">
            <text:p>100788.356934</text:p>
          </table:table-cell>
          <table:table-cell table:style-name="ce2" office:value-type="float" office:value="39796.420166">
            <text:p>39796.420166</text:p>
          </table:table-cell>
          <table:table-cell table:style-name="ce2" office:value-type="float" office:value="46306.6843262">
            <text:p>46306.6843262</text:p>
          </table:table-cell>
          <table:table-cell table:style-name="ce2" office:value-type="float" office:value="96752">
            <text:p>96752</text:p>
          </table:table-cell>
          <table:table-cell table:style-name="ce2" table:formula="of:=[.E172]-(SUM([.F172];[.G172]))" office:value-type="float" office:value="14685.2524418">
            <text:p>14685.2524418</text:p>
          </table:table-cell>
        </table:table-row>
        <table:table-row table:style-name="ro1" table:visibility="filter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3</text:p>
          </table:table-cell>
          <table:table-cell table:style-name="ce2" office:value-type="string">
            <text:p>l5</text:p>
          </table:table-cell>
          <table:table-cell table:style-name="ce2" office:value-type="float" office:value="100336.297119">
            <text:p>100336.297119</text:p>
          </table:table-cell>
          <table:table-cell table:style-name="ce2" office:value-type="float" office:value="39657.2722168">
            <text:p>39657.2722168</text:p>
          </table:table-cell>
          <table:table-cell table:style-name="ce2" office:value-type="float" office:value="46206.6789551">
            <text:p>46206.6789551</text:p>
          </table:table-cell>
          <table:table-cell table:style-name="ce2" office:value-type="float" office:value="96752">
            <text:p>96752</text:p>
          </table:table-cell>
          <table:table-cell table:style-name="ce2" table:formula="of:=[.E173]-(SUM([.F173];[.G173]))" office:value-type="float" office:value="14472.3459471">
            <text:p>14472.3459471</text:p>
          </table:table-cell>
        </table:table-row>
        <table:table-row table:style-name="ro1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4</text:p>
          </table:table-cell>
          <table:table-cell table:style-name="ce2" office:value-type="string">
            <text:p>l2</text:p>
          </table:table-cell>
          <table:table-cell table:style-name="ce2" office:value-type="float" office:value="1355233.18896">
            <text:p>1355233.18896</text:p>
          </table:table-cell>
          <table:table-cell table:style-name="ce2" office:value-type="float" office:value="922768.169189">
            <text:p>922768.169189</text:p>
          </table:table-cell>
          <table:table-cell table:style-name="ce2" office:value-type="float" office:value="191918.155762">
            <text:p>191918.155762</text:p>
          </table:table-cell>
          <table:table-cell table:style-name="ce2" office:value-type="float" office:value="193439">
            <text:p>193439</text:p>
          </table:table-cell>
          <table:table-cell table:style-name="ce2" table:formula="of:=[.E174]-(SUM([.F174];[.G174]))" office:value-type="float" office:value="240546.864009">
            <text:p>240546.864009</text:p>
          </table:table-cell>
        </table:table-row>
        <table:table-row table:style-name="ro1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4</text:p>
          </table:table-cell>
          <table:table-cell table:style-name="ce2" office:value-type="string">
            <text:p>l3</text:p>
          </table:table-cell>
          <table:table-cell table:style-name="ce2" office:value-type="float" office:value="1367962.81104">
            <text:p>1367962.81104</text:p>
          </table:table-cell>
          <table:table-cell table:style-name="ce2" office:value-type="float" office:value="931480.33252">
            <text:p>931480.33252</text:p>
          </table:table-cell>
          <table:table-cell table:style-name="ce2" office:value-type="float" office:value="192719.444336">
            <text:p>192719.444336</text:p>
          </table:table-cell>
          <table:table-cell table:style-name="ce2" office:value-type="float" office:value="193439">
            <text:p>193439</text:p>
          </table:table-cell>
          <table:table-cell table:style-name="ce2" table:formula="of:=[.E175]-(SUM([.F175];[.G175]))" office:value-type="float" office:value="243763.034184">
            <text:p>243763.034184</text:p>
          </table:table-cell>
        </table:table-row>
        <table:table-row table:style-name="ro1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4</text:p>
          </table:table-cell>
          <table:table-cell table:style-name="ce2" office:value-type="string">
            <text:p>l4</text:p>
          </table:table-cell>
          <table:table-cell table:style-name="ce2" office:value-type="float" office:value="1366005.76514">
            <text:p>1366005.76514</text:p>
          </table:table-cell>
          <table:table-cell table:style-name="ce2" office:value-type="float" office:value="930961.20166">
            <text:p>930961.20166</text:p>
          </table:table-cell>
          <table:table-cell table:style-name="ce2" office:value-type="float" office:value="191766.12793">
            <text:p>191766.12793</text:p>
          </table:table-cell>
          <table:table-cell table:style-name="ce2" office:value-type="float" office:value="193439">
            <text:p>193439</text:p>
          </table:table-cell>
          <table:table-cell table:style-name="ce2" table:formula="of:=[.E176]-(SUM([.F176];[.G176]))" office:value-type="float" office:value="243278.43555">
            <text:p>243278.43555</text:p>
          </table:table-cell>
        </table:table-row>
        <table:table-row table:style-name="ro1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4</text:p>
          </table:table-cell>
          <table:table-cell table:style-name="ce2" office:value-type="string">
            <text:p>l5</text:p>
          </table:table-cell>
          <table:table-cell table:style-name="ce2" office:value-type="float" office:value="1359123.36401">
            <text:p>1359123.36401</text:p>
          </table:table-cell>
          <table:table-cell table:style-name="ce2" office:value-type="float" office:value="923140.53833">
            <text:p>923140.53833</text:p>
          </table:table-cell>
          <table:table-cell table:style-name="ce2" office:value-type="float" office:value="191808.714355">
            <text:p>191808.714355</text:p>
          </table:table-cell>
          <table:table-cell table:style-name="ce2" office:value-type="float" office:value="193439">
            <text:p>193439</text:p>
          </table:table-cell>
          <table:table-cell table:style-name="ce2" table:formula="of:=[.E177]-(SUM([.F177];[.G177]))" office:value-type="float" office:value="244174.111325">
            <text:p>244174.111325</text:p>
          </table:table-cell>
        </table:table-row>
        <table:table-row table:style-name="ro1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5</text:p>
          </table:table-cell>
          <table:table-cell table:style-name="ce2" office:value-type="string">
            <text:p>l2</text:p>
          </table:table-cell>
          <table:table-cell table:style-name="ce2" office:value-type="float" office:value="3133229.84229">
            <text:p>3133229.84229</text:p>
          </table:table-cell>
          <table:table-cell table:style-name="ce2" office:value-type="float" office:value="2366361.88184">
            <text:p>2366361.88184</text:p>
          </table:table-cell>
          <table:table-cell table:style-name="ce2" office:value-type="float" office:value="385169.625732">
            <text:p>385169.625732</text:p>
          </table:table-cell>
          <table:table-cell table:style-name="ce2" office:value-type="float" office:value="386970">
            <text:p>386970</text:p>
          </table:table-cell>
          <table:table-cell table:style-name="ce2" table:formula="of:=[.E178]-(SUM([.F178];[.G178]))" office:value-type="float" office:value="381698.334718">
            <text:p>381698.334718</text:p>
          </table:table-cell>
        </table:table-row>
        <table:table-row table:style-name="ro1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5</text:p>
          </table:table-cell>
          <table:table-cell table:style-name="ce2" office:value-type="string">
            <text:p>l3</text:p>
          </table:table-cell>
          <table:table-cell table:style-name="ce2" office:value-type="float" office:value="3120101.94409">
            <text:p>3120101.94409</text:p>
          </table:table-cell>
          <table:table-cell table:style-name="ce2" office:value-type="float" office:value="2353697.21509">
            <text:p>2353697.21509</text:p>
          </table:table-cell>
          <table:table-cell table:style-name="ce2" office:value-type="float" office:value="384806.439941">
            <text:p>384806.439941</text:p>
          </table:table-cell>
          <table:table-cell table:style-name="ce2" office:value-type="float" office:value="386970">
            <text:p>386970</text:p>
          </table:table-cell>
          <table:table-cell table:style-name="ce2" table:formula="of:=[.E179]-(SUM([.F179];[.G179]))" office:value-type="float" office:value="381598.289059">
            <text:p>381598.289059</text:p>
          </table:table-cell>
        </table:table-row>
        <table:table-row table:style-name="ro1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5</text:p>
          </table:table-cell>
          <table:table-cell table:style-name="ce2" office:value-type="string">
            <text:p>l4</text:p>
          </table:table-cell>
          <table:table-cell table:style-name="ce2" office:value-type="float" office:value="3123345.37988">
            <text:p>3123345.37988</text:p>
          </table:table-cell>
          <table:table-cell table:style-name="ce2" office:value-type="float" office:value="2357864.21997">
            <text:p>2357864.21997</text:p>
          </table:table-cell>
          <table:table-cell table:style-name="ce2" office:value-type="float" office:value="384357.250977">
            <text:p>384357.250977</text:p>
          </table:table-cell>
          <table:table-cell table:style-name="ce2" office:value-type="float" office:value="386970">
            <text:p>386970</text:p>
          </table:table-cell>
          <table:table-cell table:style-name="ce2" table:formula="of:=[.E180]-(SUM([.F180];[.G180]))" office:value-type="float" office:value="381123.908933">
            <text:p>381123.908933</text:p>
          </table:table-cell>
        </table:table-row>
        <table:table-row table:style-name="ro1">
          <table:table-cell table:style-name="ce2" office:value-type="string">
            <text:p>sthesis</text:p>
          </table:table-cell>
          <table:table-cell table:style-name="ce2" office:value-type="string">
            <text:p>h3</text:p>
          </table:table-cell>
          <table:table-cell table:style-name="ce2" office:value-type="string">
            <text:p>w15</text:p>
          </table:table-cell>
          <table:table-cell table:style-name="ce2" office:value-type="string">
            <text:p>l5</text:p>
          </table:table-cell>
          <table:table-cell table:style-name="ce2" office:value-type="float" office:value="3124346.76611">
            <text:p>3124346.76611</text:p>
          </table:table-cell>
          <table:table-cell table:style-name="ce2" office:value-type="float" office:value="2359454.83105">
            <text:p>2359454.83105</text:p>
          </table:table-cell>
          <table:table-cell table:style-name="ce2" office:value-type="float" office:value="385044.029297">
            <text:p>385044.029297</text:p>
          </table:table-cell>
          <table:table-cell table:style-name="ce2" office:value-type="float" office:value="386970">
            <text:p>386970</text:p>
          </table:table-cell>
          <table:table-cell table:style-name="ce2" table:formula="of:=[.E181]-(SUM([.F181];[.G181]))" office:value-type="float" office:value="379847.905763">
            <text:p>379847.905763</text:p>
          </table:table-cell>
        </table:table-row>
        <table:table-row table:style-name="ro2" table:number-rows-repeated="104839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Pivot Table_RefineA_1" table:style-name="ta1">
        <table:table-column table:style-name="co8" table:default-cell-style-name="ce5"/>
        <table:table-column table:style-name="co16" table:default-cell-style-name="ce11"/>
        <table:table-column table:style-name="co16" table:default-cell-style-name="ce17"/>
        <table:table-column table:style-name="co14" table:default-cell-style-name="ce23"/>
        <table:table-column table:style-name="co14" table:default-cell-style-name="ce28"/>
        <table:table-row table:style-name="ro2" table:number-rows-repeated="2">
          <table:table-cell table:style-name="Default" table:number-columns-repeated="5"/>
        </table:table-row>
        <table:table-row table:style-name="ro2">
          <table:table-cell table:style-name="ce3"/>
          <table:table-cell table:style-name="ce9"/>
          <table:table-cell table:style-name="ce15" office:value-type="string">
            <text:p>Data</text:p>
          </table:table-cell>
          <table:table-cell table:style-name="ce21"/>
          <table:table-cell table:style-name="ce26"/>
        </table:table-row>
        <table:table-row table:style-name="ro2">
          <table:table-cell table:style-name="ce4" office:value-type="string">
            <text:p>Workload</text:p>
          </table:table-cell>
          <table:table-cell table:style-name="ce10" office:value-type="string">
            <text:p>Structure</text:p>
          </table:table-cell>
          <table:table-cell table:style-name="ce16" office:value-type="string">
            <text:p>Average - Traversal</text:p>
          </table:table-cell>
          <table:table-cell table:style-name="ce22" office:value-type="string">
            <text:p>Average - Parsing</text:p>
          </table:table-cell>
          <table:table-cell table:style-name="ce27" office:value-type="string">
            <text:p>Average - Xpath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string">
            <text:p>h1</text:p>
          </table:table-cell>
          <table:table-cell office:value-type="float" office:value="3.9794921874925">
            <text:p>3.9794921875</text:p>
          </table:table-cell>
          <table:table-cell office:value-type="float" office:value="9.4939575195325">
            <text:p>9.4939575195</text:p>
          </table:table-cell>
          <table:table-cell office:value-type="float" office:value="11.1939086914">
            <text:p>11.1939086914</text:p>
          </table:table-cell>
        </table:table-row>
        <table:table-row table:style-name="ro2">
          <table:table-cell table:style-name="ce6"/>
          <table:table-cell table:style-name="ce12" office:value-type="string">
            <text:p>h2</text:p>
          </table:table-cell>
          <table:table-cell table:style-name="ce18" office:value-type="float" office:value="6.4830932617175">
            <text:p>6.4830932617</text:p>
          </table:table-cell>
          <table:table-cell table:style-name="Pivot_20_Table_20_Value" office:value-type="float" office:value="9.5142211914075">
            <text:p>9.5142211914</text:p>
          </table:table-cell>
          <table:table-cell table:style-name="ce29" office:value-type="float" office:value="11.23065185545">
            <text:p>11.2306518555</text:p>
          </table:table-cell>
        </table:table-row>
        <table:table-row table:style-name="ro2">
          <table:table-cell table:style-name="ce7"/>
          <table:table-cell table:style-name="ce13" office:value-type="string">
            <text:p>h3</text:p>
          </table:table-cell>
          <table:table-cell table:style-name="ce19" office:value-type="float" office:value="9.6138916015675">
            <text:p>9.6138916016</text:p>
          </table:table-cell>
          <table:table-cell table:style-name="ce24" office:value-type="float" office:value="9.4568481445325">
            <text:p>9.4568481445</text:p>
          </table:table-cell>
          <table:table-cell table:style-name="ce30" office:value-type="float" office:value="11.432006835925">
            <text:p>11.4320068359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string">
            <text:p>h1</text:p>
          </table:table-cell>
          <table:table-cell office:value-type="float" office:value="1705.11480711">
            <text:p>1705.11480711</text:p>
          </table:table-cell>
          <table:table-cell office:value-type="float" office:value="4959.819763185">
            <text:p>4959.819763185</text:p>
          </table:table-cell>
          <table:table-cell office:value-type="float" office:value="5822.128479005">
            <text:p>5822.128479005</text:p>
          </table:table-cell>
        </table:table-row>
        <table:table-row table:style-name="ro2">
          <table:table-cell table:style-name="ce6"/>
          <table:table-cell table:style-name="ce12" office:value-type="string">
            <text:p>h2</text:p>
          </table:table-cell>
          <table:table-cell table:style-name="ce18" office:value-type="float" office:value="1832.44494627">
            <text:p>1832.44494627</text:p>
          </table:table-cell>
          <table:table-cell table:style-name="Pivot_20_Table_20_Value" office:value-type="float" office:value="4916.0241699225">
            <text:p>4916.0241699225</text:p>
          </table:table-cell>
          <table:table-cell table:style-name="ce29" office:value-type="float" office:value="5770.4125976575">
            <text:p>5770.4125976575</text:p>
          </table:table-cell>
        </table:table-row>
        <table:table-row table:style-name="ro2">
          <table:table-cell table:style-name="ce7"/>
          <table:table-cell table:style-name="ce13" office:value-type="string">
            <text:p>h3</text:p>
          </table:table-cell>
          <table:table-cell table:style-name="ce19" office:value-type="float" office:value="2423.05975339">
            <text:p>2423.05975339</text:p>
          </table:table-cell>
          <table:table-cell table:style-name="ce24" office:value-type="float" office:value="4938.8477172825">
            <text:p>4938.8477172825</text:p>
          </table:table-cell>
          <table:table-cell table:style-name="ce30" office:value-type="float" office:value="5832.4566040025">
            <text:p>5832.4566040025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string">
            <text:p>h1</text:p>
          </table:table-cell>
          <table:table-cell office:value-type="float" office:value="3564.3349609225">
            <text:p>3564.3349609225</text:p>
          </table:table-cell>
          <table:table-cell office:value-type="float" office:value="9915.6099853525">
            <text:p>9915.6099853525</text:p>
          </table:table-cell>
          <table:table-cell office:value-type="float" office:value="11628.79711915">
            <text:p>11628.79711915</text:p>
          </table:table-cell>
        </table:table-row>
        <table:table-row table:style-name="ro2">
          <table:table-cell table:style-name="ce6"/>
          <table:table-cell table:style-name="ce12" office:value-type="string">
            <text:p>h2</text:p>
          </table:table-cell>
          <table:table-cell table:style-name="ce18" office:value-type="float" office:value="3570.7881469825">
            <text:p>3570.7881469825</text:p>
          </table:table-cell>
          <table:table-cell table:style-name="Pivot_20_Table_20_Value" office:value-type="float" office:value="9865.3925170925">
            <text:p>9865.3925170925</text:p>
          </table:table-cell>
          <table:table-cell table:style-name="ce29" office:value-type="float" office:value="11546.928466775">
            <text:p>11546.928466775</text:p>
          </table:table-cell>
        </table:table-row>
        <table:table-row table:style-name="ro2">
          <table:table-cell table:style-name="ce7"/>
          <table:table-cell table:style-name="ce13" office:value-type="string">
            <text:p>h3</text:p>
          </table:table-cell>
          <table:table-cell table:style-name="ce19" office:value-type="float" office:value="4947.5816650425">
            <text:p>4947.5816650425</text:p>
          </table:table-cell>
          <table:table-cell table:style-name="ce24" office:value-type="float" office:value="9959.2310791075">
            <text:p>9959.2310791075</text:p>
          </table:table-cell>
          <table:table-cell table:style-name="ce30" office:value-type="float" office:value="11588.74871825">
            <text:p>11588.74871825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string">
            <text:p>h1</text:p>
          </table:table-cell>
          <table:table-cell office:value-type="float" office:value="6659.371765125">
            <text:p>6659.371765125</text:p>
          </table:table-cell>
          <table:table-cell office:value-type="float" office:value="19546.46154785">
            <text:p>19546.46154785</text:p>
          </table:table-cell>
          <table:table-cell office:value-type="float" office:value="23095.616943375">
            <text:p>23095.616943375</text:p>
          </table:table-cell>
        </table:table-row>
        <table:table-row table:style-name="ro2">
          <table:table-cell table:style-name="ce6"/>
          <table:table-cell table:style-name="ce12" office:value-type="string">
            <text:p>h2</text:p>
          </table:table-cell>
          <table:table-cell table:style-name="ce18" office:value-type="float" office:value="7284.495605475">
            <text:p>7284.495605475</text:p>
          </table:table-cell>
          <table:table-cell table:style-name="Pivot_20_Table_20_Value" office:value-type="float" office:value="19754.91174315">
            <text:p>19754.91174315</text:p>
          </table:table-cell>
          <table:table-cell table:style-name="ce29" office:value-type="float" office:value="23073.069641125">
            <text:p>23073.069641125</text:p>
          </table:table-cell>
        </table:table-row>
        <table:table-row table:style-name="ro2">
          <table:table-cell table:style-name="ce7"/>
          <table:table-cell table:style-name="ce13" office:value-type="string">
            <text:p>h3</text:p>
          </table:table-cell>
          <table:table-cell table:style-name="ce19" office:value-type="float" office:value="10790.5238037">
            <text:p>10790.5238037</text:p>
          </table:table-cell>
          <table:table-cell table:style-name="ce24" office:value-type="float" office:value="20043.704650875">
            <text:p>20043.704650875</text:p>
          </table:table-cell>
          <table:table-cell table:style-name="ce30" office:value-type="float" office:value="23277.629272475">
            <text:p>23277.629272475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string">
            <text:p>h1</text:p>
          </table:table-cell>
          <table:table-cell office:value-type="float" office:value="14238.86248785">
            <text:p>14238.86248785</text:p>
          </table:table-cell>
          <table:table-cell office:value-type="float" office:value="39959.60455325">
            <text:p>39959.60455325</text:p>
          </table:table-cell>
          <table:table-cell office:value-type="float" office:value="46068.867736825">
            <text:p>46068.867736825</text:p>
          </table:table-cell>
        </table:table-row>
        <table:table-row table:style-name="ro2">
          <table:table-cell table:style-name="ce6"/>
          <table:table-cell table:style-name="ce12" office:value-type="string">
            <text:p>h2</text:p>
          </table:table-cell>
          <table:table-cell table:style-name="ce18" office:value-type="float" office:value="15464.1981811">
            <text:p>15464.1981811</text:p>
          </table:table-cell>
          <table:table-cell table:style-name="Pivot_20_Table_20_Value" office:value-type="float" office:value="39962.57855225">
            <text:p>39962.57855225</text:p>
          </table:table-cell>
          <table:table-cell table:style-name="ce29" office:value-type="float" office:value="46318.393554675">
            <text:p>46318.393554675</text:p>
          </table:table-cell>
        </table:table-row>
        <table:table-row table:style-name="ro2">
          <table:table-cell table:style-name="ce7"/>
          <table:table-cell table:style-name="ce13" office:value-type="string">
            <text:p>h3</text:p>
          </table:table-cell>
          <table:table-cell table:style-name="ce19" office:value-type="float" office:value="33768.90014655">
            <text:p>33768.90014655</text:p>
          </table:table-cell>
          <table:table-cell table:style-name="ce24" office:value-type="float" office:value="40692.942932125">
            <text:p>40692.942932125</text:p>
          </table:table-cell>
          <table:table-cell table:style-name="ce30" office:value-type="float" office:value="47320.296142575">
            <text:p>47320.296142575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string">
            <text:p>h1</text:p>
          </table:table-cell>
          <table:table-cell office:value-type="float" office:value="146293.293454">
            <text:p>146293.293454</text:p>
          </table:table-cell>
          <table:table-cell office:value-type="float" office:value="7039108.1015025">
            <text:p>7039108.1015025</text:p>
          </table:table-cell>
          <table:table-cell office:value-type="float" office:value="179852.608826">
            <text:p>179852.608826</text:p>
          </table:table-cell>
        </table:table-row>
        <table:table-row table:style-name="ro2">
          <table:table-cell table:style-name="ce6"/>
          <table:table-cell table:style-name="ce12" office:value-type="string">
            <text:p>h2</text:p>
          </table:table-cell>
          <table:table-cell table:style-name="ce18" office:value-type="float" office:value="101866.54552925">
            <text:p>101866.54552925</text:p>
          </table:table-cell>
          <table:table-cell table:style-name="Pivot_20_Table_20_Value" office:value-type="float" office:value="3168079.6801175">
            <text:p>3168079.6801175</text:p>
          </table:table-cell>
          <table:table-cell table:style-name="ce29" office:value-type="float" office:value="189022.77612325">
            <text:p>189022.77612325</text:p>
          </table:table-cell>
        </table:table-row>
        <table:table-row table:style-name="ro2">
          <table:table-cell table:style-name="ce7"/>
          <table:table-cell table:style-name="ce13" office:value-type="string">
            <text:p>h3</text:p>
          </table:table-cell>
          <table:table-cell table:style-name="ce19" office:value-type="float" office:value="242940.611267">
            <text:p>242940.611267</text:p>
          </table:table-cell>
          <table:table-cell table:style-name="ce24" office:value-type="float" office:value="927087.56042475">
            <text:p>927087.56042475</text:p>
          </table:table-cell>
          <table:table-cell table:style-name="ce30" office:value-type="float" office:value="192053.11059575">
            <text:p>192053.11059575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string">
            <text:p>h1</text:p>
          </table:table-cell>
          <table:table-cell office:value-type="float" office:value="985024.8667455">
            <text:p>985024.8667455</text:p>
          </table:table-cell>
          <table:table-cell office:value-type="float" office:value="17334711.13665">
            <text:p>17334711.13665</text:p>
          </table:table-cell>
          <table:table-cell office:value-type="float" office:value="344977.6461795">
            <text:p>344977.6461795</text:p>
          </table:table-cell>
        </table:table-row>
        <table:table-row table:style-name="ro2">
          <table:table-cell table:style-name="ce6"/>
          <table:table-cell table:style-name="ce12" office:value-type="string">
            <text:p>h2</text:p>
          </table:table-cell>
          <table:table-cell table:style-name="ce18" office:value-type="float" office:value="204713.75504">
            <text:p>204713.75504</text:p>
          </table:table-cell>
          <table:table-cell table:style-name="Pivot_20_Table_20_Value" office:value-type="float" office:value="10464731.94705">
            <text:p>10464731.94705</text:p>
          </table:table-cell>
          <table:table-cell table:style-name="ce29" office:value-type="float" office:value="351108.512085">
            <text:p>351108.512085</text:p>
          </table:table-cell>
        </table:table-row>
        <table:table-row table:style-name="ro2">
          <table:table-cell table:style-name="ce7"/>
          <table:table-cell table:style-name="ce13" office:value-type="string">
            <text:p>h3</text:p>
          </table:table-cell>
          <table:table-cell table:style-name="ce19" office:value-type="float" office:value="381067.10961825">
            <text:p>381067.10961825</text:p>
          </table:table-cell>
          <table:table-cell table:style-name="ce24" office:value-type="float" office:value="2359344.5369875">
            <text:p>2359344.5369875</text:p>
          </table:table-cell>
          <table:table-cell table:style-name="ce30" office:value-type="float" office:value="384844.33648675">
            <text:p>384844.33648675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string">
            <text:p>h1</text:p>
          </table:table-cell>
          <table:table-cell office:value-type="float" office:value="7.374450683625">
            <text:p>7.3744506836</text:p>
          </table:table-cell>
          <table:table-cell office:value-type="float" office:value="18.6964111328">
            <text:p>18.6964111328</text:p>
          </table:table-cell>
          <table:table-cell office:value-type="float" office:value="21.803405761725">
            <text:p>21.8034057617</text:p>
          </table:table-cell>
        </table:table-row>
        <table:table-row table:style-name="ro2">
          <table:table-cell table:style-name="ce6"/>
          <table:table-cell table:style-name="ce12" office:value-type="string">
            <text:p>h2</text:p>
          </table:table-cell>
          <table:table-cell table:style-name="ce18" office:value-type="float" office:value="11.496948242175">
            <text:p>11.4969482422</text:p>
          </table:table-cell>
          <table:table-cell table:style-name="Pivot_20_Table_20_Value" office:value-type="float" office:value="18.5111694336">
            <text:p>18.5111694336</text:p>
          </table:table-cell>
          <table:table-cell table:style-name="ce29" office:value-type="float" office:value="21.9012451172">
            <text:p>21.9012451172</text:p>
          </table:table-cell>
        </table:table-row>
        <table:table-row table:style-name="ro2">
          <table:table-cell table:style-name="ce7"/>
          <table:table-cell table:style-name="ce13" office:value-type="string">
            <text:p>h3</text:p>
          </table:table-cell>
          <table:table-cell table:style-name="ce19" office:value-type="float" office:value="17.27374267575">
            <text:p>17.2737426758</text:p>
          </table:table-cell>
          <table:table-cell table:style-name="ce24" office:value-type="float" office:value="18.326171875">
            <text:p>18.326171875</text:p>
          </table:table-cell>
          <table:table-cell table:style-name="ce30" office:value-type="float" office:value="21.941467285175">
            <text:p>21.9414672852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string">
            <text:p>h1</text:p>
          </table:table-cell>
          <table:table-cell office:value-type="float" office:value="14.5014038086">
            <text:p>14.5014038086</text:p>
          </table:table-cell>
          <table:table-cell office:value-type="float" office:value="37.991333007825">
            <text:p>37.9913330078</text:p>
          </table:table-cell>
          <table:table-cell office:value-type="float" office:value="44.890502929675">
            <text:p>44.8905029297</text:p>
          </table:table-cell>
        </table:table-row>
        <table:table-row table:style-name="ro2">
          <table:table-cell table:style-name="ce6"/>
          <table:table-cell table:style-name="ce12" office:value-type="string">
            <text:p>h2</text:p>
          </table:table-cell>
          <table:table-cell table:style-name="ce18" office:value-type="float" office:value="22.009521484225">
            <text:p>22.0095214842</text:p>
          </table:table-cell>
          <table:table-cell table:style-name="Pivot_20_Table_20_Value" office:value-type="float" office:value="38.2366333008">
            <text:p>38.2366333008</text:p>
          </table:table-cell>
          <table:table-cell table:style-name="ce29" office:value-type="float" office:value="45.630371093725">
            <text:p>45.6303710937</text:p>
          </table:table-cell>
        </table:table-row>
        <table:table-row table:style-name="ro2">
          <table:table-cell table:style-name="ce7"/>
          <table:table-cell table:style-name="ce13" office:value-type="string">
            <text:p>h3</text:p>
          </table:table-cell>
          <table:table-cell table:style-name="ce19" office:value-type="float" office:value="32.799194336075">
            <text:p>32.7991943361</text:p>
          </table:table-cell>
          <table:table-cell table:style-name="ce24" office:value-type="float" office:value="37.673583984375">
            <text:p>37.6735839844</text:p>
          </table:table-cell>
          <table:table-cell table:style-name="ce30" office:value-type="float" office:value="45.64318847655">
            <text:p>45.6431884766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string">
            <text:p>h1</text:p>
          </table:table-cell>
          <table:table-cell office:value-type="float" office:value="27.405456543125">
            <text:p>27.4054565431</text:p>
          </table:table-cell>
          <table:table-cell office:value-type="float" office:value="75.699890136725">
            <text:p>75.6998901367</text:p>
          </table:table-cell>
          <table:table-cell office:value-type="float" office:value="88.79693603515">
            <text:p>88.7969360352</text:p>
          </table:table-cell>
        </table:table-row>
        <table:table-row table:style-name="ro2">
          <table:table-cell table:style-name="ce6"/>
          <table:table-cell table:style-name="ce12" office:value-type="string">
            <text:p>h2</text:p>
          </table:table-cell>
          <table:table-cell table:style-name="ce18" office:value-type="float" office:value="38.15307617205">
            <text:p>38.1530761721</text:p>
          </table:table-cell>
          <table:table-cell table:style-name="Pivot_20_Table_20_Value" office:value-type="float" office:value="75.985229492175">
            <text:p>75.9852294922</text:p>
          </table:table-cell>
          <table:table-cell table:style-name="ce29" office:value-type="float" office:value="89.900390625025">
            <text:p>89.900390625</text:p>
          </table:table-cell>
        </table:table-row>
        <table:table-row table:style-name="ro2">
          <table:table-cell table:style-name="ce7"/>
          <table:table-cell table:style-name="ce13" office:value-type="string">
            <text:p>h3</text:p>
          </table:table-cell>
          <table:table-cell table:style-name="ce19" office:value-type="float" office:value="58.454223632625">
            <text:p>58.4542236326</text:p>
          </table:table-cell>
          <table:table-cell table:style-name="ce24" office:value-type="float" office:value="74.920166015625">
            <text:p>74.9201660156</text:p>
          </table:table-cell>
          <table:table-cell table:style-name="ce30" office:value-type="float" office:value="91.00390625">
            <text:p>91.00390625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string">
            <text:p>h1</text:p>
          </table:table-cell>
          <table:table-cell office:value-type="float" office:value="53.49005126975">
            <text:p>53.4900512698</text:p>
          </table:table-cell>
          <table:table-cell office:value-type="float" office:value="152.44073486325">
            <text:p>152.4407348633</text:p>
          </table:table-cell>
          <table:table-cell office:value-type="float" office:value="181.05932617175">
            <text:p>181.0593261718</text:p>
          </table:table-cell>
        </table:table-row>
        <table:table-row table:style-name="ro2">
          <table:table-cell table:style-name="ce6"/>
          <table:table-cell table:style-name="ce12" office:value-type="string">
            <text:p>h2</text:p>
          </table:table-cell>
          <table:table-cell table:style-name="ce18" office:value-type="float" office:value="70.93249511675">
            <text:p>70.9324951168</text:p>
          </table:table-cell>
          <table:table-cell table:style-name="Pivot_20_Table_20_Value" office:value-type="float" office:value="153.69073486375">
            <text:p>153.6907348638</text:p>
          </table:table-cell>
          <table:table-cell table:style-name="ce29" office:value-type="float" office:value="181.71630859375">
            <text:p>181.7163085938</text:p>
          </table:table-cell>
        </table:table-row>
        <table:table-row table:style-name="ro2">
          <table:table-cell table:style-name="ce7"/>
          <table:table-cell table:style-name="ce13" office:value-type="string">
            <text:p>h3</text:p>
          </table:table-cell>
          <table:table-cell table:style-name="ce19" office:value-type="float" office:value="107.9719238285">
            <text:p>107.9719238285</text:p>
          </table:table-cell>
          <table:table-cell table:style-name="ce24" office:value-type="float" office:value="150.66577148425">
            <text:p>150.6657714843</text:p>
          </table:table-cell>
          <table:table-cell table:style-name="ce30" office:value-type="float" office:value="182.687194824">
            <text:p>182.687194824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string">
            <text:p>h1</text:p>
          </table:table-cell>
          <table:table-cell office:value-type="float" office:value="104.34265136725">
            <text:p>104.3426513673</text:p>
          </table:table-cell>
          <table:table-cell office:value-type="float" office:value="304.0778198245">
            <text:p>304.0778198245</text:p>
          </table:table-cell>
          <table:table-cell office:value-type="float" office:value="359.9264526365">
            <text:p>359.9264526365</text:p>
          </table:table-cell>
        </table:table-row>
        <table:table-row table:style-name="ro2">
          <table:table-cell table:style-name="ce6"/>
          <table:table-cell table:style-name="ce12" office:value-type="string">
            <text:p>h2</text:p>
          </table:table-cell>
          <table:table-cell table:style-name="ce18" office:value-type="float" office:value="128.1399536135">
            <text:p>128.1399536135</text:p>
          </table:table-cell>
          <table:table-cell table:style-name="Pivot_20_Table_20_Value" office:value-type="float" office:value="304.509460449">
            <text:p>304.509460449</text:p>
          </table:table-cell>
          <table:table-cell table:style-name="ce29" office:value-type="float" office:value="362.67529296875">
            <text:p>362.6752929688</text:p>
          </table:table-cell>
        </table:table-row>
        <table:table-row table:style-name="ro2">
          <table:table-cell table:style-name="ce7"/>
          <table:table-cell table:style-name="ce13" office:value-type="string">
            <text:p>h3</text:p>
          </table:table-cell>
          <table:table-cell table:style-name="ce19" office:value-type="float" office:value="191.785766602">
            <text:p>191.785766602</text:p>
          </table:table-cell>
          <table:table-cell table:style-name="ce24" office:value-type="float" office:value="300.78356933575">
            <text:p>300.7835693358</text:p>
          </table:table-cell>
          <table:table-cell table:style-name="ce30" office:value-type="float" office:value="367.162475586">
            <text:p>367.162475586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string">
            <text:p>h1</text:p>
          </table:table-cell>
          <table:table-cell office:value-type="float" office:value="207.49053954925">
            <text:p>207.4905395493</text:p>
          </table:table-cell>
          <table:table-cell office:value-type="float" office:value="602.7890625">
            <text:p>602.7890625</text:p>
          </table:table-cell>
          <table:table-cell office:value-type="float" office:value="720.77667236325">
            <text:p>720.7766723633</text:p>
          </table:table-cell>
        </table:table-row>
        <table:table-row table:style-name="ro2">
          <table:table-cell table:style-name="ce6"/>
          <table:table-cell table:style-name="ce12" office:value-type="string">
            <text:p>h2</text:p>
          </table:table-cell>
          <table:table-cell table:style-name="ce18" office:value-type="float" office:value="242.18231201125">
            <text:p>242.1823120113</text:p>
          </table:table-cell>
          <table:table-cell table:style-name="Pivot_20_Table_20_Value" office:value-type="float" office:value="612.91076660125">
            <text:p>612.9107666013</text:p>
          </table:table-cell>
          <table:table-cell table:style-name="ce29" office:value-type="float" office:value="719.066345215">
            <text:p>719.066345215</text:p>
          </table:table-cell>
        </table:table-row>
        <table:table-row table:style-name="ro2">
          <table:table-cell table:style-name="ce7"/>
          <table:table-cell table:style-name="ce13" office:value-type="string">
            <text:p>h3</text:p>
          </table:table-cell>
          <table:table-cell table:style-name="ce19" office:value-type="float" office:value="483.92572021425">
            <text:p>483.9257202143</text:p>
          </table:table-cell>
          <table:table-cell table:style-name="ce24" office:value-type="float" office:value="602.59991455075">
            <text:p>602.5999145508</text:p>
          </table:table-cell>
          <table:table-cell table:style-name="ce30" office:value-type="float" office:value="724.1279296875">
            <text:p>724.1279296875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string">
            <text:p>h1</text:p>
          </table:table-cell>
          <table:table-cell office:value-type="float" office:value="414.6845703125">
            <text:p>414.6845703125</text:p>
          </table:table-cell>
          <table:table-cell office:value-type="float" office:value="1222.3314209">
            <text:p>1222.3314209</text:p>
          </table:table-cell>
          <table:table-cell office:value-type="float" office:value="1456.10668945">
            <text:p>1456.10668945</text:p>
          </table:table-cell>
        </table:table-row>
        <table:table-row table:style-name="ro2">
          <table:table-cell table:style-name="ce6"/>
          <table:table-cell table:style-name="ce12" office:value-type="string">
            <text:p>h2</text:p>
          </table:table-cell>
          <table:table-cell table:style-name="ce18" office:value-type="float" office:value="460.42803955">
            <text:p>460.42803955</text:p>
          </table:table-cell>
          <table:table-cell table:style-name="Pivot_20_Table_20_Value" office:value-type="float" office:value="1227.220703125">
            <text:p>1227.220703125</text:p>
          </table:table-cell>
          <table:table-cell table:style-name="ce29" office:value-type="float" office:value="1445.6259765625">
            <text:p>1445.6259765625</text:p>
          </table:table-cell>
        </table:table-row>
        <table:table-row table:style-name="ro2">
          <table:table-cell table:style-name="ce7"/>
          <table:table-cell table:style-name="ce13" office:value-type="string">
            <text:p>h3</text:p>
          </table:table-cell>
          <table:table-cell table:style-name="ce19" office:value-type="float" office:value="661.68395996">
            <text:p>661.68395996</text:p>
          </table:table-cell>
          <table:table-cell table:style-name="ce24" office:value-type="float" office:value="1218.290649415">
            <text:p>1218.290649415</text:p>
          </table:table-cell>
          <table:table-cell table:style-name="ce30" office:value-type="float" office:value="1455.8251953125">
            <text:p>1455.8251953125</text:p>
          </table:table-cell>
        </table:table-row>
        <table:table-row table:style-name="ro2">
          <table:table-cell office:value-type="string">
            <text:p>w9</text:p>
          </table:table-cell>
          <table:table-cell office:value-type="string">
            <text:p>h1</text:p>
          </table:table-cell>
          <table:table-cell office:value-type="float" office:value="825.3220214825">
            <text:p>825.3220214825</text:p>
          </table:table-cell>
          <table:table-cell office:value-type="float" office:value="2454.14416504">
            <text:p>2454.14416504</text:p>
          </table:table-cell>
          <table:table-cell office:value-type="float" office:value="2892.75238037">
            <text:p>2892.75238037</text:p>
          </table:table-cell>
        </table:table-row>
        <table:table-row table:style-name="ro2">
          <table:table-cell table:style-name="ce6"/>
          <table:table-cell table:style-name="ce12" office:value-type="string">
            <text:p>h2</text:p>
          </table:table-cell>
          <table:table-cell table:style-name="ce18" office:value-type="float" office:value="881.5872802775">
            <text:p>881.5872802775</text:p>
          </table:table-cell>
          <table:table-cell table:style-name="Pivot_20_Table_20_Value" office:value-type="float" office:value="2456.51092529">
            <text:p>2456.51092529</text:p>
          </table:table-cell>
          <table:table-cell table:style-name="ce29" office:value-type="float" office:value="2885.0284423825">
            <text:p>2885.0284423825</text:p>
          </table:table-cell>
        </table:table-row>
        <table:table-row table:style-name="ro2">
          <table:table-cell table:style-name="ce8"/>
          <table:table-cell table:style-name="ce14" office:value-type="string">
            <text:p>h3</text:p>
          </table:table-cell>
          <table:table-cell table:style-name="ce20" office:value-type="float" office:value="1228.373535155">
            <text:p>1228.373535155</text:p>
          </table:table-cell>
          <table:table-cell table:style-name="ce25" office:value-type="float" office:value="2440.66192627">
            <text:p>2440.66192627</text:p>
          </table:table-cell>
          <table:table-cell table:style-name="ce31" office:value-type="float" office:value="2904.03137207">
            <text:p>2904.03137207</text:p>
          </table:table-cell>
        </table:table-row>
      </table:table>
      <table:table table:name="RefineB" table:style-name="ta1"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office:value-type="string">
            <text:p>Number</text:p>
          </table:table-cell>
          <table:table-cell office:value-type="string">
            <text:p>Workload</text:p>
          </table:table-cell>
          <table:table-cell office:value-type="string">
            <text:p>Data</text:p>
          </table:table-cell>
          <table:table-cell office:value-type="string">
            <text:p>Structure</text:p>
          </table:table-cell>
          <table:table-cell office:value-type="string">
            <text:p>Time (Ms)</text:p>
          </table:table-cell>
          <table:table-cell office:value-type="string">
            <text:p>Key</text:p>
          </table:table-cell>
        </table:table-row>
        <table:table-row table:style-name="ro2">
          <table:table-cell table:formula="of:=VALUE(RIGHT([.B2]; LEN([.B2])-1))"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Traversal</text:p>
          </table:table-cell>
          <table:table-cell office:value-type="string">
            <text:p>h1</text:p>
          </table:table-cell>
          <table:table-cell office:value-type="float" office:value="3.9794921874925">
            <text:p>3.9794921875</text:p>
          </table:table-cell>
          <table:table-cell table:formula="of:=CONCATENATE(TRIM([.B2]);TRIM([.C2]); TRIM([.D2]))" office:value-type="string" office:string-value="w1Traversalh1">
            <text:p>w1Traversalh1</text:p>
          </table:table-cell>
        </table:table-row>
        <table:table-row table:style-name="ro2">
          <table:table-cell table:formula="of:=VALUE(RIGHT([.B3]; LEN([.B3])-1))"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Parsing</text:p>
          </table:table-cell>
          <table:table-cell office:value-type="string">
            <text:p>h1</text:p>
          </table:table-cell>
          <table:table-cell office:value-type="float" office:value="9.4939575195325">
            <text:p>9.4939575195</text:p>
          </table:table-cell>
          <table:table-cell table:formula="of:=CONCATENATE(TRIM([.B3]);TRIM([.C3]); TRIM([.D3]))" office:value-type="string" office:string-value="w1Parsingh1">
            <text:p>w1Parsingh1</text:p>
          </table:table-cell>
        </table:table-row>
        <table:table-row table:style-name="ro3">
          <table:table-cell table:formula="of:=VALUE(RIGHT([.B4]; LEN([.B4])-1))"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Xpath</text:p>
          </table:table-cell>
          <table:table-cell office:value-type="string">
            <text:p>h1</text:p>
          </table:table-cell>
          <table:table-cell office:value-type="float" office:value="11.1939086914">
            <text:p>11.1939086914</text:p>
          </table:table-cell>
          <table:table-cell table:formula="of:=CONCATENATE(TRIM([.B4]);TRIM([.C4]); TRIM([.D4]))" office:value-type="string" office:string-value="w1Xpathh1">
            <text:p>w1Xpathh1</text:p>
          </table:table-cell>
        </table:table-row>
        <table:table-row table:style-name="ro2">
          <table:table-cell table:formula="of:=VALUE(RIGHT([.B5]; LEN([.B5])-1))"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Traversal</text:p>
          </table:table-cell>
          <table:table-cell office:value-type="string">
            <text:p>h1</text:p>
          </table:table-cell>
          <table:table-cell office:value-type="float" office:value="7.374450683625">
            <text:p>7.3744506836</text:p>
          </table:table-cell>
          <table:table-cell table:formula="of:=CONCATENATE(TRIM([.B5]);TRIM([.C5]); TRIM([.D5]))" office:value-type="string" office:string-value="w2Traversalh1">
            <text:p>w2Traversalh1</text:p>
          </table:table-cell>
        </table:table-row>
        <table:table-row table:style-name="ro2">
          <table:table-cell table:formula="of:=VALUE(RIGHT([.B6]; LEN([.B6])-1))"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Parsing</text:p>
          </table:table-cell>
          <table:table-cell office:value-type="string">
            <text:p>h1</text:p>
          </table:table-cell>
          <table:table-cell office:value-type="float" office:value="18.6964111328">
            <text:p>18.6964111328</text:p>
          </table:table-cell>
          <table:table-cell table:formula="of:=CONCATENATE(TRIM([.B6]);TRIM([.C6]); TRIM([.D6]))" office:value-type="string" office:string-value="w2Parsingh1">
            <text:p>w2Parsingh1</text:p>
          </table:table-cell>
        </table:table-row>
        <table:table-row table:style-name="ro3">
          <table:table-cell table:formula="of:=VALUE(RIGHT([.B7]; LEN([.B7])-1))"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Xpath</text:p>
          </table:table-cell>
          <table:table-cell office:value-type="string">
            <text:p>h1</text:p>
          </table:table-cell>
          <table:table-cell office:value-type="float" office:value="21.803405761725">
            <text:p>21.8034057617</text:p>
          </table:table-cell>
          <table:table-cell table:formula="of:=CONCATENATE(TRIM([.B7]);TRIM([.C7]); TRIM([.D7]))" office:value-type="string" office:string-value="w2Xpathh1">
            <text:p>w2Xpathh1</text:p>
          </table:table-cell>
        </table:table-row>
        <table:table-row table:style-name="ro2">
          <table:table-cell table:formula="of:=VALUE(RIGHT([.B8]; LEN([.B8])-1))"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Traversal</text:p>
          </table:table-cell>
          <table:table-cell office:value-type="string">
            <text:p>h1</text:p>
          </table:table-cell>
          <table:table-cell office:value-type="float" office:value="14.5014038086">
            <text:p>14.5014038086</text:p>
          </table:table-cell>
          <table:table-cell table:formula="of:=CONCATENATE(TRIM([.B8]);TRIM([.C8]); TRIM([.D8]))" office:value-type="string" office:string-value="w3Traversalh1">
            <text:p>w3Traversalh1</text:p>
          </table:table-cell>
        </table:table-row>
        <table:table-row table:style-name="ro2">
          <table:table-cell table:formula="of:=VALUE(RIGHT([.B9]; LEN([.B9])-1))"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Parsing</text:p>
          </table:table-cell>
          <table:table-cell office:value-type="string">
            <text:p>h1</text:p>
          </table:table-cell>
          <table:table-cell office:value-type="float" office:value="37.991333007825">
            <text:p>37.9913330078</text:p>
          </table:table-cell>
          <table:table-cell table:formula="of:=CONCATENATE(TRIM([.B9]);TRIM([.C9]); TRIM([.D9]))" office:value-type="string" office:string-value="w3Parsingh1">
            <text:p>w3Parsingh1</text:p>
          </table:table-cell>
        </table:table-row>
        <table:table-row table:style-name="ro3">
          <table:table-cell table:formula="of:=VALUE(RIGHT([.B10]; LEN([.B10])-1))"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Xpath</text:p>
          </table:table-cell>
          <table:table-cell office:value-type="string">
            <text:p>h1</text:p>
          </table:table-cell>
          <table:table-cell office:value-type="float" office:value="44.890502929675">
            <text:p>44.8905029297</text:p>
          </table:table-cell>
          <table:table-cell table:formula="of:=CONCATENATE(TRIM([.B10]);TRIM([.C10]); TRIM([.D10]))" office:value-type="string" office:string-value="w3Xpathh1">
            <text:p>w3Xpathh1</text:p>
          </table:table-cell>
        </table:table-row>
        <table:table-row table:style-name="ro2">
          <table:table-cell table:formula="of:=VALUE(RIGHT([.B11]; LEN([.B11])-1))"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Traversal</text:p>
          </table:table-cell>
          <table:table-cell office:value-type="string">
            <text:p>h1</text:p>
          </table:table-cell>
          <table:table-cell office:value-type="float" office:value="27.405456543125">
            <text:p>27.4054565431</text:p>
          </table:table-cell>
          <table:table-cell table:formula="of:=CONCATENATE(TRIM([.B11]);TRIM([.C11]); TRIM([.D11]))" office:value-type="string" office:string-value="w4Traversalh1">
            <text:p>w4Traversalh1</text:p>
          </table:table-cell>
        </table:table-row>
        <table:table-row table:style-name="ro2">
          <table:table-cell table:formula="of:=VALUE(RIGHT([.B12]; LEN([.B12])-1))"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Parsing</text:p>
          </table:table-cell>
          <table:table-cell office:value-type="string">
            <text:p>h1</text:p>
          </table:table-cell>
          <table:table-cell office:value-type="float" office:value="75.699890136725">
            <text:p>75.6998901367</text:p>
          </table:table-cell>
          <table:table-cell table:formula="of:=CONCATENATE(TRIM([.B12]);TRIM([.C12]); TRIM([.D12]))" office:value-type="string" office:string-value="w4Parsingh1">
            <text:p>w4Parsingh1</text:p>
          </table:table-cell>
        </table:table-row>
        <table:table-row table:style-name="ro3">
          <table:table-cell table:formula="of:=VALUE(RIGHT([.B13]; LEN([.B13])-1))"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Xpath</text:p>
          </table:table-cell>
          <table:table-cell office:value-type="string">
            <text:p>h1</text:p>
          </table:table-cell>
          <table:table-cell office:value-type="float" office:value="88.79693603515">
            <text:p>88.7969360352</text:p>
          </table:table-cell>
          <table:table-cell table:formula="of:=CONCATENATE(TRIM([.B13]);TRIM([.C13]); TRIM([.D13]))" office:value-type="string" office:string-value="w4Xpathh1">
            <text:p>w4Xpathh1</text:p>
          </table:table-cell>
        </table:table-row>
        <table:table-row table:style-name="ro2">
          <table:table-cell table:formula="of:=VALUE(RIGHT([.B14]; LEN([.B14])-1))"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Traversal</text:p>
          </table:table-cell>
          <table:table-cell office:value-type="string">
            <text:p>h1</text:p>
          </table:table-cell>
          <table:table-cell office:value-type="float" office:value="53.49005126975">
            <text:p>53.4900512698</text:p>
          </table:table-cell>
          <table:table-cell table:formula="of:=CONCATENATE(TRIM([.B14]);TRIM([.C14]); TRIM([.D14]))" office:value-type="string" office:string-value="w5Traversalh1">
            <text:p>w5Traversalh1</text:p>
          </table:table-cell>
        </table:table-row>
        <table:table-row table:style-name="ro2">
          <table:table-cell table:formula="of:=VALUE(RIGHT([.B15]; LEN([.B15])-1))"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Parsing</text:p>
          </table:table-cell>
          <table:table-cell office:value-type="string">
            <text:p>h1</text:p>
          </table:table-cell>
          <table:table-cell office:value-type="float" office:value="152.44073486325">
            <text:p>152.4407348633</text:p>
          </table:table-cell>
          <table:table-cell table:formula="of:=CONCATENATE(TRIM([.B15]);TRIM([.C15]); TRIM([.D15]))" office:value-type="string" office:string-value="w5Parsingh1">
            <text:p>w5Parsingh1</text:p>
          </table:table-cell>
        </table:table-row>
        <table:table-row table:style-name="ro3">
          <table:table-cell table:formula="of:=VALUE(RIGHT([.B16]; LEN([.B16])-1))"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Xpath</text:p>
          </table:table-cell>
          <table:table-cell office:value-type="string">
            <text:p>h1</text:p>
          </table:table-cell>
          <table:table-cell office:value-type="float" office:value="181.05932617175">
            <text:p>181.0593261718</text:p>
          </table:table-cell>
          <table:table-cell table:formula="of:=CONCATENATE(TRIM([.B16]);TRIM([.C16]); TRIM([.D16]))" office:value-type="string" office:string-value="w5Xpathh1">
            <text:p>w5Xpathh1</text:p>
          </table:table-cell>
        </table:table-row>
        <table:table-row table:style-name="ro2">
          <table:table-cell table:formula="of:=VALUE(RIGHT([.B17]; LEN([.B17])-1))"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Traversal</text:p>
          </table:table-cell>
          <table:table-cell office:value-type="string">
            <text:p>h1</text:p>
          </table:table-cell>
          <table:table-cell office:value-type="float" office:value="104.34265136725">
            <text:p>104.3426513673</text:p>
          </table:table-cell>
          <table:table-cell table:formula="of:=CONCATENATE(TRIM([.B17]);TRIM([.C17]); TRIM([.D17]))" office:value-type="string" office:string-value="w6Traversalh1">
            <text:p>w6Traversalh1</text:p>
          </table:table-cell>
        </table:table-row>
        <table:table-row table:style-name="ro2">
          <table:table-cell table:formula="of:=VALUE(RIGHT([.B18]; LEN([.B18])-1))"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Parsing</text:p>
          </table:table-cell>
          <table:table-cell office:value-type="string">
            <text:p>h1</text:p>
          </table:table-cell>
          <table:table-cell office:value-type="float" office:value="304.0778198245">
            <text:p>304.0778198245</text:p>
          </table:table-cell>
          <table:table-cell table:formula="of:=CONCATENATE(TRIM([.B18]);TRIM([.C18]); TRIM([.D18]))" office:value-type="string" office:string-value="w6Parsingh1">
            <text:p>w6Parsingh1</text:p>
          </table:table-cell>
        </table:table-row>
        <table:table-row table:style-name="ro3">
          <table:table-cell table:formula="of:=VALUE(RIGHT([.B19]; LEN([.B19])-1))"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Xpath</text:p>
          </table:table-cell>
          <table:table-cell office:value-type="string">
            <text:p>h1</text:p>
          </table:table-cell>
          <table:table-cell office:value-type="float" office:value="359.9264526365">
            <text:p>359.9264526365</text:p>
          </table:table-cell>
          <table:table-cell table:formula="of:=CONCATENATE(TRIM([.B19]);TRIM([.C19]); TRIM([.D19]))" office:value-type="string" office:string-value="w6Xpathh1">
            <text:p>w6Xpathh1</text:p>
          </table:table-cell>
        </table:table-row>
        <table:table-row table:style-name="ro2">
          <table:table-cell table:formula="of:=VALUE(RIGHT([.B20]; LEN([.B20])-1))"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Traversal</text:p>
          </table:table-cell>
          <table:table-cell office:value-type="string">
            <text:p>h1</text:p>
          </table:table-cell>
          <table:table-cell office:value-type="float" office:value="207.49053954925">
            <text:p>207.4905395493</text:p>
          </table:table-cell>
          <table:table-cell table:formula="of:=CONCATENATE(TRIM([.B20]);TRIM([.C20]); TRIM([.D20]))" office:value-type="string" office:string-value="w7Traversalh1">
            <text:p>w7Traversalh1</text:p>
          </table:table-cell>
        </table:table-row>
        <table:table-row table:style-name="ro2">
          <table:table-cell table:formula="of:=VALUE(RIGHT([.B21]; LEN([.B21])-1))"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Parsing</text:p>
          </table:table-cell>
          <table:table-cell office:value-type="string">
            <text:p>h1</text:p>
          </table:table-cell>
          <table:table-cell office:value-type="float" office:value="602.7890625">
            <text:p>602.7890625</text:p>
          </table:table-cell>
          <table:table-cell table:formula="of:=CONCATENATE(TRIM([.B21]);TRIM([.C21]); TRIM([.D21]))" office:value-type="string" office:string-value="w7Parsingh1">
            <text:p>w7Parsingh1</text:p>
          </table:table-cell>
        </table:table-row>
        <table:table-row table:style-name="ro3">
          <table:table-cell table:formula="of:=VALUE(RIGHT([.B22]; LEN([.B22])-1))"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Xpath</text:p>
          </table:table-cell>
          <table:table-cell office:value-type="string">
            <text:p>h1</text:p>
          </table:table-cell>
          <table:table-cell office:value-type="float" office:value="720.77667236325">
            <text:p>720.7766723633</text:p>
          </table:table-cell>
          <table:table-cell table:formula="of:=CONCATENATE(TRIM([.B22]);TRIM([.C22]); TRIM([.D22]))" office:value-type="string" office:string-value="w7Xpathh1">
            <text:p>w7Xpathh1</text:p>
          </table:table-cell>
        </table:table-row>
        <table:table-row table:style-name="ro2">
          <table:table-cell table:formula="of:=VALUE(RIGHT([.B23]; LEN([.B23])-1))"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Traversal</text:p>
          </table:table-cell>
          <table:table-cell office:value-type="string">
            <text:p>h1</text:p>
          </table:table-cell>
          <table:table-cell office:value-type="float" office:value="414.6845703125">
            <text:p>414.6845703125</text:p>
          </table:table-cell>
          <table:table-cell table:formula="of:=CONCATENATE(TRIM([.B23]);TRIM([.C23]); TRIM([.D23]))" office:value-type="string" office:string-value="w8Traversalh1">
            <text:p>w8Traversalh1</text:p>
          </table:table-cell>
        </table:table-row>
        <table:table-row table:style-name="ro2">
          <table:table-cell table:formula="of:=VALUE(RIGHT([.B24]; LEN([.B24])-1))"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Parsing</text:p>
          </table:table-cell>
          <table:table-cell office:value-type="string">
            <text:p>h1</text:p>
          </table:table-cell>
          <table:table-cell office:value-type="float" office:value="1222.3314209">
            <text:p>1222.3314209</text:p>
          </table:table-cell>
          <table:table-cell table:formula="of:=CONCATENATE(TRIM([.B24]);TRIM([.C24]); TRIM([.D24]))" office:value-type="string" office:string-value="w8Parsingh1">
            <text:p>w8Parsingh1</text:p>
          </table:table-cell>
        </table:table-row>
        <table:table-row table:style-name="ro3">
          <table:table-cell table:formula="of:=VALUE(RIGHT([.B25]; LEN([.B25])-1))"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Xpath</text:p>
          </table:table-cell>
          <table:table-cell office:value-type="string">
            <text:p>h1</text:p>
          </table:table-cell>
          <table:table-cell office:value-type="float" office:value="1456.10668945">
            <text:p>1456.10668945</text:p>
          </table:table-cell>
          <table:table-cell table:formula="of:=CONCATENATE(TRIM([.B25]);TRIM([.C25]); TRIM([.D25]))" office:value-type="string" office:string-value="w8Xpathh1">
            <text:p>w8Xpathh1</text:p>
          </table:table-cell>
        </table:table-row>
        <table:table-row table:style-name="ro2">
          <table:table-cell table:formula="of:=VALUE(RIGHT([.B26]; LEN([.B26])-1))"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Traversal</text:p>
          </table:table-cell>
          <table:table-cell office:value-type="string">
            <text:p>h1</text:p>
          </table:table-cell>
          <table:table-cell office:value-type="float" office:value="825.3220214825">
            <text:p>825.3220214825</text:p>
          </table:table-cell>
          <table:table-cell table:formula="of:=CONCATENATE(TRIM([.B26]);TRIM([.C26]); TRIM([.D26]))" office:value-type="string" office:string-value="w9Traversalh1">
            <text:p>w9Traversalh1</text:p>
          </table:table-cell>
        </table:table-row>
        <table:table-row table:style-name="ro2">
          <table:table-cell table:formula="of:=VALUE(RIGHT([.B27]; LEN([.B27])-1))"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Parsing</text:p>
          </table:table-cell>
          <table:table-cell office:value-type="string">
            <text:p>h1</text:p>
          </table:table-cell>
          <table:table-cell office:value-type="float" office:value="2454.14416504">
            <text:p>2454.14416504</text:p>
          </table:table-cell>
          <table:table-cell table:formula="of:=CONCATENATE(TRIM([.B27]);TRIM([.C27]); TRIM([.D27]))" office:value-type="string" office:string-value="w9Parsingh1">
            <text:p>w9Parsingh1</text:p>
          </table:table-cell>
        </table:table-row>
        <table:table-row table:style-name="ro3">
          <table:table-cell table:formula="of:=VALUE(RIGHT([.B28]; LEN([.B28])-1))"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Xpath</text:p>
          </table:table-cell>
          <table:table-cell office:value-type="string">
            <text:p>h1</text:p>
          </table:table-cell>
          <table:table-cell office:value-type="float" office:value="2892.75238037">
            <text:p>2892.75238037</text:p>
          </table:table-cell>
          <table:table-cell table:formula="of:=CONCATENATE(TRIM([.B28]);TRIM([.C28]); TRIM([.D28]))" office:value-type="string" office:string-value="w9Xpathh1">
            <text:p>w9Xpathh1</text:p>
          </table:table-cell>
        </table:table-row>
        <table:table-row table:style-name="ro2">
          <table:table-cell table:formula="of:=VALUE(RIGHT([.B29]; LEN([.B29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Traversal</text:p>
          </table:table-cell>
          <table:table-cell office:value-type="string">
            <text:p>h1</text:p>
          </table:table-cell>
          <table:table-cell office:value-type="float" office:value="1705.11480711">
            <text:p>1705.11480711</text:p>
          </table:table-cell>
          <table:table-cell table:formula="of:=CONCATENATE(TRIM([.B29]);TRIM([.C29]); TRIM([.D29]))" office:value-type="string" office:string-value="w10Traversalh1">
            <text:p>w10Traversalh1</text:p>
          </table:table-cell>
        </table:table-row>
        <table:table-row table:style-name="ro2">
          <table:table-cell table:formula="of:=VALUE(RIGHT([.B30]; LEN([.B30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Parsing</text:p>
          </table:table-cell>
          <table:table-cell office:value-type="string">
            <text:p>h1</text:p>
          </table:table-cell>
          <table:table-cell office:value-type="float" office:value="4959.819763185">
            <text:p>4959.819763185</text:p>
          </table:table-cell>
          <table:table-cell table:formula="of:=CONCATENATE(TRIM([.B30]);TRIM([.C30]); TRIM([.D30]))" office:value-type="string" office:string-value="w10Parsingh1">
            <text:p>w10Parsingh1</text:p>
          </table:table-cell>
        </table:table-row>
        <table:table-row table:style-name="ro3">
          <table:table-cell table:formula="of:=VALUE(RIGHT([.B31]; LEN([.B31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Xpath</text:p>
          </table:table-cell>
          <table:table-cell office:value-type="string">
            <text:p>h1</text:p>
          </table:table-cell>
          <table:table-cell office:value-type="float" office:value="5822.128479005">
            <text:p>5822.128479005</text:p>
          </table:table-cell>
          <table:table-cell table:formula="of:=CONCATENATE(TRIM([.B31]);TRIM([.C31]); TRIM([.D31]))" office:value-type="string" office:string-value="w10Xpathh1">
            <text:p>w10Xpathh1</text:p>
          </table:table-cell>
        </table:table-row>
        <table:table-row table:style-name="ro2">
          <table:table-cell table:formula="of:=VALUE(RIGHT([.B32]; LEN([.B32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Traversal</text:p>
          </table:table-cell>
          <table:table-cell office:value-type="string">
            <text:p>h1</text:p>
          </table:table-cell>
          <table:table-cell office:value-type="float" office:value="3564.3349609225">
            <text:p>3564.3349609225</text:p>
          </table:table-cell>
          <table:table-cell table:formula="of:=CONCATENATE(TRIM([.B32]);TRIM([.C32]); TRIM([.D32]))" office:value-type="string" office:string-value="w11Traversalh1">
            <text:p>w11Traversalh1</text:p>
          </table:table-cell>
        </table:table-row>
        <table:table-row table:style-name="ro2">
          <table:table-cell table:formula="of:=VALUE(RIGHT([.B33]; LEN([.B33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Parsing</text:p>
          </table:table-cell>
          <table:table-cell office:value-type="string">
            <text:p>h1</text:p>
          </table:table-cell>
          <table:table-cell office:value-type="float" office:value="9915.6099853525">
            <text:p>9915.6099853525</text:p>
          </table:table-cell>
          <table:table-cell table:formula="of:=CONCATENATE(TRIM([.B33]);TRIM([.C33]); TRIM([.D33]))" office:value-type="string" office:string-value="w11Parsingh1">
            <text:p>w11Parsingh1</text:p>
          </table:table-cell>
        </table:table-row>
        <table:table-row table:style-name="ro3">
          <table:table-cell table:formula="of:=VALUE(RIGHT([.B34]; LEN([.B34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Xpath</text:p>
          </table:table-cell>
          <table:table-cell office:value-type="string">
            <text:p>h1</text:p>
          </table:table-cell>
          <table:table-cell office:value-type="float" office:value="11628.79711915">
            <text:p>11628.79711915</text:p>
          </table:table-cell>
          <table:table-cell table:formula="of:=CONCATENATE(TRIM([.B34]);TRIM([.C34]); TRIM([.D34]))" office:value-type="string" office:string-value="w11Xpathh1">
            <text:p>w11Xpathh1</text:p>
          </table:table-cell>
        </table:table-row>
        <table:table-row table:style-name="ro2">
          <table:table-cell table:formula="of:=VALUE(RIGHT([.B35]; LEN([.B35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Traversal</text:p>
          </table:table-cell>
          <table:table-cell office:value-type="string">
            <text:p>h1</text:p>
          </table:table-cell>
          <table:table-cell office:value-type="float" office:value="6659.371765125">
            <text:p>6659.371765125</text:p>
          </table:table-cell>
          <table:table-cell table:formula="of:=CONCATENATE(TRIM([.B35]);TRIM([.C35]); TRIM([.D35]))" office:value-type="string" office:string-value="w12Traversalh1">
            <text:p>w12Traversalh1</text:p>
          </table:table-cell>
        </table:table-row>
        <table:table-row table:style-name="ro2">
          <table:table-cell table:formula="of:=VALUE(RIGHT([.B36]; LEN([.B36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Parsing</text:p>
          </table:table-cell>
          <table:table-cell office:value-type="string">
            <text:p>h1</text:p>
          </table:table-cell>
          <table:table-cell office:value-type="float" office:value="19546.46154785">
            <text:p>19546.46154785</text:p>
          </table:table-cell>
          <table:table-cell table:formula="of:=CONCATENATE(TRIM([.B36]);TRIM([.C36]); TRIM([.D36]))" office:value-type="string" office:string-value="w12Parsingh1">
            <text:p>w12Parsingh1</text:p>
          </table:table-cell>
        </table:table-row>
        <table:table-row table:style-name="ro3">
          <table:table-cell table:formula="of:=VALUE(RIGHT([.B37]; LEN([.B37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Xpath</text:p>
          </table:table-cell>
          <table:table-cell office:value-type="string">
            <text:p>h1</text:p>
          </table:table-cell>
          <table:table-cell office:value-type="float" office:value="23095.616943375">
            <text:p>23095.616943375</text:p>
          </table:table-cell>
          <table:table-cell table:formula="of:=CONCATENATE(TRIM([.B37]);TRIM([.C37]); TRIM([.D37]))" office:value-type="string" office:string-value="w12Xpathh1">
            <text:p>w12Xpathh1</text:p>
          </table:table-cell>
        </table:table-row>
        <table:table-row table:style-name="ro2">
          <table:table-cell table:formula="of:=VALUE(RIGHT([.B38]; LEN([.B38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Traversal</text:p>
          </table:table-cell>
          <table:table-cell office:value-type="string">
            <text:p>h1</text:p>
          </table:table-cell>
          <table:table-cell office:value-type="float" office:value="14238.86248785">
            <text:p>14238.86248785</text:p>
          </table:table-cell>
          <table:table-cell table:formula="of:=CONCATENATE(TRIM([.B38]);TRIM([.C38]); TRIM([.D38]))" office:value-type="string" office:string-value="w13Traversalh1">
            <text:p>w13Traversalh1</text:p>
          </table:table-cell>
        </table:table-row>
        <table:table-row table:style-name="ro2">
          <table:table-cell table:formula="of:=VALUE(RIGHT([.B39]; LEN([.B39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Parsing</text:p>
          </table:table-cell>
          <table:table-cell office:value-type="string">
            <text:p>h1</text:p>
          </table:table-cell>
          <table:table-cell office:value-type="float" office:value="39959.60455325">
            <text:p>39959.60455325</text:p>
          </table:table-cell>
          <table:table-cell table:formula="of:=CONCATENATE(TRIM([.B39]);TRIM([.C39]); TRIM([.D39]))" office:value-type="string" office:string-value="w13Parsingh1">
            <text:p>w13Parsingh1</text:p>
          </table:table-cell>
        </table:table-row>
        <table:table-row table:style-name="ro3">
          <table:table-cell table:formula="of:=VALUE(RIGHT([.B40]; LEN([.B40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Xpath</text:p>
          </table:table-cell>
          <table:table-cell office:value-type="string">
            <text:p>h1</text:p>
          </table:table-cell>
          <table:table-cell office:value-type="float" office:value="46068.867736825">
            <text:p>46068.867736825</text:p>
          </table:table-cell>
          <table:table-cell table:formula="of:=CONCATENATE(TRIM([.B40]);TRIM([.C40]); TRIM([.D40]))" office:value-type="string" office:string-value="w13Xpathh1">
            <text:p>w13Xpathh1</text:p>
          </table:table-cell>
        </table:table-row>
        <table:table-row table:style-name="ro2">
          <table:table-cell table:formula="of:=VALUE(RIGHT([.B41]; LEN([.B41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Traversal</text:p>
          </table:table-cell>
          <table:table-cell office:value-type="string">
            <text:p>h1</text:p>
          </table:table-cell>
          <table:table-cell office:value-type="float" office:value="146293.293454">
            <text:p>146293.293454</text:p>
          </table:table-cell>
          <table:table-cell table:formula="of:=CONCATENATE(TRIM([.B41]);TRIM([.C41]); TRIM([.D41]))" office:value-type="string" office:string-value="w14Traversalh1">
            <text:p>w14Traversalh1</text:p>
          </table:table-cell>
        </table:table-row>
        <table:table-row table:style-name="ro2">
          <table:table-cell table:formula="of:=VALUE(RIGHT([.B42]; LEN([.B42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Parsing</text:p>
          </table:table-cell>
          <table:table-cell office:value-type="string">
            <text:p>h1</text:p>
          </table:table-cell>
          <table:table-cell office:value-type="float" office:value="7039108.1015025">
            <text:p>7039108.1015025</text:p>
          </table:table-cell>
          <table:table-cell table:formula="of:=CONCATENATE(TRIM([.B42]);TRIM([.C42]); TRIM([.D42]))" office:value-type="string" office:string-value="w14Parsingh1">
            <text:p>w14Parsingh1</text:p>
          </table:table-cell>
        </table:table-row>
        <table:table-row table:style-name="ro3">
          <table:table-cell table:formula="of:=VALUE(RIGHT([.B43]; LEN([.B43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Xpath</text:p>
          </table:table-cell>
          <table:table-cell office:value-type="string">
            <text:p>h1</text:p>
          </table:table-cell>
          <table:table-cell office:value-type="float" office:value="179852.608826">
            <text:p>179852.608826</text:p>
          </table:table-cell>
          <table:table-cell table:formula="of:=CONCATENATE(TRIM([.B43]);TRIM([.C43]); TRIM([.D43]))" office:value-type="string" office:string-value="w14Xpathh1">
            <text:p>w14Xpathh1</text:p>
          </table:table-cell>
        </table:table-row>
        <table:table-row table:style-name="ro2">
          <table:table-cell table:formula="of:=VALUE(RIGHT([.B44]; LEN([.B44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Traversal</text:p>
          </table:table-cell>
          <table:table-cell office:value-type="string">
            <text:p>h1</text:p>
          </table:table-cell>
          <table:table-cell office:value-type="float" office:value="985024.8667455">
            <text:p>985024.8667455</text:p>
          </table:table-cell>
          <table:table-cell table:formula="of:=CONCATENATE(TRIM([.B44]);TRIM([.C44]); TRIM([.D44]))" office:value-type="string" office:string-value="w15Traversalh1">
            <text:p>w15Traversalh1</text:p>
          </table:table-cell>
        </table:table-row>
        <table:table-row table:style-name="ro2">
          <table:table-cell table:formula="of:=VALUE(RIGHT([.B45]; LEN([.B45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Parsing</text:p>
          </table:table-cell>
          <table:table-cell office:value-type="string">
            <text:p>h1</text:p>
          </table:table-cell>
          <table:table-cell office:value-type="float" office:value="17334711.13665">
            <text:p>17334711.13665</text:p>
          </table:table-cell>
          <table:table-cell table:formula="of:=CONCATENATE(TRIM([.B45]);TRIM([.C45]); TRIM([.D45]))" office:value-type="string" office:string-value="w15Parsingh1">
            <text:p>w15Parsingh1</text:p>
          </table:table-cell>
        </table:table-row>
        <table:table-row table:style-name="ro1">
          <table:table-cell table:formula="of:=VALUE(RIGHT([.B46]; LEN([.B46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Xpath</text:p>
          </table:table-cell>
          <table:table-cell office:value-type="string">
            <text:p>h1</text:p>
          </table:table-cell>
          <table:table-cell office:value-type="float" office:value="344977.6461795">
            <text:p>344977.6461795</text:p>
          </table:table-cell>
          <table:table-cell table:formula="of:=CONCATENATE(TRIM([.B46]);TRIM([.C46]); TRIM([.D46]))" office:value-type="string" office:string-value="w15Xpathh1">
            <text:p>w15Xpathh1</text:p>
          </table:table-cell>
        </table:table-row>
        <table:table-row table:style-name="ro2">
          <table:table-cell table:formula="of:=VALUE(RIGHT([.B47]; LEN([.B47])-1))"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Traversal</text:p>
          </table:table-cell>
          <table:table-cell office:value-type="string">
            <text:p>h2</text:p>
          </table:table-cell>
          <table:table-cell office:value-type="float" office:value="6.4830932617175">
            <text:p>6.4830932617</text:p>
          </table:table-cell>
          <table:table-cell table:formula="of:=CONCATENATE(TRIM([.B47]);TRIM([.C47]); TRIM([.D47]))" office:value-type="string" office:string-value="w1Traversalh2">
            <text:p>w1Traversalh2</text:p>
          </table:table-cell>
        </table:table-row>
        <table:table-row table:style-name="ro2">
          <table:table-cell table:formula="of:=VALUE(RIGHT([.B48]; LEN([.B48])-1))"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Parsing</text:p>
          </table:table-cell>
          <table:table-cell office:value-type="string">
            <text:p>h2</text:p>
          </table:table-cell>
          <table:table-cell office:value-type="float" office:value="9.5142211914075">
            <text:p>9.5142211914</text:p>
          </table:table-cell>
          <table:table-cell table:formula="of:=CONCATENATE(TRIM([.B48]);TRIM([.C48]); TRIM([.D48]))" office:value-type="string" office:string-value="w1Parsingh2">
            <text:p>w1Parsingh2</text:p>
          </table:table-cell>
        </table:table-row>
        <table:table-row table:style-name="ro3">
          <table:table-cell table:formula="of:=VALUE(RIGHT([.B49]; LEN([.B49])-1))"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Xpath</text:p>
          </table:table-cell>
          <table:table-cell office:value-type="string">
            <text:p>h2</text:p>
          </table:table-cell>
          <table:table-cell office:value-type="float" office:value="11.23065185545">
            <text:p>11.2306518555</text:p>
          </table:table-cell>
          <table:table-cell table:formula="of:=CONCATENATE(TRIM([.B49]);TRIM([.C49]); TRIM([.D49]))" office:value-type="string" office:string-value="w1Xpathh2">
            <text:p>w1Xpathh2</text:p>
          </table:table-cell>
        </table:table-row>
        <table:table-row table:style-name="ro2">
          <table:table-cell table:formula="of:=VALUE(RIGHT([.B50]; LEN([.B50])-1))"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Traversal</text:p>
          </table:table-cell>
          <table:table-cell office:value-type="string">
            <text:p>h2</text:p>
          </table:table-cell>
          <table:table-cell office:value-type="float" office:value="11.496948242175">
            <text:p>11.4969482422</text:p>
          </table:table-cell>
          <table:table-cell table:formula="of:=CONCATENATE(TRIM([.B50]);TRIM([.C50]); TRIM([.D50]))" office:value-type="string" office:string-value="w2Traversalh2">
            <text:p>w2Traversalh2</text:p>
          </table:table-cell>
        </table:table-row>
        <table:table-row table:style-name="ro2">
          <table:table-cell table:formula="of:=VALUE(RIGHT([.B51]; LEN([.B51])-1))"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Parsing</text:p>
          </table:table-cell>
          <table:table-cell office:value-type="string">
            <text:p>h2</text:p>
          </table:table-cell>
          <table:table-cell office:value-type="float" office:value="18.5111694336">
            <text:p>18.5111694336</text:p>
          </table:table-cell>
          <table:table-cell table:formula="of:=CONCATENATE(TRIM([.B51]);TRIM([.C51]); TRIM([.D51]))" office:value-type="string" office:string-value="w2Parsingh2">
            <text:p>w2Parsingh2</text:p>
          </table:table-cell>
        </table:table-row>
        <table:table-row table:style-name="ro3">
          <table:table-cell table:formula="of:=VALUE(RIGHT([.B52]; LEN([.B52])-1))"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Xpath</text:p>
          </table:table-cell>
          <table:table-cell office:value-type="string">
            <text:p>h2</text:p>
          </table:table-cell>
          <table:table-cell office:value-type="float" office:value="21.9012451172">
            <text:p>21.9012451172</text:p>
          </table:table-cell>
          <table:table-cell table:formula="of:=CONCATENATE(TRIM([.B52]);TRIM([.C52]); TRIM([.D52]))" office:value-type="string" office:string-value="w2Xpathh2">
            <text:p>w2Xpathh2</text:p>
          </table:table-cell>
        </table:table-row>
        <table:table-row table:style-name="ro2">
          <table:table-cell table:formula="of:=VALUE(RIGHT([.B53]; LEN([.B53])-1))"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Traversal</text:p>
          </table:table-cell>
          <table:table-cell office:value-type="string">
            <text:p>h2</text:p>
          </table:table-cell>
          <table:table-cell office:value-type="float" office:value="22.009521484225">
            <text:p>22.0095214842</text:p>
          </table:table-cell>
          <table:table-cell table:formula="of:=CONCATENATE(TRIM([.B53]);TRIM([.C53]); TRIM([.D53]))" office:value-type="string" office:string-value="w3Traversalh2">
            <text:p>w3Traversalh2</text:p>
          </table:table-cell>
        </table:table-row>
        <table:table-row table:style-name="ro2">
          <table:table-cell table:formula="of:=VALUE(RIGHT([.B54]; LEN([.B54])-1))"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Parsing</text:p>
          </table:table-cell>
          <table:table-cell office:value-type="string">
            <text:p>h2</text:p>
          </table:table-cell>
          <table:table-cell office:value-type="float" office:value="38.2366333008">
            <text:p>38.2366333008</text:p>
          </table:table-cell>
          <table:table-cell table:formula="of:=CONCATENATE(TRIM([.B54]);TRIM([.C54]); TRIM([.D54]))" office:value-type="string" office:string-value="w3Parsingh2">
            <text:p>w3Parsingh2</text:p>
          </table:table-cell>
        </table:table-row>
        <table:table-row table:style-name="ro3">
          <table:table-cell table:formula="of:=VALUE(RIGHT([.B55]; LEN([.B55])-1))"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Xpath</text:p>
          </table:table-cell>
          <table:table-cell office:value-type="string">
            <text:p>h2</text:p>
          </table:table-cell>
          <table:table-cell office:value-type="float" office:value="45.630371093725">
            <text:p>45.6303710937</text:p>
          </table:table-cell>
          <table:table-cell table:formula="of:=CONCATENATE(TRIM([.B55]);TRIM([.C55]); TRIM([.D55]))" office:value-type="string" office:string-value="w3Xpathh2">
            <text:p>w3Xpathh2</text:p>
          </table:table-cell>
        </table:table-row>
        <table:table-row table:style-name="ro2">
          <table:table-cell table:formula="of:=VALUE(RIGHT([.B56]; LEN([.B56])-1))"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Traversal</text:p>
          </table:table-cell>
          <table:table-cell office:value-type="string">
            <text:p>h2</text:p>
          </table:table-cell>
          <table:table-cell office:value-type="float" office:value="38.15307617205">
            <text:p>38.1530761721</text:p>
          </table:table-cell>
          <table:table-cell table:formula="of:=CONCATENATE(TRIM([.B56]);TRIM([.C56]); TRIM([.D56]))" office:value-type="string" office:string-value="w4Traversalh2">
            <text:p>w4Traversalh2</text:p>
          </table:table-cell>
        </table:table-row>
        <table:table-row table:style-name="ro2">
          <table:table-cell table:formula="of:=VALUE(RIGHT([.B57]; LEN([.B57])-1))"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Parsing</text:p>
          </table:table-cell>
          <table:table-cell office:value-type="string">
            <text:p>h2</text:p>
          </table:table-cell>
          <table:table-cell office:value-type="float" office:value="75.985229492175">
            <text:p>75.9852294922</text:p>
          </table:table-cell>
          <table:table-cell table:formula="of:=CONCATENATE(TRIM([.B57]);TRIM([.C57]); TRIM([.D57]))" office:value-type="string" office:string-value="w4Parsingh2">
            <text:p>w4Parsingh2</text:p>
          </table:table-cell>
        </table:table-row>
        <table:table-row table:style-name="ro3">
          <table:table-cell table:formula="of:=VALUE(RIGHT([.B58]; LEN([.B58])-1))"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Xpath</text:p>
          </table:table-cell>
          <table:table-cell office:value-type="string">
            <text:p>h2</text:p>
          </table:table-cell>
          <table:table-cell office:value-type="float" office:value="89.900390625025">
            <text:p>89.900390625</text:p>
          </table:table-cell>
          <table:table-cell table:formula="of:=CONCATENATE(TRIM([.B58]);TRIM([.C58]); TRIM([.D58]))" office:value-type="string" office:string-value="w4Xpathh2">
            <text:p>w4Xpathh2</text:p>
          </table:table-cell>
        </table:table-row>
        <table:table-row table:style-name="ro2">
          <table:table-cell table:formula="of:=VALUE(RIGHT([.B59]; LEN([.B59])-1))"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Traversal</text:p>
          </table:table-cell>
          <table:table-cell office:value-type="string">
            <text:p>h2</text:p>
          </table:table-cell>
          <table:table-cell office:value-type="float" office:value="70.93249511675">
            <text:p>70.9324951168</text:p>
          </table:table-cell>
          <table:table-cell table:formula="of:=CONCATENATE(TRIM([.B59]);TRIM([.C59]); TRIM([.D59]))" office:value-type="string" office:string-value="w5Traversalh2">
            <text:p>w5Traversalh2</text:p>
          </table:table-cell>
        </table:table-row>
        <table:table-row table:style-name="ro2">
          <table:table-cell table:formula="of:=VALUE(RIGHT([.B60]; LEN([.B60])-1))"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Parsing</text:p>
          </table:table-cell>
          <table:table-cell office:value-type="string">
            <text:p>h2</text:p>
          </table:table-cell>
          <table:table-cell office:value-type="float" office:value="153.69073486375">
            <text:p>153.6907348638</text:p>
          </table:table-cell>
          <table:table-cell table:formula="of:=CONCATENATE(TRIM([.B60]);TRIM([.C60]); TRIM([.D60]))" office:value-type="string" office:string-value="w5Parsingh2">
            <text:p>w5Parsingh2</text:p>
          </table:table-cell>
        </table:table-row>
        <table:table-row table:style-name="ro3">
          <table:table-cell table:formula="of:=VALUE(RIGHT([.B61]; LEN([.B61])-1))"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Xpath</text:p>
          </table:table-cell>
          <table:table-cell office:value-type="string">
            <text:p>h2</text:p>
          </table:table-cell>
          <table:table-cell office:value-type="float" office:value="181.71630859375">
            <text:p>181.7163085938</text:p>
          </table:table-cell>
          <table:table-cell table:formula="of:=CONCATENATE(TRIM([.B61]);TRIM([.C61]); TRIM([.D61]))" office:value-type="string" office:string-value="w5Xpathh2">
            <text:p>w5Xpathh2</text:p>
          </table:table-cell>
        </table:table-row>
        <table:table-row table:style-name="ro2">
          <table:table-cell table:formula="of:=VALUE(RIGHT([.B62]; LEN([.B62])-1))"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Traversal</text:p>
          </table:table-cell>
          <table:table-cell office:value-type="string">
            <text:p>h2</text:p>
          </table:table-cell>
          <table:table-cell office:value-type="float" office:value="128.1399536135">
            <text:p>128.1399536135</text:p>
          </table:table-cell>
          <table:table-cell table:formula="of:=CONCATENATE(TRIM([.B62]);TRIM([.C62]); TRIM([.D62]))" office:value-type="string" office:string-value="w6Traversalh2">
            <text:p>w6Traversalh2</text:p>
          </table:table-cell>
        </table:table-row>
        <table:table-row table:style-name="ro2">
          <table:table-cell table:formula="of:=VALUE(RIGHT([.B63]; LEN([.B63])-1))"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Parsing</text:p>
          </table:table-cell>
          <table:table-cell office:value-type="string">
            <text:p>h2</text:p>
          </table:table-cell>
          <table:table-cell office:value-type="float" office:value="304.509460449">
            <text:p>304.509460449</text:p>
          </table:table-cell>
          <table:table-cell table:formula="of:=CONCATENATE(TRIM([.B63]);TRIM([.C63]); TRIM([.D63]))" office:value-type="string" office:string-value="w6Parsingh2">
            <text:p>w6Parsingh2</text:p>
          </table:table-cell>
        </table:table-row>
        <table:table-row table:style-name="ro3">
          <table:table-cell table:formula="of:=VALUE(RIGHT([.B64]; LEN([.B64])-1))"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Xpath</text:p>
          </table:table-cell>
          <table:table-cell office:value-type="string">
            <text:p>h2</text:p>
          </table:table-cell>
          <table:table-cell office:value-type="float" office:value="362.67529296875">
            <text:p>362.6752929688</text:p>
          </table:table-cell>
          <table:table-cell table:formula="of:=CONCATENATE(TRIM([.B64]);TRIM([.C64]); TRIM([.D64]))" office:value-type="string" office:string-value="w6Xpathh2">
            <text:p>w6Xpathh2</text:p>
          </table:table-cell>
        </table:table-row>
        <table:table-row table:style-name="ro2">
          <table:table-cell table:formula="of:=VALUE(RIGHT([.B65]; LEN([.B65])-1))"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Traversal</text:p>
          </table:table-cell>
          <table:table-cell office:value-type="string">
            <text:p>h2</text:p>
          </table:table-cell>
          <table:table-cell office:value-type="float" office:value="242.18231201125">
            <text:p>242.1823120113</text:p>
          </table:table-cell>
          <table:table-cell table:formula="of:=CONCATENATE(TRIM([.B65]);TRIM([.C65]); TRIM([.D65]))" office:value-type="string" office:string-value="w7Traversalh2">
            <text:p>w7Traversalh2</text:p>
          </table:table-cell>
        </table:table-row>
        <table:table-row table:style-name="ro2">
          <table:table-cell table:formula="of:=VALUE(RIGHT([.B66]; LEN([.B66])-1))"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Parsing</text:p>
          </table:table-cell>
          <table:table-cell office:value-type="string">
            <text:p>h2</text:p>
          </table:table-cell>
          <table:table-cell office:value-type="float" office:value="612.91076660125">
            <text:p>612.9107666013</text:p>
          </table:table-cell>
          <table:table-cell table:formula="of:=CONCATENATE(TRIM([.B66]);TRIM([.C66]); TRIM([.D66]))" office:value-type="string" office:string-value="w7Parsingh2">
            <text:p>w7Parsingh2</text:p>
          </table:table-cell>
        </table:table-row>
        <table:table-row table:style-name="ro3">
          <table:table-cell table:formula="of:=VALUE(RIGHT([.B67]; LEN([.B67])-1))"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Xpath</text:p>
          </table:table-cell>
          <table:table-cell office:value-type="string">
            <text:p>h2</text:p>
          </table:table-cell>
          <table:table-cell office:value-type="float" office:value="719.066345215">
            <text:p>719.066345215</text:p>
          </table:table-cell>
          <table:table-cell table:formula="of:=CONCATENATE(TRIM([.B67]);TRIM([.C67]); TRIM([.D67]))" office:value-type="string" office:string-value="w7Xpathh2">
            <text:p>w7Xpathh2</text:p>
          </table:table-cell>
        </table:table-row>
        <table:table-row table:style-name="ro2">
          <table:table-cell table:formula="of:=VALUE(RIGHT([.B68]; LEN([.B68])-1))"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Traversal</text:p>
          </table:table-cell>
          <table:table-cell office:value-type="string">
            <text:p>h2</text:p>
          </table:table-cell>
          <table:table-cell office:value-type="float" office:value="460.42803955">
            <text:p>460.42803955</text:p>
          </table:table-cell>
          <table:table-cell table:formula="of:=CONCATENATE(TRIM([.B68]);TRIM([.C68]); TRIM([.D68]))" office:value-type="string" office:string-value="w8Traversalh2">
            <text:p>w8Traversalh2</text:p>
          </table:table-cell>
        </table:table-row>
        <table:table-row table:style-name="ro2">
          <table:table-cell table:formula="of:=VALUE(RIGHT([.B69]; LEN([.B69])-1))"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Parsing</text:p>
          </table:table-cell>
          <table:table-cell office:value-type="string">
            <text:p>h2</text:p>
          </table:table-cell>
          <table:table-cell office:value-type="float" office:value="1227.220703125">
            <text:p>1227.220703125</text:p>
          </table:table-cell>
          <table:table-cell table:formula="of:=CONCATENATE(TRIM([.B69]);TRIM([.C69]); TRIM([.D69]))" office:value-type="string" office:string-value="w8Parsingh2">
            <text:p>w8Parsingh2</text:p>
          </table:table-cell>
        </table:table-row>
        <table:table-row table:style-name="ro3">
          <table:table-cell table:formula="of:=VALUE(RIGHT([.B70]; LEN([.B70])-1))"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Xpath</text:p>
          </table:table-cell>
          <table:table-cell office:value-type="string">
            <text:p>h2</text:p>
          </table:table-cell>
          <table:table-cell office:value-type="float" office:value="1445.6259765625">
            <text:p>1445.6259765625</text:p>
          </table:table-cell>
          <table:table-cell table:formula="of:=CONCATENATE(TRIM([.B70]);TRIM([.C70]); TRIM([.D70]))" office:value-type="string" office:string-value="w8Xpathh2">
            <text:p>w8Xpathh2</text:p>
          </table:table-cell>
        </table:table-row>
        <table:table-row table:style-name="ro2">
          <table:table-cell table:formula="of:=VALUE(RIGHT([.B71]; LEN([.B71])-1))"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Traversal</text:p>
          </table:table-cell>
          <table:table-cell office:value-type="string">
            <text:p>h2</text:p>
          </table:table-cell>
          <table:table-cell office:value-type="float" office:value="881.5872802775">
            <text:p>881.5872802775</text:p>
          </table:table-cell>
          <table:table-cell table:formula="of:=CONCATENATE(TRIM([.B71]);TRIM([.C71]); TRIM([.D71]))" office:value-type="string" office:string-value="w9Traversalh2">
            <text:p>w9Traversalh2</text:p>
          </table:table-cell>
        </table:table-row>
        <table:table-row table:style-name="ro2">
          <table:table-cell table:formula="of:=VALUE(RIGHT([.B72]; LEN([.B72])-1))"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Parsing</text:p>
          </table:table-cell>
          <table:table-cell office:value-type="string">
            <text:p>h2</text:p>
          </table:table-cell>
          <table:table-cell office:value-type="float" office:value="2456.51092529">
            <text:p>2456.51092529</text:p>
          </table:table-cell>
          <table:table-cell table:formula="of:=CONCATENATE(TRIM([.B72]);TRIM([.C72]); TRIM([.D72]))" office:value-type="string" office:string-value="w9Parsingh2">
            <text:p>w9Parsingh2</text:p>
          </table:table-cell>
        </table:table-row>
        <table:table-row table:style-name="ro3">
          <table:table-cell table:formula="of:=VALUE(RIGHT([.B73]; LEN([.B73])-1))"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Xpath</text:p>
          </table:table-cell>
          <table:table-cell office:value-type="string">
            <text:p>h2</text:p>
          </table:table-cell>
          <table:table-cell office:value-type="float" office:value="2885.0284423825">
            <text:p>2885.0284423825</text:p>
          </table:table-cell>
          <table:table-cell table:formula="of:=CONCATENATE(TRIM([.B73]);TRIM([.C73]); TRIM([.D73]))" office:value-type="string" office:string-value="w9Xpathh2">
            <text:p>w9Xpathh2</text:p>
          </table:table-cell>
        </table:table-row>
        <table:table-row table:style-name="ro2">
          <table:table-cell table:formula="of:=VALUE(RIGHT([.B74]; LEN([.B74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Traversal</text:p>
          </table:table-cell>
          <table:table-cell office:value-type="string">
            <text:p>h2</text:p>
          </table:table-cell>
          <table:table-cell office:value-type="float" office:value="1832.44494627">
            <text:p>1832.44494627</text:p>
          </table:table-cell>
          <table:table-cell table:formula="of:=CONCATENATE(TRIM([.B74]);TRIM([.C74]); TRIM([.D74]))" office:value-type="string" office:string-value="w10Traversalh2">
            <text:p>w10Traversalh2</text:p>
          </table:table-cell>
        </table:table-row>
        <table:table-row table:style-name="ro2">
          <table:table-cell table:formula="of:=VALUE(RIGHT([.B75]; LEN([.B75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Parsing</text:p>
          </table:table-cell>
          <table:table-cell office:value-type="string">
            <text:p>h2</text:p>
          </table:table-cell>
          <table:table-cell office:value-type="float" office:value="4916.0241699225">
            <text:p>4916.0241699225</text:p>
          </table:table-cell>
          <table:table-cell table:formula="of:=CONCATENATE(TRIM([.B75]);TRIM([.C75]); TRIM([.D75]))" office:value-type="string" office:string-value="w10Parsingh2">
            <text:p>w10Parsingh2</text:p>
          </table:table-cell>
        </table:table-row>
        <table:table-row table:style-name="ro3">
          <table:table-cell table:formula="of:=VALUE(RIGHT([.B76]; LEN([.B76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Xpath</text:p>
          </table:table-cell>
          <table:table-cell office:value-type="string">
            <text:p>h2</text:p>
          </table:table-cell>
          <table:table-cell office:value-type="float" office:value="5770.4125976575">
            <text:p>5770.4125976575</text:p>
          </table:table-cell>
          <table:table-cell table:formula="of:=CONCATENATE(TRIM([.B76]);TRIM([.C76]); TRIM([.D76]))" office:value-type="string" office:string-value="w10Xpathh2">
            <text:p>w10Xpathh2</text:p>
          </table:table-cell>
        </table:table-row>
        <table:table-row table:style-name="ro2">
          <table:table-cell table:formula="of:=VALUE(RIGHT([.B77]; LEN([.B77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Traversal</text:p>
          </table:table-cell>
          <table:table-cell office:value-type="string">
            <text:p>h2</text:p>
          </table:table-cell>
          <table:table-cell office:value-type="float" office:value="3570.7881469825">
            <text:p>3570.7881469825</text:p>
          </table:table-cell>
          <table:table-cell table:formula="of:=CONCATENATE(TRIM([.B77]);TRIM([.C77]); TRIM([.D77]))" office:value-type="string" office:string-value="w11Traversalh2">
            <text:p>w11Traversalh2</text:p>
          </table:table-cell>
        </table:table-row>
        <table:table-row table:style-name="ro2">
          <table:table-cell table:formula="of:=VALUE(RIGHT([.B78]; LEN([.B78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Parsing</text:p>
          </table:table-cell>
          <table:table-cell office:value-type="string">
            <text:p>h2</text:p>
          </table:table-cell>
          <table:table-cell office:value-type="float" office:value="9865.3925170925">
            <text:p>9865.3925170925</text:p>
          </table:table-cell>
          <table:table-cell table:formula="of:=CONCATENATE(TRIM([.B78]);TRIM([.C78]); TRIM([.D78]))" office:value-type="string" office:string-value="w11Parsingh2">
            <text:p>w11Parsingh2</text:p>
          </table:table-cell>
        </table:table-row>
        <table:table-row table:style-name="ro3">
          <table:table-cell table:formula="of:=VALUE(RIGHT([.B79]; LEN([.B79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Xpath</text:p>
          </table:table-cell>
          <table:table-cell office:value-type="string">
            <text:p>h2</text:p>
          </table:table-cell>
          <table:table-cell office:value-type="float" office:value="11546.928466775">
            <text:p>11546.928466775</text:p>
          </table:table-cell>
          <table:table-cell table:formula="of:=CONCATENATE(TRIM([.B79]);TRIM([.C79]); TRIM([.D79]))" office:value-type="string" office:string-value="w11Xpathh2">
            <text:p>w11Xpathh2</text:p>
          </table:table-cell>
        </table:table-row>
        <table:table-row table:style-name="ro2">
          <table:table-cell table:formula="of:=VALUE(RIGHT([.B80]; LEN([.B80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Traversal</text:p>
          </table:table-cell>
          <table:table-cell office:value-type="string">
            <text:p>h2</text:p>
          </table:table-cell>
          <table:table-cell office:value-type="float" office:value="7284.495605475">
            <text:p>7284.495605475</text:p>
          </table:table-cell>
          <table:table-cell table:formula="of:=CONCATENATE(TRIM([.B80]);TRIM([.C80]); TRIM([.D80]))" office:value-type="string" office:string-value="w12Traversalh2">
            <text:p>w12Traversalh2</text:p>
          </table:table-cell>
        </table:table-row>
        <table:table-row table:style-name="ro2">
          <table:table-cell table:formula="of:=VALUE(RIGHT([.B81]; LEN([.B81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Parsing</text:p>
          </table:table-cell>
          <table:table-cell office:value-type="string">
            <text:p>h2</text:p>
          </table:table-cell>
          <table:table-cell office:value-type="float" office:value="19754.91174315">
            <text:p>19754.91174315</text:p>
          </table:table-cell>
          <table:table-cell table:formula="of:=CONCATENATE(TRIM([.B81]);TRIM([.C81]); TRIM([.D81]))" office:value-type="string" office:string-value="w12Parsingh2">
            <text:p>w12Parsingh2</text:p>
          </table:table-cell>
        </table:table-row>
        <table:table-row table:style-name="ro3">
          <table:table-cell table:formula="of:=VALUE(RIGHT([.B82]; LEN([.B82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Xpath</text:p>
          </table:table-cell>
          <table:table-cell office:value-type="string">
            <text:p>h2</text:p>
          </table:table-cell>
          <table:table-cell office:value-type="float" office:value="23073.069641125">
            <text:p>23073.069641125</text:p>
          </table:table-cell>
          <table:table-cell table:formula="of:=CONCATENATE(TRIM([.B82]);TRIM([.C82]); TRIM([.D82]))" office:value-type="string" office:string-value="w12Xpathh2">
            <text:p>w12Xpathh2</text:p>
          </table:table-cell>
        </table:table-row>
        <table:table-row table:style-name="ro2">
          <table:table-cell table:formula="of:=VALUE(RIGHT([.B83]; LEN([.B83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Traversal</text:p>
          </table:table-cell>
          <table:table-cell office:value-type="string">
            <text:p>h2</text:p>
          </table:table-cell>
          <table:table-cell office:value-type="float" office:value="15464.1981811">
            <text:p>15464.1981811</text:p>
          </table:table-cell>
          <table:table-cell table:formula="of:=CONCATENATE(TRIM([.B83]);TRIM([.C83]); TRIM([.D83]))" office:value-type="string" office:string-value="w13Traversalh2">
            <text:p>w13Traversalh2</text:p>
          </table:table-cell>
        </table:table-row>
        <table:table-row table:style-name="ro2">
          <table:table-cell table:formula="of:=VALUE(RIGHT([.B84]; LEN([.B84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Parsing</text:p>
          </table:table-cell>
          <table:table-cell office:value-type="string">
            <text:p>h2</text:p>
          </table:table-cell>
          <table:table-cell office:value-type="float" office:value="39962.57855225">
            <text:p>39962.57855225</text:p>
          </table:table-cell>
          <table:table-cell table:formula="of:=CONCATENATE(TRIM([.B84]);TRIM([.C84]); TRIM([.D84]))" office:value-type="string" office:string-value="w13Parsingh2">
            <text:p>w13Parsingh2</text:p>
          </table:table-cell>
        </table:table-row>
        <table:table-row table:style-name="ro3">
          <table:table-cell table:formula="of:=VALUE(RIGHT([.B85]; LEN([.B85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Xpath</text:p>
          </table:table-cell>
          <table:table-cell office:value-type="string">
            <text:p>h2</text:p>
          </table:table-cell>
          <table:table-cell office:value-type="float" office:value="46318.393554675">
            <text:p>46318.393554675</text:p>
          </table:table-cell>
          <table:table-cell table:formula="of:=CONCATENATE(TRIM([.B85]);TRIM([.C85]); TRIM([.D85]))" office:value-type="string" office:string-value="w13Xpathh2">
            <text:p>w13Xpathh2</text:p>
          </table:table-cell>
        </table:table-row>
        <table:table-row table:style-name="ro2">
          <table:table-cell table:formula="of:=VALUE(RIGHT([.B86]; LEN([.B86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Traversal</text:p>
          </table:table-cell>
          <table:table-cell office:value-type="string">
            <text:p>h2</text:p>
          </table:table-cell>
          <table:table-cell office:value-type="float" office:value="101866.54552925">
            <text:p>101866.54552925</text:p>
          </table:table-cell>
          <table:table-cell table:formula="of:=CONCATENATE(TRIM([.B86]);TRIM([.C86]); TRIM([.D86]))" office:value-type="string" office:string-value="w14Traversalh2">
            <text:p>w14Traversalh2</text:p>
          </table:table-cell>
        </table:table-row>
        <table:table-row table:style-name="ro2">
          <table:table-cell table:formula="of:=VALUE(RIGHT([.B87]; LEN([.B87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Parsing</text:p>
          </table:table-cell>
          <table:table-cell office:value-type="string">
            <text:p>h2</text:p>
          </table:table-cell>
          <table:table-cell office:value-type="float" office:value="3168079.6801175">
            <text:p>3168079.6801175</text:p>
          </table:table-cell>
          <table:table-cell table:formula="of:=CONCATENATE(TRIM([.B87]);TRIM([.C87]); TRIM([.D87]))" office:value-type="string" office:string-value="w14Parsingh2">
            <text:p>w14Parsingh2</text:p>
          </table:table-cell>
        </table:table-row>
        <table:table-row table:style-name="ro3">
          <table:table-cell table:formula="of:=VALUE(RIGHT([.B88]; LEN([.B88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Xpath</text:p>
          </table:table-cell>
          <table:table-cell office:value-type="string">
            <text:p>h2</text:p>
          </table:table-cell>
          <table:table-cell office:value-type="float" office:value="189022.77612325">
            <text:p>189022.77612325</text:p>
          </table:table-cell>
          <table:table-cell table:formula="of:=CONCATENATE(TRIM([.B88]);TRIM([.C88]); TRIM([.D88]))" office:value-type="string" office:string-value="w14Xpathh2">
            <text:p>w14Xpathh2</text:p>
          </table:table-cell>
        </table:table-row>
        <table:table-row table:style-name="ro2">
          <table:table-cell table:formula="of:=VALUE(RIGHT([.B89]; LEN([.B89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Traversal</text:p>
          </table:table-cell>
          <table:table-cell office:value-type="string">
            <text:p>h2</text:p>
          </table:table-cell>
          <table:table-cell office:value-type="float" office:value="204713.75504">
            <text:p>204713.75504</text:p>
          </table:table-cell>
          <table:table-cell table:formula="of:=CONCATENATE(TRIM([.B89]);TRIM([.C89]); TRIM([.D89]))" office:value-type="string" office:string-value="w15Traversalh2">
            <text:p>w15Traversalh2</text:p>
          </table:table-cell>
        </table:table-row>
        <table:table-row table:style-name="ro2">
          <table:table-cell table:formula="of:=VALUE(RIGHT([.B90]; LEN([.B90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Parsing</text:p>
          </table:table-cell>
          <table:table-cell office:value-type="string">
            <text:p>h2</text:p>
          </table:table-cell>
          <table:table-cell office:value-type="float" office:value="10464731.94705">
            <text:p>10464731.94705</text:p>
          </table:table-cell>
          <table:table-cell table:formula="of:=CONCATENATE(TRIM([.B90]);TRIM([.C90]); TRIM([.D90]))" office:value-type="string" office:string-value="w15Parsingh2">
            <text:p>w15Parsingh2</text:p>
          </table:table-cell>
        </table:table-row>
        <table:table-row table:style-name="ro3">
          <table:table-cell table:formula="of:=VALUE(RIGHT([.B91]; LEN([.B91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Xpath</text:p>
          </table:table-cell>
          <table:table-cell office:value-type="string">
            <text:p>h2</text:p>
          </table:table-cell>
          <table:table-cell office:value-type="float" office:value="351108.512085">
            <text:p>351108.512085</text:p>
          </table:table-cell>
          <table:table-cell table:formula="of:=CONCATENATE(TRIM([.B91]);TRIM([.C91]); TRIM([.D91]))" office:value-type="string" office:string-value="w15Xpathh2">
            <text:p>w15Xpathh2</text:p>
          </table:table-cell>
        </table:table-row>
        <table:table-row table:style-name="ro2">
          <table:table-cell table:formula="of:=VALUE(RIGHT([.B92]; LEN([.B92])-1))"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Traversal</text:p>
          </table:table-cell>
          <table:table-cell office:value-type="string">
            <text:p>h3</text:p>
          </table:table-cell>
          <table:table-cell office:value-type="float" office:value="9.6138916015675">
            <text:p>9.6138916016</text:p>
          </table:table-cell>
          <table:table-cell table:formula="of:=CONCATENATE(TRIM([.B92]);TRIM([.C92]); TRIM([.D92]))" office:value-type="string" office:string-value="w1Traversalh3">
            <text:p>w1Traversalh3</text:p>
          </table:table-cell>
        </table:table-row>
        <table:table-row table:style-name="ro2">
          <table:table-cell table:formula="of:=VALUE(RIGHT([.B93]; LEN([.B93])-1))"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Parsing</text:p>
          </table:table-cell>
          <table:table-cell office:value-type="string">
            <text:p>h3</text:p>
          </table:table-cell>
          <table:table-cell office:value-type="float" office:value="9.4568481445325">
            <text:p>9.4568481445</text:p>
          </table:table-cell>
          <table:table-cell table:formula="of:=CONCATENATE(TRIM([.B93]);TRIM([.C93]); TRIM([.D93]))" office:value-type="string" office:string-value="w1Parsingh3">
            <text:p>w1Parsingh3</text:p>
          </table:table-cell>
        </table:table-row>
        <table:table-row table:style-name="ro3">
          <table:table-cell table:formula="of:=VALUE(RIGHT([.B94]; LEN([.B94])-1))"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Xpath</text:p>
          </table:table-cell>
          <table:table-cell office:value-type="string">
            <text:p>h3</text:p>
          </table:table-cell>
          <table:table-cell office:value-type="float" office:value="11.432006835925">
            <text:p>11.4320068359</text:p>
          </table:table-cell>
          <table:table-cell table:formula="of:=CONCATENATE(TRIM([.B94]);TRIM([.C94]); TRIM([.D94]))" office:value-type="string" office:string-value="w1Xpathh3">
            <text:p>w1Xpathh3</text:p>
          </table:table-cell>
        </table:table-row>
        <table:table-row table:style-name="ro2">
          <table:table-cell table:formula="of:=VALUE(RIGHT([.B95]; LEN([.B95])-1))"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Traversal</text:p>
          </table:table-cell>
          <table:table-cell office:value-type="string">
            <text:p>h3</text:p>
          </table:table-cell>
          <table:table-cell office:value-type="float" office:value="17.27374267575">
            <text:p>17.2737426758</text:p>
          </table:table-cell>
          <table:table-cell table:formula="of:=CONCATENATE(TRIM([.B95]);TRIM([.C95]); TRIM([.D95]))" office:value-type="string" office:string-value="w2Traversalh3">
            <text:p>w2Traversalh3</text:p>
          </table:table-cell>
        </table:table-row>
        <table:table-row table:style-name="ro2">
          <table:table-cell table:formula="of:=VALUE(RIGHT([.B96]; LEN([.B96])-1))"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Parsing</text:p>
          </table:table-cell>
          <table:table-cell office:value-type="string">
            <text:p>h3</text:p>
          </table:table-cell>
          <table:table-cell office:value-type="float" office:value="18.326171875">
            <text:p>18.326171875</text:p>
          </table:table-cell>
          <table:table-cell table:formula="of:=CONCATENATE(TRIM([.B96]);TRIM([.C96]); TRIM([.D96]))" office:value-type="string" office:string-value="w2Parsingh3">
            <text:p>w2Parsingh3</text:p>
          </table:table-cell>
        </table:table-row>
        <table:table-row table:style-name="ro3">
          <table:table-cell table:formula="of:=VALUE(RIGHT([.B97]; LEN([.B97])-1))"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Xpath</text:p>
          </table:table-cell>
          <table:table-cell office:value-type="string">
            <text:p>h3</text:p>
          </table:table-cell>
          <table:table-cell office:value-type="float" office:value="21.941467285175">
            <text:p>21.9414672852</text:p>
          </table:table-cell>
          <table:table-cell table:formula="of:=CONCATENATE(TRIM([.B97]);TRIM([.C97]); TRIM([.D97]))" office:value-type="string" office:string-value="w2Xpathh3">
            <text:p>w2Xpathh3</text:p>
          </table:table-cell>
        </table:table-row>
        <table:table-row table:style-name="ro2">
          <table:table-cell table:formula="of:=VALUE(RIGHT([.B98]; LEN([.B98])-1))"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Traversal</text:p>
          </table:table-cell>
          <table:table-cell office:value-type="string">
            <text:p>h3</text:p>
          </table:table-cell>
          <table:table-cell office:value-type="float" office:value="32.799194336075">
            <text:p>32.7991943361</text:p>
          </table:table-cell>
          <table:table-cell table:formula="of:=CONCATENATE(TRIM([.B98]);TRIM([.C98]); TRIM([.D98]))" office:value-type="string" office:string-value="w3Traversalh3">
            <text:p>w3Traversalh3</text:p>
          </table:table-cell>
        </table:table-row>
        <table:table-row table:style-name="ro2">
          <table:table-cell table:formula="of:=VALUE(RIGHT([.B99]; LEN([.B99])-1))"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Parsing</text:p>
          </table:table-cell>
          <table:table-cell office:value-type="string">
            <text:p>h3</text:p>
          </table:table-cell>
          <table:table-cell office:value-type="float" office:value="37.673583984375">
            <text:p>37.6735839844</text:p>
          </table:table-cell>
          <table:table-cell table:formula="of:=CONCATENATE(TRIM([.B99]);TRIM([.C99]); TRIM([.D99]))" office:value-type="string" office:string-value="w3Parsingh3">
            <text:p>w3Parsingh3</text:p>
          </table:table-cell>
        </table:table-row>
        <table:table-row table:style-name="ro3">
          <table:table-cell table:formula="of:=VALUE(RIGHT([.B100]; LEN([.B100])-1))"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Xpath</text:p>
          </table:table-cell>
          <table:table-cell office:value-type="string">
            <text:p>h3</text:p>
          </table:table-cell>
          <table:table-cell office:value-type="float" office:value="45.64318847655">
            <text:p>45.6431884766</text:p>
          </table:table-cell>
          <table:table-cell table:formula="of:=CONCATENATE(TRIM([.B100]);TRIM([.C100]); TRIM([.D100]))" office:value-type="string" office:string-value="w3Xpathh3">
            <text:p>w3Xpathh3</text:p>
          </table:table-cell>
        </table:table-row>
        <table:table-row table:style-name="ro2">
          <table:table-cell table:formula="of:=VALUE(RIGHT([.B101]; LEN([.B101])-1))"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Traversal</text:p>
          </table:table-cell>
          <table:table-cell office:value-type="string">
            <text:p>h3</text:p>
          </table:table-cell>
          <table:table-cell office:value-type="float" office:value="58.454223632625">
            <text:p>58.4542236326</text:p>
          </table:table-cell>
          <table:table-cell table:formula="of:=CONCATENATE(TRIM([.B101]);TRIM([.C101]); TRIM([.D101]))" office:value-type="string" office:string-value="w4Traversalh3">
            <text:p>w4Traversalh3</text:p>
          </table:table-cell>
        </table:table-row>
        <table:table-row table:style-name="ro2">
          <table:table-cell table:formula="of:=VALUE(RIGHT([.B102]; LEN([.B102])-1))"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Parsing</text:p>
          </table:table-cell>
          <table:table-cell office:value-type="string">
            <text:p>h3</text:p>
          </table:table-cell>
          <table:table-cell office:value-type="float" office:value="74.920166015625">
            <text:p>74.9201660156</text:p>
          </table:table-cell>
          <table:table-cell table:formula="of:=CONCATENATE(TRIM([.B102]);TRIM([.C102]); TRIM([.D102]))" office:value-type="string" office:string-value="w4Parsingh3">
            <text:p>w4Parsingh3</text:p>
          </table:table-cell>
        </table:table-row>
        <table:table-row table:style-name="ro3">
          <table:table-cell table:formula="of:=VALUE(RIGHT([.B103]; LEN([.B103])-1))"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Xpath</text:p>
          </table:table-cell>
          <table:table-cell office:value-type="string">
            <text:p>h3</text:p>
          </table:table-cell>
          <table:table-cell office:value-type="float" office:value="91.00390625">
            <text:p>91.00390625</text:p>
          </table:table-cell>
          <table:table-cell table:formula="of:=CONCATENATE(TRIM([.B103]);TRIM([.C103]); TRIM([.D103]))" office:value-type="string" office:string-value="w4Xpathh3">
            <text:p>w4Xpathh3</text:p>
          </table:table-cell>
        </table:table-row>
        <table:table-row table:style-name="ro2">
          <table:table-cell table:formula="of:=VALUE(RIGHT([.B104]; LEN([.B104])-1))"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Traversal</text:p>
          </table:table-cell>
          <table:table-cell office:value-type="string">
            <text:p>h3</text:p>
          </table:table-cell>
          <table:table-cell office:value-type="float" office:value="107.9719238285">
            <text:p>107.9719238285</text:p>
          </table:table-cell>
          <table:table-cell table:formula="of:=CONCATENATE(TRIM([.B104]);TRIM([.C104]); TRIM([.D104]))" office:value-type="string" office:string-value="w5Traversalh3">
            <text:p>w5Traversalh3</text:p>
          </table:table-cell>
        </table:table-row>
        <table:table-row table:style-name="ro2">
          <table:table-cell table:formula="of:=VALUE(RIGHT([.B105]; LEN([.B105])-1))"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Parsing</text:p>
          </table:table-cell>
          <table:table-cell office:value-type="string">
            <text:p>h3</text:p>
          </table:table-cell>
          <table:table-cell office:value-type="float" office:value="150.66577148425">
            <text:p>150.6657714843</text:p>
          </table:table-cell>
          <table:table-cell table:formula="of:=CONCATENATE(TRIM([.B105]);TRIM([.C105]); TRIM([.D105]))" office:value-type="string" office:string-value="w5Parsingh3">
            <text:p>w5Parsingh3</text:p>
          </table:table-cell>
        </table:table-row>
        <table:table-row table:style-name="ro3">
          <table:table-cell table:formula="of:=VALUE(RIGHT([.B106]; LEN([.B106])-1))"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Xpath</text:p>
          </table:table-cell>
          <table:table-cell office:value-type="string">
            <text:p>h3</text:p>
          </table:table-cell>
          <table:table-cell office:value-type="float" office:value="182.687194824">
            <text:p>182.687194824</text:p>
          </table:table-cell>
          <table:table-cell table:formula="of:=CONCATENATE(TRIM([.B106]);TRIM([.C106]); TRIM([.D106]))" office:value-type="string" office:string-value="w5Xpathh3">
            <text:p>w5Xpathh3</text:p>
          </table:table-cell>
        </table:table-row>
        <table:table-row table:style-name="ro2">
          <table:table-cell table:formula="of:=VALUE(RIGHT([.B107]; LEN([.B107])-1))"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Traversal</text:p>
          </table:table-cell>
          <table:table-cell office:value-type="string">
            <text:p>h3</text:p>
          </table:table-cell>
          <table:table-cell office:value-type="float" office:value="191.785766602">
            <text:p>191.785766602</text:p>
          </table:table-cell>
          <table:table-cell table:formula="of:=CONCATENATE(TRIM([.B107]);TRIM([.C107]); TRIM([.D107]))" office:value-type="string" office:string-value="w6Traversalh3">
            <text:p>w6Traversalh3</text:p>
          </table:table-cell>
        </table:table-row>
        <table:table-row table:style-name="ro2">
          <table:table-cell table:formula="of:=VALUE(RIGHT([.B108]; LEN([.B108])-1))"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Parsing</text:p>
          </table:table-cell>
          <table:table-cell office:value-type="string">
            <text:p>h3</text:p>
          </table:table-cell>
          <table:table-cell office:value-type="float" office:value="300.78356933575">
            <text:p>300.7835693358</text:p>
          </table:table-cell>
          <table:table-cell table:formula="of:=CONCATENATE(TRIM([.B108]);TRIM([.C108]); TRIM([.D108]))" office:value-type="string" office:string-value="w6Parsingh3">
            <text:p>w6Parsingh3</text:p>
          </table:table-cell>
        </table:table-row>
        <table:table-row table:style-name="ro3">
          <table:table-cell table:formula="of:=VALUE(RIGHT([.B109]; LEN([.B109])-1))"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Xpath</text:p>
          </table:table-cell>
          <table:table-cell office:value-type="string">
            <text:p>h3</text:p>
          </table:table-cell>
          <table:table-cell office:value-type="float" office:value="367.162475586">
            <text:p>367.162475586</text:p>
          </table:table-cell>
          <table:table-cell table:formula="of:=CONCATENATE(TRIM([.B109]);TRIM([.C109]); TRIM([.D109]))" office:value-type="string" office:string-value="w6Xpathh3">
            <text:p>w6Xpathh3</text:p>
          </table:table-cell>
        </table:table-row>
        <table:table-row table:style-name="ro2">
          <table:table-cell table:formula="of:=VALUE(RIGHT([.B110]; LEN([.B110])-1))"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Traversal</text:p>
          </table:table-cell>
          <table:table-cell office:value-type="string">
            <text:p>h3</text:p>
          </table:table-cell>
          <table:table-cell office:value-type="float" office:value="483.92572021425">
            <text:p>483.9257202143</text:p>
          </table:table-cell>
          <table:table-cell table:formula="of:=CONCATENATE(TRIM([.B110]);TRIM([.C110]); TRIM([.D110]))" office:value-type="string" office:string-value="w7Traversalh3">
            <text:p>w7Traversalh3</text:p>
          </table:table-cell>
        </table:table-row>
        <table:table-row table:style-name="ro2">
          <table:table-cell table:formula="of:=VALUE(RIGHT([.B111]; LEN([.B111])-1))"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Parsing</text:p>
          </table:table-cell>
          <table:table-cell office:value-type="string">
            <text:p>h3</text:p>
          </table:table-cell>
          <table:table-cell office:value-type="float" office:value="602.59991455075">
            <text:p>602.5999145508</text:p>
          </table:table-cell>
          <table:table-cell table:formula="of:=CONCATENATE(TRIM([.B111]);TRIM([.C111]); TRIM([.D111]))" office:value-type="string" office:string-value="w7Parsingh3">
            <text:p>w7Parsingh3</text:p>
          </table:table-cell>
        </table:table-row>
        <table:table-row table:style-name="ro3">
          <table:table-cell table:formula="of:=VALUE(RIGHT([.B112]; LEN([.B112])-1))"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Xpath</text:p>
          </table:table-cell>
          <table:table-cell office:value-type="string">
            <text:p>h3</text:p>
          </table:table-cell>
          <table:table-cell office:value-type="float" office:value="724.1279296875">
            <text:p>724.1279296875</text:p>
          </table:table-cell>
          <table:table-cell table:formula="of:=CONCATENATE(TRIM([.B112]);TRIM([.C112]); TRIM([.D112]))" office:value-type="string" office:string-value="w7Xpathh3">
            <text:p>w7Xpathh3</text:p>
          </table:table-cell>
        </table:table-row>
        <table:table-row table:style-name="ro2">
          <table:table-cell table:formula="of:=VALUE(RIGHT([.B113]; LEN([.B113])-1))"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Traversal</text:p>
          </table:table-cell>
          <table:table-cell office:value-type="string">
            <text:p>h3</text:p>
          </table:table-cell>
          <table:table-cell office:value-type="float" office:value="661.68395996">
            <text:p>661.68395996</text:p>
          </table:table-cell>
          <table:table-cell table:formula="of:=CONCATENATE(TRIM([.B113]);TRIM([.C113]); TRIM([.D113]))" office:value-type="string" office:string-value="w8Traversalh3">
            <text:p>w8Traversalh3</text:p>
          </table:table-cell>
        </table:table-row>
        <table:table-row table:style-name="ro2">
          <table:table-cell table:formula="of:=VALUE(RIGHT([.B114]; LEN([.B114])-1))"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Parsing</text:p>
          </table:table-cell>
          <table:table-cell office:value-type="string">
            <text:p>h3</text:p>
          </table:table-cell>
          <table:table-cell office:value-type="float" office:value="1218.290649415">
            <text:p>1218.290649415</text:p>
          </table:table-cell>
          <table:table-cell table:formula="of:=CONCATENATE(TRIM([.B114]);TRIM([.C114]); TRIM([.D114]))" office:value-type="string" office:string-value="w8Parsingh3">
            <text:p>w8Parsingh3</text:p>
          </table:table-cell>
        </table:table-row>
        <table:table-row table:style-name="ro3">
          <table:table-cell table:formula="of:=VALUE(RIGHT([.B115]; LEN([.B115])-1))"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Xpath</text:p>
          </table:table-cell>
          <table:table-cell office:value-type="string">
            <text:p>h3</text:p>
          </table:table-cell>
          <table:table-cell office:value-type="float" office:value="1455.8251953125">
            <text:p>1455.8251953125</text:p>
          </table:table-cell>
          <table:table-cell table:formula="of:=CONCATENATE(TRIM([.B115]);TRIM([.C115]); TRIM([.D115]))" office:value-type="string" office:string-value="w8Xpathh3">
            <text:p>w8Xpathh3</text:p>
          </table:table-cell>
        </table:table-row>
        <table:table-row table:style-name="ro2">
          <table:table-cell table:formula="of:=VALUE(RIGHT([.B116]; LEN([.B116])-1))"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Traversal</text:p>
          </table:table-cell>
          <table:table-cell office:value-type="string">
            <text:p>h3</text:p>
          </table:table-cell>
          <table:table-cell office:value-type="float" office:value="1228.373535155">
            <text:p>1228.373535155</text:p>
          </table:table-cell>
          <table:table-cell table:formula="of:=CONCATENATE(TRIM([.B116]);TRIM([.C116]); TRIM([.D116]))" office:value-type="string" office:string-value="w9Traversalh3">
            <text:p>w9Traversalh3</text:p>
          </table:table-cell>
        </table:table-row>
        <table:table-row table:style-name="ro2">
          <table:table-cell table:formula="of:=VALUE(RIGHT([.B117]; LEN([.B117])-1))"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Parsing</text:p>
          </table:table-cell>
          <table:table-cell office:value-type="string">
            <text:p>h3</text:p>
          </table:table-cell>
          <table:table-cell office:value-type="float" office:value="2440.66192627">
            <text:p>2440.66192627</text:p>
          </table:table-cell>
          <table:table-cell table:formula="of:=CONCATENATE(TRIM([.B117]);TRIM([.C117]); TRIM([.D117]))" office:value-type="string" office:string-value="w9Parsingh3">
            <text:p>w9Parsingh3</text:p>
          </table:table-cell>
        </table:table-row>
        <table:table-row table:style-name="ro3">
          <table:table-cell table:formula="of:=VALUE(RIGHT([.B118]; LEN([.B118])-1))"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Xpath</text:p>
          </table:table-cell>
          <table:table-cell office:value-type="string">
            <text:p>h3</text:p>
          </table:table-cell>
          <table:table-cell office:value-type="float" office:value="2904.03137207">
            <text:p>2904.03137207</text:p>
          </table:table-cell>
          <table:table-cell table:formula="of:=CONCATENATE(TRIM([.B118]);TRIM([.C118]); TRIM([.D118]))" office:value-type="string" office:string-value="w9Xpathh3">
            <text:p>w9Xpathh3</text:p>
          </table:table-cell>
        </table:table-row>
        <table:table-row table:style-name="ro2">
          <table:table-cell table:formula="of:=VALUE(RIGHT([.B119]; LEN([.B119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Traversal</text:p>
          </table:table-cell>
          <table:table-cell office:value-type="string">
            <text:p>h3</text:p>
          </table:table-cell>
          <table:table-cell office:value-type="float" office:value="2423.05975339">
            <text:p>2423.05975339</text:p>
          </table:table-cell>
          <table:table-cell table:formula="of:=CONCATENATE(TRIM([.B119]);TRIM([.C119]); TRIM([.D119]))" office:value-type="string" office:string-value="w10Traversalh3">
            <text:p>w10Traversalh3</text:p>
          </table:table-cell>
        </table:table-row>
        <table:table-row table:style-name="ro2">
          <table:table-cell table:formula="of:=VALUE(RIGHT([.B120]; LEN([.B120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Parsing</text:p>
          </table:table-cell>
          <table:table-cell office:value-type="string">
            <text:p>h3</text:p>
          </table:table-cell>
          <table:table-cell office:value-type="float" office:value="4938.8477172825">
            <text:p>4938.8477172825</text:p>
          </table:table-cell>
          <table:table-cell table:formula="of:=CONCATENATE(TRIM([.B120]);TRIM([.C120]); TRIM([.D120]))" office:value-type="string" office:string-value="w10Parsingh3">
            <text:p>w10Parsingh3</text:p>
          </table:table-cell>
        </table:table-row>
        <table:table-row table:style-name="ro3">
          <table:table-cell table:formula="of:=VALUE(RIGHT([.B121]; LEN([.B121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Xpath</text:p>
          </table:table-cell>
          <table:table-cell office:value-type="string">
            <text:p>h3</text:p>
          </table:table-cell>
          <table:table-cell office:value-type="float" office:value="5832.4566040025">
            <text:p>5832.4566040025</text:p>
          </table:table-cell>
          <table:table-cell table:formula="of:=CONCATENATE(TRIM([.B121]);TRIM([.C121]); TRIM([.D121]))" office:value-type="string" office:string-value="w10Xpathh3">
            <text:p>w10Xpathh3</text:p>
          </table:table-cell>
        </table:table-row>
        <table:table-row table:style-name="ro2">
          <table:table-cell table:formula="of:=VALUE(RIGHT([.B122]; LEN([.B122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Traversal</text:p>
          </table:table-cell>
          <table:table-cell office:value-type="string">
            <text:p>h3</text:p>
          </table:table-cell>
          <table:table-cell office:value-type="float" office:value="4947.5816650425">
            <text:p>4947.5816650425</text:p>
          </table:table-cell>
          <table:table-cell table:formula="of:=CONCATENATE(TRIM([.B122]);TRIM([.C122]); TRIM([.D122]))" office:value-type="string" office:string-value="w11Traversalh3">
            <text:p>w11Traversalh3</text:p>
          </table:table-cell>
        </table:table-row>
        <table:table-row table:style-name="ro2">
          <table:table-cell table:formula="of:=VALUE(RIGHT([.B123]; LEN([.B123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Parsing</text:p>
          </table:table-cell>
          <table:table-cell office:value-type="string">
            <text:p>h3</text:p>
          </table:table-cell>
          <table:table-cell office:value-type="float" office:value="9959.2310791075">
            <text:p>9959.2310791075</text:p>
          </table:table-cell>
          <table:table-cell table:formula="of:=CONCATENATE(TRIM([.B123]);TRIM([.C123]); TRIM([.D123]))" office:value-type="string" office:string-value="w11Parsingh3">
            <text:p>w11Parsingh3</text:p>
          </table:table-cell>
        </table:table-row>
        <table:table-row table:style-name="ro3">
          <table:table-cell table:formula="of:=VALUE(RIGHT([.B124]; LEN([.B124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Xpath</text:p>
          </table:table-cell>
          <table:table-cell office:value-type="string">
            <text:p>h3</text:p>
          </table:table-cell>
          <table:table-cell office:value-type="float" office:value="11588.74871825">
            <text:p>11588.74871825</text:p>
          </table:table-cell>
          <table:table-cell table:formula="of:=CONCATENATE(TRIM([.B124]);TRIM([.C124]); TRIM([.D124]))" office:value-type="string" office:string-value="w11Xpathh3">
            <text:p>w11Xpathh3</text:p>
          </table:table-cell>
        </table:table-row>
        <table:table-row table:style-name="ro2">
          <table:table-cell table:formula="of:=VALUE(RIGHT([.B125]; LEN([.B125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Traversal</text:p>
          </table:table-cell>
          <table:table-cell office:value-type="string">
            <text:p>h3</text:p>
          </table:table-cell>
          <table:table-cell office:value-type="float" office:value="10790.5238037">
            <text:p>10790.5238037</text:p>
          </table:table-cell>
          <table:table-cell table:formula="of:=CONCATENATE(TRIM([.B125]);TRIM([.C125]); TRIM([.D125]))" office:value-type="string" office:string-value="w12Traversalh3">
            <text:p>w12Traversalh3</text:p>
          </table:table-cell>
        </table:table-row>
        <table:table-row table:style-name="ro2">
          <table:table-cell table:formula="of:=VALUE(RIGHT([.B126]; LEN([.B126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Parsing</text:p>
          </table:table-cell>
          <table:table-cell office:value-type="string">
            <text:p>h3</text:p>
          </table:table-cell>
          <table:table-cell office:value-type="float" office:value="20043.704650875">
            <text:p>20043.704650875</text:p>
          </table:table-cell>
          <table:table-cell table:formula="of:=CONCATENATE(TRIM([.B126]);TRIM([.C126]); TRIM([.D126]))" office:value-type="string" office:string-value="w12Parsingh3">
            <text:p>w12Parsingh3</text:p>
          </table:table-cell>
        </table:table-row>
        <table:table-row table:style-name="ro3">
          <table:table-cell table:formula="of:=VALUE(RIGHT([.B127]; LEN([.B127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Xpath</text:p>
          </table:table-cell>
          <table:table-cell office:value-type="string">
            <text:p>h3</text:p>
          </table:table-cell>
          <table:table-cell office:value-type="float" office:value="23277.629272475">
            <text:p>23277.629272475</text:p>
          </table:table-cell>
          <table:table-cell table:formula="of:=CONCATENATE(TRIM([.B127]);TRIM([.C127]); TRIM([.D127]))" office:value-type="string" office:string-value="w12Xpathh3">
            <text:p>w12Xpathh3</text:p>
          </table:table-cell>
        </table:table-row>
        <table:table-row table:style-name="ro2">
          <table:table-cell table:formula="of:=VALUE(RIGHT([.B128]; LEN([.B128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Traversal</text:p>
          </table:table-cell>
          <table:table-cell office:value-type="string">
            <text:p>h3</text:p>
          </table:table-cell>
          <table:table-cell office:value-type="float" office:value="33768.90014655">
            <text:p>33768.90014655</text:p>
          </table:table-cell>
          <table:table-cell table:formula="of:=CONCATENATE(TRIM([.B128]);TRIM([.C128]); TRIM([.D128]))" office:value-type="string" office:string-value="w13Traversalh3">
            <text:p>w13Traversalh3</text:p>
          </table:table-cell>
        </table:table-row>
        <table:table-row table:style-name="ro2">
          <table:table-cell table:formula="of:=VALUE(RIGHT([.B129]; LEN([.B129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Parsing</text:p>
          </table:table-cell>
          <table:table-cell office:value-type="string">
            <text:p>h3</text:p>
          </table:table-cell>
          <table:table-cell office:value-type="float" office:value="40692.942932125">
            <text:p>40692.942932125</text:p>
          </table:table-cell>
          <table:table-cell table:formula="of:=CONCATENATE(TRIM([.B129]);TRIM([.C129]); TRIM([.D129]))" office:value-type="string" office:string-value="w13Parsingh3">
            <text:p>w13Parsingh3</text:p>
          </table:table-cell>
        </table:table-row>
        <table:table-row table:style-name="ro3">
          <table:table-cell table:formula="of:=VALUE(RIGHT([.B130]; LEN([.B130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Xpath</text:p>
          </table:table-cell>
          <table:table-cell office:value-type="string">
            <text:p>h3</text:p>
          </table:table-cell>
          <table:table-cell office:value-type="float" office:value="47320.296142575">
            <text:p>47320.296142575</text:p>
          </table:table-cell>
          <table:table-cell table:formula="of:=CONCATENATE(TRIM([.B130]);TRIM([.C130]); TRIM([.D130]))" office:value-type="string" office:string-value="w13Xpathh3">
            <text:p>w13Xpathh3</text:p>
          </table:table-cell>
        </table:table-row>
        <table:table-row table:style-name="ro2">
          <table:table-cell table:formula="of:=VALUE(RIGHT([.B131]; LEN([.B131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Traversal</text:p>
          </table:table-cell>
          <table:table-cell office:value-type="string">
            <text:p>h3</text:p>
          </table:table-cell>
          <table:table-cell office:value-type="float" office:value="242940.611267">
            <text:p>242940.611267</text:p>
          </table:table-cell>
          <table:table-cell table:formula="of:=CONCATENATE(TRIM([.B131]);TRIM([.C131]); TRIM([.D131]))" office:value-type="string" office:string-value="w14Traversalh3">
            <text:p>w14Traversalh3</text:p>
          </table:table-cell>
        </table:table-row>
        <table:table-row table:style-name="ro2">
          <table:table-cell table:formula="of:=VALUE(RIGHT([.B132]; LEN([.B132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Parsing</text:p>
          </table:table-cell>
          <table:table-cell office:value-type="string">
            <text:p>h3</text:p>
          </table:table-cell>
          <table:table-cell office:value-type="float" office:value="927087.56042475">
            <text:p>927087.56042475</text:p>
          </table:table-cell>
          <table:table-cell table:formula="of:=CONCATENATE(TRIM([.B132]);TRIM([.C132]); TRIM([.D132]))" office:value-type="string" office:string-value="w14Parsingh3">
            <text:p>w14Parsingh3</text:p>
          </table:table-cell>
        </table:table-row>
        <table:table-row table:style-name="ro3">
          <table:table-cell table:formula="of:=VALUE(RIGHT([.B133]; LEN([.B133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Xpath</text:p>
          </table:table-cell>
          <table:table-cell office:value-type="string">
            <text:p>h3</text:p>
          </table:table-cell>
          <table:table-cell office:value-type="float" office:value="192053.11059575">
            <text:p>192053.11059575</text:p>
          </table:table-cell>
          <table:table-cell table:formula="of:=CONCATENATE(TRIM([.B133]);TRIM([.C133]); TRIM([.D133]))" office:value-type="string" office:string-value="w14Xpathh3">
            <text:p>w14Xpathh3</text:p>
          </table:table-cell>
        </table:table-row>
        <table:table-row table:style-name="ro2">
          <table:table-cell table:formula="of:=VALUE(RIGHT([.B134]; LEN([.B134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Traversal</text:p>
          </table:table-cell>
          <table:table-cell office:value-type="string">
            <text:p>h3</text:p>
          </table:table-cell>
          <table:table-cell office:value-type="float" office:value="381067.10961825">
            <text:p>381067.10961825</text:p>
          </table:table-cell>
          <table:table-cell table:formula="of:=CONCATENATE(TRIM([.B134]);TRIM([.C134]); TRIM([.D134]))" office:value-type="string" office:string-value="w15Traversalh3">
            <text:p>w15Traversalh3</text:p>
          </table:table-cell>
        </table:table-row>
        <table:table-row table:style-name="ro2">
          <table:table-cell table:formula="of:=VALUE(RIGHT([.B135]; LEN([.B135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Parsing</text:p>
          </table:table-cell>
          <table:table-cell office:value-type="string">
            <text:p>h3</text:p>
          </table:table-cell>
          <table:table-cell office:value-type="float" office:value="2359344.5369875">
            <text:p>2359344.5369875</text:p>
          </table:table-cell>
          <table:table-cell table:formula="of:=CONCATENATE(TRIM([.B135]);TRIM([.C135]); TRIM([.D135]))" office:value-type="string" office:string-value="w15Parsingh3">
            <text:p>w15Parsingh3</text:p>
          </table:table-cell>
        </table:table-row>
        <table:table-row table:style-name="ro3">
          <table:table-cell table:formula="of:=VALUE(RIGHT([.B136]; LEN([.B136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Xpath</text:p>
          </table:table-cell>
          <table:table-cell office:value-type="string">
            <text:p>h3</text:p>
          </table:table-cell>
          <table:table-cell office:value-type="float" office:value="384844.33648675">
            <text:p>384844.33648675</text:p>
          </table:table-cell>
          <table:table-cell table:formula="of:=CONCATENATE(TRIM([.B136]);TRIM([.C136]); TRIM([.D136]))" office:value-type="string" office:string-value="w15Xpathh3">
            <text:p>w15Xpathh3</text:p>
          </table:table-cell>
        </table:table-row>
        <table:table-row table:style-name="ro2" table:number-rows-repeated="104843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ggplot2" table:style-name="ta1">
        <table:table-column table:style-name="co7" table:number-columns-repeated="9" table:default-cell-style-name="Default"/>
        <table:table-column table:style-name="co17" table:default-cell-style-name="Default"/>
        <table:table-row table:style-name="ro1">
          <table:table-cell office:value-type="string">
            <text:p>Number</text:p>
          </table:table-cell>
          <table:table-cell office:value-type="string">
            <text:p>Workload</text:p>
          </table:table-cell>
          <table:table-cell office:value-type="string">
            <text:p>Structure</text:p>
          </table:table-cell>
          <table:table-cell office:value-type="string">
            <text:p>Traversal</text:p>
          </table:table-cell>
          <table:table-cell office:value-type="string">
            <text:p>Parsing</text:p>
          </table:table-cell>
          <table:table-cell office:value-type="string">
            <text:p>Xpath</text:p>
          </table:table-cell>
          <table:table-cell/>
          <table:table-cell office:value-type="string">
            <text:p>Appendix</text:p>
          </table:table-cell>
          <table:table-cell table:number-columns-repeated="2"/>
        </table:table-row>
        <table:table-row table:style-name="ro2">
          <table:table-cell table:formula="of:=VALUE(RIGHT([.B2]; LEN([.B2])-1))"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h1</text:p>
          </table:table-cell>
          <table:table-cell table:formula="of:=SUMIF([RefineB.$F$1:.$F$136]; CONCATENATE(TRIM([.B2]);TRIM([.$D$1]); TRIM([.C2])); [RefineB.$E$1:.$E$136])" office:value-type="float" office:value="3.9794921874925">
            <text:p>3.9794921875</text:p>
          </table:table-cell>
          <table:table-cell table:formula="of:=SUMIF([RefineB.$F$1:.$F$136]; CONCATENATE(TRIM([.B2]);TRIM([.$E$1]); TRIM([.C2])); [RefineB.$E$1:.$E$136])" office:value-type="float" office:value="9.4939575195325">
            <text:p>9.4939575195</text:p>
          </table:table-cell>
          <table:table-cell table:formula="of:=SUMIF([RefineB.$F$1:.$F$136]; CONCATENATE(TRIM([.B2]);TRIM([.$F$1]); TRIM([.C2])); [RefineB.$E$1:.$E$136])" office:value-type="float" office:value="11.1939086914">
            <text:p>11.1939086914</text:p>
          </table:table-cell>
          <table:table-cell/>
          <table:table-cell table:style-name="ce32" table:formula="of:=CONCATENATE(&quot;{&quot;;[.B2];&quot;} &amp; &quot;;&quot;{&quot;;[.D2];&quot;} &amp; &quot;;&quot;{\tablenum[table-format=4]{&quot;;ROUND([.E2]*1000;2);&quot;}} &amp; &quot;;&quot;{\tablenum[table-format=4]{&quot;;ROUND([.F2]*1000;2);&quot;}} &amp; &quot;;&quot;{\tablenum[table-format=4]{&quot;;ROUND([.G2]*1000;2);&quot;}} \\ &quot;)" office:value-type="string" office:string-value="{w1} &amp; {3.9794921874925} &amp; {\tablenum[table-format=4]{9493.96}} &amp; {\tablenum[table-format=4]{11193.91}} &amp; {\tablenum[table-format=4]{0}} \\ ">
            <text:p>{w1} &amp; {3.9794921874925} &amp; {\tablenum[table-format=4]{9493.96}} &amp; {\tablenum[table-format=4]{11193.91}} &amp; {\tablenum[table-format=4]{0}} \\ </text:p>
          </table:table-cell>
          <table:table-cell/>
          <table:table-cell table:style-name="ce32" table:formula="of:=CONCATENATE(&quot;{&quot;;[.B2];&quot;} &amp; &quot;;&quot;{\tablenum[table-format=4.2]{&quot;;ROUND([.D2];2);&quot;}} &amp; &quot;;&quot;{\tablenum[table-format=4.2]{&quot;;ROUND([.E2];2);&quot;}} &amp; &quot;;&quot;{\tablenum[table-format=4.2]{&quot;;ROUND([.F2];2);&quot;}} &amp; &quot;;&quot;{\tablenum[table-format=4.2]{&quot;;ROUND([.D17];2);&quot;}} &amp; &quot;;&quot;{\tablenum[table-format=4.2]{&quot;;ROUND([.E17];2);&quot;}} &amp; &quot;;&quot;{\tablenum[table-format=4.2]{&quot;;ROUND([.F17];2);&quot;}} &amp; &quot;;&quot;{\tablenum[table-format=4.2]{&quot;;ROUND([.D32];2);&quot;}} &amp; &quot;;&quot;{\tablenum[table-format=4.2]{&quot;;ROUND([.E32];2);&quot;}} &amp; &quot;;&quot;{\tablenum[table-format=4.2]{&quot;;ROUND([.F32];2);&quot;}} \\ &quot;)" office:value-type="string" office:string-value="{w1} &amp; {\tablenum[table-format=4.2]{3.98}} &amp; {\tablenum[table-format=4.2]{9.49}} &amp; {\tablenum[table-format=4.2]{11.19}} &amp; {\tablenum[table-format=4.2]{6.48}} &amp; {\tablenum[table-format=4.2]{9.51}} &amp; {\tablenum[table-format=4.2]{11.23}} &amp; {\tablenum[table-format=4.2]{9.61}} &amp; {\tablenum[table-format=4.2]{9.46}} &amp; {\tablenum[table-format=4.2]{11.43}} \\ ">
            <text:p>{w1} &amp; {\tablenum[table-format=4.2]{3.98}} &amp; {\tablenum[table-format=4.2]{9.49}} &amp; {\tablenum[table-format=4.2]{11.19}} &amp; {\tablenum[table-format=4.2]{6.48}} &amp; {\tablenum[table-format=4.2]{9.51}} &amp; {\tablenum[table-format=4.2]{11.23}} &amp; {\tablenum[table-format=4.2]{9.61}} &amp; {\tablenum[table-format=4.2]{9.46}} &amp; {\tablenum[table-format=4.2]{11.43}} \\ </text:p>
          </table:table-cell>
        </table:table-row>
        <table:table-row table:style-name="ro2">
          <table:table-cell table:formula="of:=VALUE(RIGHT([.B3]; LEN([.B3])-1))"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h1</text:p>
          </table:table-cell>
          <table:table-cell table:formula="of:=SUMIF([RefineB.$F$1:.$F$136]; CONCATENATE(TRIM([.B3]);TRIM([.$D$1]); TRIM([.C3])); [RefineB.$E$1:.$E$136])" office:value-type="float" office:value="7.374450683625">
            <text:p>7.3744506836</text:p>
          </table:table-cell>
          <table:table-cell table:formula="of:=SUMIF([RefineB.$F$1:.$F$136]; CONCATENATE(TRIM([.B3]);TRIM([.$E$1]); TRIM([.C3])); [RefineB.$E$1:.$E$136])" office:value-type="float" office:value="18.6964111328">
            <text:p>18.6964111328</text:p>
          </table:table-cell>
          <table:table-cell table:formula="of:=SUMIF([RefineB.$F$1:.$F$136]; CONCATENATE(TRIM([.B3]);TRIM([.$F$1]); TRIM([.C3])); [RefineB.$E$1:.$E$136])" office:value-type="float" office:value="21.803405761725">
            <text:p>21.8034057617</text:p>
          </table:table-cell>
          <table:table-cell table:number-columns-repeated="4"/>
        </table:table-row>
        <table:table-row table:style-name="ro2">
          <table:table-cell table:formula="of:=VALUE(RIGHT([.B4]; LEN([.B4])-1))"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h1</text:p>
          </table:table-cell>
          <table:table-cell table:formula="of:=SUMIF([RefineB.$F$1:.$F$136]; CONCATENATE(TRIM([.B4]);TRIM([.$D$1]); TRIM([.C4])); [RefineB.$E$1:.$E$136])" office:value-type="float" office:value="14.5014038086">
            <text:p>14.5014038086</text:p>
          </table:table-cell>
          <table:table-cell table:formula="of:=SUMIF([RefineB.$F$1:.$F$136]; CONCATENATE(TRIM([.B4]);TRIM([.$E$1]); TRIM([.C4])); [RefineB.$E$1:.$E$136])" office:value-type="float" office:value="37.991333007825">
            <text:p>37.9913330078</text:p>
          </table:table-cell>
          <table:table-cell table:formula="of:=SUMIF([RefineB.$F$1:.$F$136]; CONCATENATE(TRIM([.B4]);TRIM([.$F$1]); TRIM([.C4])); [RefineB.$E$1:.$E$136])" office:value-type="float" office:value="44.890502929675">
            <text:p>44.8905029297</text:p>
          </table:table-cell>
          <table:table-cell table:number-columns-repeated="4"/>
        </table:table-row>
        <table:table-row table:style-name="ro2">
          <table:table-cell table:formula="of:=VALUE(RIGHT([.B5]; LEN([.B5])-1))"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h1</text:p>
          </table:table-cell>
          <table:table-cell table:formula="of:=SUMIF([RefineB.$F$1:.$F$136]; CONCATENATE(TRIM([.B5]);TRIM([.$D$1]); TRIM([.C5])); [RefineB.$E$1:.$E$136])" office:value-type="float" office:value="27.405456543125">
            <text:p>27.4054565431</text:p>
          </table:table-cell>
          <table:table-cell table:formula="of:=SUMIF([RefineB.$F$1:.$F$136]; CONCATENATE(TRIM([.B5]);TRIM([.$E$1]); TRIM([.C5])); [RefineB.$E$1:.$E$136])" office:value-type="float" office:value="75.699890136725">
            <text:p>75.6998901367</text:p>
          </table:table-cell>
          <table:table-cell table:formula="of:=SUMIF([RefineB.$F$1:.$F$136]; CONCATENATE(TRIM([.B5]);TRIM([.$F$1]); TRIM([.C5])); [RefineB.$E$1:.$E$136])" office:value-type="float" office:value="88.79693603515">
            <text:p>88.7969360352</text:p>
          </table:table-cell>
          <table:table-cell table:number-columns-repeated="4"/>
        </table:table-row>
        <table:table-row table:style-name="ro2">
          <table:table-cell table:formula="of:=VALUE(RIGHT([.B6]; LEN([.B6])-1))"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h1</text:p>
          </table:table-cell>
          <table:table-cell table:formula="of:=SUMIF([RefineB.$F$1:.$F$136]; CONCATENATE(TRIM([.B6]);TRIM([.$D$1]); TRIM([.C6])); [RefineB.$E$1:.$E$136])" office:value-type="float" office:value="53.49005126975">
            <text:p>53.4900512698</text:p>
          </table:table-cell>
          <table:table-cell table:formula="of:=SUMIF([RefineB.$F$1:.$F$136]; CONCATENATE(TRIM([.B6]);TRIM([.$E$1]); TRIM([.C6])); [RefineB.$E$1:.$E$136])" office:value-type="float" office:value="152.44073486325">
            <text:p>152.4407348633</text:p>
          </table:table-cell>
          <table:table-cell table:formula="of:=SUMIF([RefineB.$F$1:.$F$136]; CONCATENATE(TRIM([.B6]);TRIM([.$F$1]); TRIM([.C6])); [RefineB.$E$1:.$E$136])" office:value-type="float" office:value="181.05932617175">
            <text:p>181.0593261718</text:p>
          </table:table-cell>
          <table:table-cell table:number-columns-repeated="4"/>
        </table:table-row>
        <table:table-row table:style-name="ro2">
          <table:table-cell table:formula="of:=VALUE(RIGHT([.B7]; LEN([.B7])-1))"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h1</text:p>
          </table:table-cell>
          <table:table-cell table:formula="of:=SUMIF([RefineB.$F$1:.$F$136]; CONCATENATE(TRIM([.B7]);TRIM([.$D$1]); TRIM([.C7])); [RefineB.$E$1:.$E$136])" office:value-type="float" office:value="104.34265136725">
            <text:p>104.3426513673</text:p>
          </table:table-cell>
          <table:table-cell table:formula="of:=SUMIF([RefineB.$F$1:.$F$136]; CONCATENATE(TRIM([.B7]);TRIM([.$E$1]); TRIM([.C7])); [RefineB.$E$1:.$E$136])" office:value-type="float" office:value="304.0778198245">
            <text:p>304.0778198245</text:p>
          </table:table-cell>
          <table:table-cell table:formula="of:=SUMIF([RefineB.$F$1:.$F$136]; CONCATENATE(TRIM([.B7]);TRIM([.$F$1]); TRIM([.C7])); [RefineB.$E$1:.$E$136])" office:value-type="float" office:value="359.9264526365">
            <text:p>359.9264526365</text:p>
          </table:table-cell>
          <table:table-cell table:number-columns-repeated="4"/>
        </table:table-row>
        <table:table-row table:style-name="ro2">
          <table:table-cell table:formula="of:=VALUE(RIGHT([.B8]; LEN([.B8])-1))"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h1</text:p>
          </table:table-cell>
          <table:table-cell table:formula="of:=SUMIF([RefineB.$F$1:.$F$136]; CONCATENATE(TRIM([.B8]);TRIM([.$D$1]); TRIM([.C8])); [RefineB.$E$1:.$E$136])" office:value-type="float" office:value="207.49053954925">
            <text:p>207.4905395493</text:p>
          </table:table-cell>
          <table:table-cell table:formula="of:=SUMIF([RefineB.$F$1:.$F$136]; CONCATENATE(TRIM([.B8]);TRIM([.$E$1]); TRIM([.C8])); [RefineB.$E$1:.$E$136])" office:value-type="float" office:value="602.7890625">
            <text:p>602.7890625</text:p>
          </table:table-cell>
          <table:table-cell table:formula="of:=SUMIF([RefineB.$F$1:.$F$136]; CONCATENATE(TRIM([.B8]);TRIM([.$F$1]); TRIM([.C8])); [RefineB.$E$1:.$E$136])" office:value-type="float" office:value="720.77667236325">
            <text:p>720.7766723633</text:p>
          </table:table-cell>
          <table:table-cell table:number-columns-repeated="4"/>
        </table:table-row>
        <table:table-row table:style-name="ro2">
          <table:table-cell table:formula="of:=VALUE(RIGHT([.B9]; LEN([.B9])-1))"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h1</text:p>
          </table:table-cell>
          <table:table-cell table:formula="of:=SUMIF([RefineB.$F$1:.$F$136]; CONCATENATE(TRIM([.B9]);TRIM([.$D$1]); TRIM([.C9])); [RefineB.$E$1:.$E$136])" office:value-type="float" office:value="414.6845703125">
            <text:p>414.6845703125</text:p>
          </table:table-cell>
          <table:table-cell table:formula="of:=SUMIF([RefineB.$F$1:.$F$136]; CONCATENATE(TRIM([.B9]);TRIM([.$E$1]); TRIM([.C9])); [RefineB.$E$1:.$E$136])" office:value-type="float" office:value="1222.3314209">
            <text:p>1222.3314209</text:p>
          </table:table-cell>
          <table:table-cell table:formula="of:=SUMIF([RefineB.$F$1:.$F$136]; CONCATENATE(TRIM([.B9]);TRIM([.$F$1]); TRIM([.C9])); [RefineB.$E$1:.$E$136])" office:value-type="float" office:value="1456.10668945">
            <text:p>1456.10668945</text:p>
          </table:table-cell>
          <table:table-cell table:number-columns-repeated="4"/>
        </table:table-row>
        <table:table-row table:style-name="ro2">
          <table:table-cell table:formula="of:=VALUE(RIGHT([.B10]; LEN([.B10])-1))"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h1</text:p>
          </table:table-cell>
          <table:table-cell table:formula="of:=SUMIF([RefineB.$F$1:.$F$136]; CONCATENATE(TRIM([.B10]);TRIM([.$D$1]); TRIM([.C10])); [RefineB.$E$1:.$E$136])" office:value-type="float" office:value="825.3220214825">
            <text:p>825.3220214825</text:p>
          </table:table-cell>
          <table:table-cell table:formula="of:=SUMIF([RefineB.$F$1:.$F$136]; CONCATENATE(TRIM([.B10]);TRIM([.$E$1]); TRIM([.C10])); [RefineB.$E$1:.$E$136])" office:value-type="float" office:value="2454.14416504">
            <text:p>2454.14416504</text:p>
          </table:table-cell>
          <table:table-cell table:formula="of:=SUMIF([RefineB.$F$1:.$F$136]; CONCATENATE(TRIM([.B10]);TRIM([.$F$1]); TRIM([.C10])); [RefineB.$E$1:.$E$136])" office:value-type="float" office:value="2892.75238037">
            <text:p>2892.75238037</text:p>
          </table:table-cell>
          <table:table-cell table:number-columns-repeated="4"/>
        </table:table-row>
        <table:table-row table:style-name="ro2">
          <table:table-cell table:formula="of:=VALUE(RIGHT([.B11]; LEN([.B11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h1</text:p>
          </table:table-cell>
          <table:table-cell table:formula="of:=SUMIF([RefineB.$F$1:.$F$136]; CONCATENATE(TRIM([.B11]);TRIM([.$D$1]); TRIM([.C11])); [RefineB.$E$1:.$E$136])" office:value-type="float" office:value="1705.11480711">
            <text:p>1705.11480711</text:p>
          </table:table-cell>
          <table:table-cell table:formula="of:=SUMIF([RefineB.$F$1:.$F$136]; CONCATENATE(TRIM([.B11]);TRIM([.$E$1]); TRIM([.C11])); [RefineB.$E$1:.$E$136])" office:value-type="float" office:value="4959.819763185">
            <text:p>4959.819763185</text:p>
          </table:table-cell>
          <table:table-cell table:formula="of:=SUMIF([RefineB.$F$1:.$F$136]; CONCATENATE(TRIM([.B11]);TRIM([.$F$1]); TRIM([.C11])); [RefineB.$E$1:.$E$136])" office:value-type="float" office:value="5822.128479005">
            <text:p>5822.128479005</text:p>
          </table:table-cell>
          <table:table-cell table:number-columns-repeated="4"/>
        </table:table-row>
        <table:table-row table:style-name="ro2">
          <table:table-cell table:formula="of:=VALUE(RIGHT([.B12]; LEN([.B12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h1</text:p>
          </table:table-cell>
          <table:table-cell table:formula="of:=SUMIF([RefineB.$F$1:.$F$136]; CONCATENATE(TRIM([.B12]);TRIM([.$D$1]); TRIM([.C12])); [RefineB.$E$1:.$E$136])" office:value-type="float" office:value="3564.3349609225">
            <text:p>3564.3349609225</text:p>
          </table:table-cell>
          <table:table-cell table:formula="of:=SUMIF([RefineB.$F$1:.$F$136]; CONCATENATE(TRIM([.B12]);TRIM([.$E$1]); TRIM([.C12])); [RefineB.$E$1:.$E$136])" office:value-type="float" office:value="9915.6099853525">
            <text:p>9915.6099853525</text:p>
          </table:table-cell>
          <table:table-cell table:formula="of:=SUMIF([RefineB.$F$1:.$F$136]; CONCATENATE(TRIM([.B12]);TRIM([.$F$1]); TRIM([.C12])); [RefineB.$E$1:.$E$136])" office:value-type="float" office:value="11628.79711915">
            <text:p>11628.79711915</text:p>
          </table:table-cell>
          <table:table-cell table:number-columns-repeated="4"/>
        </table:table-row>
        <table:table-row table:style-name="ro2">
          <table:table-cell table:formula="of:=VALUE(RIGHT([.B13]; LEN([.B13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h1</text:p>
          </table:table-cell>
          <table:table-cell table:formula="of:=SUMIF([RefineB.$F$1:.$F$136]; CONCATENATE(TRIM([.B13]);TRIM([.$D$1]); TRIM([.C13])); [RefineB.$E$1:.$E$136])" office:value-type="float" office:value="6659.371765125">
            <text:p>6659.371765125</text:p>
          </table:table-cell>
          <table:table-cell table:formula="of:=SUMIF([RefineB.$F$1:.$F$136]; CONCATENATE(TRIM([.B13]);TRIM([.$E$1]); TRIM([.C13])); [RefineB.$E$1:.$E$136])" office:value-type="float" office:value="19546.46154785">
            <text:p>19546.46154785</text:p>
          </table:table-cell>
          <table:table-cell table:formula="of:=SUMIF([RefineB.$F$1:.$F$136]; CONCATENATE(TRIM([.B13]);TRIM([.$F$1]); TRIM([.C13])); [RefineB.$E$1:.$E$136])" office:value-type="float" office:value="23095.616943375">
            <text:p>23095.616943375</text:p>
          </table:table-cell>
          <table:table-cell table:number-columns-repeated="4"/>
        </table:table-row>
        <table:table-row table:style-name="ro2">
          <table:table-cell table:formula="of:=VALUE(RIGHT([.B14]; LEN([.B14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h1</text:p>
          </table:table-cell>
          <table:table-cell table:formula="of:=SUMIF([RefineB.$F$1:.$F$136]; CONCATENATE(TRIM([.B14]);TRIM([.$D$1]); TRIM([.C14])); [RefineB.$E$1:.$E$136])" office:value-type="float" office:value="14238.86248785">
            <text:p>14238.86248785</text:p>
          </table:table-cell>
          <table:table-cell table:formula="of:=SUMIF([RefineB.$F$1:.$F$136]; CONCATENATE(TRIM([.B14]);TRIM([.$E$1]); TRIM([.C14])); [RefineB.$E$1:.$E$136])" office:value-type="float" office:value="39959.60455325">
            <text:p>39959.60455325</text:p>
          </table:table-cell>
          <table:table-cell table:formula="of:=SUMIF([RefineB.$F$1:.$F$136]; CONCATENATE(TRIM([.B14]);TRIM([.$F$1]); TRIM([.C14])); [RefineB.$E$1:.$E$136])" office:value-type="float" office:value="46068.867736825">
            <text:p>46068.867736825</text:p>
          </table:table-cell>
          <table:table-cell table:number-columns-repeated="4"/>
        </table:table-row>
        <table:table-row table:style-name="ro2">
          <table:table-cell table:formula="of:=VALUE(RIGHT([.B15]; LEN([.B15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h1</text:p>
          </table:table-cell>
          <table:table-cell table:formula="of:=SUMIF([RefineB.$F$1:.$F$136]; CONCATENATE(TRIM([.B15]);TRIM([.$D$1]); TRIM([.C15])); [RefineB.$E$1:.$E$136])" office:value-type="float" office:value="146293.293454">
            <text:p>146293.293454</text:p>
          </table:table-cell>
          <table:table-cell table:formula="of:=SUMIF([RefineB.$F$1:.$F$136]; CONCATENATE(TRIM([.B15]);TRIM([.$E$1]); TRIM([.C15])); [RefineB.$E$1:.$E$136])" office:value-type="float" office:value="7039108.1015025">
            <text:p>7039108.1015025</text:p>
          </table:table-cell>
          <table:table-cell table:formula="of:=SUMIF([RefineB.$F$1:.$F$136]; CONCATENATE(TRIM([.B15]);TRIM([.$F$1]); TRIM([.C15])); [RefineB.$E$1:.$E$136])" office:value-type="float" office:value="179852.608826">
            <text:p>179852.608826</text:p>
          </table:table-cell>
          <table:table-cell table:number-columns-repeated="4"/>
        </table:table-row>
        <table:table-row table:style-name="ro2">
          <table:table-cell table:formula="of:=VALUE(RIGHT([.B16]; LEN([.B16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h1</text:p>
          </table:table-cell>
          <table:table-cell table:formula="of:=SUMIF([RefineB.$F$1:.$F$136]; CONCATENATE(TRIM([.B16]);TRIM([.$D$1]); TRIM([.C16])); [RefineB.$E$1:.$E$136])" office:value-type="float" office:value="985024.8667455">
            <text:p>985024.8667455</text:p>
          </table:table-cell>
          <table:table-cell table:formula="of:=SUMIF([RefineB.$F$1:.$F$136]; CONCATENATE(TRIM([.B16]);TRIM([.$E$1]); TRIM([.C16])); [RefineB.$E$1:.$E$136])" office:value-type="float" office:value="17334711.13665">
            <text:p>17334711.13665</text:p>
          </table:table-cell>
          <table:table-cell table:formula="of:=SUMIF([RefineB.$F$1:.$F$136]; CONCATENATE(TRIM([.B16]);TRIM([.$F$1]); TRIM([.C16])); [RefineB.$E$1:.$E$136])" office:value-type="float" office:value="344977.6461795">
            <text:p>344977.6461795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h2</text:p>
          </table:table-cell>
          <table:table-cell table:formula="of:=SUMIF([RefineB.$F$1:.$F$136]; CONCATENATE(TRIM([.B17]);TRIM([.$D$1]); TRIM([.C17])); [RefineB.$E$1:.$E$136])" office:value-type="float" office:value="6.4830932617175">
            <text:p>6.4830932617</text:p>
          </table:table-cell>
          <table:table-cell table:formula="of:=SUMIF([RefineB.$F$1:.$F$136]; CONCATENATE(TRIM([.B17]);TRIM([.$E$1]); TRIM([.C17])); [RefineB.$E$1:.$E$136])" office:value-type="float" office:value="9.5142211914075">
            <text:p>9.5142211914</text:p>
          </table:table-cell>
          <table:table-cell table:formula="of:=SUMIF([RefineB.$F$1:.$F$136]; CONCATENATE(TRIM([.B17]);TRIM([.$F$1]); TRIM([.C17])); [RefineB.$E$1:.$E$136])" office:value-type="float" office:value="11.23065185545">
            <text:p>11.2306518555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h2</text:p>
          </table:table-cell>
          <table:table-cell table:formula="of:=SUMIF([RefineB.$F$1:.$F$136]; CONCATENATE(TRIM([.B18]);TRIM([.$D$1]); TRIM([.C18])); [RefineB.$E$1:.$E$136])" office:value-type="float" office:value="11.496948242175">
            <text:p>11.4969482422</text:p>
          </table:table-cell>
          <table:table-cell table:formula="of:=SUMIF([RefineB.$F$1:.$F$136]; CONCATENATE(TRIM([.B18]);TRIM([.$E$1]); TRIM([.C18])); [RefineB.$E$1:.$E$136])" office:value-type="float" office:value="18.5111694336">
            <text:p>18.5111694336</text:p>
          </table:table-cell>
          <table:table-cell table:formula="of:=SUMIF([RefineB.$F$1:.$F$136]; CONCATENATE(TRIM([.B18]);TRIM([.$F$1]); TRIM([.C18])); [RefineB.$E$1:.$E$136])" office:value-type="float" office:value="21.9012451172">
            <text:p>21.9012451172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h2</text:p>
          </table:table-cell>
          <table:table-cell table:formula="of:=SUMIF([RefineB.$F$1:.$F$136]; CONCATENATE(TRIM([.B19]);TRIM([.$D$1]); TRIM([.C19])); [RefineB.$E$1:.$E$136])" office:value-type="float" office:value="22.009521484225">
            <text:p>22.0095214842</text:p>
          </table:table-cell>
          <table:table-cell table:formula="of:=SUMIF([RefineB.$F$1:.$F$136]; CONCATENATE(TRIM([.B19]);TRIM([.$E$1]); TRIM([.C19])); [RefineB.$E$1:.$E$136])" office:value-type="float" office:value="38.2366333008">
            <text:p>38.2366333008</text:p>
          </table:table-cell>
          <table:table-cell table:formula="of:=SUMIF([RefineB.$F$1:.$F$136]; CONCATENATE(TRIM([.B19]);TRIM([.$F$1]); TRIM([.C19])); [RefineB.$E$1:.$E$136])" office:value-type="float" office:value="45.630371093725">
            <text:p>45.6303710937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h2</text:p>
          </table:table-cell>
          <table:table-cell table:formula="of:=SUMIF([RefineB.$F$1:.$F$136]; CONCATENATE(TRIM([.B20]);TRIM([.$D$1]); TRIM([.C20])); [RefineB.$E$1:.$E$136])" office:value-type="float" office:value="38.15307617205">
            <text:p>38.1530761721</text:p>
          </table:table-cell>
          <table:table-cell table:formula="of:=SUMIF([RefineB.$F$1:.$F$136]; CONCATENATE(TRIM([.B20]);TRIM([.$E$1]); TRIM([.C20])); [RefineB.$E$1:.$E$136])" office:value-type="float" office:value="75.985229492175">
            <text:p>75.9852294922</text:p>
          </table:table-cell>
          <table:table-cell table:formula="of:=SUMIF([RefineB.$F$1:.$F$136]; CONCATENATE(TRIM([.B20]);TRIM([.$F$1]); TRIM([.C20])); [RefineB.$E$1:.$E$136])" office:value-type="float" office:value="89.900390625025">
            <text:p>89.900390625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h2</text:p>
          </table:table-cell>
          <table:table-cell table:formula="of:=SUMIF([RefineB.$F$1:.$F$136]; CONCATENATE(TRIM([.B21]);TRIM([.$D$1]); TRIM([.C21])); [RefineB.$E$1:.$E$136])" office:value-type="float" office:value="70.93249511675">
            <text:p>70.9324951168</text:p>
          </table:table-cell>
          <table:table-cell table:formula="of:=SUMIF([RefineB.$F$1:.$F$136]; CONCATENATE(TRIM([.B21]);TRIM([.$E$1]); TRIM([.C21])); [RefineB.$E$1:.$E$136])" office:value-type="float" office:value="153.69073486375">
            <text:p>153.6907348638</text:p>
          </table:table-cell>
          <table:table-cell table:formula="of:=SUMIF([RefineB.$F$1:.$F$136]; CONCATENATE(TRIM([.B21]);TRIM([.$F$1]); TRIM([.C21])); [RefineB.$E$1:.$E$136])" office:value-type="float" office:value="181.71630859375">
            <text:p>181.7163085938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h2</text:p>
          </table:table-cell>
          <table:table-cell table:formula="of:=SUMIF([RefineB.$F$1:.$F$136]; CONCATENATE(TRIM([.B22]);TRIM([.$D$1]); TRIM([.C22])); [RefineB.$E$1:.$E$136])" office:value-type="float" office:value="128.1399536135">
            <text:p>128.1399536135</text:p>
          </table:table-cell>
          <table:table-cell table:formula="of:=SUMIF([RefineB.$F$1:.$F$136]; CONCATENATE(TRIM([.B22]);TRIM([.$E$1]); TRIM([.C22])); [RefineB.$E$1:.$E$136])" office:value-type="float" office:value="304.509460449">
            <text:p>304.509460449</text:p>
          </table:table-cell>
          <table:table-cell table:formula="of:=SUMIF([RefineB.$F$1:.$F$136]; CONCATENATE(TRIM([.B22]);TRIM([.$F$1]); TRIM([.C22])); [RefineB.$E$1:.$E$136])" office:value-type="float" office:value="362.67529296875">
            <text:p>362.6752929688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h2</text:p>
          </table:table-cell>
          <table:table-cell table:formula="of:=SUMIF([RefineB.$F$1:.$F$136]; CONCATENATE(TRIM([.B23]);TRIM([.$D$1]); TRIM([.C23])); [RefineB.$E$1:.$E$136])" office:value-type="float" office:value="242.18231201125">
            <text:p>242.1823120113</text:p>
          </table:table-cell>
          <table:table-cell table:formula="of:=SUMIF([RefineB.$F$1:.$F$136]; CONCATENATE(TRIM([.B23]);TRIM([.$E$1]); TRIM([.C23])); [RefineB.$E$1:.$E$136])" office:value-type="float" office:value="612.91076660125">
            <text:p>612.9107666013</text:p>
          </table:table-cell>
          <table:table-cell table:formula="of:=SUMIF([RefineB.$F$1:.$F$136]; CONCATENATE(TRIM([.B23]);TRIM([.$F$1]); TRIM([.C23])); [RefineB.$E$1:.$E$136])" office:value-type="float" office:value="719.066345215">
            <text:p>719.066345215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h2</text:p>
          </table:table-cell>
          <table:table-cell table:formula="of:=SUMIF([RefineB.$F$1:.$F$136]; CONCATENATE(TRIM([.B24]);TRIM([.$D$1]); TRIM([.C24])); [RefineB.$E$1:.$E$136])" office:value-type="float" office:value="460.42803955">
            <text:p>460.42803955</text:p>
          </table:table-cell>
          <table:table-cell table:formula="of:=SUMIF([RefineB.$F$1:.$F$136]; CONCATENATE(TRIM([.B24]);TRIM([.$E$1]); TRIM([.C24])); [RefineB.$E$1:.$E$136])" office:value-type="float" office:value="1227.220703125">
            <text:p>1227.220703125</text:p>
          </table:table-cell>
          <table:table-cell table:formula="of:=SUMIF([RefineB.$F$1:.$F$136]; CONCATENATE(TRIM([.B24]);TRIM([.$F$1]); TRIM([.C24])); [RefineB.$E$1:.$E$136])" office:value-type="float" office:value="1445.6259765625">
            <text:p>1445.6259765625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h2</text:p>
          </table:table-cell>
          <table:table-cell table:formula="of:=SUMIF([RefineB.$F$1:.$F$136]; CONCATENATE(TRIM([.B25]);TRIM([.$D$1]); TRIM([.C25])); [RefineB.$E$1:.$E$136])" office:value-type="float" office:value="881.5872802775">
            <text:p>881.5872802775</text:p>
          </table:table-cell>
          <table:table-cell table:formula="of:=SUMIF([RefineB.$F$1:.$F$136]; CONCATENATE(TRIM([.B25]);TRIM([.$E$1]); TRIM([.C25])); [RefineB.$E$1:.$E$136])" office:value-type="float" office:value="2456.51092529">
            <text:p>2456.51092529</text:p>
          </table:table-cell>
          <table:table-cell table:formula="of:=SUMIF([RefineB.$F$1:.$F$136]; CONCATENATE(TRIM([.B25]);TRIM([.$F$1]); TRIM([.C25])); [RefineB.$E$1:.$E$136])" office:value-type="float" office:value="2885.0284423825">
            <text:p>2885.0284423825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h2</text:p>
          </table:table-cell>
          <table:table-cell table:formula="of:=SUMIF([RefineB.$F$1:.$F$136]; CONCATENATE(TRIM([.B26]);TRIM([.$D$1]); TRIM([.C26])); [RefineB.$E$1:.$E$136])" office:value-type="float" office:value="1832.44494627">
            <text:p>1832.44494627</text:p>
          </table:table-cell>
          <table:table-cell table:formula="of:=SUMIF([RefineB.$F$1:.$F$136]; CONCATENATE(TRIM([.B26]);TRIM([.$E$1]); TRIM([.C26])); [RefineB.$E$1:.$E$136])" office:value-type="float" office:value="4916.0241699225">
            <text:p>4916.0241699225</text:p>
          </table:table-cell>
          <table:table-cell table:formula="of:=SUMIF([RefineB.$F$1:.$F$136]; CONCATENATE(TRIM([.B26]);TRIM([.$F$1]); TRIM([.C26])); [RefineB.$E$1:.$E$136])" office:value-type="float" office:value="5770.4125976575">
            <text:p>5770.4125976575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h2</text:p>
          </table:table-cell>
          <table:table-cell table:formula="of:=SUMIF([RefineB.$F$1:.$F$136]; CONCATENATE(TRIM([.B27]);TRIM([.$D$1]); TRIM([.C27])); [RefineB.$E$1:.$E$136])" office:value-type="float" office:value="3570.7881469825">
            <text:p>3570.7881469825</text:p>
          </table:table-cell>
          <table:table-cell table:formula="of:=SUMIF([RefineB.$F$1:.$F$136]; CONCATENATE(TRIM([.B27]);TRIM([.$E$1]); TRIM([.C27])); [RefineB.$E$1:.$E$136])" office:value-type="float" office:value="9865.3925170925">
            <text:p>9865.3925170925</text:p>
          </table:table-cell>
          <table:table-cell table:formula="of:=SUMIF([RefineB.$F$1:.$F$136]; CONCATENATE(TRIM([.B27]);TRIM([.$F$1]); TRIM([.C27])); [RefineB.$E$1:.$E$136])" office:value-type="float" office:value="11546.928466775">
            <text:p>11546.928466775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h2</text:p>
          </table:table-cell>
          <table:table-cell table:formula="of:=SUMIF([RefineB.$F$1:.$F$136]; CONCATENATE(TRIM([.B28]);TRIM([.$D$1]); TRIM([.C28])); [RefineB.$E$1:.$E$136])" office:value-type="float" office:value="7284.495605475">
            <text:p>7284.495605475</text:p>
          </table:table-cell>
          <table:table-cell table:formula="of:=SUMIF([RefineB.$F$1:.$F$136]; CONCATENATE(TRIM([.B28]);TRIM([.$E$1]); TRIM([.C28])); [RefineB.$E$1:.$E$136])" office:value-type="float" office:value="19754.91174315">
            <text:p>19754.91174315</text:p>
          </table:table-cell>
          <table:table-cell table:formula="of:=SUMIF([RefineB.$F$1:.$F$136]; CONCATENATE(TRIM([.B28]);TRIM([.$F$1]); TRIM([.C28])); [RefineB.$E$1:.$E$136])" office:value-type="float" office:value="23073.069641125">
            <text:p>23073.069641125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h2</text:p>
          </table:table-cell>
          <table:table-cell table:formula="of:=SUMIF([RefineB.$F$1:.$F$136]; CONCATENATE(TRIM([.B29]);TRIM([.$D$1]); TRIM([.C29])); [RefineB.$E$1:.$E$136])" office:value-type="float" office:value="15464.1981811">
            <text:p>15464.1981811</text:p>
          </table:table-cell>
          <table:table-cell table:formula="of:=SUMIF([RefineB.$F$1:.$F$136]; CONCATENATE(TRIM([.B29]);TRIM([.$E$1]); TRIM([.C29])); [RefineB.$E$1:.$E$136])" office:value-type="float" office:value="39962.57855225">
            <text:p>39962.57855225</text:p>
          </table:table-cell>
          <table:table-cell table:formula="of:=SUMIF([RefineB.$F$1:.$F$136]; CONCATENATE(TRIM([.B29]);TRIM([.$F$1]); TRIM([.C29])); [RefineB.$E$1:.$E$136])" office:value-type="float" office:value="46318.393554675">
            <text:p>46318.393554675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h2</text:p>
          </table:table-cell>
          <table:table-cell table:formula="of:=SUMIF([RefineB.$F$1:.$F$136]; CONCATENATE(TRIM([.B30]);TRIM([.$D$1]); TRIM([.C30])); [RefineB.$E$1:.$E$136])" office:value-type="float" office:value="101866.54552925">
            <text:p>101866.54552925</text:p>
          </table:table-cell>
          <table:table-cell table:formula="of:=SUMIF([RefineB.$F$1:.$F$136]; CONCATENATE(TRIM([.B30]);TRIM([.$E$1]); TRIM([.C30])); [RefineB.$E$1:.$E$136])" office:value-type="float" office:value="3168079.6801175">
            <text:p>3168079.6801175</text:p>
          </table:table-cell>
          <table:table-cell table:formula="of:=SUMIF([RefineB.$F$1:.$F$136]; CONCATENATE(TRIM([.B30]);TRIM([.$F$1]); TRIM([.C30])); [RefineB.$E$1:.$E$136])" office:value-type="float" office:value="189022.77612325">
            <text:p>189022.77612325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h2</text:p>
          </table:table-cell>
          <table:table-cell table:formula="of:=SUMIF([RefineB.$F$1:.$F$136]; CONCATENATE(TRIM([.B31]);TRIM([.$D$1]); TRIM([.C31])); [RefineB.$E$1:.$E$136])" office:value-type="float" office:value="204713.75504">
            <text:p>204713.75504</text:p>
          </table:table-cell>
          <table:table-cell table:formula="of:=SUMIF([RefineB.$F$1:.$F$136]; CONCATENATE(TRIM([.B31]);TRIM([.$E$1]); TRIM([.C31])); [RefineB.$E$1:.$E$136])" office:value-type="float" office:value="10464731.94705">
            <text:p>10464731.94705</text:p>
          </table:table-cell>
          <table:table-cell table:formula="of:=SUMIF([RefineB.$F$1:.$F$136]; CONCATENATE(TRIM([.B31]);TRIM([.$F$1]); TRIM([.C31])); [RefineB.$E$1:.$E$136])" office:value-type="float" office:value="351108.512085">
            <text:p>351108.512085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h3</text:p>
          </table:table-cell>
          <table:table-cell table:formula="of:=SUMIF([RefineB.$F$1:.$F$136]; CONCATENATE(TRIM([.B32]);TRIM([.$D$1]); TRIM([.C32])); [RefineB.$E$1:.$E$136])" office:value-type="float" office:value="9.6138916015675">
            <text:p>9.6138916016</text:p>
          </table:table-cell>
          <table:table-cell table:formula="of:=SUMIF([RefineB.$F$1:.$F$136]; CONCATENATE(TRIM([.B32]);TRIM([.$E$1]); TRIM([.C32])); [RefineB.$E$1:.$E$136])" office:value-type="float" office:value="9.4568481445325">
            <text:p>9.4568481445</text:p>
          </table:table-cell>
          <table:table-cell table:formula="of:=SUMIF([RefineB.$F$1:.$F$136]; CONCATENATE(TRIM([.B32]);TRIM([.$F$1]); TRIM([.C32])); [RefineB.$E$1:.$E$136])" office:value-type="float" office:value="11.432006835925">
            <text:p>11.4320068359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h3</text:p>
          </table:table-cell>
          <table:table-cell table:formula="of:=SUMIF([RefineB.$F$1:.$F$136]; CONCATENATE(TRIM([.B33]);TRIM([.$D$1]); TRIM([.C33])); [RefineB.$E$1:.$E$136])" office:value-type="float" office:value="17.27374267575">
            <text:p>17.2737426758</text:p>
          </table:table-cell>
          <table:table-cell table:formula="of:=SUMIF([RefineB.$F$1:.$F$136]; CONCATENATE(TRIM([.B33]);TRIM([.$E$1]); TRIM([.C33])); [RefineB.$E$1:.$E$136])" office:value-type="float" office:value="18.326171875">
            <text:p>18.326171875</text:p>
          </table:table-cell>
          <table:table-cell table:formula="of:=SUMIF([RefineB.$F$1:.$F$136]; CONCATENATE(TRIM([.B33]);TRIM([.$F$1]); TRIM([.C33])); [RefineB.$E$1:.$E$136])" office:value-type="float" office:value="21.941467285175">
            <text:p>21.9414672852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h3</text:p>
          </table:table-cell>
          <table:table-cell table:formula="of:=SUMIF([RefineB.$F$1:.$F$136]; CONCATENATE(TRIM([.B34]);TRIM([.$D$1]); TRIM([.C34])); [RefineB.$E$1:.$E$136])" office:value-type="float" office:value="32.799194336075">
            <text:p>32.7991943361</text:p>
          </table:table-cell>
          <table:table-cell table:formula="of:=SUMIF([RefineB.$F$1:.$F$136]; CONCATENATE(TRIM([.B34]);TRIM([.$E$1]); TRIM([.C34])); [RefineB.$E$1:.$E$136])" office:value-type="float" office:value="37.673583984375">
            <text:p>37.6735839844</text:p>
          </table:table-cell>
          <table:table-cell table:formula="of:=SUMIF([RefineB.$F$1:.$F$136]; CONCATENATE(TRIM([.B34]);TRIM([.$F$1]); TRIM([.C34])); [RefineB.$E$1:.$E$136])" office:value-type="float" office:value="45.64318847655">
            <text:p>45.6431884766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h3</text:p>
          </table:table-cell>
          <table:table-cell table:formula="of:=SUMIF([RefineB.$F$1:.$F$136]; CONCATENATE(TRIM([.B35]);TRIM([.$D$1]); TRIM([.C35])); [RefineB.$E$1:.$E$136])" office:value-type="float" office:value="58.454223632625">
            <text:p>58.4542236326</text:p>
          </table:table-cell>
          <table:table-cell table:formula="of:=SUMIF([RefineB.$F$1:.$F$136]; CONCATENATE(TRIM([.B35]);TRIM([.$E$1]); TRIM([.C35])); [RefineB.$E$1:.$E$136])" office:value-type="float" office:value="74.920166015625">
            <text:p>74.9201660156</text:p>
          </table:table-cell>
          <table:table-cell table:formula="of:=SUMIF([RefineB.$F$1:.$F$136]; CONCATENATE(TRIM([.B35]);TRIM([.$F$1]); TRIM([.C35])); [RefineB.$E$1:.$E$136])" office:value-type="float" office:value="91.00390625">
            <text:p>91.00390625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h3</text:p>
          </table:table-cell>
          <table:table-cell table:formula="of:=SUMIF([RefineB.$F$1:.$F$136]; CONCATENATE(TRIM([.B36]);TRIM([.$D$1]); TRIM([.C36])); [RefineB.$E$1:.$E$136])" office:value-type="float" office:value="107.9719238285">
            <text:p>107.9719238285</text:p>
          </table:table-cell>
          <table:table-cell table:formula="of:=SUMIF([RefineB.$F$1:.$F$136]; CONCATENATE(TRIM([.B36]);TRIM([.$E$1]); TRIM([.C36])); [RefineB.$E$1:.$E$136])" office:value-type="float" office:value="150.66577148425">
            <text:p>150.6657714843</text:p>
          </table:table-cell>
          <table:table-cell table:formula="of:=SUMIF([RefineB.$F$1:.$F$136]; CONCATENATE(TRIM([.B36]);TRIM([.$F$1]); TRIM([.C36])); [RefineB.$E$1:.$E$136])" office:value-type="float" office:value="182.687194824">
            <text:p>182.687194824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h3</text:p>
          </table:table-cell>
          <table:table-cell table:formula="of:=SUMIF([RefineB.$F$1:.$F$136]; CONCATENATE(TRIM([.B37]);TRIM([.$D$1]); TRIM([.C37])); [RefineB.$E$1:.$E$136])" office:value-type="float" office:value="191.785766602">
            <text:p>191.785766602</text:p>
          </table:table-cell>
          <table:table-cell table:formula="of:=SUMIF([RefineB.$F$1:.$F$136]; CONCATENATE(TRIM([.B37]);TRIM([.$E$1]); TRIM([.C37])); [RefineB.$E$1:.$E$136])" office:value-type="float" office:value="300.78356933575">
            <text:p>300.7835693358</text:p>
          </table:table-cell>
          <table:table-cell table:formula="of:=SUMIF([RefineB.$F$1:.$F$136]; CONCATENATE(TRIM([.B37]);TRIM([.$F$1]); TRIM([.C37])); [RefineB.$E$1:.$E$136])" office:value-type="float" office:value="367.162475586">
            <text:p>367.162475586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h3</text:p>
          </table:table-cell>
          <table:table-cell table:formula="of:=SUMIF([RefineB.$F$1:.$F$136]; CONCATENATE(TRIM([.B38]);TRIM([.$D$1]); TRIM([.C38])); [RefineB.$E$1:.$E$136])" office:value-type="float" office:value="483.92572021425">
            <text:p>483.9257202143</text:p>
          </table:table-cell>
          <table:table-cell table:formula="of:=SUMIF([RefineB.$F$1:.$F$136]; CONCATENATE(TRIM([.B38]);TRIM([.$E$1]); TRIM([.C38])); [RefineB.$E$1:.$E$136])" office:value-type="float" office:value="602.59991455075">
            <text:p>602.5999145508</text:p>
          </table:table-cell>
          <table:table-cell table:formula="of:=SUMIF([RefineB.$F$1:.$F$136]; CONCATENATE(TRIM([.B38]);TRIM([.$F$1]); TRIM([.C38])); [RefineB.$E$1:.$E$136])" office:value-type="float" office:value="724.1279296875">
            <text:p>724.1279296875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h3</text:p>
          </table:table-cell>
          <table:table-cell table:formula="of:=SUMIF([RefineB.$F$1:.$F$136]; CONCATENATE(TRIM([.B39]);TRIM([.$D$1]); TRIM([.C39])); [RefineB.$E$1:.$E$136])" office:value-type="float" office:value="661.68395996">
            <text:p>661.68395996</text:p>
          </table:table-cell>
          <table:table-cell table:formula="of:=SUMIF([RefineB.$F$1:.$F$136]; CONCATENATE(TRIM([.B39]);TRIM([.$E$1]); TRIM([.C39])); [RefineB.$E$1:.$E$136])" office:value-type="float" office:value="1218.290649415">
            <text:p>1218.290649415</text:p>
          </table:table-cell>
          <table:table-cell table:formula="of:=SUMIF([RefineB.$F$1:.$F$136]; CONCATENATE(TRIM([.B39]);TRIM([.$F$1]); TRIM([.C39])); [RefineB.$E$1:.$E$136])" office:value-type="float" office:value="1455.8251953125">
            <text:p>1455.8251953125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h3</text:p>
          </table:table-cell>
          <table:table-cell table:formula="of:=SUMIF([RefineB.$F$1:.$F$136]; CONCATENATE(TRIM([.B40]);TRIM([.$D$1]); TRIM([.C40])); [RefineB.$E$1:.$E$136])" office:value-type="float" office:value="1228.373535155">
            <text:p>1228.373535155</text:p>
          </table:table-cell>
          <table:table-cell table:formula="of:=SUMIF([RefineB.$F$1:.$F$136]; CONCATENATE(TRIM([.B40]);TRIM([.$E$1]); TRIM([.C40])); [RefineB.$E$1:.$E$136])" office:value-type="float" office:value="2440.66192627">
            <text:p>2440.66192627</text:p>
          </table:table-cell>
          <table:table-cell table:formula="of:=SUMIF([RefineB.$F$1:.$F$136]; CONCATENATE(TRIM([.B40]);TRIM([.$F$1]); TRIM([.C40])); [RefineB.$E$1:.$E$136])" office:value-type="float" office:value="2904.03137207">
            <text:p>2904.03137207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h3</text:p>
          </table:table-cell>
          <table:table-cell table:formula="of:=SUMIF([RefineB.$F$1:.$F$136]; CONCATENATE(TRIM([.B41]);TRIM([.$D$1]); TRIM([.C41])); [RefineB.$E$1:.$E$136])" office:value-type="float" office:value="2423.05975339">
            <text:p>2423.05975339</text:p>
          </table:table-cell>
          <table:table-cell table:formula="of:=SUMIF([RefineB.$F$1:.$F$136]; CONCATENATE(TRIM([.B41]);TRIM([.$E$1]); TRIM([.C41])); [RefineB.$E$1:.$E$136])" office:value-type="float" office:value="4938.8477172825">
            <text:p>4938.8477172825</text:p>
          </table:table-cell>
          <table:table-cell table:formula="of:=SUMIF([RefineB.$F$1:.$F$136]; CONCATENATE(TRIM([.B41]);TRIM([.$F$1]); TRIM([.C41])); [RefineB.$E$1:.$E$136])" office:value-type="float" office:value="5832.4566040025">
            <text:p>5832.4566040025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h3</text:p>
          </table:table-cell>
          <table:table-cell table:formula="of:=SUMIF([RefineB.$F$1:.$F$136]; CONCATENATE(TRIM([.B42]);TRIM([.$D$1]); TRIM([.C42])); [RefineB.$E$1:.$E$136])" office:value-type="float" office:value="4947.5816650425">
            <text:p>4947.5816650425</text:p>
          </table:table-cell>
          <table:table-cell table:formula="of:=SUMIF([RefineB.$F$1:.$F$136]; CONCATENATE(TRIM([.B42]);TRIM([.$E$1]); TRIM([.C42])); [RefineB.$E$1:.$E$136])" office:value-type="float" office:value="9959.2310791075">
            <text:p>9959.2310791075</text:p>
          </table:table-cell>
          <table:table-cell table:formula="of:=SUMIF([RefineB.$F$1:.$F$136]; CONCATENATE(TRIM([.B42]);TRIM([.$F$1]); TRIM([.C42])); [RefineB.$E$1:.$E$136])" office:value-type="float" office:value="11588.74871825">
            <text:p>11588.74871825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h3</text:p>
          </table:table-cell>
          <table:table-cell table:formula="of:=SUMIF([RefineB.$F$1:.$F$136]; CONCATENATE(TRIM([.B43]);TRIM([.$D$1]); TRIM([.C43])); [RefineB.$E$1:.$E$136])" office:value-type="float" office:value="10790.5238037">
            <text:p>10790.5238037</text:p>
          </table:table-cell>
          <table:table-cell table:formula="of:=SUMIF([RefineB.$F$1:.$F$136]; CONCATENATE(TRIM([.B43]);TRIM([.$E$1]); TRIM([.C43])); [RefineB.$E$1:.$E$136])" office:value-type="float" office:value="20043.704650875">
            <text:p>20043.704650875</text:p>
          </table:table-cell>
          <table:table-cell table:formula="of:=SUMIF([RefineB.$F$1:.$F$136]; CONCATENATE(TRIM([.B43]);TRIM([.$F$1]); TRIM([.C43])); [RefineB.$E$1:.$E$136])" office:value-type="float" office:value="23277.629272475">
            <text:p>23277.629272475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h3</text:p>
          </table:table-cell>
          <table:table-cell table:formula="of:=SUMIF([RefineB.$F$1:.$F$136]; CONCATENATE(TRIM([.B44]);TRIM([.$D$1]); TRIM([.C44])); [RefineB.$E$1:.$E$136])" office:value-type="float" office:value="33768.90014655">
            <text:p>33768.90014655</text:p>
          </table:table-cell>
          <table:table-cell table:formula="of:=SUMIF([RefineB.$F$1:.$F$136]; CONCATENATE(TRIM([.B44]);TRIM([.$E$1]); TRIM([.C44])); [RefineB.$E$1:.$E$136])" office:value-type="float" office:value="40692.942932125">
            <text:p>40692.942932125</text:p>
          </table:table-cell>
          <table:table-cell table:formula="of:=SUMIF([RefineB.$F$1:.$F$136]; CONCATENATE(TRIM([.B44]);TRIM([.$F$1]); TRIM([.C44])); [RefineB.$E$1:.$E$136])" office:value-type="float" office:value="47320.296142575">
            <text:p>47320.296142575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h3</text:p>
          </table:table-cell>
          <table:table-cell table:formula="of:=SUMIF([RefineB.$F$1:.$F$136]; CONCATENATE(TRIM([.B45]);TRIM([.$D$1]); TRIM([.C45])); [RefineB.$E$1:.$E$136])" office:value-type="float" office:value="242940.611267">
            <text:p>242940.611267</text:p>
          </table:table-cell>
          <table:table-cell table:formula="of:=SUMIF([RefineB.$F$1:.$F$136]; CONCATENATE(TRIM([.B45]);TRIM([.$E$1]); TRIM([.C45])); [RefineB.$E$1:.$E$136])" office:value-type="float" office:value="927087.56042475">
            <text:p>927087.56042475</text:p>
          </table:table-cell>
          <table:table-cell table:formula="of:=SUMIF([RefineB.$F$1:.$F$136]; CONCATENATE(TRIM([.B45]);TRIM([.$F$1]); TRIM([.C45])); [RefineB.$E$1:.$E$136])" office:value-type="float" office:value="192053.11059575">
            <text:p>192053.11059575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h3</text:p>
          </table:table-cell>
          <table:table-cell table:formula="of:=SUMIF([RefineB.$F$1:.$F$136]; CONCATENATE(TRIM([.B46]);TRIM([.$D$1]); TRIM([.C46])); [RefineB.$E$1:.$E$136])" office:value-type="float" office:value="381067.10961825">
            <text:p>381067.10961825</text:p>
          </table:table-cell>
          <table:table-cell table:formula="of:=SUMIF([RefineB.$F$1:.$F$136]; CONCATENATE(TRIM([.B46]);TRIM([.$E$1]); TRIM([.C46])); [RefineB.$E$1:.$E$136])" office:value-type="float" office:value="2359344.5369875">
            <text:p>2359344.5369875</text:p>
          </table:table-cell>
          <table:table-cell table:formula="of:=SUMIF([RefineB.$F$1:.$F$136]; CONCATENATE(TRIM([.B46]);TRIM([.$F$1]); TRIM([.C46])); [RefineB.$E$1:.$E$136])" office:value-type="float" office:value="384844.33648675">
            <text:p>384844.33648675</text:p>
          </table:table-cell>
          <table:table-cell table:number-columns-repeated="4"/>
        </table:table-row>
        <table:table-row table:style-name="ro2" table:number-rows-repeated="1048529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  <table:database-ranges>
        <table:database-range table:name="__Anonymous_Sheet_DB__0" table:target-range-address="'Raw Input'.A1:'Raw Input'.I226" table:display-filter-buttons="true" table:orientation="column">
          <table:filter>
            <table:filter-or>
              <table:filter-condition table:field-number="3" table:value="l5" table:operator="=">
                <table:filter-set-item table:value="l5"/>
                <table:filter-set-item table:value="l2"/>
                <table:filter-set-item table:value="l3"/>
                <table:filter-set-item table:value="l4"/>
              </table:filter-condition>
              <table:filter-condition table:field-number="2" table:value="w15" table:operator="="/>
            </table:filter-or>
          </table:filter>
        </table:database-range>
        <table:database-range table:name="__Anonymous_Sheet_DB__2" table:target-range-address="RefineA.A1:RefineA.I181" table:display-filter-buttons="true" table:orientation="column">
          <table:filter>
            <table:filter-or>
              <table:filter-condition table:field-number="2" table:value="w14" table:operator="=">
                <table:filter-set-item table:value="w14"/>
                <table:filter-set-item table:value="w15"/>
              </table:filter-condition>
            </table:filter-or>
          </table:filter>
        </table:database-range>
      </table:database-ranges>
      <table:data-pilot-tables>
        <table:data-pilot-table table:name="DataPilot1" table:application-data="" table:target-range-address="'Pivot Table_RefineA_1'.A3:'Pivot Table_RefineA_1'.E49" table:buttons="'Pivot Table_RefineA_1'.A4 'Pivot Table_RefineA_1'.B4 'Pivot Table_RefineA_1'.C3" table:grand-total="none" table:show-filter-button="false" table:drill-down-on-double-click="false">
          <table:source-cell-range table:cell-range-address="RefineA.A1:RefineA.I181"/>
          <table:data-pilot-field table:source-field-name="" table:is-data-layout-field="true" table:orientation="column" table:used-hierarchy="-1" table:function="auto">
            <table:data-pilot-level table:show-empty="true"/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tructure" table:orientation="row" table:used-hierarchy="0" table:function="auto">
            <table:data-pilot-level table:show-empty="false">
              <table:data-pilot-members>
                <table:data-pilot-member table:name="h1" table:display="true" table:show-details="true"/>
                <table:data-pilot-member table:name="h2" table:display="true" table:show-details="true"/>
                <table:data-pilot-member table:name="h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raversal" table:orientation="data" table:used-hierarchy="0" table:function="average">
            <table:data-pilot-level table:show-empty="false">
              <table:data-pilot-members>
                <table:data-pilot-member table:name="3.9602050781" table:display="true" table:show-details="true"/>
                <table:data-pilot-member table:name="3.9792480468" table:display="true" table:show-details="true"/>
                <table:data-pilot-member table:name="3.9853515625" table:display="true" table:show-details="true"/>
                <table:data-pilot-member table:name="3.9931640626" table:display="true" table:show-details="true"/>
                <table:data-pilot-member table:name="6.4716796876" table:display="true" table:show-details="true"/>
                <table:data-pilot-member table:name="6.4814453125" table:display="true" table:show-details="true"/>
                <table:data-pilot-member table:name="6.48828125" table:display="true" table:show-details="true"/>
                <table:data-pilot-member table:name="6.4909667968" table:display="true" table:show-details="true"/>
                <table:data-pilot-member table:name="7.3168945312" table:display="true" table:show-details="true"/>
                <table:data-pilot-member table:name="7.3720703126" table:display="true" table:show-details="true"/>
                <table:data-pilot-member table:name="7.3979492188" table:display="true" table:show-details="true"/>
                <table:data-pilot-member table:name="7.4108886719" table:display="true" table:show-details="true"/>
                <table:data-pilot-member table:name="9.5227050781" table:display="true" table:show-details="true"/>
                <table:data-pilot-member table:name="9.5998535156" table:display="true" table:show-details="true"/>
                <table:data-pilot-member table:name="9.6271972656" table:display="true" table:show-details="true"/>
                <table:data-pilot-member table:name="9.705810547" table:display="true" table:show-details="true"/>
                <table:data-pilot-member table:name="11.4543457031" table:display="true" table:show-details="true"/>
                <table:data-pilot-member table:name="11.4829101563" table:display="true" table:show-details="true"/>
                <table:data-pilot-member table:name="11.4965820312" table:display="true" table:show-details="true"/>
                <table:data-pilot-member table:name="11.5539550781" table:display="true" table:show-details="true"/>
                <table:data-pilot-member table:name="14.4416503906" table:display="true" table:show-details="true"/>
                <table:data-pilot-member table:name="14.4499511719" table:display="true" table:show-details="true"/>
                <table:data-pilot-member table:name="14.5131835937" table:display="true" table:show-details="true"/>
                <table:data-pilot-member table:name="14.6008300782" table:display="true" table:show-details="true"/>
                <table:data-pilot-member table:name="17.1096191406" table:display="true" table:show-details="true"/>
                <table:data-pilot-member table:name="17.1533203124" table:display="true" table:show-details="true"/>
                <table:data-pilot-member table:name="17.3408203125" table:display="true" table:show-details="true"/>
                <table:data-pilot-member table:name="17.4912109375" table:display="true" table:show-details="true"/>
                <table:data-pilot-member table:name="21.7600097652" table:display="true" table:show-details="true"/>
                <table:data-pilot-member table:name="21.8115234376" table:display="true" table:show-details="true"/>
                <table:data-pilot-member table:name="21.8918457031" table:display="true" table:show-details="true"/>
                <table:data-pilot-member table:name="22.574707031" table:display="true" table:show-details="true"/>
                <table:data-pilot-member table:name="27.2971191405" table:display="true" table:show-details="true"/>
                <table:data-pilot-member table:name="27.3195800783" table:display="true" table:show-details="true"/>
                <table:data-pilot-member table:name="27.431152344" table:display="true" table:show-details="true"/>
                <table:data-pilot-member table:name="27.5739746097" table:display="true" table:show-details="true"/>
                <table:data-pilot-member table:name="32.6352539061" table:display="true" table:show-details="true"/>
                <table:data-pilot-member table:name="32.7929687505" table:display="true" table:show-details="true"/>
                <table:data-pilot-member table:name="32.8749999998" table:display="true" table:show-details="true"/>
                <table:data-pilot-member table:name="32.8935546879" table:display="true" table:show-details="true"/>
                <table:data-pilot-member table:name="37.8344726566" table:display="true" table:show-details="true"/>
                <table:data-pilot-member table:name="38.1386718752" table:display="true" table:show-details="true"/>
                <table:data-pilot-member table:name="38.2324218749" table:display="true" table:show-details="true"/>
                <table:data-pilot-member table:name="38.4067382815" table:display="true" table:show-details="true"/>
                <table:data-pilot-member table:name="52.866455079" table:display="true" table:show-details="true"/>
                <table:data-pilot-member table:name="53.641845704" table:display="true" table:show-details="true"/>
                <table:data-pilot-member table:name="53.679199218" table:display="true" table:show-details="true"/>
                <table:data-pilot-member table:name="53.772705078" table:display="true" table:show-details="true"/>
                <table:data-pilot-member table:name="58.3132324217" table:display="true" table:show-details="true"/>
                <table:data-pilot-member table:name="58.3894042968" table:display="true" table:show-details="true"/>
                <table:data-pilot-member table:name="58.4392089843" table:display="true" table:show-details="true"/>
                <table:data-pilot-member table:name="58.6750488277" table:display="true" table:show-details="true"/>
                <table:data-pilot-member table:name="70.490722656" table:display="true" table:show-details="true"/>
                <table:data-pilot-member table:name="71.013427734" table:display="true" table:show-details="true"/>
                <table:data-pilot-member table:name="71.062255859" table:display="true" table:show-details="true"/>
                <table:data-pilot-member table:name="71.163574218" table:display="true" table:show-details="true"/>
                <table:data-pilot-member table:name="103.649658203" table:display="true" table:show-details="true"/>
                <table:data-pilot-member table:name="104.100585937" table:display="true" table:show-details="true"/>
                <table:data-pilot-member table:name="104.328857422" table:display="true" table:show-details="true"/>
                <table:data-pilot-member table:name="105.291503907" table:display="true" table:show-details="true"/>
                <table:data-pilot-member table:name="107.721435548" table:display="true" table:show-details="true"/>
                <table:data-pilot-member table:name="107.921386719" table:display="true" table:show-details="true"/>
                <table:data-pilot-member table:name="107.94116211" table:display="true" table:show-details="true"/>
                <table:data-pilot-member table:name="108.303710937" table:display="true" table:show-details="true"/>
                <table:data-pilot-member table:name="127.507324218" table:display="true" table:show-details="true"/>
                <table:data-pilot-member table:name="127.836914063" table:display="true" table:show-details="true"/>
                <table:data-pilot-member table:name="127.877197266" table:display="true" table:show-details="true"/>
                <table:data-pilot-member table:name="129.338378907" table:display="true" table:show-details="true"/>
                <table:data-pilot-member table:name="191.032714844" table:display="true" table:show-details="true"/>
                <table:data-pilot-member table:name="191.119628907" table:display="true" table:show-details="true"/>
                <table:data-pilot-member table:name="192.122558594" table:display="true" table:show-details="true"/>
                <table:data-pilot-member table:name="192.868164063" table:display="true" table:show-details="true"/>
                <table:data-pilot-member table:name="205.781982418" table:display="true" table:show-details="true"/>
                <table:data-pilot-member table:name="206.614746091" table:display="true" table:show-details="true"/>
                <table:data-pilot-member table:name="208.169677733" table:display="true" table:show-details="true"/>
                <table:data-pilot-member table:name="209.395751955" table:display="true" table:show-details="true"/>
                <table:data-pilot-member table:name="240.604248046" table:display="true" table:show-details="true"/>
                <table:data-pilot-member table:name="242.243164059" table:display="true" table:show-details="true"/>
                <table:data-pilot-member table:name="242.30712891" table:display="true" table:show-details="true"/>
                <table:data-pilot-member table:name="243.57470703" table:display="true" table:show-details="true"/>
                <table:data-pilot-member table:name="345.269531251" table:display="true" table:show-details="true"/>
                <table:data-pilot-member table:name="349.486572262" table:display="true" table:show-details="true"/>
                <table:data-pilot-member table:name="351.845947267" table:display="true" table:show-details="true"/>
                <table:data-pilot-member table:name="411.03125" table:display="true" table:show-details="true"/>
                <table:data-pilot-member table:name="411.36132812" table:display="true" table:show-details="true"/>
                <table:data-pilot-member table:name="417.78417969" table:display="true" table:show-details="true"/>
                <table:data-pilot-member table:name="418.56152344" table:display="true" table:show-details="true"/>
                <table:data-pilot-member table:name="459.19824219" table:display="true" table:show-details="true"/>
                <table:data-pilot-member table:name="459.31835937" table:display="true" table:show-details="true"/>
                <table:data-pilot-member table:name="461.27490234" table:display="true" table:show-details="true"/>
                <table:data-pilot-member table:name="461.9206543" table:display="true" table:show-details="true"/>
                <table:data-pilot-member table:name="636.3149414" table:display="true" table:show-details="true"/>
                <table:data-pilot-member table:name="637.5336914" table:display="true" table:show-details="true"/>
                <table:data-pilot-member table:name="638.16333008" table:display="true" table:show-details="true"/>
                <table:data-pilot-member table:name="734.72387696" table:display="true" table:show-details="true"/>
                <table:data-pilot-member table:name="819.63256835" table:display="true" table:show-details="true"/>
                <table:data-pilot-member table:name="822.51391602" table:display="true" table:show-details="true"/>
                <table:data-pilot-member table:name="823.16723633" table:display="true" table:show-details="true"/>
                <table:data-pilot-member table:name="835.97436523" table:display="true" table:show-details="true"/>
                <table:data-pilot-member table:name="876.63305664" table:display="true" table:show-details="true"/>
                <table:data-pilot-member table:name="881.17504884" table:display="true" table:show-details="true"/>
                <table:data-pilot-member table:name="881.52050781" table:display="true" table:show-details="true"/>
                <table:data-pilot-member table:name="887.02050782" table:display="true" table:show-details="true"/>
                <table:data-pilot-member table:name="889.100830077" table:display="true" table:show-details="true"/>
                <table:data-pilot-member table:name="1143.44848632" table:display="true" table:show-details="true"/>
                <table:data-pilot-member table:name="1144.47509766" table:display="true" table:show-details="true"/>
                <table:data-pilot-member table:name="1152.93334961" table:display="true" table:show-details="true"/>
                <table:data-pilot-member table:name="1472.63720703" table:display="true" table:show-details="true"/>
                <table:data-pilot-member table:name="1637.58569333" table:display="true" table:show-details="true"/>
                <table:data-pilot-member table:name="1645.49096683" table:display="true" table:show-details="true"/>
                <table:data-pilot-member table:name="1653.81347653" table:display="true" table:show-details="true"/>
                <table:data-pilot-member table:name="1709.58569332" table:display="true" table:show-details="true"/>
                <table:data-pilot-member table:name="1728.95654295" table:display="true" table:show-details="true"/>
                <table:data-pilot-member table:name="1734.75903322" table:display="true" table:show-details="true"/>
                <table:data-pilot-member table:name="1883.56909175" table:display="true" table:show-details="true"/>
                <table:data-pilot-member table:name="2121.95385741" table:display="true" table:show-details="true"/>
                <table:data-pilot-member table:name="2122.7375488" table:display="true" table:show-details="true"/>
                <table:data-pilot-member table:name="2129.54638667" table:display="true" table:show-details="true"/>
                <table:data-pilot-member table:name="2156.47851559" table:display="true" table:show-details="true"/>
                <table:data-pilot-member table:name="3271.76000974" table:display="true" table:show-details="true"/>
                <table:data-pilot-member table:name="3318.00122068" table:display="true" table:show-details="true"/>
                <table:data-pilot-member table:name="3390.74780282" table:display="true" table:show-details="true"/>
                <table:data-pilot-member table:name="3390.82470699" table:display="true" table:show-details="true"/>
                <table:data-pilot-member table:name="3420.54760743" table:display="true" table:show-details="true"/>
                <table:data-pilot-member table:name="3539.65332029" table:display="true" table:show-details="true"/>
                <table:data-pilot-member table:name="3670.4272461" table:display="true" table:show-details="true"/>
                <table:data-pilot-member table:name="3775.49926756" table:display="true" table:show-details="true"/>
                <table:data-pilot-member table:name="3970.33154296" table:display="true" table:show-details="true"/>
                <table:data-pilot-member table:name="3979.4074707" table:display="true" table:show-details="true"/>
                <table:data-pilot-member table:name="4014.64233401" table:display="true" table:show-details="true"/>
                <table:data-pilot-member table:name="4081.03247069" table:display="true" table:show-details="true"/>
                <table:data-pilot-member table:name="6445.6079101" table:display="true" table:show-details="true"/>
                <table:data-pilot-member table:name="6527.9501954" table:display="true" table:show-details="true"/>
                <table:data-pilot-member table:name="6549.3437499" table:display="true" table:show-details="true"/>
                <table:data-pilot-member table:name="6630.3696289" table:display="true" table:show-details="true"/>
                <table:data-pilot-member table:name="6679.0351562" table:display="true" table:show-details="true"/>
                <table:data-pilot-member table:name="6693.5566407" table:display="true" table:show-details="true"/>
                <table:data-pilot-member table:name="7114.5852051" table:display="true" table:show-details="true"/>
                <table:data-pilot-member table:name="7561.3757324" table:display="true" table:show-details="true"/>
                <table:data-pilot-member table:name="7574.2822266" table:display="true" table:show-details="true"/>
                <table:data-pilot-member table:name="7614.0051269" table:display="true" table:show-details="true"/>
                <table:data-pilot-member table:name="7825.9453125" table:display="true" table:show-details="true"/>
                <table:data-pilot-member table:name="9135.0209961" table:display="true" table:show-details="true"/>
                <table:data-pilot-member table:name="13128.5856933" table:display="true" table:show-details="true"/>
                <table:data-pilot-member table:name="13253.0834961" table:display="true" table:show-details="true"/>
                <table:data-pilot-member table:name="13288.4804687" table:display="true" table:show-details="true"/>
                <table:data-pilot-member table:name="13393.099121" table:display="true" table:show-details="true"/>
                <table:data-pilot-member table:name="13426.3339844" table:display="true" table:show-details="true"/>
                <table:data-pilot-member table:name="13689.5209961" table:display="true" table:show-details="true"/>
                <table:data-pilot-member table:name="14472.3459471" table:display="true" table:show-details="true"/>
                <table:data-pilot-member table:name="14685.2524418" table:display="true" table:show-details="true"/>
                <table:data-pilot-member table:name="16448.6701663" table:display="true" table:show-details="true"/>
                <table:data-pilot-member table:name="17285.3002933" table:display="true" table:show-details="true"/>
                <table:data-pilot-member table:name="20412.4321289" table:display="true" table:show-details="true"/>
                <table:data-pilot-member table:name="21347.8386229" table:display="true" table:show-details="true"/>
                <table:data-pilot-member table:name="89469.332031" table:display="true" table:show-details="true"/>
                <table:data-pilot-member table:name="101458.878659" table:display="true" table:show-details="true"/>
                <table:data-pilot-member table:name="101682.320552" table:display="true" table:show-details="true"/>
                <table:data-pilot-member table:name="102086.874271" table:display="true" table:show-details="true"/>
                <table:data-pilot-member table:name="102238.108635" table:display="true" table:show-details="true"/>
                <table:data-pilot-member table:name="135306.388428" table:display="true" table:show-details="true"/>
                <table:data-pilot-member table:name="148679.395010999" table:display="true" table:show-details="true"/>
                <table:data-pilot-member table:name="150359.196529" table:display="true" table:show-details="true"/>
                <table:data-pilot-member table:name="150828.193848" table:display="true" table:show-details="true"/>
                <table:data-pilot-member table:name="189545.454579001" table:display="true" table:show-details="true"/>
                <table:data-pilot-member table:name="209103.521450998" table:display="true" table:show-details="true"/>
                <table:data-pilot-member table:name="209871.538838999" table:display="true" table:show-details="true"/>
                <table:data-pilot-member table:name="210334.505291" table:display="true" table:show-details="true"/>
                <table:data-pilot-member table:name="240546.864009" table:display="true" table:show-details="true"/>
                <table:data-pilot-member table:name="243278.43555" table:display="true" table:show-details="true"/>
                <table:data-pilot-member table:name="243763.034184" table:display="true" table:show-details="true"/>
                <table:data-pilot-member table:name="244174.111325" table:display="true" table:show-details="true"/>
                <table:data-pilot-member table:name="379847.905763" table:display="true" table:show-details="true"/>
                <table:data-pilot-member table:name="381123.908933" table:display="true" table:show-details="true"/>
                <table:data-pilot-member table:name="381598.289059" table:display="true" table:show-details="true"/>
                <table:data-pilot-member table:name="381698.334718" table:display="true" table:show-details="true"/>
                <table:data-pilot-member table:name="942956.404212002" table:display="true" table:show-details="true"/>
                <table:data-pilot-member table:name="966651.378458995" table:display="true" table:show-details="true"/>
                <table:data-pilot-member table:name="972763.824955002" table:display="true" table:show-details="true"/>
                <table:data-pilot-member table:name="1057727.85935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rsing" table:orientation="data" table:used-hierarchy="0" table:function="average">
            <table:data-pilot-level table:show-empty="false">
              <table:data-pilot-members>
                <table:data-pilot-member table:name="9.3759765625" table:display="true" table:show-details="true"/>
                <table:data-pilot-member table:name="9.435546875" table:display="true" table:show-details="true"/>
                <table:data-pilot-member table:name="9.4453125" table:display="true" table:show-details="true"/>
                <table:data-pilot-member table:name="9.44921875" table:display="true" table:show-details="true"/>
                <table:data-pilot-member table:name="9.4736328125" table:display="true" table:show-details="true"/>
                <table:data-pilot-member table:name="9.4868164063" table:display="true" table:show-details="true"/>
                <table:data-pilot-member table:name="9.5034179688" table:display="true" table:show-details="true"/>
                <table:data-pilot-member table:name="9.5092773438" table:display="true" table:show-details="true"/>
                <table:data-pilot-member table:name="9.5153808594" table:display="true" table:show-details="true"/>
                <table:data-pilot-member table:name="9.521484375" table:display="true" table:show-details="true"/>
                <table:data-pilot-member table:name="9.5573730469" table:display="true" table:show-details="true"/>
                <table:data-pilot-member table:name="9.5866699219" table:display="true" table:show-details="true"/>
                <table:data-pilot-member table:name="18.2177734375" table:display="true" table:show-details="true"/>
                <table:data-pilot-member table:name="18.3168945312" table:display="true" table:show-details="true"/>
                <table:data-pilot-member table:name="18.3256835938" table:display="true" table:show-details="true"/>
                <table:data-pilot-member table:name="18.4245605469" table:display="true" table:show-details="true"/>
                <table:data-pilot-member table:name="18.4294433594" table:display="true" table:show-details="true"/>
                <table:data-pilot-member table:name="18.4443359375" table:display="true" table:show-details="true"/>
                <table:data-pilot-member table:name="18.4814453125" table:display="true" table:show-details="true"/>
                <table:data-pilot-member table:name="18.5437011719" table:display="true" table:show-details="true"/>
                <table:data-pilot-member table:name="18.6857910156" table:display="true" table:show-details="true"/>
                <table:data-pilot-member table:name="18.7092285156" table:display="true" table:show-details="true"/>
                <table:data-pilot-member table:name="18.7707519531" table:display="true" table:show-details="true"/>
                <table:data-pilot-member table:name="18.7854003906" table:display="true" table:show-details="true"/>
                <table:data-pilot-member table:name="37.482421875" table:display="true" table:show-details="true"/>
                <table:data-pilot-member table:name="37.4919433594" table:display="true" table:show-details="true"/>
                <table:data-pilot-member table:name="37.6374511719" table:display="true" table:show-details="true"/>
                <table:data-pilot-member table:name="37.7573242188" table:display="true" table:show-details="true"/>
                <table:data-pilot-member table:name="37.8317871094" table:display="true" table:show-details="true"/>
                <table:data-pilot-member table:name="38.0234375" table:display="true" table:show-details="true"/>
                <table:data-pilot-member table:name="38.0288085938" table:display="true" table:show-details="true"/>
                <table:data-pilot-member table:name="38.0825195312" table:display="true" table:show-details="true"/>
                <table:data-pilot-member table:name="38.0903320312" table:display="true" table:show-details="true"/>
                <table:data-pilot-member table:name="38.3413085938" table:display="true" table:show-details="true"/>
                <table:data-pilot-member table:name="38.3527832031" table:display="true" table:show-details="true"/>
                <table:data-pilot-member table:name="38.4860839844" table:display="true" table:show-details="true"/>
                <table:data-pilot-member table:name="74.1865234375" table:display="true" table:show-details="true"/>
                <table:data-pilot-member table:name="74.5419921875" table:display="true" table:show-details="true"/>
                <table:data-pilot-member table:name="75.166015625" table:display="true" table:show-details="true"/>
                <table:data-pilot-member table:name="75.408203125" table:display="true" table:show-details="true"/>
                <table:data-pilot-member table:name="75.6140136719" table:display="true" table:show-details="true"/>
                <table:data-pilot-member table:name="75.6965332031" table:display="true" table:show-details="true"/>
                <table:data-pilot-member table:name="75.7338867188" table:display="true" table:show-details="true"/>
                <table:data-pilot-member table:name="75.7473144531" table:display="true" table:show-details="true"/>
                <table:data-pilot-member table:name="75.7551269531" table:display="true" table:show-details="true"/>
                <table:data-pilot-member table:name="75.7861328125" table:display="true" table:show-details="true"/>
                <table:data-pilot-member table:name="75.8203125" table:display="true" table:show-details="true"/>
                <table:data-pilot-member table:name="76.9650878906" table:display="true" table:show-details="true"/>
                <table:data-pilot-member table:name="150.195800781" table:display="true" table:show-details="true"/>
                <table:data-pilot-member table:name="150.327880859" table:display="true" table:show-details="true"/>
                <table:data-pilot-member table:name="150.373535156" table:display="true" table:show-details="true"/>
                <table:data-pilot-member table:name="151.765869141" table:display="true" table:show-details="true"/>
                <table:data-pilot-member table:name="151.770751953" table:display="true" table:show-details="true"/>
                <table:data-pilot-member table:name="152.331787109" table:display="true" table:show-details="true"/>
                <table:data-pilot-member table:name="152.393554688" table:display="true" table:show-details="true"/>
                <table:data-pilot-member table:name="153.120117188" table:display="true" table:show-details="true"/>
                <table:data-pilot-member table:name="153.266845703" table:display="true" table:show-details="true"/>
                <table:data-pilot-member table:name="153.347900391" table:display="true" table:show-details="true"/>
                <table:data-pilot-member table:name="154.030273438" table:display="true" table:show-details="true"/>
                <table:data-pilot-member table:name="154.264648438" table:display="true" table:show-details="true"/>
                <table:data-pilot-member table:name="299.181640625" table:display="true" table:show-details="true"/>
                <table:data-pilot-member table:name="300.133300781" table:display="true" table:show-details="true"/>
                <table:data-pilot-member table:name="300.855957031" table:display="true" table:show-details="true"/>
                <table:data-pilot-member table:name="301.865478516" table:display="true" table:show-details="true"/>
                <table:data-pilot-member table:name="302.837158203" table:display="true" table:show-details="true"/>
                <table:data-pilot-member table:name="302.963378906" table:display="true" table:show-details="true"/>
                <table:data-pilot-member table:name="304.463134766" table:display="true" table:show-details="true"/>
                <table:data-pilot-member table:name="304.511962891" table:display="true" table:show-details="true"/>
                <table:data-pilot-member table:name="304.631347656" table:display="true" table:show-details="true"/>
                <table:data-pilot-member table:name="305.043945312" table:display="true" table:show-details="true"/>
                <table:data-pilot-member table:name="305.470703125" table:display="true" table:show-details="true"/>
                <table:data-pilot-member table:name="305.525390625" table:display="true" table:show-details="true"/>
                <table:data-pilot-member table:name="596.327880859" table:display="true" table:show-details="true"/>
                <table:data-pilot-member table:name="600.659179688" table:display="true" table:show-details="true"/>
                <table:data-pilot-member table:name="600.833984375" table:display="true" table:show-details="true"/>
                <table:data-pilot-member table:name="601.30859375" table:display="true" table:show-details="true"/>
                <table:data-pilot-member table:name="602.403320312" table:display="true" table:show-details="true"/>
                <table:data-pilot-member table:name="602.486328125" table:display="true" table:show-details="true"/>
                <table:data-pilot-member table:name="606.78515625" table:display="true" table:show-details="true"/>
                <table:data-pilot-member table:name="608.202880859" table:display="true" table:show-details="true"/>
                <table:data-pilot-member table:name="610.751464844" table:display="true" table:show-details="true"/>
                <table:data-pilot-member table:name="612.400146484" table:display="true" table:show-details="true"/>
                <table:data-pilot-member table:name="613.660644531" table:display="true" table:show-details="true"/>
                <table:data-pilot-member table:name="617.379394531" table:display="true" table:show-details="true"/>
                <table:data-pilot-member table:name="1204.55834961" table:display="true" table:show-details="true"/>
                <table:data-pilot-member table:name="1212.81933594" table:display="true" table:show-details="true"/>
                <table:data-pilot-member table:name="1215.15991211" table:display="true" table:show-details="true"/>
                <table:data-pilot-member table:name="1215.29614258" table:display="true" table:show-details="true"/>
                <table:data-pilot-member table:name="1216.69360352" table:display="true" table:show-details="true"/>
                <table:data-pilot-member table:name="1223.14282227" table:display="true" table:show-details="true"/>
                <table:data-pilot-member table:name="1226.15820312" table:display="true" table:show-details="true"/>
                <table:data-pilot-member table:name="1228.43798828" table:display="true" table:show-details="true"/>
                <table:data-pilot-member table:name="1229.88720703" table:display="true" table:show-details="true"/>
                <table:data-pilot-member table:name="1231.14379883" table:display="true" table:show-details="true"/>
                <table:data-pilot-member table:name="1233.2980957" table:display="true" table:show-details="true"/>
                <table:data-pilot-member table:name="1234.77563477" table:display="true" table:show-details="true"/>
                <table:data-pilot-member table:name="2423.68505859" table:display="true" table:show-details="true"/>
                <table:data-pilot-member table:name="2432.95776367" table:display="true" table:show-details="true"/>
                <table:data-pilot-member table:name="2437.99462891" table:display="true" table:show-details="true"/>
                <table:data-pilot-member table:name="2440.03393555" table:display="true" table:show-details="true"/>
                <table:data-pilot-member table:name="2441.93334961" table:display="true" table:show-details="true"/>
                <table:data-pilot-member table:name="2446.3527832" table:display="true" table:show-details="true"/>
                <table:data-pilot-member table:name="2447.73608398" table:display="true" table:show-details="true"/>
                <table:data-pilot-member table:name="2448.87109375" table:display="true" table:show-details="true"/>
                <table:data-pilot-member table:name="2465.20092773" table:display="true" table:show-details="true"/>
                <table:data-pilot-member table:name="2465.61889648" table:display="true" table:show-details="true"/>
                <table:data-pilot-member table:name="2468.01025391" table:display="true" table:show-details="true"/>
                <table:data-pilot-member table:name="2486.87329102" table:display="true" table:show-details="true"/>
                <table:data-pilot-member table:name="4887.41577148" table:display="true" table:show-details="true"/>
                <table:data-pilot-member table:name="4895.80249023" table:display="true" table:show-details="true"/>
                <table:data-pilot-member table:name="4896.41503906" table:display="true" table:show-details="true"/>
                <table:data-pilot-member table:name="4897.57104492" table:display="true" table:show-details="true"/>
                <table:data-pilot-member table:name="4914.15209961" table:display="true" table:show-details="true"/>
                <table:data-pilot-member table:name="4915.1171875" table:display="true" table:show-details="true"/>
                <table:data-pilot-member table:name="4938.41235352" table:display="true" table:show-details="true"/>
                <table:data-pilot-member table:name="4942.19042969" table:display="true" table:show-details="true"/>
                <table:data-pilot-member table:name="4960.08862305" table:display="true" table:show-details="true"/>
                <table:data-pilot-member table:name="4960.99658203" table:display="true" table:show-details="true"/>
                <table:data-pilot-member table:name="4976.00341797" table:display="true" table:show-details="true"/>
                <table:data-pilot-member table:name="5074.6015625" table:display="true" table:show-details="true"/>
                <table:data-pilot-member table:name="9817.90087891" table:display="true" table:show-details="true"/>
                <table:data-pilot-member table:name="9844.75463867" table:display="true" table:show-details="true"/>
                <table:data-pilot-member table:name="9848.32910156" table:display="true" table:show-details="true"/>
                <table:data-pilot-member table:name="9856.97558594" table:display="true" table:show-details="true"/>
                <table:data-pilot-member table:name="9866.17773438" table:display="true" table:show-details="true"/>
                <table:data-pilot-member table:name="9874.34667969" table:display="true" table:show-details="true"/>
                <table:data-pilot-member table:name="9890.4206543" table:display="true" table:show-details="true"/>
                <table:data-pilot-member table:name="9932.73681641" table:display="true" table:show-details="true"/>
                <table:data-pilot-member table:name="9934.01806641" table:display="true" table:show-details="true"/>
                <table:data-pilot-member table:name="9989.67211914" table:display="true" table:show-details="true"/>
                <table:data-pilot-member table:name="10010.7648926" table:display="true" table:show-details="true"/>
                <table:data-pilot-member table:name="10094.8371582" table:display="true" table:show-details="true"/>
                <table:data-pilot-member table:name="19487.9943848" table:display="true" table:show-details="true"/>
                <table:data-pilot-member table:name="19520.1391602" table:display="true" table:show-details="true"/>
                <table:data-pilot-member table:name="19575.4743652" table:display="true" table:show-details="true"/>
                <table:data-pilot-member table:name="19602.2382812" table:display="true" table:show-details="true"/>
                <table:data-pilot-member table:name="19606.7280273" table:display="true" table:show-details="true"/>
                <table:data-pilot-member table:name="19678.7089844" table:display="true" table:show-details="true"/>
                <table:data-pilot-member table:name="19776.838623" table:display="true" table:show-details="true"/>
                <table:data-pilot-member table:name="19851.9526367" table:display="true" table:show-details="true"/>
                <table:data-pilot-member table:name="19861.0625" table:display="true" table:show-details="true"/>
                <table:data-pilot-member table:name="19885.0981445" table:display="true" table:show-details="true"/>
                <table:data-pilot-member table:name="19957.3713379" table:display="true" table:show-details="true"/>
                <table:data-pilot-member table:name="20576.7053223" table:display="true" table:show-details="true"/>
                <table:data-pilot-member table:name="39657.2722168" table:display="true" table:show-details="true"/>
                <table:data-pilot-member table:name="39670.5449219" table:display="true" table:show-details="true"/>
                <table:data-pilot-member table:name="39724.1303711" table:display="true" table:show-details="true"/>
                <table:data-pilot-member table:name="39775.5153809" table:display="true" table:show-details="true"/>
                <table:data-pilot-member table:name="39794.5791016" table:display="true" table:show-details="true"/>
                <table:data-pilot-member table:name="39796.420166" table:display="true" table:show-details="true"/>
                <table:data-pilot-member table:name="39929.0585938" table:display="true" table:show-details="true"/>
                <table:data-pilot-member table:name="39936.2646484" table:display="true" table:show-details="true"/>
                <table:data-pilot-member table:name="39998.5837402" table:display="true" table:show-details="true"/>
                <table:data-pilot-member table:name="40128.0927734" table:display="true" table:show-details="true"/>
                <table:data-pilot-member table:name="40668.2275391" table:display="true" table:show-details="true"/>
                <table:data-pilot-member table:name="43381.8146973" table:display="true" table:show-details="true"/>
                <table:data-pilot-member table:name="922768.169189" table:display="true" table:show-details="true"/>
                <table:data-pilot-member table:name="923140.53833" table:display="true" table:show-details="true"/>
                <table:data-pilot-member table:name="930961.20166" table:display="true" table:show-details="true"/>
                <table:data-pilot-member table:name="931480.33252" table:display="true" table:show-details="true"/>
                <table:data-pilot-member table:name="2353697.21509" table:display="true" table:show-details="true"/>
                <table:data-pilot-member table:name="2357864.21997" table:display="true" table:show-details="true"/>
                <table:data-pilot-member table:name="2359454.83105" table:display="true" table:show-details="true"/>
                <table:data-pilot-member table:name="2366361.88184" table:display="true" table:show-details="true"/>
                <table:data-pilot-member table:name="3163687.75684" table:display="true" table:show-details="true"/>
                <table:data-pilot-member table:name="3164139.22266" table:display="true" table:show-details="true"/>
                <table:data-pilot-member table:name="3170847.95386" table:display="true" table:show-details="true"/>
                <table:data-pilot-member table:name="3173643.78711" table:display="true" table:show-details="true"/>
                <table:data-pilot-member table:name="7019735.30591" table:display="true" table:show-details="true"/>
                <table:data-pilot-member table:name="7021045.27319" table:display="true" table:show-details="true"/>
                <table:data-pilot-member table:name="7030185.89307" table:display="true" table:show-details="true"/>
                <table:data-pilot-member table:name="7085465.93384" table:display="true" table:show-details="true"/>
                <table:data-pilot-member table:name="10113103.4822" table:display="true" table:show-details="true"/>
                <table:data-pilot-member table:name="10116372.7808" table:display="true" table:show-details="true"/>
                <table:data-pilot-member table:name="10404928.2466" table:display="true" table:show-details="true"/>
                <table:data-pilot-member table:name="11224523.2786" table:display="true" table:show-details="true"/>
                <table:data-pilot-member table:name="17008969.1375" table:display="true" table:show-details="true"/>
                <table:data-pilot-member table:name="17081428.8098" table:display="true" table:show-details="true"/>
                <table:data-pilot-member table:name="17084730.9792" table:display="true" table:show-details="true"/>
                <table:data-pilot-member table:name="18163715.62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Xpath" table:orientation="data" table:used-hierarchy="0" table:function="average">
            <table:data-pilot-level table:show-empty="false">
              <table:data-pilot-members>
                <table:data-pilot-member table:name="11.1213378906" table:display="true" table:show-details="true"/>
                <table:data-pilot-member table:name="11.2099609375" table:display="true" table:show-details="true"/>
                <table:data-pilot-member table:name="11.2104492188" table:display="true" table:show-details="true"/>
                <table:data-pilot-member table:name="11.2109375" table:display="true" table:show-details="true"/>
                <table:data-pilot-member table:name="11.2309570312" table:display="true" table:show-details="true"/>
                <table:data-pilot-member table:name="11.2326660156" table:display="true" table:show-details="true"/>
                <table:data-pilot-member table:name="11.2333984375" table:display="true" table:show-details="true"/>
                <table:data-pilot-member table:name="11.2485351562" table:display="true" table:show-details="true"/>
                <table:data-pilot-member table:name="11.3515625" table:display="true" table:show-details="true"/>
                <table:data-pilot-member table:name="11.390625" table:display="true" table:show-details="true"/>
                <table:data-pilot-member table:name="11.4013671875" table:display="true" table:show-details="true"/>
                <table:data-pilot-member table:name="11.5844726562" table:display="true" table:show-details="true"/>
                <table:data-pilot-member table:name="21.7717285156" table:display="true" table:show-details="true"/>
                <table:data-pilot-member table:name="21.7731933594" table:display="true" table:show-details="true"/>
                <table:data-pilot-member table:name="21.8212890625" table:display="true" table:show-details="true"/>
                <table:data-pilot-member table:name="21.826171875" table:display="true" table:show-details="true"/>
                <table:data-pilot-member table:name="21.8474121094" table:display="true" table:show-details="true"/>
                <table:data-pilot-member table:name="21.8862304688" table:display="true" table:show-details="true"/>
                <table:data-pilot-member table:name="21.9138183594" table:display="true" table:show-details="true"/>
                <table:data-pilot-member table:name="21.9147949219" table:display="true" table:show-details="true"/>
                <table:data-pilot-member table:name="21.9626464844" table:display="true" table:show-details="true"/>
                <table:data-pilot-member table:name="21.974609375" table:display="true" table:show-details="true"/>
                <table:data-pilot-member table:name="21.9787597656" table:display="true" table:show-details="true"/>
                <table:data-pilot-member table:name="44.7150878906" table:display="true" table:show-details="true"/>
                <table:data-pilot-member table:name="44.8981933594" table:display="true" table:show-details="true"/>
                <table:data-pilot-member table:name="44.9387207031" table:display="true" table:show-details="true"/>
                <table:data-pilot-member table:name="45.0100097656" table:display="true" table:show-details="true"/>
                <table:data-pilot-member table:name="45.5517578125" table:display="true" table:show-details="true"/>
                <table:data-pilot-member table:name="45.5922851562" table:display="true" table:show-details="true"/>
                <table:data-pilot-member table:name="45.6025390625" table:display="true" table:show-details="true"/>
                <table:data-pilot-member table:name="45.6291503906" table:display="true" table:show-details="true"/>
                <table:data-pilot-member table:name="45.6418457031" table:display="true" table:show-details="true"/>
                <table:data-pilot-member table:name="45.658203125" table:display="true" table:show-details="true"/>
                <table:data-pilot-member table:name="45.6875" table:display="true" table:show-details="true"/>
                <table:data-pilot-member table:name="45.7309570312" table:display="true" table:show-details="true"/>
                <table:data-pilot-member table:name="88.4885253906" table:display="true" table:show-details="true"/>
                <table:data-pilot-member table:name="88.6442871094" table:display="true" table:show-details="true"/>
                <table:data-pilot-member table:name="88.9567871094" table:display="true" table:show-details="true"/>
                <table:data-pilot-member table:name="89.0981445312" table:display="true" table:show-details="true"/>
                <table:data-pilot-member table:name="89.5270996094" table:display="true" table:show-details="true"/>
                <table:data-pilot-member table:name="89.6396484375" table:display="true" table:show-details="true"/>
                <table:data-pilot-member table:name="90.0327148438" table:display="true" table:show-details="true"/>
                <table:data-pilot-member table:name="90.3530273438" table:display="true" table:show-details="true"/>
                <table:data-pilot-member table:name="90.4020996094" table:display="true" table:show-details="true"/>
                <table:data-pilot-member table:name="90.6870117188" table:display="true" table:show-details="true"/>
                <table:data-pilot-member table:name="90.8891601562" table:display="true" table:show-details="true"/>
                <table:data-pilot-member table:name="92.0864257812" table:display="true" table:show-details="true"/>
                <table:data-pilot-member table:name="180.599609375" table:display="true" table:show-details="true"/>
                <table:data-pilot-member table:name="181.033691406" table:display="true" table:show-details="true"/>
                <table:data-pilot-member table:name="181.193359375" table:display="true" table:show-details="true"/>
                <table:data-pilot-member table:name="181.390380859" table:display="true" table:show-details="true"/>
                <table:data-pilot-member table:name="181.410644531" table:display="true" table:show-details="true"/>
                <table:data-pilot-member table:name="181.438720703" table:display="true" table:show-details="true"/>
                <table:data-pilot-member table:name="181.758544922" table:display="true" table:show-details="true"/>
                <table:data-pilot-member table:name="182.277587891" table:display="true" table:show-details="true"/>
                <table:data-pilot-member table:name="182.3046875" table:display="true" table:show-details="true"/>
                <table:data-pilot-member table:name="182.375976562" table:display="true" table:show-details="true"/>
                <table:data-pilot-member table:name="182.936035156" table:display="true" table:show-details="true"/>
                <table:data-pilot-member table:name="183.132080078" table:display="true" table:show-details="true"/>
                <table:data-pilot-member table:name="359.120849609" table:display="true" table:show-details="true"/>
                <table:data-pilot-member table:name="359.511962891" table:display="true" table:show-details="true"/>
                <table:data-pilot-member table:name="359.642578125" table:display="true" table:show-details="true"/>
                <table:data-pilot-member table:name="360.080566406" table:display="true" table:show-details="true"/>
                <table:data-pilot-member table:name="360.499511719" table:display="true" table:show-details="true"/>
                <table:data-pilot-member table:name="360.861816406" table:display="true" table:show-details="true"/>
                <table:data-pilot-member table:name="365.216552734" table:display="true" table:show-details="true"/>
                <table:data-pilot-member table:name="365.377685547" table:display="true" table:show-details="true"/>
                <table:data-pilot-member table:name="365.473144531" table:display="true" table:show-details="true"/>
                <table:data-pilot-member table:name="367.721435547" table:display="true" table:show-details="true"/>
                <table:data-pilot-member table:name="367.758056641" table:display="true" table:show-details="true"/>
                <table:data-pilot-member table:name="367.792724609" table:display="true" table:show-details="true"/>
                <table:data-pilot-member table:name="716.870849609" table:display="true" table:show-details="true"/>
                <table:data-pilot-member table:name="717.062011719" table:display="true" table:show-details="true"/>
                <table:data-pilot-member table:name="717.625244141" table:display="true" table:show-details="true"/>
                <table:data-pilot-member table:name="718.193603516" table:display="true" table:show-details="true"/>
                <table:data-pilot-member table:name="719.6875" table:display="true" table:show-details="true"/>
                <table:data-pilot-member table:name="720.132080078" table:display="true" table:show-details="true"/>
                <table:data-pilot-member table:name="720.376220703" table:display="true" table:show-details="true"/>
                <table:data-pilot-member table:name="720.759033203" table:display="true" table:show-details="true"/>
                <table:data-pilot-member table:name="720.84765625" table:display="true" table:show-details="true"/>
                <table:data-pilot-member table:name="725.448730469" table:display="true" table:show-details="true"/>
                <table:data-pilot-member table:name="728.326171875" table:display="true" table:show-details="true"/>
                <table:data-pilot-member table:name="730.5546875" table:display="true" table:show-details="true"/>
                <table:data-pilot-member table:name="1442.75" table:display="true" table:show-details="true"/>
                <table:data-pilot-member table:name="1444.15649414" table:display="true" table:show-details="true"/>
                <table:data-pilot-member table:name="1444.49194336" table:display="true" table:show-details="true"/>
                <table:data-pilot-member table:name="1444.86474609" table:display="true" table:show-details="true"/>
                <table:data-pilot-member table:name="1446.38696289" table:display="true" table:show-details="true"/>
                <table:data-pilot-member table:name="1448.875" table:display="true" table:show-details="true"/>
                <table:data-pilot-member table:name="1452.71704102" table:display="true" table:show-details="true"/>
                <table:data-pilot-member table:name="1452.99511719" table:display="true" table:show-details="true"/>
                <table:data-pilot-member table:name="1454.56762695" table:display="true" table:show-details="true"/>
                <table:data-pilot-member table:name="1463.02099609" table:display="true" table:show-details="true"/>
                <table:data-pilot-member table:name="1464.80200195" table:display="true" table:show-details="true"/>
                <table:data-pilot-member table:name="1470.60351562" table:display="true" table:show-details="true"/>
                <table:data-pilot-member table:name="2876.76855469" table:display="true" table:show-details="true"/>
                <table:data-pilot-member table:name="2879.51342773" table:display="true" table:show-details="true"/>
                <table:data-pilot-member table:name="2883.11108398" table:display="true" table:show-details="true"/>
                <table:data-pilot-member table:name="2884.34716797" table:display="true" table:show-details="true"/>
                <table:data-pilot-member table:name="2885.59863281" table:display="true" table:show-details="true"/>
                <table:data-pilot-member table:name="2890.78076172" table:display="true" table:show-details="true"/>
                <table:data-pilot-member table:name="2894.63549805" table:display="true" table:show-details="true"/>
                <table:data-pilot-member table:name="2899.05200195" table:display="true" table:show-details="true"/>
                <table:data-pilot-member table:name="2899.11694336" table:display="true" table:show-details="true"/>
                <table:data-pilot-member table:name="2903.01391602" table:display="true" table:show-details="true"/>
                <table:data-pilot-member table:name="2914.94262695" table:display="true" table:show-details="true"/>
                <table:data-pilot-member table:name="2916.36816406" table:display="true" table:show-details="true"/>
                <table:data-pilot-member table:name="5756.07324219" table:display="true" table:show-details="true"/>
                <table:data-pilot-member table:name="5764.56201172" table:display="true" table:show-details="true"/>
                <table:data-pilot-member table:name="5771.20898438" table:display="true" table:show-details="true"/>
                <table:data-pilot-member table:name="5784.84545898" table:display="true" table:show-details="true"/>
                <table:data-pilot-member table:name="5789.80615234" table:display="true" table:show-details="true"/>
                <table:data-pilot-member table:name="5791.4831543" table:display="true" table:show-details="true"/>
                <table:data-pilot-member table:name="5797.43334961" table:display="true" table:show-details="true"/>
                <table:data-pilot-member table:name="5798.02539062" table:display="true" table:show-details="true"/>
                <table:data-pilot-member table:name="5813.13183594" table:display="true" table:show-details="true"/>
                <table:data-pilot-member table:name="5826.67114258" table:display="true" table:show-details="true"/>
                <table:data-pilot-member table:name="5850.68554688" table:display="true" table:show-details="true"/>
                <table:data-pilot-member table:name="5956.06445312" table:display="true" table:show-details="true"/>
                <table:data-pilot-member table:name="11511.2177734" table:display="true" table:show-details="true"/>
                <table:data-pilot-member table:name="11534.1623535" table:display="true" table:show-details="true"/>
                <table:data-pilot-member table:name="11538.9580078" table:display="true" table:show-details="true"/>
                <table:data-pilot-member table:name="11552.838623" table:display="true" table:show-details="true"/>
                <table:data-pilot-member table:name="11555.6640625" table:display="true" table:show-details="true"/>
                <table:data-pilot-member table:name="11556.2385254" table:display="true" table:show-details="true"/>
                <table:data-pilot-member table:name="11567.4189453" table:display="true" table:show-details="true"/>
                <table:data-pilot-member table:name="11588.4018555" table:display="true" table:show-details="true"/>
                <table:data-pilot-member table:name="11615.0749512" table:display="true" table:show-details="true"/>
                <table:data-pilot-member table:name="11644.3227539" table:display="true" table:show-details="true"/>
                <table:data-pilot-member table:name="11667.388916" table:display="true" table:show-details="true"/>
                <table:data-pilot-member table:name="11726.2104492" table:display="true" table:show-details="true"/>
                <table:data-pilot-member table:name="23033.5285645" table:display="true" table:show-details="true"/>
                <table:data-pilot-member table:name="23036.4091797" table:display="true" table:show-details="true"/>
                <table:data-pilot-member table:name="23057.998291" table:display="true" table:show-details="true"/>
                <table:data-pilot-member table:name="23082.7702637" table:display="true" table:show-details="true"/>
                <table:data-pilot-member table:name="23083.973877" table:display="true" table:show-details="true"/>
                <table:data-pilot-member table:name="23084.0427246" table:display="true" table:show-details="true"/>
                <table:data-pilot-member table:name="23087.8527832" table:display="true" table:show-details="true"/>
                <table:data-pilot-member table:name="23104.5688477" table:display="true" table:show-details="true"/>
                <table:data-pilot-member table:name="23110.9111328" table:display="true" table:show-details="true"/>
                <table:data-pilot-member table:name="23137.1303711" table:display="true" table:show-details="true"/>
                <table:data-pilot-member table:name="23164.4458008" table:display="true" table:show-details="true"/>
                <table:data-pilot-member table:name="23801.6315918" table:display="true" table:show-details="true"/>
                <table:data-pilot-member table:name="45968.0529785" table:display="true" table:show-details="true"/>
                <table:data-pilot-member table:name="46074.3291016" table:display="true" table:show-details="true"/>
                <table:data-pilot-member table:name="46116.427002" table:display="true" table:show-details="true"/>
                <table:data-pilot-member table:name="46116.6618652" table:display="true" table:show-details="true"/>
                <table:data-pilot-member table:name="46154.3686523" table:display="true" table:show-details="true"/>
                <table:data-pilot-member table:name="46206.6789551" table:display="true" table:show-details="true"/>
                <table:data-pilot-member table:name="46272.0510254" table:display="true" table:show-details="true"/>
                <table:data-pilot-member table:name="46306.6843262" table:display="true" table:show-details="true"/>
                <table:data-pilot-member table:name="46411.8911133" table:display="true" table:show-details="true"/>
                <table:data-pilot-member table:name="46426.8391113" table:display="true" table:show-details="true"/>
                <table:data-pilot-member table:name="46435.2634277" table:display="true" table:show-details="true"/>
                <table:data-pilot-member table:name="50340.9821777" table:display="true" table:show-details="true"/>
                <table:data-pilot-member table:name="179589.992432" table:display="true" table:show-details="true"/>
                <table:data-pilot-member table:name="179913.711182" table:display="true" table:show-details="true"/>
                <table:data-pilot-member table:name="179929.556641" table:display="true" table:show-details="true"/>
                <table:data-pilot-member table:name="179977.175049" table:display="true" table:show-details="true"/>
                <table:data-pilot-member table:name="188677.398438" table:display="true" table:show-details="true"/>
                <table:data-pilot-member table:name="188831.146729" table:display="true" table:show-details="true"/>
                <table:data-pilot-member table:name="189198.995605" table:display="true" table:show-details="true"/>
                <table:data-pilot-member table:name="189383.563721" table:display="true" table:show-details="true"/>
                <table:data-pilot-member table:name="191766.12793" table:display="true" table:show-details="true"/>
                <table:data-pilot-member table:name="191808.714355" table:display="true" table:show-details="true"/>
                <table:data-pilot-member table:name="191918.155762" table:display="true" table:show-details="true"/>
                <table:data-pilot-member table:name="192719.444336" table:display="true" table:show-details="true"/>
                <table:data-pilot-member table:name="303449.813721" table:display="true" table:show-details="true"/>
                <table:data-pilot-member table:name="314975.652344" table:display="true" table:show-details="true"/>
                <table:data-pilot-member table:name="353939.196045" table:display="true" table:show-details="true"/>
                <table:data-pilot-member table:name="354841.742188" table:display="true" table:show-details="true"/>
                <table:data-pilot-member table:name="355344.022949" table:display="true" table:show-details="true"/>
                <table:data-pilot-member table:name="356153.994141" table:display="true" table:show-details="true"/>
                <table:data-pilot-member table:name="371536.612061" table:display="true" table:show-details="true"/>
                <table:data-pilot-member table:name="374103.599609" table:display="true" table:show-details="true"/>
                <table:data-pilot-member table:name="384357.250977" table:display="true" table:show-details="true"/>
                <table:data-pilot-member table:name="384806.439941" table:display="true" table:show-details="true"/>
                <table:data-pilot-member table:name="385044.029297" table:display="true" table:show-details="true"/>
                <table:data-pilot-member table:name="385169.62573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number:number-style style:name="N112">
      <number:number number:decimal-places="10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1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3-02-11T19:06:22</dc:date>
    <dc:creator>Phiri </dc:creator>
    <meta:editing-duration>PT8H56M14S</meta:editing-duration>
    <meta:editing-cycles>16</meta:editing-cycles>
    <meta:document-statistic meta:table-count="6" meta:cell-count="6408" meta:object-count="0"/>
  </office:meta>
</office:document-meta>
</file>